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50.74pt"/>
    </style:style>
    <style:style style:name="co10" style:family="table-column">
      <style:table-column-properties fo:break-before="auto" style:column-width="462.25pt"/>
    </style:style>
    <style:style style:name="co11" style:family="table-column">
      <style:table-column-properties fo:break-before="auto" style:column-width="50.29pt"/>
    </style:style>
    <style:style style:name="co12" style:family="table-column">
      <style:table-column-properties fo:break-before="auto" style:column-width="68.74pt"/>
    </style:style>
    <style:style style:name="co13" style:family="table-column">
      <style:table-column-properties fo:break-before="auto" style:column-width="372.64pt"/>
    </style:style>
    <style:style style:name="co14" style:family="table-column">
      <style:table-column-properties fo:break-before="auto" style:column-width="392.46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91.9pt"/>
    </style:style>
    <style:style style:name="co15" style:family="table-column">
      <style:table-column-properties fo:break-before="auto" style:column-width="240.94pt"/>
    </style:style>
    <style:style style:name="co16" style:family="table-column">
      <style:table-column-properties fo:break-before="auto" style:column-width="47.54pt"/>
    </style:style>
    <style:style style:name="co17" style:family="table-column">
      <style:table-column-properties fo:break-before="auto" style:column-width="153.01pt"/>
    </style:style>
    <style:style style:name="co18" style:family="table-column">
      <style:table-column-properties fo:break-before="auto" style:column-width="60.24pt"/>
    </style:style>
    <style:style style:name="co21" style:family="table-column">
      <style:table-column-properties fo:break-before="auto" style:column-width="36.45pt"/>
    </style:style>
    <style:style style:name="co22" style:family="table-column">
      <style:table-column-properties fo:break-before="auto" style:column-width="24.49pt"/>
    </style:style>
    <style:style style:name="co23" style:family="table-column">
      <style:table-column-properties fo:break-before="auto" style:column-width="295.74pt"/>
    </style:style>
    <style:style style:name="co24" style:family="table-column">
      <style:table-column-properties fo:break-before="auto" style:column-width="311.61pt"/>
    </style:style>
    <style:style style:name="co25" style:family="table-column">
      <style:table-column-properties fo:break-before="auto" style:column-width="219.6pt"/>
    </style:style>
    <style:style style:name="co26" style:family="table-column">
      <style:table-column-properties fo:break-before="auto" style:column-width="244.91pt"/>
    </style:style>
    <style:style style:name="co27" style:family="table-column">
      <style:table-column-properties fo:break-before="auto" style:column-width="76.11pt"/>
    </style:style>
    <style:style style:name="co28" style:family="table-column">
      <style:table-column-properties fo:break-before="auto" style:column-width="213.19pt"/>
    </style:style>
    <style:style style:name="ro6" style:family="table-row">
      <style:table-row-properties style:row-height="27.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ro8" style:family="table-row">
      <style:table-row-properties style:row-height="12.76pt" fo:break-before="auto" style:use-optimal-row-height="tru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14.9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ta3" style:family="table" style:master-page-name="PageStyle_5f_Product_20_Backlo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4" style:family="table" style:master-page-name="PageStyle_5f_Sp1">
      <style:table-properties table:display="false" style:writing-mode="lr-tb"/>
    </style:style>
    <style:style style:name="ta6" style:family="table" style:master-page-name="PageStyle_5f_Product_20_Tasks">
      <style:table-properties table:display="true" style:writing-mode="lr-tb"/>
    </style:style>
    <style:style style:name="ta7" style:family="table" style:master-page-name="PageStyle_5f_Sprint_20_1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2.01pt"/>
      <style:text-properties style:text-position="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text-position="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6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5" style:family="table-cell" style:parent-style-name="Default">
      <style:table-cell-properties fo:padding="2.01pt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8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8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4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8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9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97" style:family="table-cell" style:parent-style-name="Default">
      <style:table-cell-properties fo:padding="2.01pt"/>
    </style:style>
    <style:style style:name="ce9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99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110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3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7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7]=&quot;Done&quot;)" style:apply-style-name="Excel_5f_CondFormat_5f_3_5f_1_5f_1" style:base-cell-address="'Product Tasks'.B7"/>
      <style:map style:condition="is-true-formula([$'Product Tasks'.$C7]=&quot;Ongoing&quot;)" style:apply-style-name="Excel_5f_CondFormat_5f_3_5f_1_5f_2" style:base-cell-address="'Product Tasks'.B7"/>
      <style:map style:condition="is-true-formula([$'Product Tasks'.$C7]=&quot;Removed&quot;)" style:apply-style-name="Excel_5f_CondFormat_5f_3_5f_1_5f_3" style:base-cell-address="'Product Tasks'.B7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2]=&quot;Done&quot;)" style:apply-style-name="Excel_5f_CondFormat_5f_3_5f_1_5f_1" style:base-cell-address="'Product Tasks'.B12"/>
      <style:map style:condition="is-true-formula([$'Product Tasks'.$C12]=&quot;Ongoing&quot;)" style:apply-style-name="Excel_5f_CondFormat_5f_3_5f_1_5f_2" style:base-cell-address="'Product Tasks'.B12"/>
      <style:map style:condition="is-true-formula([$'Product Tasks'.$C12]=&quot;Removed&quot;)" style:apply-style-name="Excel_5f_CondFormat_5f_3_5f_1_5f_3" style:base-cell-address="'Product Tasks'.B12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19]=&quot;Done&quot;)" style:apply-style-name="Excel_5f_CondFormat_5f_3_5f_8_5f_1" style:base-cell-address="'Product Tasks'.B118"/>
      <style:map style:condition="is-true-formula([$'Product Tasks'.$D119]=&quot;Ongoing&quot;)" style:apply-style-name="Excel_5f_CondFormat_5f_3_5f_8_5f_2" style:base-cell-address="'Product Tasks'.B118"/>
      <style:map style:condition="is-true-formula([$'Product Tasks'.$D119]=&quot;Removed&quot;)" style:apply-style-name="Excel_5f_CondFormat_5f_3_5f_8_5f_3" style:base-cell-address="'Product Tasks'.B118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32]=&quot;Done&quot;)" style:apply-style-name="Excel_5f_CondFormat_5f_3_5f_9_5f_1" style:base-cell-address="'Product Tasks'.B129"/>
      <style:map style:condition="is-true-formula([$'Product Tasks'.$D132]=&quot;Ongoing&quot;)" style:apply-style-name="Excel_5f_CondFormat_5f_3_5f_9_5f_2" style:base-cell-address="'Product Tasks'.B129"/>
      <style:map style:condition="is-true-formula([$'Product Tasks'.$D132]=&quot;Removed&quot;)" style:apply-style-name="Excel_5f_CondFormat_5f_3_5f_9_5f_3" style:base-cell-address="'Product Tasks'.B129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6]=&quot;Done&quot;)" style:apply-style-name="Excel_5f_CondFormat_5f_3_5f_14_5f_1" style:base-cell-address="'Product Tasks'.B136"/>
      <style:map style:condition="is-true-formula([$'Product Tasks'.$C136]=&quot;Ongoing&quot;)" style:apply-style-name="Excel_5f_CondFormat_5f_3_5f_14_5f_2" style:base-cell-address="'Product Tasks'.B136"/>
      <style:map style:condition="is-true-formula([$'Product Tasks'.$C136]=&quot;Removed&quot;)" style:apply-style-name="Excel_5f_CondFormat_5f_3_5f_14_5f_3" style:base-cell-address="'Product Tasks'.B136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5]=&quot;Done&quot;)" style:apply-style-name="Excel_5f_CondFormat_5f_3_5f_15_5f_1" style:base-cell-address="'Product Tasks'.B145"/>
      <style:map style:condition="is-true-formula([$'Product Tasks'.$C145]=&quot;Ongoing&quot;)" style:apply-style-name="Excel_5f_CondFormat_5f_3_5f_15_5f_2" style:base-cell-address="'Product Tasks'.B145"/>
      <style:map style:condition="is-true-formula([$'Product Tasks'.$C145]=&quot;Removed&quot;)" style:apply-style-name="Excel_5f_CondFormat_5f_3_5f_15_5f_3" style:base-cell-address="'Product Tasks'.B145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9]=&quot;Done&quot;)" style:apply-style-name="Excel_5f_CondFormat_5f_3_5f_12_5f_1" style:base-cell-address="'Product Tasks'.B160"/>
      <style:map style:condition="is-true-formula([$'Product Tasks'.$C159]=&quot;Ongoing&quot;)" style:apply-style-name="Excel_5f_CondFormat_5f_3_5f_12_5f_2" style:base-cell-address="'Product Tasks'.B160"/>
      <style:map style:condition="is-true-formula([$'Product Tasks'.$C159]=&quot;Removed&quot;)" style:apply-style-name="Excel_5f_CondFormat_5f_3_5f_12_5f_3" style:base-cell-address="'Product Tasks'.B160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7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$'product tasks'.$#ref!$#REF!=&quot;Done&quot;)" style:apply-style-name="Excel_5f_CondFormat_5f_3_5f_11_5f_1" style:base-cell-address="'Product Tasks'.F135"/>
      <style:map style:condition="is-true-formula($'product tasks'.$#ref!$#REF!=&quot;Ongoing&quot;)" style:apply-style-name="Excel_5f_CondFormat_5f_3_5f_11_5f_2" style:base-cell-address="'Product Tasks'.F135"/>
      <style:map style:condition="is-true-formula($'product tasks'.$#ref!$#REF!=&quot;Removed&quot;)" style:apply-style-name="Excel_5f_CondFormat_5f_3_5f_11_5f_3" style:base-cell-address="'Product Tasks'.F135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7]=&quot;Done&quot;)" style:apply-style-name="Excel_5f_CondFormat_5f_3_5f_4_5f_1" style:base-cell-address="'Product Tasks'.F136"/>
      <style:map style:condition="is-true-formula([$'Product Tasks'.$D137]=&quot;Ongoing&quot;)" style:apply-style-name="Excel_5f_CondFormat_5f_3_5f_4_5f_2" style:base-cell-address="'Product Tasks'.F136"/>
      <style:map style:condition="is-true-formula([$'Product Tasks'.$D137]=&quot;Removed&quot;)" style:apply-style-name="Excel_5f_CondFormat_5f_3_5f_4_5f_3" style:base-cell-address="'Product Tasks'.F136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9]=&quot;Done&quot;)" style:apply-style-name="Excel_5f_CondFormat_5f_3_5f_10_5f_1" style:base-cell-address="'Product Tasks'.F137"/>
      <style:map style:condition="is-true-formula([$'Product Tasks'.$D139]=&quot;Ongoing&quot;)" style:apply-style-name="Excel_5f_CondFormat_5f_3_5f_10_5f_2" style:base-cell-address="'Product Tasks'.F137"/>
      <style:map style:condition="is-true-formula([$'Product Tasks'.$D139]=&quot;Removed&quot;)" style:apply-style-name="Excel_5f_CondFormat_5f_3_5f_10_5f_3" style:base-cell-address="'Product Tasks'.F137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1]=&quot;Done&quot;)" style:apply-style-name="Excel_5f_CondFormat_5f_3_5f_5_5f_1" style:base-cell-address="'Product Tasks'.F138"/>
      <style:map style:condition="is-true-formula([$'Product Tasks'.$D141]=&quot;Ongoing&quot;)" style:apply-style-name="Excel_5f_CondFormat_5f_3_5f_5_5f_2" style:base-cell-address="'Product Tasks'.F138"/>
      <style:map style:condition="is-true-formula([$'Product Tasks'.$D141]=&quot;Removed&quot;)" style:apply-style-name="Excel_5f_CondFormat_5f_3_5f_5_5f_3" style:base-cell-address="'Product Tasks'.F138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$#ref!$#REF!=&quot;Done&quot;)" style:apply-style-name="Excel_5f_CondFormat_5f_3_5f_7_5f_1" style:base-cell-address="'Product Tasks'.G71"/>
      <style:map style:condition="is-true-formula($'product tasks'.$#ref!$#REF!=&quot;Ongoing&quot;)" style:apply-style-name="Excel_5f_CondFormat_5f_3_5f_7_5f_2" style:base-cell-address="'Product Tasks'.G71"/>
      <style:map style:condition="is-true-formula($'product tasks'.$#ref!$#REF!=&quot;Removed&quot;)" style:apply-style-name="Excel_5f_CondFormat_5f_3_5f_7_5f_3" style:base-cell-address="'Product Tasks'.G71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#ref!129=&quot;Done&quot;)" style:apply-style-name="Excel_5f_CondFormat_5f_3_5f_3_5f_1" style:base-cell-address="'Product Tasks'.G151"/>
      <style:map style:condition="is-true-formula($'product tasks'.#ref!129=&quot;Ongoing&quot;)" style:apply-style-name="Excel_5f_CondFormat_5f_3_5f_3_5f_2" style:base-cell-address="'Product Tasks'.G151"/>
      <style:map style:condition="is-true-formula($'product tasks'.#ref!129=&quot;Removed&quot;)" style:apply-style-name="Excel_5f_CondFormat_5f_3_5f_3_5f_3" style:base-cell-address="'Product Tasks'.G151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2]=&quot;Done&quot;)" style:apply-style-name="Excel_5f_CondFormat_5f_3_5f_2_5f_1" style:base-cell-address="'Product Tasks'.G182"/>
      <style:map style:condition="is-true-formula([$'Product Tasks'.$C172]=&quot;Ongoing&quot;)" style:apply-style-name="Excel_5f_CondFormat_5f_3_5f_2_5f_2" style:base-cell-address="'Product Tasks'.G182"/>
      <style:map style:condition="is-true-formula([$'Product Tasks'.$C172]=&quot;Removed&quot;)" style:apply-style-name="Excel_5f_CondFormat_5f_3_5f_2_5f_3" style:base-cell-address="'Product Tasks'.G182"/>
    </style:style>
    <style:style style:name="ce15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ackground-color="#ffcc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5]=&quot;Done&quot;)" style:apply-style-name="Excel_5f_CondFormat_5f_3_5f_1_5f_1" style:base-cell-address="'Sprint 1'.A41"/>
      <style:map style:condition="is-true-formula([$'Product Tasks'.$C45]=&quot;Ongoing&quot;)" style:apply-style-name="Excel_5f_CondFormat_5f_3_5f_1_5f_2" style:base-cell-address="'Sprint 1'.A41"/>
      <style:map style:condition="is-true-formula([$'Product Tasks'.$C45]=&quot;Removed&quot;)" style:apply-style-name="Excel_5f_CondFormat_5f_3_5f_1_5f_3" style:base-cell-address="'Sprint 1'.A41"/>
    </style:style>
    <style:style style:name="ce16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5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sprint 1'.$c#ref!=&quot;Done&quot;)" style:apply-style-name="Excel_5f_CondFormat_5f_5_5f_3_5f_1" style:base-cell-address="'Sprint 1'.B24"/>
      <style:map style:condition="is-true-formula($'sprint 1'.$c#ref!=&quot;Ongoing&quot;)" style:apply-style-name="Excel_5f_CondFormat_5f_5_5f_3_5f_2" style:base-cell-address="'Sprint 1'.B24"/>
      <style:map style:condition="is-true-formula($'sprint 1'.$c#ref!=&quot;Removed&quot;)" style:apply-style-name="Excel_5f_CondFormat_5f_5_5f_3_5f_3" style:base-cell-address="'Sprint 1'.B24"/>
    </style:style>
    <style:style style:name="ce16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68" style:family="table-cell" style:parent-style-name="Default">
      <style:table-cell-properties fo:background-color="#ffcc99" fo:padding="2.01pt"/>
    </style:style>
    <style:style style:name="ce169" style:family="table-cell" style:parent-style-name="Default">
      <style:table-cell-properties fo:padding="2.01pt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7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1]=&quot;Done&quot;)" style:apply-style-name="Excel_5f_CondFormat_5f_5_5f_1_5f_1" style:base-cell-address="'Sprint 1'.E21"/>
      <style:map style:condition="is-true-formula([$'Sprint 1'.$D21]=&quot;Ongoing&quot;)" style:apply-style-name="Excel_5f_CondFormat_5f_5_5f_1_5f_2" style:base-cell-address="'Sprint 1'.E21"/>
    </style:style>
    <style:style style:name="ce17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2]=&quot;Done&quot;)" style:apply-style-name="Excel_5f_CondFormat_5f_5_5f_1_5f_1" style:base-cell-address="'Sprint 1'.S22"/>
      <style:map style:condition="is-true-formula([$'Sprint 1'.$D22]=&quot;Ongoing&quot;)" style:apply-style-name="Excel_5f_CondFormat_5f_5_5f_1_5f_2" style:base-cell-address="'Sprint 1'.S22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5_5f_1" style:base-cell-address="'Sprint 2'.A23"/>
      <style:map style:condition="is-true-formula($#REF!.$C20=&quot;Ongoing&quot;)" style:apply-style-name="Excel_5f_CondFormat_5f_5_5f_5_5f_2" style:base-cell-address="'Sprint 2'.A23"/>
      <style:map style:condition="is-true-formula($#REF!.$C20=&quot;Removed&quot;)" style:apply-style-name="Excel_5f_CondFormat_5f_5_5f_5_5f_3" style:base-cell-address="'Sprint 2'.A23"/>
    </style:style>
    <style:style style:name="ce181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23"/>
      <style:map style:condition="is-true-formula($#REF!.$C20=&quot;Ongoing&quot;)" style:apply-style-name="Excel_5f_CondFormat_5f_5_5f_4_5f_2" style:base-cell-address="'Sprint 2'.B23"/>
      <style:map style:condition="is-true-formula($#REF!.$C20=&quot;Removed&quot;)" style:apply-style-name="Excel_5f_CondFormat_5f_5_5f_4_5f_3" style:base-cell-address="'Sprint 2'.B23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7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8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5_5f_1" style:base-cell-address="'Sprint 3'.A23"/>
      <style:map style:condition="is-true-formula([$'Product Tasks'.$C78]=&quot;Ongoing&quot;)" style:apply-style-name="Excel_5f_CondFormat_5f_5_5f_5_5f_2" style:base-cell-address="'Sprint 3'.A23"/>
      <style:map style:condition="is-true-formula([$'Product Tasks'.$C78]=&quot;Removed&quot;)" style:apply-style-name="Excel_5f_CondFormat_5f_5_5f_5_5f_3" style:base-cell-address="'Sprint 3'.A23"/>
    </style:style>
    <style:style style:name="ce191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3_5f_1" style:base-cell-address="'Sprint 3'.B15"/>
      <style:map style:condition="is-true-formula([$'Product Tasks'.$C68]=&quot;Ongoing&quot;)" style:apply-style-name="Excel_5f_CondFormat_5f_5_5f_3_5f_2" style:base-cell-address="'Sprint 3'.B15"/>
      <style:map style:condition="is-true-formula([$'Product Tasks'.$C68]=&quot;Removed&quot;)" style:apply-style-name="Excel_5f_CondFormat_5f_5_5f_3_5f_3" style:base-cell-address="'Sprint 3'.B15"/>
    </style:style>
    <style:style style:name="ce1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9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4_5f_1" style:base-cell-address="'Sprint 3'.B23"/>
      <style:map style:condition="is-true-formula([$'Product Tasks'.$C78]=&quot;Ongoing&quot;)" style:apply-style-name="Excel_5f_CondFormat_5f_5_5f_4_5f_2" style:base-cell-address="'Sprint 3'.B23"/>
      <style:map style:condition="is-true-formula([$'Product Tasks'.$C78]=&quot;Removed&quot;)" style:apply-style-name="Excel_5f_CondFormat_5f_5_5f_4_5f_3" style:base-cell-address="'Sprint 3'.B23"/>
    </style:style>
    <style:style style:name="ce19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7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8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2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201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2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20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20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7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8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2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211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2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2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7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218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8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3.05pt" fo:min-width="117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8.12pt" fo:min-width="138.5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7.56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99.89pt" fo:min-width="114.58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9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5" table:default-cell-style-name="ce57"/>
        <table:table-column table:style-name="co16" table:default-cell-style-name="ce68"/>
        <table:table-column table:style-name="co17" table:default-cell-style-name="ce57"/>
        <table:table-column table:style-name="co18" table:default-cell-style-name="ce57"/>
        <table:table-column table:style-name="co21" table:default-cell-style-name="ce68"/>
        <table:table-column table:style-name="co22" table:number-columns-repeated="25" table:default-cell-style-name="ce68"/>
        <table:table-column table:style-name="co9" table:number-columns-repeated="227" table:default-cell-style-name="ce57"/>
        <table:table-column table:style-name="co9" table:number-columns-repeated="767" table:default-cell-style-name="Default"/>
        <table:table-row table:style-name="ro4">
          <table:table-cell table:style-name="ce56" office:value-type="float" office:value="1" calcext:value-type="float">
            <text:p>Sprint 1 Backlog</text:p>
          </table:table-cell>
          <table:table-cell table:style-name="ce67"/>
          <table:table-cell table:number-columns-repeated="2"/>
          <table:table-cell table:style-name="ce57" table:number-columns-repeated="26"/>
          <table:table-cell table:number-columns-repeated="227"/>
          <table:table-cell table:style-name="ce57" table:number-columns-repeated="767"/>
        </table:table-row>
        <table:table-row table:style-name="ro8">
          <table:table-cell table:number-columns-repeated="4"/>
          <table:table-cell table:style-name="ce57" table:number-columns-repeated="26"/>
          <table:table-cell table:number-columns-repeated="227"/>
          <table:table-cell table:style-name="ce57" table:number-columns-repeated="767"/>
        </table:table-row>
        <table:table-row table:style-name="ro8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8">
          <table:table-cell>
            <draw:control table:end-cell-address="Sp1.A8" table:end-x="168.24pt" table:end-y="2.27pt" draw:z-index="0" draw:name="Button 3" draw:style-name="gr1" draw:text-style-name="P1" svg:width="148.48pt" svg:height="21.03pt" svg:x="19.76pt" svg:y="6.77pt" draw:control="control1">
              <svg:desc>Sort Sprint Tasks</svg:desc>
            </draw:control>
            <draw:control table:end-cell-address="Sp1.C8" table:end-x="25.11pt" table:end-y="2.27pt" draw:z-index="1" draw:name="Button 7" draw:style-name="gr1" draw:text-style-name="P1" svg:width="125.89pt" svg:height="21.03pt" svg:x="187.77pt" svg:y="6.77pt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8">
          <table:table-cell table:number-columns-repeated="3"/>
          <table:table-cell table:content-validation-name="val1"/>
          <table:table-cell table:number-columns-repeated="1020"/>
        </table:table-row>
        <table:table-row table:style-name="ro8">
          <table:table-cell table:number-columns-repeated="2"/>
          <table:table-cell table:style-name="ce68"/>
          <table:table-cell table:content-validation-name="val1"/>
          <table:table-cell table:number-columns-repeated="1020"/>
        </table:table-row>
        <table:table-row table:style-name="ro8">
          <table:table-cell table:style-name="ce58"/>
          <table:table-cell table:style-name="ce69"/>
          <table:table-cell table:style-name="ce61"/>
          <table:table-cell table:style-name="ce76"/>
          <table:table-cell table:style-name="ce61" office:value-type="string" calcext:value-type="string">
            <text:p>Effort</text:p>
          </table:table-cell>
          <table:table-cell table:style-name="ce61" table:number-columns-repeated="7"/>
          <table:table-cell table:style-name="ce76" table:number-columns-repeated="18"/>
          <table:table-cell table:number-columns-repeated="994"/>
        </table:table-row>
        <table:table-row table:style-name="ro8">
          <table:table-cell table:style-name="ce58"/>
          <table:table-cell table:style-name="ce69"/>
          <table:table-cell table:style-name="ce61" office:value-type="string" calcext:value-type="string">
            <text:p>Days</text:p>
          </table:table-cell>
          <table:table-cell table:style-name="ce61" office:value-type="string" calcext:value-type="string">
            <text:p>Totals</text:p>
          </table:table-cell>
          <table:table-cell table:style-name="ce79" table:formula="of:=SUM(OFFSET([.E14];1;0;TaskRows;1))" office:value-type="float" office:value="4" calcext:value-type="float">
            <text:p>4</text:p>
          </table:table-cell>
          <table:table-cell table:style-name="ce79" table:number-columns-repeated="4"/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style-name="ce79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59" office:value-type="string" calcext:value-type="string">
            <text:p>Task rows</text:p>
          </table:table-cell>
          <table:table-cell table:style-name="ce70" table:formula="of:=IF(COUNTA([.A15:.A242])=0;1;COUNTA([.A15:.A242]))" office:value-type="float" office:value="1" calcext:value-type="float">
            <text:p>1</text:p>
          </table:table-cell>
          <table:table-cell table:style-name="ce59"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70"/>
          <table:table-cell table:style-name="ce70" table:formula="of:=IF([.F14]=&quot;&quot;;&quot;&quot;;[.$E10]-[.$E10]/([.$B9]-1)*([.F14]-1))">
            <text:p/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59"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table:style-name="ce59" office:value-type="string" calcext:value-type="string">
            <text:p>Trend</text:p>
          </table:table-cell>
          <table:table-cell table:style-name="ce70" table:number-columns-repeated="2"/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70" table:formula="of:=NA()" office:value-type="string" office:string-value="" calcext:value-type="error">
            <text:p>#N/A</text:p>
          </table:table-cell>
          <table:table-cell table:style-name="ce59"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table:style-name="ce59" office:value-type="string" calcext:value-type="string">
            <text:p>Trend Days</text:p>
          </table:table-cell>
          <table:table-cell table:style-name="ce70" table:formula="of:=IF(DoneDays&gt;[.B10];[.B10];DoneDays)" office:value-type="float" office:value="0" calcext:value-type="float">
            <text:p>0</text:p>
          </table:table-cell>
          <table:table-cell table:style-name="ce70"/>
          <table:table-cell table:style-name="ce70" table:formula="of:=IF(DoneDays&gt;[.E13];[.E13]+1;&quot;&quot;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59" table:number-columns-repeated="994"/>
        </table:table-row>
        <table:table-row table:style-name="ro8">
          <table:table-cell table:style-name="ce61" office:value-type="string" calcext:value-type="string">
            <text:p>Task name</text:p>
          </table:table-cell>
          <table:table-cell table:style-name="ce71" office:value-type="string" calcext:value-type="string">
            <text:p>Story ID</text:p>
          </table:table-cell>
          <table:table-cell table:style-name="ce61" office:value-type="string" calcext:value-type="string">
            <text:p>Responsible</text:p>
          </table:table-cell>
          <table:table-cell table:style-name="ce61" office:value-type="string" calcext:value-type="string">
            <text:p>Status</text:p>
          </table:table-cell>
          <table:table-cell table:style-name="ce71" office:value-type="string" calcext:value-type="string">
            <text:p>Est.</text:p>
          </table:table-cell>
          <table:table-cell table:style-name="ce71"/>
          <table:table-cell table:style-name="ce71" table:formula="of:=IF([.$B$9]&gt;[.F14];[.F14]+1;&quot;&quot;)">
            <text:p/>
          </table:table-cell>
          <table:table-cell table:style-name="ce71" table:formula="of:=IF([.$B$9]&gt;[.G14];[.G14]+1;&quot;&quot;)">
            <text:p/>
          </table:table-cell>
          <table:table-cell table:style-name="ce71" table:formula="of:=IF([.$B$9]&gt;[.H14];[.H14]+1;&quot;&quot;)">
            <text:p/>
          </table:table-cell>
          <table:table-cell table:style-name="ce71" table:formula="of:=IF([.$B$9]&gt;[.I14];[.I14]+1;&quot;&quot;)">
            <text:p/>
          </table:table-cell>
          <table:table-cell table:style-name="ce71" table:formula="of:=IF([.$B$9]&gt;[.J14];[.J14]+1;&quot;&quot;)">
            <text:p/>
          </table:table-cell>
          <table:table-cell table:style-name="ce71" table:formula="of:=IF([.$B$9]&gt;[.K14];[.K14]+1;&quot;&quot;)">
            <text:p/>
          </table:table-cell>
          <table:table-cell table:style-name="ce71" table:formula="of:=IF([.$B$9]&gt;[.L14];[.L14]+1;&quot;&quot;)">
            <text:p/>
          </table:table-cell>
          <table:table-cell table:style-name="ce71" table:formula="of:=IF([.$B$9]&gt;[.M14];[.M14]+1;&quot;&quot;)">
            <text:p/>
          </table:table-cell>
          <table:table-cell table:style-name="ce71" table:formula="of:=IF([.$B$9]&gt;[.N14];[.N14]+1;&quot;&quot;)">
            <text:p/>
          </table:table-cell>
          <table:table-cell table:style-name="ce71" table:formula="of:=IF([.$B$9]&gt;[.O14];[.O14]+1;&quot;&quot;)">
            <text:p/>
          </table:table-cell>
          <table:table-cell table:style-name="ce71" table:formula="of:=IF([.$B$9]&gt;[.P14];[.P14]+1;&quot;&quot;)">
            <text:p/>
          </table:table-cell>
          <table:table-cell table:style-name="ce71" table:formula="of:=IF([.$B$9]&gt;[.Q14];[.Q14]+1;&quot;&quot;)">
            <text:p/>
          </table:table-cell>
          <table:table-cell table:style-name="ce71" table:formula="of:=IF([.$B$9]&gt;[.R14];[.R14]+1;&quot;&quot;)">
            <text:p/>
          </table:table-cell>
          <table:table-cell table:style-name="ce71" table:formula="of:=IF([.$B$9]&gt;[.S14];[.S14]+1;&quot;&quot;)">
            <text:p/>
          </table:table-cell>
          <table:table-cell table:style-name="ce71" table:formula="of:=IF([.$B$9]&gt;[.T14];[.T14]+1;&quot;&quot;)">
            <text:p/>
          </table:table-cell>
          <table:table-cell table:style-name="ce71" table:formula="of:=IF([.$B$9]&gt;[.U14];[.U14]+1;&quot;&quot;)">
            <text:p/>
          </table:table-cell>
          <table:table-cell table:style-name="ce71" table:formula="of:=IF([.$B$9]&gt;[.V14];[.V14]+1;&quot;&quot;)">
            <text:p/>
          </table:table-cell>
          <table:table-cell table:style-name="ce71" table:formula="of:=IF([.$B$9]&gt;[.W14];[.W14]+1;&quot;&quot;)">
            <text:p/>
          </table:table-cell>
          <table:table-cell table:style-name="ce71" table:formula="of:=IF([.$B$9]&gt;[.X14];[.X14]+1;&quot;&quot;)">
            <text:p/>
          </table:table-cell>
          <table:table-cell table:style-name="ce71" table:formula="of:=IF([.$B$9]&gt;[.Y14];[.Y14]+1;&quot;&quot;)">
            <text:p/>
          </table:table-cell>
          <table:table-cell table:style-name="ce71" table:formula="of:=IF([.$B$9]&gt;[.Z14];[.Z14]+1;&quot;&quot;)">
            <text:p/>
          </table:table-cell>
          <table:table-cell table:style-name="ce71" table:formula="of:=IF([.$B$9]&gt;[.AA14];[.AA14]+1;&quot;&quot;)">
            <text:p/>
          </table:table-cell>
          <table:table-cell table:style-name="ce71" table:formula="of:=IF([.$B$9]&gt;[.AB14];[.AB14]+1;&quot;&quot;)">
            <text:p/>
          </table:table-cell>
          <table:table-cell table:style-name="ce71" table:formula="of:=IF([.$B$9]&gt;[.AC14];[.AC14]+1;&quot;&quot;)">
            <text:p/>
          </table:table-cell>
          <table:table-cell table:number-columns-repeated="994"/>
        </table:table-row>
        <table:table-row table:style-name="ro8">
          <table:table-cell table:style-name="ce62"/>
          <table:table-cell table:style-name="ce72" office:value-type="float" office:value="2" calcext:value-type="float">
            <text:p>2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4"/>
          <table:table-cell table:style-name="ce73" table:number-columns-repeated="21"/>
          <table:table-cell table:number-columns-repeated="994"/>
        </table:table-row>
        <table:table-row table:style-name="ro8">
          <table:table-cell table:style-name="ce63"/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number-columns-repeated="4"/>
          <table:table-cell table:style-name="ce73" table:number-columns-repeated="21"/>
          <table:table-cell table:number-columns-repeated="994"/>
        </table:table-row>
        <table:table-row table:style-name="ro8">
          <table:table-cell table:style-name="ce63"/>
          <table:table-cell table:style-name="ce72" office:value-type="float" office:value="2" calcext:value-type="float">
            <text:p>2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4"/>
          <table:table-cell table:style-name="ce73" table:number-columns-repeated="19"/>
          <table:table-cell table:style-name="ce73" table:formula="of:=IF(OR([.AC$14]=&quot;&quot;;[.$E17]=&quot;&quot;);&quot;&quot;;[.AB17])">
            <text:p/>
          </table:table-cell>
          <table:table-cell table:style-name="ce73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8">
          <table:table-cell table:style-name="ce64"/>
          <table:table-cell table:style-name="ce72" office:value-type="float" office:value="3" calcext:value-type="float">
            <text:p>3</text:p>
          </table:table-cell>
          <table:table-cell table:style-name="ce74"/>
          <table:table-cell table:style-name="ce77" table:content-validation-name="val1" office:value-type="string" calcext:value-type="string">
            <text:p>Planned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4"/>
          <table:table-cell table:style-name="ce73" table:number-columns-repeated="21"/>
          <table:table-cell table:number-columns-repeated="994"/>
        </table:table-row>
        <table:table-row table:style-name="ro8">
          <table:table-cell table:style-name="ce63"/>
          <table:table-cell table:style-name="ce73" office:value-type="float" office:value="4" calcext:value-type="float">
            <text:p>4</text:p>
          </table:table-cell>
          <table:table-cell table:style-name="ce74"/>
          <table:table-cell table:style-name="ce78" table:content-validation-name="val1" office:value-type="string" calcext:value-type="string">
            <text:p>Planned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3"/>
          <table:table-cell table:style-name="ce73" table:formula="of:=IF(OR([.AC$14]=&quot;&quot;;[.$E19]=&quot;&quot;);&quot;&quot;;[.AB19])">
            <text:p/>
          </table:table-cell>
          <table:table-cell table:style-name="ce73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8">
          <table:table-cell table:style-name="ce64"/>
          <table:table-cell table:style-name="ce73" office:value-type="float" office:value="3" calcext:value-type="float">
            <text:p>3</text:p>
          </table:table-cell>
          <table:table-cell table:style-name="ce74"/>
          <table:table-cell table:style-name="ce78" table:content-validation-name="val1" office:value-type="string" calcext:value-type="string">
            <text:p>Planned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3"/>
          <table:table-cell table:style-name="ce73" table:formula="of:=IF(OR([.AC$14]=&quot;&quot;;[.$E20]=&quot;&quot;);&quot;&quot;;[.AB20])">
            <text:p/>
          </table:table-cell>
          <table:table-cell table:style-name="ce73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1]=&quot;&quot;);&quot;&quot;;[.AB21])">
            <text:p/>
          </table:table-cell>
          <table:table-cell table:style-name="ce73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2]=&quot;&quot;);&quot;&quot;;[.AB22])">
            <text:p/>
          </table:table-cell>
          <table:table-cell table:style-name="ce73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9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3]=&quot;&quot;);&quot;&quot;;[.AB23])">
            <text:p/>
          </table:table-cell>
          <table:table-cell table:style-name="ce73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4]=&quot;&quot;);&quot;&quot;;[.AB24])">
            <text:p/>
          </table:table-cell>
          <table:table-cell table:style-name="ce73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6"/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6]=&quot;&quot;);&quot;&quot;;[.AB26])">
            <text:p/>
          </table:table-cell>
          <table:table-cell table:style-name="ce73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7]=&quot;&quot;);&quot;&quot;;[.AB27])">
            <text:p/>
          </table:table-cell>
          <table:table-cell table:style-name="ce73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8]=&quot;&quot;);&quot;&quot;;[.AB28])">
            <text:p/>
          </table:table-cell>
          <table:table-cell table:style-name="ce73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29]=&quot;&quot;);&quot;&quot;;[.AB29])">
            <text:p/>
          </table:table-cell>
          <table:table-cell table:style-name="ce73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0]=&quot;&quot;);&quot;&quot;;[.AB30])">
            <text:p/>
          </table:table-cell>
          <table:table-cell table:style-name="ce73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1]=&quot;&quot;);&quot;&quot;;[.AB31])">
            <text:p/>
          </table:table-cell>
          <table:table-cell table:style-name="ce73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2]=&quot;&quot;);&quot;&quot;;[.AB32])">
            <text:p/>
          </table:table-cell>
          <table:table-cell table:style-name="ce73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3]=&quot;&quot;);&quot;&quot;;[.AB33])">
            <text:p/>
          </table:table-cell>
          <table:table-cell table:style-name="ce73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4]=&quot;&quot;);&quot;&quot;;[.AB34])">
            <text:p/>
          </table:table-cell>
          <table:table-cell table:style-name="ce73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6"/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6]=&quot;&quot;);&quot;&quot;;[.AB36])">
            <text:p/>
          </table:table-cell>
          <table:table-cell table:style-name="ce73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7]=&quot;&quot;);&quot;&quot;;[.AB37])">
            <text:p/>
          </table:table-cell>
          <table:table-cell table:style-name="ce73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8]=&quot;&quot;);&quot;&quot;;[.AB38])">
            <text:p/>
          </table:table-cell>
          <table:table-cell table:style-name="ce73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39]=&quot;&quot;);&quot;&quot;;[.AB39])">
            <text:p/>
          </table:table-cell>
          <table:table-cell table:style-name="ce73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/>
          <table:table-cell table:style-name="ce73" table:number-columns-repeated="24"/>
          <table:table-cell table:style-name="ce73" table:formula="of:=IF(OR([.AC$14]=&quot;&quot;;[.$E40]=&quot;&quot;);&quot;&quot;;[.AB40])">
            <text:p/>
          </table:table-cell>
          <table:table-cell table:style-name="ce73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65"/>
          <table:table-cell table:style-name="ce73"/>
          <table:table-cell table:style-name="ce75"/>
          <table:table-cell table:style-name="ce78" table:content-validation-name="val1" table:formula="of:=IF([.A41]&lt;&gt;&quot;&quot;;&quot;Planned&quot;;&quot;&quot;)">
            <text:p/>
          </table:table-cell>
          <table:table-cell table:style-name="ce73"/>
          <table:table-cell table:style-name="ce73" table:formula="of:=IF(OR([.F$14]=&quot;&quot;;[.$E41]=&quot;&quot;);&quot;&quot;;[.E41])">
            <text:p/>
          </table:table-cell>
          <table:table-cell table:style-name="ce73" table:number-columns-repeated="22"/>
          <table:table-cell table:style-name="ce73" table:formula="of:=IF(OR([.AC$14]=&quot;&quot;;[.$E41]=&quot;&quot;);&quot;&quot;;[.AB41])">
            <text:p/>
          </table:table-cell>
          <table:table-cell table:style-name="ce73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2]&lt;&gt;&quot;&quot;;&quot;Planned&quot;;&quot;&quot;)">
            <text:p/>
          </table:table-cell>
          <table:table-cell table:style-name="ce73"/>
          <table:table-cell table:style-name="ce73" table:formula="of:=IF(OR([.F$14]=&quot;&quot;;[.$E42]=&quot;&quot;);&quot;&quot;;[.E42])">
            <text:p/>
          </table:table-cell>
          <table:table-cell table:style-name="ce73" table:number-columns-repeated="22"/>
          <table:table-cell table:style-name="ce73" table:formula="of:=IF(OR([.AC$14]=&quot;&quot;;[.$E42]=&quot;&quot;);&quot;&quot;;[.AB42])">
            <text:p/>
          </table:table-cell>
          <table:table-cell table:style-name="ce73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3]&lt;&gt;&quot;&quot;;&quot;Planned&quot;;&quot;&quot;)">
            <text:p/>
          </table:table-cell>
          <table:table-cell table:style-name="ce73"/>
          <table:table-cell table:style-name="ce73" table:formula="of:=IF(OR([.F$14]=&quot;&quot;;[.$E43]=&quot;&quot;);&quot;&quot;;[.E43])">
            <text:p/>
          </table:table-cell>
          <table:table-cell table:style-name="ce73" table:number-columns-repeated="22"/>
          <table:table-cell table:style-name="ce73" table:formula="of:=IF(OR([.AC$14]=&quot;&quot;;[.$E43]=&quot;&quot;);&quot;&quot;;[.AB43])">
            <text:p/>
          </table:table-cell>
          <table:table-cell table:style-name="ce73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4]&lt;&gt;&quot;&quot;;&quot;Planned&quot;;&quot;&quot;)">
            <text:p/>
          </table:table-cell>
          <table:table-cell table:style-name="ce73"/>
          <table:table-cell table:style-name="ce73" table:formula="of:=IF(OR([.F$14]=&quot;&quot;;[.$E44]=&quot;&quot;);&quot;&quot;;[.E44])">
            <text:p/>
          </table:table-cell>
          <table:table-cell table:style-name="ce73" table:number-columns-repeated="22"/>
          <table:table-cell table:style-name="ce73" table:formula="of:=IF(OR([.AC$14]=&quot;&quot;;[.$E44]=&quot;&quot;);&quot;&quot;;[.AB44])">
            <text:p/>
          </table:table-cell>
          <table:table-cell table:style-name="ce73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5]&lt;&gt;&quot;&quot;;&quot;Planned&quot;;&quot;&quot;)">
            <text:p/>
          </table:table-cell>
          <table:table-cell table:style-name="ce73"/>
          <table:table-cell table:style-name="ce73" table:formula="of:=IF(OR([.F$14]=&quot;&quot;;[.$E45]=&quot;&quot;);&quot;&quot;;[.E45])">
            <text:p/>
          </table:table-cell>
          <table:table-cell table:style-name="ce73" table:number-columns-repeated="22"/>
          <table:table-cell table:style-name="ce73" table:formula="of:=IF(OR([.AC$14]=&quot;&quot;;[.$E45]=&quot;&quot;);&quot;&quot;;[.AB45])">
            <text:p/>
          </table:table-cell>
          <table:table-cell table:style-name="ce73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6]&lt;&gt;&quot;&quot;;&quot;Planned&quot;;&quot;&quot;)">
            <text:p/>
          </table:table-cell>
          <table:table-cell table:style-name="ce73"/>
          <table:table-cell table:style-name="ce73" table:formula="of:=IF(OR([.F$14]=&quot;&quot;;[.$E46]=&quot;&quot;);&quot;&quot;;[.E46])">
            <text:p/>
          </table:table-cell>
          <table:table-cell table:style-name="ce73" table:number-columns-repeated="22"/>
          <table:table-cell table:style-name="ce73" table:formula="of:=IF(OR([.AC$14]=&quot;&quot;;[.$E46]=&quot;&quot;);&quot;&quot;;[.AB46])">
            <text:p/>
          </table:table-cell>
          <table:table-cell table:style-name="ce73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7]&lt;&gt;&quot;&quot;;&quot;Planned&quot;;&quot;&quot;)">
            <text:p/>
          </table:table-cell>
          <table:table-cell table:style-name="ce73"/>
          <table:table-cell table:style-name="ce73" table:formula="of:=IF(OR([.F$14]=&quot;&quot;;[.$E47]=&quot;&quot;);&quot;&quot;;[.E47])">
            <text:p/>
          </table:table-cell>
          <table:table-cell table:style-name="ce73" table:number-columns-repeated="22"/>
          <table:table-cell table:style-name="ce73" table:formula="of:=IF(OR([.AC$14]=&quot;&quot;;[.$E47]=&quot;&quot;);&quot;&quot;;[.AB47])">
            <text:p/>
          </table:table-cell>
          <table:table-cell table:style-name="ce73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8]&lt;&gt;&quot;&quot;;&quot;Planned&quot;;&quot;&quot;)">
            <text:p/>
          </table:table-cell>
          <table:table-cell table:style-name="ce73"/>
          <table:table-cell table:style-name="ce73" table:formula="of:=IF(OR([.F$14]=&quot;&quot;;[.$E48]=&quot;&quot;);&quot;&quot;;[.E48])">
            <text:p/>
          </table:table-cell>
          <table:table-cell table:style-name="ce73" table:number-columns-repeated="22"/>
          <table:table-cell table:style-name="ce73" table:formula="of:=IF(OR([.AC$14]=&quot;&quot;;[.$E48]=&quot;&quot;);&quot;&quot;;[.AB48])">
            <text:p/>
          </table:table-cell>
          <table:table-cell table:style-name="ce73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49]&lt;&gt;&quot;&quot;;&quot;Planned&quot;;&quot;&quot;)">
            <text:p/>
          </table:table-cell>
          <table:table-cell table:style-name="ce73"/>
          <table:table-cell table:style-name="ce73" table:formula="of:=IF(OR([.F$14]=&quot;&quot;;[.$E49]=&quot;&quot;);&quot;&quot;;[.E49])">
            <text:p/>
          </table:table-cell>
          <table:table-cell table:style-name="ce73" table:number-columns-repeated="22"/>
          <table:table-cell table:style-name="ce73" table:formula="of:=IF(OR([.AC$14]=&quot;&quot;;[.$E49]=&quot;&quot;);&quot;&quot;;[.AB49])">
            <text:p/>
          </table:table-cell>
          <table:table-cell table:style-name="ce73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0]&lt;&gt;&quot;&quot;;&quot;Planned&quot;;&quot;&quot;)">
            <text:p/>
          </table:table-cell>
          <table:table-cell table:style-name="ce73"/>
          <table:table-cell table:style-name="ce73" table:formula="of:=IF(OR([.F$14]=&quot;&quot;;[.$E50]=&quot;&quot;);&quot;&quot;;[.E50])">
            <text:p/>
          </table:table-cell>
          <table:table-cell table:style-name="ce73" table:number-columns-repeated="22"/>
          <table:table-cell table:style-name="ce73" table:formula="of:=IF(OR([.AC$14]=&quot;&quot;;[.$E50]=&quot;&quot;);&quot;&quot;;[.AB50])">
            <text:p/>
          </table:table-cell>
          <table:table-cell table:style-name="ce73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1]&lt;&gt;&quot;&quot;;&quot;Planned&quot;;&quot;&quot;)">
            <text:p/>
          </table:table-cell>
          <table:table-cell table:style-name="ce73"/>
          <table:table-cell table:style-name="ce73" table:formula="of:=IF(OR([.F$14]=&quot;&quot;;[.$E51]=&quot;&quot;);&quot;&quot;;[.E51])">
            <text:p/>
          </table:table-cell>
          <table:table-cell table:style-name="ce73" table:number-columns-repeated="22"/>
          <table:table-cell table:style-name="ce73" table:formula="of:=IF(OR([.AC$14]=&quot;&quot;;[.$E51]=&quot;&quot;);&quot;&quot;;[.AB51])">
            <text:p/>
          </table:table-cell>
          <table:table-cell table:style-name="ce73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2]&lt;&gt;&quot;&quot;;&quot;Planned&quot;;&quot;&quot;)">
            <text:p/>
          </table:table-cell>
          <table:table-cell table:style-name="ce73"/>
          <table:table-cell table:style-name="ce73" table:formula="of:=IF(OR([.F$14]=&quot;&quot;;[.$E52]=&quot;&quot;);&quot;&quot;;[.E52])">
            <text:p/>
          </table:table-cell>
          <table:table-cell table:style-name="ce73" table:number-columns-repeated="22"/>
          <table:table-cell table:style-name="ce73" table:formula="of:=IF(OR([.AC$14]=&quot;&quot;;[.$E52]=&quot;&quot;);&quot;&quot;;[.AB52])">
            <text:p/>
          </table:table-cell>
          <table:table-cell table:style-name="ce73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3]&lt;&gt;&quot;&quot;;&quot;Planned&quot;;&quot;&quot;)">
            <text:p/>
          </table:table-cell>
          <table:table-cell table:style-name="ce73"/>
          <table:table-cell table:style-name="ce73" table:formula="of:=IF(OR([.F$14]=&quot;&quot;;[.$E53]=&quot;&quot;);&quot;&quot;;[.E53])">
            <text:p/>
          </table:table-cell>
          <table:table-cell table:style-name="ce73" table:number-columns-repeated="22"/>
          <table:table-cell table:style-name="ce73" table:formula="of:=IF(OR([.AC$14]=&quot;&quot;;[.$E53]=&quot;&quot;);&quot;&quot;;[.AB53])">
            <text:p/>
          </table:table-cell>
          <table:table-cell table:style-name="ce73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4]&lt;&gt;&quot;&quot;;&quot;Planned&quot;;&quot;&quot;)">
            <text:p/>
          </table:table-cell>
          <table:table-cell table:style-name="ce73"/>
          <table:table-cell table:style-name="ce73" table:formula="of:=IF(OR([.F$14]=&quot;&quot;;[.$E54]=&quot;&quot;);&quot;&quot;;[.E54])">
            <text:p/>
          </table:table-cell>
          <table:table-cell table:style-name="ce73" table:number-columns-repeated="22"/>
          <table:table-cell table:style-name="ce73" table:formula="of:=IF(OR([.AC$14]=&quot;&quot;;[.$E54]=&quot;&quot;);&quot;&quot;;[.AB54])">
            <text:p/>
          </table:table-cell>
          <table:table-cell table:style-name="ce73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5]&lt;&gt;&quot;&quot;;&quot;Planned&quot;;&quot;&quot;)">
            <text:p/>
          </table:table-cell>
          <table:table-cell table:style-name="ce73"/>
          <table:table-cell table:style-name="ce73" table:formula="of:=IF(OR([.F$14]=&quot;&quot;;[.$E55]=&quot;&quot;);&quot;&quot;;[.E55])">
            <text:p/>
          </table:table-cell>
          <table:table-cell table:style-name="ce73" table:number-columns-repeated="22"/>
          <table:table-cell table:style-name="ce73" table:formula="of:=IF(OR([.AC$14]=&quot;&quot;;[.$E55]=&quot;&quot;);&quot;&quot;;[.AB55])">
            <text:p/>
          </table:table-cell>
          <table:table-cell table:style-name="ce73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6]&lt;&gt;&quot;&quot;;&quot;Planned&quot;;&quot;&quot;)">
            <text:p/>
          </table:table-cell>
          <table:table-cell table:style-name="ce73"/>
          <table:table-cell table:style-name="ce73" table:formula="of:=IF(OR([.F$14]=&quot;&quot;;[.$E56]=&quot;&quot;);&quot;&quot;;[.E56])">
            <text:p/>
          </table:table-cell>
          <table:table-cell table:style-name="ce73" table:number-columns-repeated="22"/>
          <table:table-cell table:style-name="ce73" table:formula="of:=IF(OR([.AC$14]=&quot;&quot;;[.$E56]=&quot;&quot;);&quot;&quot;;[.AB56])">
            <text:p/>
          </table:table-cell>
          <table:table-cell table:style-name="ce73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7]&lt;&gt;&quot;&quot;;&quot;Planned&quot;;&quot;&quot;)">
            <text:p/>
          </table:table-cell>
          <table:table-cell table:style-name="ce73"/>
          <table:table-cell table:style-name="ce73" table:formula="of:=IF(OR([.F$14]=&quot;&quot;;[.$E57]=&quot;&quot;);&quot;&quot;;[.E57])">
            <text:p/>
          </table:table-cell>
          <table:table-cell table:style-name="ce73" table:number-columns-repeated="22"/>
          <table:table-cell table:style-name="ce73" table:formula="of:=IF(OR([.AC$14]=&quot;&quot;;[.$E57]=&quot;&quot;);&quot;&quot;;[.AB57])">
            <text:p/>
          </table:table-cell>
          <table:table-cell table:style-name="ce73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8">
          <table:table-cell table:style-name="ce66"/>
          <table:table-cell table:style-name="ce73"/>
          <table:table-cell table:style-name="ce75"/>
          <table:table-cell table:style-name="ce78" table:content-validation-name="val1" table:formula="of:=IF([.A58]&lt;&gt;&quot;&quot;;&quot;Planned&quot;;&quot;&quot;)">
            <text:p/>
          </table:table-cell>
          <table:table-cell table:style-name="ce73"/>
          <table:table-cell table:style-name="ce73" table:formula="of:=IF(OR([.F$14]=&quot;&quot;;[.$E58]=&quot;&quot;);&quot;&quot;;[.E58])">
            <text:p/>
          </table:table-cell>
          <table:table-cell table:style-name="ce73" table:number-columns-repeated="22"/>
          <table:table-cell table:style-name="ce73" table:formula="of:=IF(OR([.AC$14]=&quot;&quot;;[.$E58]=&quot;&quot;);&quot;&quot;;[.AB58])">
            <text:p/>
          </table:table-cell>
          <table:table-cell table:style-name="ce73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8">
          <table:table-cell table:number-columns-repeated="2"/>
          <table:table-cell table:style-name="ce59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3">
        <office:forms form:automatic-focus="false" form:apply-design-mode="false"/>
        <table:table-column table:style-name="co9" table:default-cell-style-name="ce28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14" table:default-cell-style-name="ce53"/>
        <table:table-column table:style-name="co11" table:number-columns-repeated="1018" table:default-cell-style-name="Default"/>
        <table:table-row table:style-name="ro6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r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s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7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4" calcext:value-type="float">
            <text:p>14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9" table:default-cell-style-name="ce112"/>
        <table:table-column table:style-name="co23" table:default-cell-style-name="ce116"/>
        <table:table-column table:style-name="co18" table:default-cell-style-name="ce68"/>
        <table:table-column table:style-name="co9" table:number-columns-repeated="2" table:default-cell-style-name="ce68"/>
        <table:table-column table:style-name="co24" table:default-cell-style-name="ce140"/>
        <table:table-column table:style-name="co25" table:default-cell-style-name="ce116"/>
        <table:table-column table:style-name="co9" table:number-columns-repeated="250" table:default-cell-style-name="ce57"/>
        <table:table-column table:style-name="co9" table:number-columns-repeated="767" table:default-cell-style-name="Default"/>
        <table:table-row table:style-name="ro4">
          <table:table-cell table:style-name="ce111" office:value-type="string" calcext:value-type="string">
            <text:p>Product Tasks</text:p>
          </table:table-cell>
          <table:table-cell/>
          <table:table-cell table:style-name="ce130" office:value-type="string" calcext:value-type="string">
            <text:p><text:s/></text:p>
            <draw:control table:end-cell-address="'Product Tasks'.F2" table:end-x="50.54pt" table:end-y="6.77pt" draw:z-index="0" draw:name="Button 4" draw:style-name="gr1" draw:text-style-name="P1" svg:width="172.94pt" svg:height="17.26pt" svg:x="39.4pt" svg:y="7.51pt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8">
          <table:table-cell table:number-columns-repeated="3"/>
          <table:table-cell table:style-name="ce137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13" office:value-type="string" calcext:value-type="string">
            <office:annotation draw:style-name="gr2" draw:text-style-name="P3" svg:width="102.81pt" svg:height="74.66pt" svg:x="62.59pt" svg:y="37.84pt" draw:caption-point-x="-12.13pt" draw:caption-point-y="7.82pt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117" office:value-type="string" calcext:value-type="string">
            <text:p>Item Description</text:p>
          </table:table-cell>
          <table:table-cell table:style-name="ce131" table:content-validation-name="val2" office:value-type="string" calcext:value-type="string">
            <office:annotation draw:style-name="gr3" draw:text-style-name="P3" svg:width="131.81pt" svg:height="170.42pt" svg:x="305.21pt" svg:y="37.84pt" draw:caption-point-x="101.25pt" draw:caption-point-y="7.82pt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138" office:value-type="string" calcext:value-type="string">
            <office:annotation draw:style-name="gr4" draw:text-style-name="P3" svg:width="152.76pt" svg:height="125.49pt" svg:x="391.69pt" svg:y="37.84pt" draw:caption-point-x="65.51pt" draw:caption-point-y="7.82pt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138" office:value-type="string" calcext:value-type="string">
            <office:annotation draw:style-name="gr5" draw:text-style-name="P3" svg:width="101.74pt" svg:height="74.66pt" svg:x="394.87pt" svg:y="37.84pt" draw:caption-point-x="113.07pt" draw:caption-point-y="7.82pt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141"/>
          <table:table-cell table:number-columns-repeated="1018"/>
        </table:table-row>
        <table:table-row table:style-name="ro5">
          <table:table-cell table:style-name="ce114" office:value-type="string" calcext:value-type="string">
            <text:p>1.1</text:p>
          </table:table-cell>
          <table:table-cell table:style-name="ce118" office:value-type="string" calcext:value-type="string">
            <text:p>Spring esimerkin integrointi Siriin – fi.siri.kayttaja</text:p>
          </table:table-cell>
          <table:table-cell table:style-name="ce132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 office:value-type="string" calcext:value-type="string">
            <text:p>.</text:p>
          </table:table-cell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2</text:p>
          </table:table-cell>
          <table:table-cell table:style-name="ce118" office:value-type="string" calcext:value-type="string">
            <text:p>JPA:n lisäys erimerkkiluokkiin</text:p>
          </table:table-cell>
          <table:table-cell table:style-name="ce132" table:content-validation-name="val2"/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3</text:p>
          </table:table-cell>
          <table:table-cell table:style-name="ce119" office:value-type="string" calcext:value-type="string">
            <text:p>JSP sivun muuto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4</text:p>
          </table:table-cell>
          <table:table-cell table:style-name="ce119" office:value-type="string" calcext:value-type="string">
            <text:p>Testau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5</text:p>
          </table:table-cell>
          <table:table-cell table:style-name="ce119" office:value-type="string" calcext:value-type="string">
            <text:p>Siri logo</text:p>
          </table:table-cell>
          <table:table-cell table:style-name="ce133" table:content-validation-name="val2" office:value-type="string" calcext:value-type="string">
            <text:p>Done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1.6</text:p>
          </table:table-cell>
          <table:table-cell table:style-name="ce119" office:value-type="string" calcext:value-type="string">
            <text:p>Projektin pääsivu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/>
          <table:table-cell table:style-name="ce119"/>
          <table:table-cell table:style-name="ce133" table:content-validation-name="val2"/>
          <table:table-cell table:style-name="ce139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2.1</text:p>
          </table:table-cell>
          <table:table-cell table:style-name="ce120" office:value-type="string" calcext:value-type="string">
            <text:p>Spring esimerkin integrointi Siriin 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2.2</text:p>
          </table:table-cell>
          <table:table-cell table:style-name="ce119" office:value-type="string" calcext:value-type="string">
            <text:p>JPA:n lisäys erimerkkiluokkiin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3"/>
          <table:table-cell table:style-name="ce150"/>
          <table:table-cell table:number-columns-repeated="1017"/>
        </table:table-row>
        <table:table-row table:style-name="ro5">
          <table:table-cell table:style-name="ce115" office:value-type="string" calcext:value-type="string">
            <text:p>2.3</text:p>
          </table:table-cell>
          <table:table-cell table:style-name="ce119" office:value-type="string" calcext:value-type="string">
            <text:p>Testau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2">
          <table:table-cell table:style-name="ce115"/>
          <table:table-cell table:style-name="ce119"/>
          <table:table-cell table:style-name="ce133" table:content-validation-name="val2"/>
          <table:table-cell table:style-name="ce139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3.1</text:p>
          </table:table-cell>
          <table:table-cell table:style-name="ce119" office:value-type="string" calcext:value-type="string">
            <text:p>Asiakastaulu suunnittelu – fi.siri.asiakas</text:p>
          </table:table-cell>
          <table:table-cell table:style-name="ce133" table:content-validation-name="val2" office:value-type="string" calcext:value-type="string">
            <text:p>Done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3.2</text:p>
          </table:table-cell>
          <table:table-cell table:style-name="ce119" office:value-type="string" calcext:value-type="string">
            <text:p>Asiakas Entity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 office:value-type="string" calcext:value-type="string">
            <text:p>3.3</text:p>
          </table:table-cell>
          <table:table-cell table:style-name="ce119" office:value-type="string" calcext:value-type="string">
            <text:p>Asiakas DAO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3.4</text:p>
          </table:table-cell>
          <table:table-cell table:style-name="ce118" office:value-type="string" calcext:value-type="string">
            <text:p>Asiakas Kontolleri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3.5</text:p>
          </table:table-cell>
          <table:table-cell table:style-name="ce118" office:value-type="string" calcext:value-type="string">
            <text:p>JSP sivut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3.6</text:p>
          </table:table-cell>
          <table:table-cell table:style-name="ce118" office:value-type="string" calcext:value-type="string">
            <text:p>testau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/>
          <table:table-cell table:style-name="ce118"/>
          <table:table-cell table:style-name="ce133" table:content-validation-name="val2"/>
          <table:table-cell table:style-name="ce139" table:number-columns-repeated="2"/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1</text:p>
          </table:table-cell>
          <table:table-cell table:style-name="ce121" office:value-type="string" calcext:value-type="string">
            <text:p>Yritystaulun suunnittelu – fi.siri.yritys</text:p>
          </table:table-cell>
          <table:table-cell table:style-name="ce133" table:content-validation-name="val2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2</text:p>
          </table:table-cell>
          <table:table-cell table:style-name="ce121" office:value-type="string" calcext:value-type="string">
            <text:p>Yritys Entity</text:p>
          </table:table-cell>
          <table:table-cell table:style-name="ce133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3</text:p>
          </table:table-cell>
          <table:table-cell table:style-name="ce121" office:value-type="string" calcext:value-type="string">
            <text:p>Yritys DAO</text:p>
          </table:table-cell>
          <table:table-cell table:style-name="ce132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4</text:p>
          </table:table-cell>
          <table:table-cell table:style-name="ce121" office:value-type="string" calcext:value-type="string">
            <text:p>Yritys Kontrolleri</text:p>
          </table:table-cell>
          <table:table-cell table:style-name="ce134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2"/>
          <table:table-cell table:style-name="ce151"/>
          <table:table-cell table:number-columns-repeated="1017"/>
        </table:table-row>
        <table:table-row table:style-name="ro5">
          <table:table-cell table:style-name="ce115" office:value-type="string" calcext:value-type="string">
            <text:p>4.5</text:p>
          </table:table-cell>
          <table:table-cell table:style-name="ce121" office:value-type="string" calcext:value-type="string">
            <text:p>JSP sivut</text:p>
          </table:table-cell>
          <table:table-cell table:style-name="ce134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4"/>
          <table:table-cell table:style-name="ce152"/>
          <table:table-cell table:number-columns-repeated="1017"/>
        </table:table-row>
        <table:table-row table:style-name="ro5">
          <table:table-cell table:style-name="ce115" office:value-type="string" calcext:value-type="string">
            <text:p>4.6</text:p>
          </table:table-cell>
          <table:table-cell table:style-name="ce121" office:value-type="string" calcext:value-type="string">
            <text:p>testaus</text:p>
          </table:table-cell>
          <table:table-cell table:style-name="ce134" table:content-validation-name="val2"/>
          <table:table-cell table:style-name="ce136"/>
          <table:table-cell table:style-name="ce136" office:value-type="float" office:value="1" calcext:value-type="float">
            <text:p>1</text:p>
          </table:table-cell>
          <table:table-cell table:style-name="ce145"/>
          <table:table-cell table:style-name="ce152"/>
          <table:table-cell table:number-columns-repeated="1017"/>
        </table:table-row>
        <table:table-row table:style-name="ro5" table:number-rows-repeated="8">
          <table:table-cell table:style-name="ce115"/>
          <table:table-cell table:style-name="ce121"/>
          <table:table-cell table:style-name="ce134" table:content-validation-name="val2"/>
          <table:table-cell table:style-name="ce136" table:number-columns-repeated="2"/>
          <table:table-cell table:style-name="ce145"/>
          <table:table-cell table:style-name="ce152"/>
          <table:table-cell table:number-columns-repeated="1017"/>
        </table:table-row>
        <table:table-row table:style-name="ro5">
          <table:table-cell table:style-name="ce115"/>
          <table:table-cell table:style-name="ce118"/>
          <table:table-cell table:style-name="ce134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5">
          <table:table-cell table:style-name="ce115"/>
          <table:table-cell table:style-name="ce122"/>
          <table:table-cell table:style-name="ce134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6">
          <table:table-cell table:style-name="ce115"/>
          <table:table-cell table:style-name="ce122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15">
          <table:table-cell table:style-name="ce115"/>
          <table:table-cell table:style-name="ce123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5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4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53"/>
          <table:table-cell table:number-columns-repeated="1017"/>
        </table:table-row>
        <table:table-row table:style-name="ro5" table:number-rows-repeated="3">
          <table:table-cell table:style-name="ce115"/>
          <table:table-cell table:style-name="ce118"/>
          <table:table-cell table:style-name="ce135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6">
          <table:table-cell table:style-name="ce115"/>
          <table:table-cell table:style-name="ce118"/>
          <table:table-cell table:style-name="ce132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9">
          <table:table-cell table:style-name="ce115"/>
          <table:table-cell table:style-name="ce123"/>
          <table:table-cell table:style-name="ce132" table:content-validation-name="val2"/>
          <table:table-cell table:style-name="ce136" table:number-columns-repeated="2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12">
          <table:table-cell table:style-name="ce115"/>
          <table:table-cell table:style-name="ce123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5">
          <table:table-cell table:style-name="ce115"/>
          <table:table-cell table:style-name="ce123"/>
          <table:table-cell table:style-name="ce136" table:number-columns-repeated="3"/>
          <table:table-cell table:style-name="ce142"/>
          <table:table-cell table:style-name="ce153"/>
          <table:table-cell table:number-columns-repeated="1017"/>
        </table:table-row>
        <table:table-row table:style-name="ro5">
          <table:table-cell table:style-name="ce115"/>
          <table:table-cell table:style-name="ce123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5" table:number-rows-repeated="4">
          <table:table-cell table:style-name="ce114"/>
          <table:table-cell table:style-name="ce123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7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2">
          <table:table-cell table:style-name="ce114"/>
          <table:table-cell table:style-name="ce125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5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4"/>
          <table:table-cell table:number-columns-repeated="2"/>
          <table:table-cell table:style-name="ce136"/>
          <table:table-cell table:style-name="ce142"/>
          <table:table-cell table:number-columns-repeated="1018"/>
        </table:table-row>
        <table:table-row table:style-name="ro8" table:number-rows-repeated="3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6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5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/>
          <table:table-cell table:style-name="ce136" table:number-columns-repeated="3"/>
          <table:table-cell table:style-name="ce146"/>
          <table:table-cell table:number-columns-repeated="1018"/>
        </table:table-row>
        <table:table-row table:style-name="ro8">
          <table:table-cell table:style-name="ce114"/>
          <table:table-cell table:style-name="ce127"/>
          <table:table-cell table:style-name="ce136" table:number-columns-repeated="3"/>
          <table:table-cell table:style-name="ce147"/>
          <table:table-cell table:number-columns-repeated="1018"/>
        </table:table-row>
        <table:table-row table:style-name="ro10">
          <table:table-cell table:style-name="ce114"/>
          <table:table-cell table:style-name="ce127"/>
          <table:table-cell table:style-name="ce136" table:number-columns-repeated="3"/>
          <table:table-cell table:style-name="ce148"/>
          <table:table-cell table:number-columns-repeated="1018"/>
        </table:table-row>
        <table:table-row table:style-name="ro8">
          <table:table-cell table:style-name="ce114"/>
          <table:table-cell table:style-name="ce127"/>
          <table:table-cell table:style-name="ce136" table:number-columns-repeated="3"/>
          <table:table-cell table:style-name="ce149"/>
          <table:table-cell table:style-name="ce124"/>
          <table:table-cell table:number-columns-repeated="1017"/>
        </table:table-row>
        <table:table-row table:style-name="ro8" table:number-rows-repeated="6">
          <table:table-cell table:style-name="ce114"/>
          <table:table-cell table:style-name="ce127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6">
          <table:table-cell table:style-name="ce114"/>
          <table:table-cell table:style-name="ce128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8"/>
          <table:table-cell table:style-name="ce136" table:number-columns-repeated="3"/>
          <table:table-cell table:style-name="ce142"/>
          <table:table-cell table:style-name="ce154"/>
          <table:table-cell table:number-columns-repeated="1017"/>
        </table:table-row>
        <table:table-row table:style-name="ro8">
          <table:table-cell table:style-name="ce114"/>
          <table:table-cell table:style-name="ce128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4">
          <table:table-cell table:number-columns-repeated="2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3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style-name="ce114"/>
          <table:table-cell table:style-name="ce129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10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2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54"/>
          <table:table-cell table:number-columns-repeated="1017"/>
        </table:table-row>
        <table:table-row table:style-name="ro8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2">
          <table:table-cell table:style-name="ce114"/>
          <table:table-cell/>
          <table:table-cell table:style-name="ce136"/>
          <table:table-cell table:number-columns-repeated="3"/>
          <table:table-cell table:style-name="ce124"/>
          <table:table-cell table:number-columns-repeated="1017"/>
        </table:table-row>
        <table:table-row table:style-name="ro8" table:number-rows-repeated="6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>
          <table:table-cell table:number-columns-repeated="6"/>
          <table:table-cell table:style-name="ce155"/>
          <table:table-cell table:number-columns-repeated="1017"/>
        </table:table-row>
        <table:table-row table:style-name="ro8" table:number-rows-repeated="110">
          <table:table-cell table:style-name="ce114"/>
          <table:table-cell table:style-name="ce124"/>
          <table:table-cell table:style-name="ce136" table:number-columns-repeated="3"/>
          <table:table-cell table:style-name="ce142"/>
          <table:table-cell table:style-name="ce124"/>
          <table:table-cell table:number-columns-repeated="1017"/>
        </table:table-row>
        <table:table-row table:style-name="ro8" table:number-rows-repeated="104828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57:'Product Tasks'.A181 'Product Tasks'.A183:'Product Tasks'.G292 'Product Tasks'.B51:'Product Tasks'.B65 'Product Tasks'.B84:'Product Tasks'.B117 'Product Tasks'.B120:'Product Tasks'.B128 'Product Tasks'.B130:'Product Tasks'.B134 'Product Tasks'.B157:'Product Tasks'.B159 'Product Tasks'.B161:'Product Tasks'.B173 'Product Tasks'.B176:'Product Tasks'.B181 'Product Tasks'.C126:'Product Tasks'.C181 'Product Tasks'.D126:'Product Tasks'.D173 'Product Tasks'.D176:'Product Tasks'.F181 'Product Tasks'.F29:'Product Tasks'.F134 'Product Tasks'.F139:'Product Tasks'.F173 'Product Tasks'.G38:'Product Tasks'.G70 'Product Tasks'.G75:'Product Tasks'.G104 'Product Tasks'.G106:'Product Tasks'.G124 'Product Tasks'.G126:'Product Tasks'.G134 'Product Tasks'.G138:'Product Tasks'.G150 'Product Tasks'.G152:'Product Tasks'.G170 'Product Tasks'.G173:'Product Tasks'.G181 'Product Tasks'.C5:'Product Tasks'.G5 'Product Tasks'.G14:'Product Tasks'.G27 'Product Tasks'.F26:'Product Tasks'.G27 'Product Tasks'.F14:'Product Tasks'.F18 'Product Tasks'.D7:'Product Tasks'.E24 'Product Tasks'.F19:'Product Tasks'.G25 'Product Tasks'.A4:'Product Tasks'.F4 'Product Tasks'.A6:'Product Tasks'.A152 'Product Tasks'.A5:'Product Tasks'.A106 'Product Tasks'.F6:'Product Tasks'.G12 'Product Tasks'.C6:'Product Tasks'.D124 'Product Tasks'.E6:'Product Tasks'.E173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2:'Product Tasks'.G182">
            <calcext:condition calcext:apply-style-name="Excel_CondFormat_3_2_1" calcext:value="formula-is([$'Product Tasks'.$C172]=&quot;Done&quot;)" calcext:base-cell-address="'Product Tasks'.G182"/>
            <calcext:condition calcext:apply-style-name="Excel_CondFormat_3_2_2" calcext:value="formula-is([$'Product Tasks'.$C172]=&quot;Ongoing&quot;)" calcext:base-cell-address="'Product Tasks'.G182"/>
            <calcext:condition calcext:apply-style-name="Excel_CondFormat_3_2_3" calcext:value="formula-is([$'Product Tasks'.$C172]=&quot;Removed&quot;)" calcext:base-cell-address="'Product Tasks'.G182"/>
          </calcext:conditional-format>
          <calcext:conditional-format calcext:target-range-address="'Product Tasks'.G151:'Product Tasks'.G151 'Product Tasks'.G171:'Product Tasks'.G172">
            <calcext:condition calcext:apply-style-name="Excel_CondFormat_3_3_1" calcext:value="formula-is($'product tasks'.#ref!129=&quot;Done&quot;)" calcext:base-cell-address="'Product Tasks'.G151"/>
            <calcext:condition calcext:apply-style-name="Excel_CondFormat_3_3_2" calcext:value="formula-is($'product tasks'.#ref!129=&quot;Ongoing&quot;)" calcext:base-cell-address="'Product Tasks'.G151"/>
            <calcext:condition calcext:apply-style-name="Excel_CondFormat_3_3_3" calcext:value="formula-is($'product tasks'.#ref!129=&quot;Removed&quot;)" calcext:base-cell-address="'Product Tasks'.G151"/>
          </calcext:conditional-format>
          <calcext:conditional-format calcext:target-range-address="'Product Tasks'.F136:'Product Tasks'.F136">
            <calcext:condition calcext:apply-style-name="Excel_CondFormat_3_4_1" calcext:value="formula-is([$'Product Tasks'.$D137]=&quot;Done&quot;)" calcext:base-cell-address="'Product Tasks'.F136"/>
            <calcext:condition calcext:apply-style-name="Excel_CondFormat_3_4_2" calcext:value="formula-is([$'Product Tasks'.$D137]=&quot;Ongoing&quot;)" calcext:base-cell-address="'Product Tasks'.F136"/>
            <calcext:condition calcext:apply-style-name="Excel_CondFormat_3_4_3" calcext:value="formula-is([$'Product Tasks'.$D137]=&quot;Removed&quot;)" calcext:base-cell-address="'Product Tasks'.F136"/>
          </calcext:conditional-format>
          <calcext:conditional-format calcext:target-range-address="'Product Tasks'.F138:'Product Tasks'.F138">
            <calcext:condition calcext:apply-style-name="Excel_CondFormat_3_5_1" calcext:value="formula-is([$'Product Tasks'.$D141]=&quot;Done&quot;)" calcext:base-cell-address="'Product Tasks'.F138"/>
            <calcext:condition calcext:apply-style-name="Excel_CondFormat_3_5_2" calcext:value="formula-is([$'Product Tasks'.$D141]=&quot;Ongoing&quot;)" calcext:base-cell-address="'Product Tasks'.F138"/>
            <calcext:condition calcext:apply-style-name="Excel_CondFormat_3_5_3" calcext:value="formula-is([$'Product Tasks'.$D141]=&quot;Removed&quot;)" calcext:base-cell-address="'Product Tasks'.F138"/>
          </calcext:conditional-format>
          <calcext:conditional-format calcext:target-range-address="'Product Tasks'.G71:'Product Tasks'.G74 'Product Tasks'.G105:'Product Tasks'.G105">
            <calcext:condition calcext:apply-style-name="Excel_CondFormat_3_7_1" calcext:value="formula-is($'product tasks'.$#ref!$#REF!=&quot;Done&quot;)" calcext:base-cell-address="'Product Tasks'.G71"/>
            <calcext:condition calcext:apply-style-name="Excel_CondFormat_3_7_2" calcext:value="formula-is($'product tasks'.$#ref!$#REF!=&quot;Ongoing&quot;)" calcext:base-cell-address="'Product Tasks'.G71"/>
            <calcext:condition calcext:apply-style-name="Excel_CondFormat_3_7_3" calcext:value="formula-is($'product tasks'.$#ref!$#REF!=&quot;Removed&quot;)" calcext:base-cell-address="'Product Tasks'.G71"/>
          </calcext:conditional-format>
          <calcext:conditional-format calcext:target-range-address="'Product Tasks'.B118:'Product Tasks'.B119">
            <calcext:condition calcext:apply-style-name="Excel_CondFormat_3_8_1" calcext:value="formula-is([$'Product Tasks'.$D119]=&quot;Done&quot;)" calcext:base-cell-address="'Product Tasks'.B118"/>
            <calcext:condition calcext:apply-style-name="Excel_CondFormat_3_8_2" calcext:value="formula-is([$'Product Tasks'.$D119]=&quot;Ongoing&quot;)" calcext:base-cell-address="'Product Tasks'.B118"/>
            <calcext:condition calcext:apply-style-name="Excel_CondFormat_3_8_3" calcext:value="formula-is([$'Product Tasks'.$D119]=&quot;Removed&quot;)" calcext:base-cell-address="'Product Tasks'.B118"/>
          </calcext:conditional-format>
          <calcext:conditional-format calcext:target-range-address="'Product Tasks'.B129:'Product Tasks'.B129">
            <calcext:condition calcext:apply-style-name="Excel_CondFormat_3_9_1" calcext:value="formula-is([$'Product Tasks'.$D132]=&quot;Done&quot;)" calcext:base-cell-address="'Product Tasks'.B129"/>
            <calcext:condition calcext:apply-style-name="Excel_CondFormat_3_9_2" calcext:value="formula-is([$'Product Tasks'.$D132]=&quot;Ongoing&quot;)" calcext:base-cell-address="'Product Tasks'.B129"/>
            <calcext:condition calcext:apply-style-name="Excel_CondFormat_3_9_3" calcext:value="formula-is([$'Product Tasks'.$D132]=&quot;Removed&quot;)" calcext:base-cell-address="'Product Tasks'.B129"/>
          </calcext:conditional-format>
          <calcext:conditional-format calcext:target-range-address="'Product Tasks'.F137:'Product Tasks'.F137">
            <calcext:condition calcext:apply-style-name="Excel_CondFormat_3_10_1" calcext:value="formula-is([$'Product Tasks'.$D139]=&quot;Done&quot;)" calcext:base-cell-address="'Product Tasks'.F137"/>
            <calcext:condition calcext:apply-style-name="Excel_CondFormat_3_10_2" calcext:value="formula-is([$'Product Tasks'.$D139]=&quot;Ongoing&quot;)" calcext:base-cell-address="'Product Tasks'.F137"/>
            <calcext:condition calcext:apply-style-name="Excel_CondFormat_3_10_3" calcext:value="formula-is([$'Product Tasks'.$D139]=&quot;Removed&quot;)" calcext:base-cell-address="'Product Tasks'.F137"/>
          </calcext:conditional-format>
          <calcext:conditional-format calcext:target-range-address="'Product Tasks'.F135:'Product Tasks'.F135">
            <calcext:condition calcext:apply-style-name="Excel_CondFormat_3_11_1" calcext:value="formula-is($'product tasks'.$#ref!$#REF!=&quot;Done&quot;)" calcext:base-cell-address="'Product Tasks'.F135"/>
            <calcext:condition calcext:apply-style-name="Excel_CondFormat_3_11_2" calcext:value="formula-is($'product tasks'.$#ref!$#REF!=&quot;Ongoing&quot;)" calcext:base-cell-address="'Product Tasks'.F135"/>
            <calcext:condition calcext:apply-style-name="Excel_CondFormat_3_11_3" calcext:value="formula-is($'product tasks'.$#ref!$#REF!=&quot;Removed&quot;)" calcext:base-cell-address="'Product Tasks'.F135"/>
          </calcext:conditional-format>
          <calcext:conditional-format calcext:target-range-address="'Product Tasks'.B160:'Product Tasks'.B160">
            <calcext:condition calcext:apply-style-name="Excel_CondFormat_3_12_1" calcext:value="formula-is([$'Product Tasks'.$C159]=&quot;Done&quot;)" calcext:base-cell-address="'Product Tasks'.B160"/>
            <calcext:condition calcext:apply-style-name="Excel_CondFormat_3_12_2" calcext:value="formula-is([$'Product Tasks'.$C159]=&quot;Ongoing&quot;)" calcext:base-cell-address="'Product Tasks'.B160"/>
            <calcext:condition calcext:apply-style-name="Excel_CondFormat_3_12_3" calcext:value="formula-is([$'Product Tasks'.$C159]=&quot;Removed&quot;)" calcext:base-cell-address="'Product Tasks'.B160"/>
          </calcext:conditional-format>
          <calcext:conditional-format calcext:target-range-address="'Product Tasks'.B136:'Product Tasks'.B144">
            <calcext:condition calcext:apply-style-name="Excel_CondFormat_3_14_1" calcext:value="formula-is([$'Product Tasks'.$C136]=&quot;Done&quot;)" calcext:base-cell-address="'Product Tasks'.B136"/>
            <calcext:condition calcext:apply-style-name="Excel_CondFormat_3_14_2" calcext:value="formula-is([$'Product Tasks'.$C136]=&quot;Ongoing&quot;)" calcext:base-cell-address="'Product Tasks'.B136"/>
            <calcext:condition calcext:apply-style-name="Excel_CondFormat_3_14_3" calcext:value="formula-is([$'Product Tasks'.$C136]=&quot;Removed&quot;)" calcext:base-cell-address="'Product Tasks'.B136"/>
          </calcext:conditional-format>
          <calcext:conditional-format calcext:target-range-address="'Product Tasks'.B145:'Product Tasks'.B152">
            <calcext:condition calcext:apply-style-name="Excel_CondFormat_3_15_1" calcext:value="formula-is([$'Product Tasks'.$C145]=&quot;Done&quot;)" calcext:base-cell-address="'Product Tasks'.B145"/>
            <calcext:condition calcext:apply-style-name="Excel_CondFormat_3_15_2" calcext:value="formula-is([$'Product Tasks'.$C145]=&quot;Ongoing&quot;)" calcext:base-cell-address="'Product Tasks'.B145"/>
            <calcext:condition calcext:apply-style-name="Excel_CondFormat_3_15_3" calcext:value="formula-is([$'Product Tasks'.$C145]=&quot;Removed&quot;)" calcext:base-cell-address="'Product Tasks'.B145"/>
          </calcext:conditional-format>
          <calcext:conditional-format calcext:target-range-address="'Product Tasks'.C78:'Product Tasks'.C92 'Product Tasks'.C5:'Product Tasks'.C43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3:'Product Tasks'.B19 'Product Tasks'.B7:'Product Tasks'.B11">
            <calcext:condition calcext:apply-style-name="Excel_CondFormat_3_1_1" calcext:value="formula-is([$'Product Tasks'.$C7]=&quot;Done&quot;)" calcext:base-cell-address="'Product Tasks'.B7"/>
            <calcext:condition calcext:apply-style-name="Excel_CondFormat_3_1_2" calcext:value="formula-is([$'Product Tasks'.$C7]=&quot;Ongoing&quot;)" calcext:base-cell-address="'Product Tasks'.B7"/>
            <calcext:condition calcext:apply-style-name="Excel_CondFormat_3_1_3" calcext:value="formula-is([$'Product Tasks'.$C7]=&quot;Removed&quot;)" calcext:base-cell-address="'Product Tasks'.B7"/>
          </calcext:conditional-format>
          <calcext:conditional-format calcext:target-range-address="'Product Tasks'.F33:'Product Tasks'.G33 'Product Tasks'.F28:'Product Tasks'.G32 'Product Tasks'.F34:'Product Tasks'.G37 'Product Tasks'.C27:'Product Tasks'.C43">
            <calcext:condition calcext:apply-style-name="Excel_CondFormat_3_1_1" calcext:value="formula-is([$'Product Tasks'.$C27]=&quot;Done&quot;)" calcext:base-cell-address="'Product Tasks'.C27"/>
            <calcext:condition calcext:apply-style-name="Excel_CondFormat_3_1_2" calcext:value="formula-is([$'Product Tasks'.$C27]=&quot;Ongoing&quot;)" calcext:base-cell-address="'Product Tasks'.C27"/>
            <calcext:condition calcext:apply-style-name="Excel_CondFormat_3_1_3" calcext:value="formula-is([$'Product Tasks'.$C27]=&quot;Removed&quot;)" calcext:base-cell-address="'Product Tasks'.C27"/>
          </calcext:conditional-format>
          <calcext:conditional-format calcext:target-range-address="'Product Tasks'.C7:'Product Tasks'.C25">
            <calcext:condition calcext:apply-style-name="Excel_CondFormat_3_1_1" calcext:value="formula-is($'product tasks'.$c#ref!=&quot;Done&quot;)" calcext:base-cell-address="'Product Tasks'.C7"/>
            <calcext:condition calcext:apply-style-name="Excel_CondFormat_3_1_2" calcext:value="formula-is($'product tasks'.$c#ref!=&quot;Ongoing&quot;)" calcext:base-cell-address="'Product Tasks'.C7"/>
            <calcext:condition calcext:apply-style-name="Excel_CondFormat_3_1_3" calcext:value="formula-is($'product tasks'.$c#ref!=&quot;Removed&quot;)" calcext:base-cell-address="'Product Tasks'.C7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13:'Product Tasks'.B19 'Product Tasks'.B20:'Product Tasks'.B110 'Product Tasks'.B5:'Product Tasks'.B11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F13:'Product Tasks'.G13">
            <calcext:condition calcext:apply-style-name="Excel_CondFormat_3_1_1" calcext:value="formula-is([$'Product Tasks'.$C13]=&quot;Done&quot;)" calcext:base-cell-address="'Product Tasks'.F13"/>
            <calcext:condition calcext:apply-style-name="Excel_CondFormat_3_1_2" calcext:value="formula-is([$'Product Tasks'.$C13]=&quot;Ongoing&quot;)" calcext:base-cell-address="'Product Tasks'.F13"/>
            <calcext:condition calcext:apply-style-name="Excel_CondFormat_3_1_3" calcext:value="formula-is([$'Product Tasks'.$C13]=&quot;Removed&quot;)" calcext:base-cell-address="'Product Tasks'.F13"/>
          </calcext:conditional-format>
          <calcext:conditional-format calcext:target-range-address="'Product Tasks'.B12:'Product Tasks'.B12">
            <calcext:condition calcext:apply-style-name="Excel_CondFormat_3_1_1" calcext:value="formula-is([$'Product Tasks'.$C12]=&quot;Done&quot;)" calcext:base-cell-address="'Product Tasks'.B12"/>
            <calcext:condition calcext:apply-style-name="Excel_CondFormat_3_1_2" calcext:value="formula-is([$'Product Tasks'.$C12]=&quot;Ongoing&quot;)" calcext:base-cell-address="'Product Tasks'.B12"/>
            <calcext:condition calcext:apply-style-name="Excel_CondFormat_3_1_3" calcext:value="formula-is([$'Product Tasks'.$C12]=&quot;Removed&quot;)" calcext:base-cell-address="'Product Tasks'.B12"/>
          </calcext:conditional-format>
        </calcext:conditional-formats>
      </table:table>
      <table:table table:name="Sprint 1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6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11" table:number-columns-repeated="994" table:default-cell-style-name="Default"/>
        <table:table-row table:style-name="ro4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1'.AE8" table:end-x="4.14pt" table:end-y="10.52pt" draw:z-index="0" draw:name="Chart 2" draw:style-name="gr6" draw:text-style-name="P4" svg:width="748.54pt" svg:height="102.02pt" svg:x="40.96pt" svg:y="3.03pt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1'.A8" table:end-x="144.28pt" table:end-y="2.27pt" draw:z-index="1" draw:name="Button 1" draw:style-name="gr1" draw:text-style-name="P1" svg:width="124.5pt" svg:height="21.03pt" svg:x="19.79pt" svg:y="6.77pt" draw:control="control4">
              <svg:desc>Sort Sprint Tasks</svg:desc>
            </draw:control>
            <draw:control table:end-cell-address="'Sprint 1'.C8" table:end-x="18.6pt" table:end-y="2.27pt" draw:z-index="2" draw:name="Button 2" draw:style-name="gr1" draw:text-style-name="P1" svg:width="144.71pt" svg:height="21.03pt" svg:x="166.37pt" svg:y="6.77pt" draw:control="control5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128.75pt" svg:height="107.26pt" svg:x="223.46pt" svg:y="105pt" draw:caption-point-x="21.15pt" draw:caption-point-y="2.52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5" calcext:value-type="float">
            <text:p>5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5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2" table:formula="of:=SUM(OFFSET([.E14];1;0;TaskRows;1))" office:value-type="float" office:value="105" calcext:value-type="float">
            <text:p>105</text:p>
          </table:table-cell>
          <table:table-cell table:style-name="ce175" table:formula="of:=IF(AND(SUM(OFFSET([.F14];1;0;TaskRows;1))=0);0;SUM(OFFSET([.F14];1;0;TaskRows;1)))" office:value-type="float" office:value="98" calcext:value-type="float">
            <text:p>98</text:p>
          </table:table-cell>
          <table:table-cell table:style-name="ce175" table:formula="of:=IF(AND(SUM(OFFSET([.G14];1;0;TaskRows;1))=0);0;SUM(OFFSET([.G14];1;0;TaskRows;1)))" office:value-type="float" office:value="98" calcext:value-type="float">
            <text:p>98</text:p>
          </table:table-cell>
          <table:table-cell table:style-name="ce175" table:formula="of:=IF(AND(SUM(OFFSET([.H14];1;0;TaskRows;1))=0);0;SUM(OFFSET([.H14];1;0;TaskRows;1)))" office:value-type="float" office:value="98" calcext:value-type="float">
            <text:p>98</text:p>
          </table:table-cell>
          <table:table-cell table:style-name="ce175" table:formula="of:=IF(AND(SUM(OFFSET([.I14];1;0;TaskRows;1))=0);0;SUM(OFFSET([.I14];1;0;TaskRows;1)))" office:value-type="float" office:value="98" calcext:value-type="float">
            <text:p>98</text:p>
          </table:table-cell>
          <table:table-cell table:style-name="ce175" table:formula="of:=IF(AND(SUM(OFFSET([.J14];1;0;TaskRows;1))=0);0;SUM(OFFSET([.J14];1;0;TaskRows;1)))" office:value-type="float" office:value="98" calcext:value-type="float">
            <text:p>98</text:p>
          </table:table-cell>
          <table:table-cell table:style-name="ce175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75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75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75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75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75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75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75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75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75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75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75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75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75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75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46])=0;1;COUNTA([.A15:.A246]))" office:value-type="float" office:value="21" calcext:value-type="float">
            <text:p>2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105" calcext:value-type="float">
            <text:p>1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>
            <text:p/>
          </table:table-cell>
          <table:table-cell table:style-name="ce165" table:formula="of:=IF([.$B$9]&gt;[.K14];[.K14]+1;&quot;&quot;)">
            <text:p/>
          </table:table-cell>
          <table:table-cell table:style-name="ce165" table:formula="of:=IF([.$B$9]&gt;[.L14];[.L14]+1;&quot;&quot;)">
            <text:p/>
          </table:table-cell>
          <table:table-cell table:style-name="ce165" table:formula="of:=IF([.$B$9]&gt;[.M14];[.M14]+1;&quot;&quot;)">
            <text:p/>
          </table:table-cell>
          <table:table-cell table:style-name="ce165" table:formula="of:=IF([.$B$9]&gt;[.N14];[.N14]+1;&quot;&quot;)">
            <text:p/>
          </table:table-cell>
          <table:table-cell table:style-name="ce165" table:formula="of:=IF([.$B$9]&gt;[.O14];[.O14]+1;&quot;&quot;)">
            <text:p/>
          </table:table-cell>
          <table:table-cell table:style-name="ce165" table:formula="of:=IF([.$B$9]&gt;[.P14];[.P14]+1;&quot;&quot;)">
            <text:p/>
          </table:table-cell>
          <table:table-cell table:style-name="ce165" table:formula="of:=IF([.$B$9]&gt;[.Q14];[.Q14]+1;&quot;&quot;)">
            <text:p/>
          </table:table-cell>
          <table:table-cell table:style-name="ce165" table:formula="of:=IF([.$B$9]&gt;[.R14];[.R14]+1;&quot;&quot;)">
            <text:p/>
          </table:table-cell>
          <table:table-cell table:style-name="ce165" table:formula="of:=IF([.$B$9]&gt;[.S14];[.S14]+1;&quot;&quot;)">
            <text:p/>
          </table:table-cell>
          <table:table-cell table:style-name="ce165" table:formula="of:=IF([.$B$9]&gt;[.T14];[.T14]+1;&quot;&quot;)">
            <text:p/>
          </table:table-cell>
          <table:table-cell table:style-name="ce165" table:formula="of:=IF([.$B$9]&gt;[.U14];[.U14]+1;&quot;&quot;)">
            <text:p/>
          </table:table-cell>
          <table:table-cell table:style-name="ce165" table:formula="of:=IF([.$B$9]&gt;[.V14];[.V14]+1;&quot;&quot;)">
            <text:p/>
          </table:table-cell>
          <table:table-cell table:style-name="ce165" table:formula="of:=IF([.$B$9]&gt;[.W14];[.W14]+1;&quot;&quot;)">
            <text:p/>
          </table:table-cell>
          <table:table-cell table:style-name="ce165" table:formula="of:=IF([.$B$9]&gt;[.X14];[.X14]+1;&quot;&quot;)">
            <text:p/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Spring esimerkin integrointi Siriin – fi.siri.kaytt</text:p>
          </table:table-cell>
          <table:table-cell table:style-name="ce100" office:value-type="float" office:value="1.1" calcext:value-type="float">
            <text:p>1.1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15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table:formula="of:=IF(OR([.F$14]=&quot;&quot;;[.$E15]=&quot;&quot;);&quot;&quot;;[.E15])" office:value-type="float" office:value="15" calcext:value-type="float">
            <text:p>15</text:p>
          </table:table-cell>
          <table:table-cell table:style-name="ce173" table:formula="of:=IF(OR([.G$14]=&quot;&quot;;[.$E15]=&quot;&quot;);&quot;&quot;;[.F15])" office:value-type="float" office:value="15" calcext:value-type="float">
            <text:p>15</text:p>
          </table:table-cell>
          <table:table-cell table:style-name="ce173" table:formula="of:=IF(OR([.H$14]=&quot;&quot;;[.$E15]=&quot;&quot;);&quot;&quot;;[.G15])" office:value-type="float" office:value="15" calcext:value-type="float">
            <text:p>15</text:p>
          </table:table-cell>
          <table:table-cell table:style-name="ce173" table:formula="of:=IF(OR([.I$14]=&quot;&quot;;[.$E15]=&quot;&quot;);&quot;&quot;;[.H15])" office:value-type="float" office:value="15" calcext:value-type="float">
            <text:p>15</text:p>
          </table:table-cell>
          <table:table-cell table:style-name="ce173" table:formula="of:=IF(OR([.J$14]=&quot;&quot;;[.$E15]=&quot;&quot;);&quot;&quot;;[.I15])" office:value-type="float" office:value="15" calcext:value-type="float">
            <text:p>15</text:p>
          </table:table-cell>
          <table:table-cell table:style-name="ce173" table:formula="of:=IF(OR([.K$14]=&quot;&quot;;[.$E15]=&quot;&quot;);&quot;&quot;;[.J15])">
            <text:p/>
          </table:table-cell>
          <table:table-cell table:style-name="ce173" table:formula="of:=IF(OR([.L$14]=&quot;&quot;;[.$E15]=&quot;&quot;);&quot;&quot;;[.K15])">
            <text:p/>
          </table:table-cell>
          <table:table-cell table:style-name="ce173" table:formula="of:=IF(OR([.M$14]=&quot;&quot;;[.$E15]=&quot;&quot;);&quot;&quot;;[.L15])">
            <text:p/>
          </table:table-cell>
          <table:table-cell table:style-name="ce173" table:formula="of:=IF(OR([.N$14]=&quot;&quot;;[.$E15]=&quot;&quot;);&quot;&quot;;[.M15])">
            <text:p/>
          </table:table-cell>
          <table:table-cell table:style-name="ce173" table:formula="of:=IF(OR([.O$14]=&quot;&quot;;[.$E15]=&quot;&quot;);&quot;&quot;;[.N15])">
            <text:p/>
          </table:table-cell>
          <table:table-cell table:style-name="ce173" table:formula="of:=IF(OR([.P$14]=&quot;&quot;;[.$E15]=&quot;&quot;);&quot;&quot;;[.O15])">
            <text:p/>
          </table:table-cell>
          <table:table-cell table:style-name="ce173" table:formula="of:=IF(OR([.Q$14]=&quot;&quot;;[.$E15]=&quot;&quot;);&quot;&quot;;[.P15])">
            <text:p/>
          </table:table-cell>
          <table:table-cell table:style-name="ce173" table:formula="of:=IF(OR([.R$14]=&quot;&quot;;[.$E15]=&quot;&quot;);&quot;&quot;;[.Q15])">
            <text:p/>
          </table:table-cell>
          <table:table-cell table:style-name="ce173" table:formula="of:=IF(OR([.S$14]=&quot;&quot;;[.$E15]=&quot;&quot;);&quot;&quot;;[.R15])">
            <text:p/>
          </table:table-cell>
          <table:table-cell table:style-name="ce173" table:formula="of:=IF(OR([.T$14]=&quot;&quot;;[.$E15]=&quot;&quot;);&quot;&quot;;[.S15])">
            <text:p/>
          </table:table-cell>
          <table:table-cell table:style-name="ce173" table:formula="of:=IF(OR([.U$14]=&quot;&quot;;[.$E15]=&quot;&quot;);&quot;&quot;;[.T15])">
            <text:p/>
          </table:table-cell>
          <table:table-cell table:style-name="ce173" table:formula="of:=IF(OR([.V$14]=&quot;&quot;;[.$E15]=&quot;&quot;);&quot;&quot;;[.U15])">
            <text:p/>
          </table:table-cell>
          <table:table-cell table:style-name="ce173" table:formula="of:=IF(OR([.W$14]=&quot;&quot;;[.$E15]=&quot;&quot;);&quot;&quot;;[.V15])">
            <text:p/>
          </table:table-cell>
          <table:table-cell table:style-name="ce173" table:formula="of:=IF(OR([.X$14]=&quot;&quot;;[.$E15]=&quot;&quot;);&quot;&quot;;[.W15])">
            <text:p/>
          </table:table-cell>
          <table:table-cell table:style-name="ce173" table:formula="of:=IF(OR([.Y$14]=&quot;&quot;;[.$E15]=&quot;&quot;);&quot;&quot;;[.X15])">
            <text:p/>
          </table:table-cell>
          <table:table-cell table:style-name="ce173" table:formula="of:=IF(OR([.Z$14]=&quot;&quot;;[.$E15]=&quot;&quot;);&quot;&quot;;[.Y15])">
            <text:p/>
          </table:table-cell>
          <table:table-cell table:style-name="ce173" table:formula="of:=IF(OR([.AA$14]=&quot;&quot;;[.$E15]=&quot;&quot;);&quot;&quot;;[.Z15])">
            <text:p/>
          </table:table-cell>
          <table:table-cell table:style-name="ce173" table:formula="of:=IF(OR([.AB$14]=&quot;&quot;;[.$E15]=&quot;&quot;);&quot;&quot;;[.AA15])">
            <text:p/>
          </table:table-cell>
          <table:table-cell table:style-name="ce173" table:formula="of:=IF(OR([.AC$14]=&quot;&quot;;[.$E15]=&quot;&quot;);&quot;&quot;;[.AB15])">
            <text:p/>
          </table:table-cell>
          <table:table-cell table:style-name="ce173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JPA:n lisäys erimerkkiluokkiin</text:p>
          </table:table-cell>
          <table:table-cell table:style-name="ce100" office:value-type="float" office:value="1.2" calcext:value-type="float">
            <text:p>1.2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16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formula="of:=IF(OR([.F$14]=&quot;&quot;;[.$E16]=&quot;&quot;);&quot;&quot;;[.E16])" office:value-type="float" office:value="3" calcext:value-type="float">
            <text:p>3</text:p>
          </table:table-cell>
          <table:table-cell table:style-name="ce173" table:formula="of:=IF(OR([.G$14]=&quot;&quot;;[.$E16]=&quot;&quot;);&quot;&quot;;[.F16])" office:value-type="float" office:value="3" calcext:value-type="float">
            <text:p>3</text:p>
          </table:table-cell>
          <table:table-cell table:style-name="ce173" table:formula="of:=IF(OR([.H$14]=&quot;&quot;;[.$E16]=&quot;&quot;);&quot;&quot;;[.G16])" office:value-type="float" office:value="3" calcext:value-type="float">
            <text:p>3</text:p>
          </table:table-cell>
          <table:table-cell table:style-name="ce173" table:formula="of:=IF(OR([.I$14]=&quot;&quot;;[.$E16]=&quot;&quot;);&quot;&quot;;[.H16])" office:value-type="float" office:value="3" calcext:value-type="float">
            <text:p>3</text:p>
          </table:table-cell>
          <table:table-cell table:style-name="ce173" table:formula="of:=IF(OR([.J$14]=&quot;&quot;;[.$E16]=&quot;&quot;);&quot;&quot;;[.I16])" office:value-type="float" office:value="3" calcext:value-type="float">
            <text:p>3</text:p>
          </table:table-cell>
          <table:table-cell table:style-name="ce173" table:formula="of:=IF(OR([.K$14]=&quot;&quot;;[.$E16]=&quot;&quot;);&quot;&quot;;[.J16])">
            <text:p/>
          </table:table-cell>
          <table:table-cell table:style-name="ce173" table:formula="of:=IF(OR([.L$14]=&quot;&quot;;[.$E16]=&quot;&quot;);&quot;&quot;;[.K16])">
            <text:p/>
          </table:table-cell>
          <table:table-cell table:style-name="ce173" table:formula="of:=IF(OR([.M$14]=&quot;&quot;;[.$E16]=&quot;&quot;);&quot;&quot;;[.L16])">
            <text:p/>
          </table:table-cell>
          <table:table-cell table:style-name="ce173" table:formula="of:=IF(OR([.N$14]=&quot;&quot;;[.$E16]=&quot;&quot;);&quot;&quot;;[.M16])">
            <text:p/>
          </table:table-cell>
          <table:table-cell table:style-name="ce173" table:formula="of:=IF(OR([.O$14]=&quot;&quot;;[.$E16]=&quot;&quot;);&quot;&quot;;[.N16])">
            <text:p/>
          </table:table-cell>
          <table:table-cell table:style-name="ce173" table:formula="of:=IF(OR([.P$14]=&quot;&quot;;[.$E16]=&quot;&quot;);&quot;&quot;;[.O16])">
            <text:p/>
          </table:table-cell>
          <table:table-cell table:style-name="ce173" table:formula="of:=IF(OR([.Q$14]=&quot;&quot;;[.$E16]=&quot;&quot;);&quot;&quot;;[.P16])">
            <text:p/>
          </table:table-cell>
          <table:table-cell table:style-name="ce173" table:formula="of:=IF(OR([.R$14]=&quot;&quot;;[.$E16]=&quot;&quot;);&quot;&quot;;[.Q16])">
            <text:p/>
          </table:table-cell>
          <table:table-cell table:style-name="ce173" table:formula="of:=IF(OR([.S$14]=&quot;&quot;;[.$E16]=&quot;&quot;);&quot;&quot;;[.R16])">
            <text:p/>
          </table:table-cell>
          <table:table-cell table:style-name="ce173" table:formula="of:=IF(OR([.T$14]=&quot;&quot;;[.$E16]=&quot;&quot;);&quot;&quot;;[.S16])">
            <text:p/>
          </table:table-cell>
          <table:table-cell table:style-name="ce173" table:formula="of:=IF(OR([.U$14]=&quot;&quot;;[.$E16]=&quot;&quot;);&quot;&quot;;[.T16])">
            <text:p/>
          </table:table-cell>
          <table:table-cell table:style-name="ce173" table:formula="of:=IF(OR([.V$14]=&quot;&quot;;[.$E16]=&quot;&quot;);&quot;&quot;;[.U16])">
            <text:p/>
          </table:table-cell>
          <table:table-cell table:style-name="ce173" table:formula="of:=IF(OR([.W$14]=&quot;&quot;;[.$E16]=&quot;&quot;);&quot;&quot;;[.V16])">
            <text:p/>
          </table:table-cell>
          <table:table-cell table:style-name="ce173" table:formula="of:=IF(OR([.X$14]=&quot;&quot;;[.$E16]=&quot;&quot;);&quot;&quot;;[.W16])">
            <text:p/>
          </table:table-cell>
          <table:table-cell table:style-name="ce173" table:formula="of:=IF(OR([.Y$14]=&quot;&quot;;[.$E16]=&quot;&quot;);&quot;&quot;;[.X16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59" office:value-type="string" calcext:value-type="string">
            <text:p>JSP sivun muutos</text:p>
          </table:table-cell>
          <table:table-cell table:style-name="ce100" office:value-type="float" office:value="1.3" calcext:value-type="float">
            <text:p>1.3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17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formula="of:=IF(OR([.F$14]=&quot;&quot;;[.$E17]=&quot;&quot;);&quot;&quot;;[.E17])" office:value-type="float" office:value="1" calcext:value-type="float">
            <text:p>1</text:p>
          </table:table-cell>
          <table:table-cell table:style-name="ce173" table:formula="of:=IF(OR([.G$14]=&quot;&quot;;[.$E17]=&quot;&quot;);&quot;&quot;;[.F17])" office:value-type="float" office:value="1" calcext:value-type="float">
            <text:p>1</text:p>
          </table:table-cell>
          <table:table-cell table:style-name="ce173" table:formula="of:=IF(OR([.H$14]=&quot;&quot;;[.$E17]=&quot;&quot;);&quot;&quot;;[.G17])" office:value-type="float" office:value="1" calcext:value-type="float">
            <text:p>1</text:p>
          </table:table-cell>
          <table:table-cell table:style-name="ce173" table:formula="of:=IF(OR([.I$14]=&quot;&quot;;[.$E17]=&quot;&quot;);&quot;&quot;;[.H17])" office:value-type="float" office:value="1" calcext:value-type="float">
            <text:p>1</text:p>
          </table:table-cell>
          <table:table-cell table:style-name="ce173" table:formula="of:=IF(OR([.J$14]=&quot;&quot;;[.$E17]=&quot;&quot;);&quot;&quot;;[.I17])" office:value-type="float" office:value="1" calcext:value-type="float">
            <text:p>1</text:p>
          </table:table-cell>
          <table:table-cell table:style-name="ce173" table:formula="of:=IF(OR([.K$14]=&quot;&quot;;[.$E17]=&quot;&quot;);&quot;&quot;;[.J17])">
            <text:p/>
          </table:table-cell>
          <table:table-cell table:style-name="ce173" table:formula="of:=IF(OR([.L$14]=&quot;&quot;;[.$E17]=&quot;&quot;);&quot;&quot;;[.K17])">
            <text:p/>
          </table:table-cell>
          <table:table-cell table:style-name="ce173" table:formula="of:=IF(OR([.M$14]=&quot;&quot;;[.$E17]=&quot;&quot;);&quot;&quot;;[.L17])">
            <text:p/>
          </table:table-cell>
          <table:table-cell table:style-name="ce173" table:formula="of:=IF(OR([.N$14]=&quot;&quot;;[.$E17]=&quot;&quot;);&quot;&quot;;[.M17])">
            <text:p/>
          </table:table-cell>
          <table:table-cell table:style-name="ce173" table:formula="of:=IF(OR([.O$14]=&quot;&quot;;[.$E17]=&quot;&quot;);&quot;&quot;;[.N17])">
            <text:p/>
          </table:table-cell>
          <table:table-cell table:style-name="ce173" table:formula="of:=IF(OR([.P$14]=&quot;&quot;;[.$E17]=&quot;&quot;);&quot;&quot;;[.O17])">
            <text:p/>
          </table:table-cell>
          <table:table-cell table:style-name="ce173" table:formula="of:=IF(OR([.Q$14]=&quot;&quot;;[.$E17]=&quot;&quot;);&quot;&quot;;[.P17])">
            <text:p/>
          </table:table-cell>
          <table:table-cell table:style-name="ce173" table:formula="of:=IF(OR([.R$14]=&quot;&quot;;[.$E17]=&quot;&quot;);&quot;&quot;;[.Q17])">
            <text:p/>
          </table:table-cell>
          <table:table-cell table:style-name="ce173" table:formula="of:=IF(OR([.S$14]=&quot;&quot;;[.$E17]=&quot;&quot;);&quot;&quot;;[.R17])">
            <text:p/>
          </table:table-cell>
          <table:table-cell table:style-name="ce173" table:formula="of:=IF(OR([.T$14]=&quot;&quot;;[.$E17]=&quot;&quot;);&quot;&quot;;[.S17])">
            <text:p/>
          </table:table-cell>
          <table:table-cell table:style-name="ce173" table:formula="of:=IF(OR([.U$14]=&quot;&quot;;[.$E17]=&quot;&quot;);&quot;&quot;;[.T17])">
            <text:p/>
          </table:table-cell>
          <table:table-cell table:style-name="ce173" table:formula="of:=IF(OR([.V$14]=&quot;&quot;;[.$E17]=&quot;&quot;);&quot;&quot;;[.U17])">
            <text:p/>
          </table:table-cell>
          <table:table-cell table:style-name="ce173" table:formula="of:=IF(OR([.W$14]=&quot;&quot;;[.$E17]=&quot;&quot;);&quot;&quot;;[.V17])">
            <text:p/>
          </table:table-cell>
          <table:table-cell table:style-name="ce173" table:formula="of:=IF(OR([.X$14]=&quot;&quot;;[.$E17]=&quot;&quot;);&quot;&quot;;[.W17])">
            <text:p/>
          </table:table-cell>
          <table:table-cell table:style-name="ce173" table:formula="of:=IF(OR([.Y$14]=&quot;&quot;;[.$E17]=&quot;&quot;);&quot;&quot;;[.X17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60" office:value-type="string" calcext:value-type="string">
            <text:p>Testaus</text:p>
          </table:table-cell>
          <table:table-cell table:style-name="ce100" office:value-type="float" office:value="1.4" calcext:value-type="float">
            <text:p>1.4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18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18]=&quot;&quot;);&quot;&quot;;[.E18])" office:value-type="float" office:value="10" calcext:value-type="float">
            <text:p>10</text:p>
          </table:table-cell>
          <table:table-cell table:style-name="ce173" table:formula="of:=IF(OR([.G$14]=&quot;&quot;;[.$E18]=&quot;&quot;);&quot;&quot;;[.F18])" office:value-type="float" office:value="10" calcext:value-type="float">
            <text:p>10</text:p>
          </table:table-cell>
          <table:table-cell table:style-name="ce173" table:formula="of:=IF(OR([.H$14]=&quot;&quot;;[.$E18]=&quot;&quot;);&quot;&quot;;[.G18])" office:value-type="float" office:value="10" calcext:value-type="float">
            <text:p>10</text:p>
          </table:table-cell>
          <table:table-cell table:style-name="ce173" table:formula="of:=IF(OR([.I$14]=&quot;&quot;;[.$E18]=&quot;&quot;);&quot;&quot;;[.H18])" office:value-type="float" office:value="10" calcext:value-type="float">
            <text:p>10</text:p>
          </table:table-cell>
          <table:table-cell table:style-name="ce173" table:formula="of:=IF(OR([.J$14]=&quot;&quot;;[.$E18]=&quot;&quot;);&quot;&quot;;[.I18])" office:value-type="float" office:value="10" calcext:value-type="float">
            <text:p>10</text:p>
          </table:table-cell>
          <table:table-cell table:style-name="ce173" table:formula="of:=IF(OR([.K$14]=&quot;&quot;;[.$E18]=&quot;&quot;);&quot;&quot;;[.J18])">
            <text:p/>
          </table:table-cell>
          <table:table-cell table:style-name="ce173" table:formula="of:=IF(OR([.L$14]=&quot;&quot;;[.$E18]=&quot;&quot;);&quot;&quot;;[.K18])">
            <text:p/>
          </table:table-cell>
          <table:table-cell table:style-name="ce173" table:formula="of:=IF(OR([.M$14]=&quot;&quot;;[.$E18]=&quot;&quot;);&quot;&quot;;[.L18])">
            <text:p/>
          </table:table-cell>
          <table:table-cell table:style-name="ce173" table:formula="of:=IF(OR([.N$14]=&quot;&quot;;[.$E18]=&quot;&quot;);&quot;&quot;;[.M18])">
            <text:p/>
          </table:table-cell>
          <table:table-cell table:style-name="ce173" table:formula="of:=IF(OR([.O$14]=&quot;&quot;;[.$E18]=&quot;&quot;);&quot;&quot;;[.N18])">
            <text:p/>
          </table:table-cell>
          <table:table-cell table:style-name="ce173" table:formula="of:=IF(OR([.P$14]=&quot;&quot;;[.$E18]=&quot;&quot;);&quot;&quot;;[.O18])">
            <text:p/>
          </table:table-cell>
          <table:table-cell table:style-name="ce173" table:formula="of:=IF(OR([.Q$14]=&quot;&quot;;[.$E18]=&quot;&quot;);&quot;&quot;;[.P18])">
            <text:p/>
          </table:table-cell>
          <table:table-cell table:style-name="ce173" table:formula="of:=IF(OR([.R$14]=&quot;&quot;;[.$E18]=&quot;&quot;);&quot;&quot;;[.Q18])">
            <text:p/>
          </table:table-cell>
          <table:table-cell table:style-name="ce173" table:formula="of:=IF(OR([.S$14]=&quot;&quot;;[.$E18]=&quot;&quot;);&quot;&quot;;[.R18])">
            <text:p/>
          </table:table-cell>
          <table:table-cell table:style-name="ce173" table:formula="of:=IF(OR([.T$14]=&quot;&quot;;[.$E18]=&quot;&quot;);&quot;&quot;;[.S18])">
            <text:p/>
          </table:table-cell>
          <table:table-cell table:style-name="ce173" table:formula="of:=IF(OR([.U$14]=&quot;&quot;;[.$E18]=&quot;&quot;);&quot;&quot;;[.T18])">
            <text:p/>
          </table:table-cell>
          <table:table-cell table:style-name="ce173" table:formula="of:=IF(OR([.V$14]=&quot;&quot;;[.$E18]=&quot;&quot;);&quot;&quot;;[.U18])">
            <text:p/>
          </table:table-cell>
          <table:table-cell table:style-name="ce173" table:formula="of:=IF(OR([.W$14]=&quot;&quot;;[.$E18]=&quot;&quot;);&quot;&quot;;[.V18])">
            <text:p/>
          </table:table-cell>
          <table:table-cell table:style-name="ce173" table:formula="of:=IF(OR([.X$14]=&quot;&quot;;[.$E18]=&quot;&quot;);&quot;&quot;;[.W18])">
            <text:p/>
          </table:table-cell>
          <table:table-cell table:style-name="ce173" table:formula="of:=IF(OR([.Y$14]=&quot;&quot;;[.$E18]=&quot;&quot;);&quot;&quot;;[.X18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60" office:value-type="string" calcext:value-type="string">
            <text:p>Siri logo</text:p>
          </table:table-cell>
          <table:table-cell table:style-name="ce100" office:value-type="float" office:value="1.5" calcext:value-type="float">
            <text:p>1.5</text:p>
          </table:table-cell>
          <table:table-cell table:style-name="ce167" office:value-type="string" calcext:value-type="string">
            <text:p>Kari</text:p>
          </table:table-cell>
          <table:table-cell table:style-name="ce169" table:content-validation-name="val3" office:value-type="string" calcext:value-type="string">
            <text:p>Don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G$14]=&quot;&quot;;[.$E19]=&quot;&quot;);&quot;&quot;;[.F19])" office:value-type="float" office:value="0" calcext:value-type="float">
            <text:p>0</text:p>
          </table:table-cell>
          <table:table-cell table:style-name="ce173" table:formula="of:=IF(OR([.H$14]=&quot;&quot;;[.$E19]=&quot;&quot;);&quot;&quot;;[.G19])" office:value-type="float" office:value="0" calcext:value-type="float">
            <text:p>0</text:p>
          </table:table-cell>
          <table:table-cell table:style-name="ce173" table:formula="of:=IF(OR([.I$14]=&quot;&quot;;[.$E19]=&quot;&quot;);&quot;&quot;;[.H19])" office:value-type="float" office:value="0" calcext:value-type="float">
            <text:p>0</text:p>
          </table:table-cell>
          <table:table-cell table:style-name="ce173" table:formula="of:=IF(OR([.J$14]=&quot;&quot;;[.$E19]=&quot;&quot;);&quot;&quot;;[.I19])" office:value-type="float" office:value="0" calcext:value-type="float">
            <text:p>0</text:p>
          </table:table-cell>
          <table:table-cell table:style-name="ce173" table:formula="of:=IF(OR([.K$14]=&quot;&quot;;[.$E19]=&quot;&quot;);&quot;&quot;;[.J19])">
            <text:p/>
          </table:table-cell>
          <table:table-cell table:style-name="ce173" table:formula="of:=IF(OR([.L$14]=&quot;&quot;;[.$E19]=&quot;&quot;);&quot;&quot;;[.K19])">
            <text:p/>
          </table:table-cell>
          <table:table-cell table:style-name="ce173" table:formula="of:=IF(OR([.M$14]=&quot;&quot;;[.$E19]=&quot;&quot;);&quot;&quot;;[.L19])">
            <text:p/>
          </table:table-cell>
          <table:table-cell table:style-name="ce173" table:formula="of:=IF(OR([.N$14]=&quot;&quot;;[.$E19]=&quot;&quot;);&quot;&quot;;[.M19])">
            <text:p/>
          </table:table-cell>
          <table:table-cell table:style-name="ce173" table:formula="of:=IF(OR([.O$14]=&quot;&quot;;[.$E19]=&quot;&quot;);&quot;&quot;;[.N19])">
            <text:p/>
          </table:table-cell>
          <table:table-cell table:style-name="ce173" table:formula="of:=IF(OR([.P$14]=&quot;&quot;;[.$E19]=&quot;&quot;);&quot;&quot;;[.O19])">
            <text:p/>
          </table:table-cell>
          <table:table-cell table:style-name="ce173" table:formula="of:=IF(OR([.Q$14]=&quot;&quot;;[.$E19]=&quot;&quot;);&quot;&quot;;[.P19])">
            <text:p/>
          </table:table-cell>
          <table:table-cell table:style-name="ce173" table:formula="of:=IF(OR([.R$14]=&quot;&quot;;[.$E19]=&quot;&quot;);&quot;&quot;;[.Q19])">
            <text:p/>
          </table:table-cell>
          <table:table-cell table:style-name="ce173" table:formula="of:=IF(OR([.S$14]=&quot;&quot;;[.$E19]=&quot;&quot;);&quot;&quot;;[.R19])">
            <text:p/>
          </table:table-cell>
          <table:table-cell table:style-name="ce173" table:formula="of:=IF(OR([.T$14]=&quot;&quot;;[.$E19]=&quot;&quot;);&quot;&quot;;[.S19])">
            <text:p/>
          </table:table-cell>
          <table:table-cell table:style-name="ce173" table:formula="of:=IF(OR([.U$14]=&quot;&quot;;[.$E19]=&quot;&quot;);&quot;&quot;;[.T19])">
            <text:p/>
          </table:table-cell>
          <table:table-cell table:style-name="ce173" table:formula="of:=IF(OR([.V$14]=&quot;&quot;;[.$E19]=&quot;&quot;);&quot;&quot;;[.U19])">
            <text:p/>
          </table:table-cell>
          <table:table-cell table:style-name="ce173" table:formula="of:=IF(OR([.W$14]=&quot;&quot;;[.$E19]=&quot;&quot;);&quot;&quot;;[.V19])">
            <text:p/>
          </table:table-cell>
          <table:table-cell table:style-name="ce173" table:formula="of:=IF(OR([.X$14]=&quot;&quot;;[.$E19]=&quot;&quot;);&quot;&quot;;[.W19])">
            <text:p/>
          </table:table-cell>
          <table:table-cell table:style-name="ce173" table:formula="of:=IF(OR([.Y$14]=&quot;&quot;;[.$E19]=&quot;&quot;);&quot;&quot;;[.X19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59" office:value-type="string" calcext:value-type="string">
            <text:p>Projektin pääsivu</text:p>
          </table:table-cell>
          <table:table-cell table:style-name="ce100" office:value-type="float" office:value="1.6" calcext:value-type="float">
            <text:p>1.6</text:p>
          </table:table-cell>
          <table:table-cell table:style-name="ce167" office:value-type="string" calcext:value-type="string">
            <text:p>Kari &amp; Mika</text:p>
          </table:table-cell>
          <table:table-cell table:style-name="ce169" table:content-validation-name="val3" table:formula="of:=IF([.A20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7" calcext:value-type="float">
            <text:p>7</text:p>
          </table:table-cell>
          <table:table-cell table:style-name="ce173" table:formula="of:=IF(OR([.F$14]=&quot;&quot;;[.$E20]=&quot;&quot;);&quot;&quot;;[.E20])" office:value-type="float" office:value="7" calcext:value-type="float">
            <text:p>7</text:p>
          </table:table-cell>
          <table:table-cell table:style-name="ce173" table:formula="of:=IF(OR([.G$14]=&quot;&quot;;[.$E20]=&quot;&quot;);&quot;&quot;;[.F20])" office:value-type="float" office:value="7" calcext:value-type="float">
            <text:p>7</text:p>
          </table:table-cell>
          <table:table-cell table:style-name="ce173" table:formula="of:=IF(OR([.H$14]=&quot;&quot;;[.$E20]=&quot;&quot;);&quot;&quot;;[.G20])" office:value-type="float" office:value="7" calcext:value-type="float">
            <text:p>7</text:p>
          </table:table-cell>
          <table:table-cell table:style-name="ce173" table:formula="of:=IF(OR([.I$14]=&quot;&quot;;[.$E20]=&quot;&quot;);&quot;&quot;;[.H20])" office:value-type="float" office:value="7" calcext:value-type="float">
            <text:p>7</text:p>
          </table:table-cell>
          <table:table-cell table:style-name="ce173" table:formula="of:=IF(OR([.J$14]=&quot;&quot;;[.$E20]=&quot;&quot;);&quot;&quot;;[.I20])" office:value-type="float" office:value="7" calcext:value-type="float">
            <text:p>7</text:p>
          </table:table-cell>
          <table:table-cell table:style-name="ce173" table:formula="of:=IF(OR([.K$14]=&quot;&quot;;[.$E20]=&quot;&quot;);&quot;&quot;;[.J20])">
            <text:p/>
          </table:table-cell>
          <table:table-cell table:style-name="ce173" table:formula="of:=IF(OR([.L$14]=&quot;&quot;;[.$E20]=&quot;&quot;);&quot;&quot;;[.K20])">
            <text:p/>
          </table:table-cell>
          <table:table-cell table:style-name="ce173" table:formula="of:=IF(OR([.M$14]=&quot;&quot;;[.$E20]=&quot;&quot;);&quot;&quot;;[.L20])">
            <text:p/>
          </table:table-cell>
          <table:table-cell table:style-name="ce173" table:formula="of:=IF(OR([.N$14]=&quot;&quot;;[.$E20]=&quot;&quot;);&quot;&quot;;[.M20])">
            <text:p/>
          </table:table-cell>
          <table:table-cell table:style-name="ce173" table:formula="of:=IF(OR([.O$14]=&quot;&quot;;[.$E20]=&quot;&quot;);&quot;&quot;;[.N20])">
            <text:p/>
          </table:table-cell>
          <table:table-cell table:style-name="ce173" table:formula="of:=IF(OR([.P$14]=&quot;&quot;;[.$E20]=&quot;&quot;);&quot;&quot;;[.O20])">
            <text:p/>
          </table:table-cell>
          <table:table-cell table:style-name="ce173" table:formula="of:=IF(OR([.Q$14]=&quot;&quot;;[.$E20]=&quot;&quot;);&quot;&quot;;[.P20])">
            <text:p/>
          </table:table-cell>
          <table:table-cell table:style-name="ce173" table:formula="of:=IF(OR([.R$14]=&quot;&quot;;[.$E20]=&quot;&quot;);&quot;&quot;;[.Q20])">
            <text:p/>
          </table:table-cell>
          <table:table-cell table:style-name="ce173" table:formula="of:=IF(OR([.S$14]=&quot;&quot;;[.$E20]=&quot;&quot;);&quot;&quot;;[.R20])">
            <text:p/>
          </table:table-cell>
          <table:table-cell table:style-name="ce173" table:formula="of:=IF(OR([.T$14]=&quot;&quot;;[.$E20]=&quot;&quot;);&quot;&quot;;[.S20])">
            <text:p/>
          </table:table-cell>
          <table:table-cell table:style-name="ce173" table:formula="of:=IF(OR([.U$14]=&quot;&quot;;[.$E20]=&quot;&quot;);&quot;&quot;;[.T20])">
            <text:p/>
          </table:table-cell>
          <table:table-cell table:style-name="ce173" table:formula="of:=IF(OR([.V$14]=&quot;&quot;;[.$E20]=&quot;&quot;);&quot;&quot;;[.U20])">
            <text:p/>
          </table:table-cell>
          <table:table-cell table:style-name="ce173" table:formula="of:=IF(OR([.W$14]=&quot;&quot;;[.$E20]=&quot;&quot;);&quot;&quot;;[.V20])">
            <text:p/>
          </table:table-cell>
          <table:table-cell table:style-name="ce173" table:formula="of:=IF(OR([.X$14]=&quot;&quot;;[.$E20]=&quot;&quot;);&quot;&quot;;[.W20])">
            <text:p/>
          </table:table-cell>
          <table:table-cell table:style-name="ce173" table:formula="of:=IF(OR([.Y$14]=&quot;&quot;;[.$E20]=&quot;&quot;);&quot;&quot;;[.X20])">
            <text:p/>
          </table:table-cell>
          <table:table-cell table:style-name="ce173" table:number-columns-repeated="5"/>
          <table:table-cell table:number-columns-repeated="994"/>
        </table:table-row>
        <table:table-row table:style-name="ro5">
          <table:table-cell table:style-name="ce159" office:value-type="string" calcext:value-type="string">
            <text:p>Spring esimerkin integrointi Siriin</text:p>
          </table:table-cell>
          <table:table-cell table:style-name="ce100" office:value-type="float" office:value="2.1" calcext:value-type="float">
            <text:p>2.1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21]&lt;&gt;&quot;&quot;;&quot;Planned&quot;;&quot;&quot;)" office:value-type="string" office:string-value="Planned" calcext:value-type="string">
            <text:p>Planned</text:p>
          </table:table-cell>
          <table:table-cell table:style-name="ce174" office:value-type="float" office:value="3" calcext:value-type="float">
            <text:p>3</text:p>
          </table:table-cell>
          <table:table-cell table:style-name="ce174" table:formula="of:=IF(OR([.F$14]=&quot;&quot;;[.$E21]=&quot;&quot;);&quot;&quot;;[.E21])" office:value-type="float" office:value="3" calcext:value-type="float">
            <text:p>3</text:p>
          </table:table-cell>
          <table:table-cell table:style-name="ce174" table:formula="of:=IF(OR([.G$14]=&quot;&quot;;[.$E21]=&quot;&quot;);&quot;&quot;;[.F21])" office:value-type="float" office:value="3" calcext:value-type="float">
            <text:p>3</text:p>
          </table:table-cell>
          <table:table-cell table:style-name="ce174" table:formula="of:=IF(OR([.H$14]=&quot;&quot;;[.$E21]=&quot;&quot;);&quot;&quot;;[.G21])" office:value-type="float" office:value="3" calcext:value-type="float">
            <text:p>3</text:p>
          </table:table-cell>
          <table:table-cell table:style-name="ce174" table:formula="of:=IF(OR([.I$14]=&quot;&quot;;[.$E21]=&quot;&quot;);&quot;&quot;;[.H21])" office:value-type="float" office:value="3" calcext:value-type="float">
            <text:p>3</text:p>
          </table:table-cell>
          <table:table-cell table:style-name="ce174" table:formula="of:=IF(OR([.J$14]=&quot;&quot;;[.$E21]=&quot;&quot;);&quot;&quot;;[.I21])" office:value-type="float" office:value="3" calcext:value-type="float">
            <text:p>3</text:p>
          </table:table-cell>
          <table:table-cell table:style-name="ce174" table:formula="of:=IF(OR([.K$14]=&quot;&quot;;[.$E21]=&quot;&quot;);&quot;&quot;;[.J21])">
            <text:p/>
          </table:table-cell>
          <table:table-cell table:style-name="ce174" table:formula="of:=IF(OR([.L$14]=&quot;&quot;;[.$E21]=&quot;&quot;);&quot;&quot;;[.K21])">
            <text:p/>
          </table:table-cell>
          <table:table-cell table:style-name="ce174" table:formula="of:=IF(OR([.M$14]=&quot;&quot;;[.$E21]=&quot;&quot;);&quot;&quot;;[.L21])">
            <text:p/>
          </table:table-cell>
          <table:table-cell table:style-name="ce174" table:formula="of:=IF(OR([.N$14]=&quot;&quot;;[.$E21]=&quot;&quot;);&quot;&quot;;[.M21])">
            <text:p/>
          </table:table-cell>
          <table:table-cell table:style-name="ce174" table:formula="of:=IF(OR([.O$14]=&quot;&quot;;[.$E21]=&quot;&quot;);&quot;&quot;;[.N21])">
            <text:p/>
          </table:table-cell>
          <table:table-cell table:style-name="ce174" table:formula="of:=IF(OR([.P$14]=&quot;&quot;;[.$E21]=&quot;&quot;);&quot;&quot;;[.O21])">
            <text:p/>
          </table:table-cell>
          <table:table-cell table:style-name="ce174" table:formula="of:=IF(OR([.Q$14]=&quot;&quot;;[.$E21]=&quot;&quot;);&quot;&quot;;[.P21])">
            <text:p/>
          </table:table-cell>
          <table:table-cell table:style-name="ce174" table:formula="of:=IF(OR([.R$14]=&quot;&quot;;[.$E21]=&quot;&quot;);&quot;&quot;;[.Q21])">
            <text:p/>
          </table:table-cell>
          <table:table-cell table:style-name="ce174" table:formula="of:=IF(OR([.S$14]=&quot;&quot;;[.$E21]=&quot;&quot;);&quot;&quot;;[.R21])">
            <text:p/>
          </table:table-cell>
          <table:table-cell table:style-name="ce174" table:formula="of:=IF(OR([.T$14]=&quot;&quot;;[.$E21]=&quot;&quot;);&quot;&quot;;[.S21])">
            <text:p/>
          </table:table-cell>
          <table:table-cell table:style-name="ce174" table:formula="of:=IF(OR([.U$14]=&quot;&quot;;[.$E21]=&quot;&quot;);&quot;&quot;;[.T21])">
            <text:p/>
          </table:table-cell>
          <table:table-cell table:style-name="ce174" table:formula="of:=IF(OR([.V$14]=&quot;&quot;;[.$E21]=&quot;&quot;);&quot;&quot;;[.U21])">
            <text:p/>
          </table:table-cell>
          <table:table-cell table:style-name="ce174" table:formula="of:=IF(OR([.W$14]=&quot;&quot;;[.$E21]=&quot;&quot;);&quot;&quot;;[.V21])">
            <text:p/>
          </table:table-cell>
          <table:table-cell table:style-name="ce174" table:formula="of:=IF(OR([.X$14]=&quot;&quot;;[.$E21]=&quot;&quot;);&quot;&quot;;[.W21])">
            <text:p/>
          </table:table-cell>
          <table:table-cell table:style-name="ce174" table:formula="of:=IF(OR([.Y$14]=&quot;&quot;;[.$E21]=&quot;&quot;);&quot;&quot;;[.X21])">
            <text:p/>
          </table:table-cell>
          <table:table-cell table:style-name="ce174" table:formula="of:=IF(OR([.Z$14]=&quot;&quot;;[.$E21]=&quot;&quot;);&quot;&quot;;[.Y21])">
            <text:p/>
          </table:table-cell>
          <table:table-cell table:style-name="ce174" table:formula="of:=IF(OR([.AA$14]=&quot;&quot;;[.$E21]=&quot;&quot;);&quot;&quot;;[.Z21])">
            <text:p/>
          </table:table-cell>
          <table:table-cell table:style-name="ce174" table:formula="of:=IF(OR([.AB$14]=&quot;&quot;;[.$E21]=&quot;&quot;);&quot;&quot;;[.AA21])">
            <text:p/>
          </table:table-cell>
          <table:table-cell table:style-name="ce174" table:formula="of:=IF(OR([.AC$14]=&quot;&quot;;[.$E21]=&quot;&quot;);&quot;&quot;;[.AB21])">
            <text:p/>
          </table:table-cell>
          <table:table-cell table:style-name="ce174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JPA:n lisäys erimerkkiluokkiin</text:p>
          </table:table-cell>
          <table:table-cell table:style-name="ce100" office:value-type="float" office:value="2.2" calcext:value-type="float">
            <text:p>2.2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22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formula="of:=IF(OR([.F$14]=&quot;&quot;;[.$E22]=&quot;&quot;);&quot;&quot;;[.E22])" office:value-type="float" office:value="1" calcext:value-type="float">
            <text:p>1</text:p>
          </table:table-cell>
          <table:table-cell table:style-name="ce173" table:formula="of:=IF(OR([.G$14]=&quot;&quot;;[.$E22]=&quot;&quot;);&quot;&quot;;[.F22])" office:value-type="float" office:value="1" calcext:value-type="float">
            <text:p>1</text:p>
          </table:table-cell>
          <table:table-cell table:style-name="ce173" table:formula="of:=IF(OR([.H$14]=&quot;&quot;;[.$E22]=&quot;&quot;);&quot;&quot;;[.G22])" office:value-type="float" office:value="1" calcext:value-type="float">
            <text:p>1</text:p>
          </table:table-cell>
          <table:table-cell table:style-name="ce173" table:formula="of:=IF(OR([.I$14]=&quot;&quot;;[.$E22]=&quot;&quot;);&quot;&quot;;[.H22])" office:value-type="float" office:value="1" calcext:value-type="float">
            <text:p>1</text:p>
          </table:table-cell>
          <table:table-cell table:style-name="ce173" table:formula="of:=IF(OR([.J$14]=&quot;&quot;;[.$E22]=&quot;&quot;);&quot;&quot;;[.I22])" office:value-type="float" office:value="1" calcext:value-type="float">
            <text:p>1</text:p>
          </table:table-cell>
          <table:table-cell table:style-name="ce173" table:formula="of:=IF(OR([.K$14]=&quot;&quot;;[.$E22]=&quot;&quot;);&quot;&quot;;[.J22])">
            <text:p/>
          </table:table-cell>
          <table:table-cell table:style-name="ce173" table:formula="of:=IF(OR([.L$14]=&quot;&quot;;[.$E22]=&quot;&quot;);&quot;&quot;;[.K22])">
            <text:p/>
          </table:table-cell>
          <table:table-cell table:style-name="ce173" table:formula="of:=IF(OR([.M$14]=&quot;&quot;;[.$E22]=&quot;&quot;);&quot;&quot;;[.L22])">
            <text:p/>
          </table:table-cell>
          <table:table-cell table:style-name="ce173" table:formula="of:=IF(OR([.N$14]=&quot;&quot;;[.$E22]=&quot;&quot;);&quot;&quot;;[.M22])">
            <text:p/>
          </table:table-cell>
          <table:table-cell table:style-name="ce173" table:formula="of:=IF(OR([.O$14]=&quot;&quot;;[.$E22]=&quot;&quot;);&quot;&quot;;[.N22])">
            <text:p/>
          </table:table-cell>
          <table:table-cell table:style-name="ce173" table:formula="of:=IF(OR([.P$14]=&quot;&quot;;[.$E22]=&quot;&quot;);&quot;&quot;;[.O22])">
            <text:p/>
          </table:table-cell>
          <table:table-cell table:style-name="ce173" table:formula="of:=IF(OR([.Q$14]=&quot;&quot;;[.$E22]=&quot;&quot;);&quot;&quot;;[.P22])">
            <text:p/>
          </table:table-cell>
          <table:table-cell table:style-name="ce173" table:formula="of:=IF(OR([.R$14]=&quot;&quot;;[.$E22]=&quot;&quot;);&quot;&quot;;[.Q22])">
            <text:p/>
          </table:table-cell>
          <table:table-cell table:style-name="ce178" table:formula="of:=IF(OR([.S$14]=&quot;&quot;;[.$E22]=&quot;&quot;);&quot;&quot;;[.R22])">
            <text:p/>
          </table:table-cell>
          <table:table-cell table:style-name="ce178" table:formula="of:=IF(OR([.T$14]=&quot;&quot;;[.$E22]=&quot;&quot;);&quot;&quot;;[.S22])">
            <text:p/>
          </table:table-cell>
          <table:table-cell table:style-name="ce178" table:formula="of:=IF(OR([.U$14]=&quot;&quot;;[.$E22]=&quot;&quot;);&quot;&quot;;[.T22])">
            <text:p/>
          </table:table-cell>
          <table:table-cell table:style-name="ce178" table:formula="of:=IF(OR([.V$14]=&quot;&quot;;[.$E22]=&quot;&quot;);&quot;&quot;;[.U22])">
            <text:p/>
          </table:table-cell>
          <table:table-cell table:style-name="ce178" table:formula="of:=IF(OR([.W$14]=&quot;&quot;;[.$E22]=&quot;&quot;);&quot;&quot;;[.V22])">
            <text:p/>
          </table:table-cell>
          <table:table-cell table:style-name="ce178" table:formula="of:=IF(OR([.X$14]=&quot;&quot;;[.$E22]=&quot;&quot;);&quot;&quot;;[.W22])">
            <text:p/>
          </table:table-cell>
          <table:table-cell table:style-name="ce178" table:formula="of:=IF(OR([.Y$14]=&quot;&quot;;[.$E22]=&quot;&quot;);&quot;&quot;;[.X22])">
            <text:p/>
          </table:table-cell>
          <table:table-cell table:style-name="ce178" table:number-columns-repeated="3"/>
          <table:table-cell table:style-name="ce178" table:formula="of:=IF(OR([.AC$14]=&quot;&quot;;[.$E22]=&quot;&quot;);&quot;&quot;;[.AB22])">
            <text:p/>
          </table:table-cell>
          <table:table-cell table:style-name="ce17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Testaus</text:p>
          </table:table-cell>
          <table:table-cell table:style-name="ce100" office:value-type="float" office:value="2.3" calcext:value-type="float">
            <text:p>2.3</text:p>
          </table:table-cell>
          <table:table-cell table:style-name="ce167" office:value-type="string" calcext:value-type="string">
            <text:p>Jouni</text:p>
          </table:table-cell>
          <table:table-cell table:style-name="ce169" table:content-validation-name="val3" table:formula="of:=IF([.A23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23]=&quot;&quot;);&quot;&quot;;[.E23])" office:value-type="float" office:value="10" calcext:value-type="float">
            <text:p>10</text:p>
          </table:table-cell>
          <table:table-cell table:style-name="ce173" table:formula="of:=IF(OR([.G$14]=&quot;&quot;;[.$E23]=&quot;&quot;);&quot;&quot;;[.F23])" office:value-type="float" office:value="10" calcext:value-type="float">
            <text:p>10</text:p>
          </table:table-cell>
          <table:table-cell table:style-name="ce173" table:formula="of:=IF(OR([.H$14]=&quot;&quot;;[.$E23]=&quot;&quot;);&quot;&quot;;[.G23])" office:value-type="float" office:value="10" calcext:value-type="float">
            <text:p>10</text:p>
          </table:table-cell>
          <table:table-cell table:style-name="ce173" table:formula="of:=IF(OR([.I$14]=&quot;&quot;;[.$E23]=&quot;&quot;);&quot;&quot;;[.H23])" office:value-type="float" office:value="10" calcext:value-type="float">
            <text:p>10</text:p>
          </table:table-cell>
          <table:table-cell table:style-name="ce173" table:formula="of:=IF(OR([.J$14]=&quot;&quot;;[.$E23]=&quot;&quot;);&quot;&quot;;[.I23])" office:value-type="float" office:value="10" calcext:value-type="float">
            <text:p>10</text:p>
          </table:table-cell>
          <table:table-cell table:style-name="ce173" table:formula="of:=IF(OR([.K$14]=&quot;&quot;;[.$E23]=&quot;&quot;);&quot;&quot;;[.J23])">
            <text:p/>
          </table:table-cell>
          <table:table-cell table:style-name="ce173" table:formula="of:=IF(OR([.L$14]=&quot;&quot;;[.$E23]=&quot;&quot;);&quot;&quot;;[.K23])">
            <text:p/>
          </table:table-cell>
          <table:table-cell table:style-name="ce173" table:formula="of:=IF(OR([.M$14]=&quot;&quot;;[.$E23]=&quot;&quot;);&quot;&quot;;[.L23])">
            <text:p/>
          </table:table-cell>
          <table:table-cell table:style-name="ce173" table:formula="of:=IF(OR([.N$14]=&quot;&quot;;[.$E23]=&quot;&quot;);&quot;&quot;;[.M23])">
            <text:p/>
          </table:table-cell>
          <table:table-cell table:style-name="ce173" table:formula="of:=IF(OR([.O$14]=&quot;&quot;;[.$E23]=&quot;&quot;);&quot;&quot;;[.N23])">
            <text:p/>
          </table:table-cell>
          <table:table-cell table:style-name="ce173" table:formula="of:=IF(OR([.P$14]=&quot;&quot;;[.$E23]=&quot;&quot;);&quot;&quot;;[.O23])">
            <text:p/>
          </table:table-cell>
          <table:table-cell table:style-name="ce173" table:formula="of:=IF(OR([.Q$14]=&quot;&quot;;[.$E23]=&quot;&quot;);&quot;&quot;;[.P23])">
            <text:p/>
          </table:table-cell>
          <table:table-cell table:style-name="ce173" table:formula="of:=IF(OR([.R$14]=&quot;&quot;;[.$E23]=&quot;&quot;);&quot;&quot;;[.Q23])">
            <text:p/>
          </table:table-cell>
          <table:table-cell table:style-name="ce178" table:formula="of:=IF(OR([.S$14]=&quot;&quot;;[.$E23]=&quot;&quot;);&quot;&quot;;[.R23])">
            <text:p/>
          </table:table-cell>
          <table:table-cell table:style-name="ce178" table:formula="of:=IF(OR([.T$14]=&quot;&quot;;[.$E23]=&quot;&quot;);&quot;&quot;;[.S23])">
            <text:p/>
          </table:table-cell>
          <table:table-cell table:style-name="ce178" table:formula="of:=IF(OR([.U$14]=&quot;&quot;;[.$E23]=&quot;&quot;);&quot;&quot;;[.T23])">
            <text:p/>
          </table:table-cell>
          <table:table-cell table:style-name="ce178" table:formula="of:=IF(OR([.V$14]=&quot;&quot;;[.$E23]=&quot;&quot;);&quot;&quot;;[.U23])">
            <text:p/>
          </table:table-cell>
          <table:table-cell table:style-name="ce178" table:formula="of:=IF(OR([.W$14]=&quot;&quot;;[.$E23]=&quot;&quot;);&quot;&quot;;[.V23])">
            <text:p/>
          </table:table-cell>
          <table:table-cell table:style-name="ce178" table:formula="of:=IF(OR([.X$14]=&quot;&quot;;[.$E23]=&quot;&quot;);&quot;&quot;;[.W23])">
            <text:p/>
          </table:table-cell>
          <table:table-cell table:style-name="ce178" table:formula="of:=IF(OR([.Y$14]=&quot;&quot;;[.$E23]=&quot;&quot;);&quot;&quot;;[.X23])">
            <text:p/>
          </table:table-cell>
          <table:table-cell table:style-name="ce178" table:number-columns-repeated="3"/>
          <table:table-cell table:style-name="ce178" table:formula="of:=IF(OR([.AC$14]=&quot;&quot;;[.$E23]=&quot;&quot;);&quot;&quot;;[.AB23])">
            <text:p/>
          </table:table-cell>
          <table:table-cell table:style-name="ce17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11">
          <table:table-cell table:style-name="ce159"/>
          <table:table-cell table:style-name="ce166"/>
          <table:table-cell table:style-name="ce167"/>
          <table:table-cell table:style-name="ce169" table:content-validation-name="val3" table:formula="of:=IF([.A24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24]=&quot;&quot;);&quot;&quot;;[.E24])" office:value-type="float" office:value="0" calcext:value-type="float">
            <text:p>0</text:p>
          </table:table-cell>
          <table:table-cell table:style-name="ce173" table:formula="of:=IF(OR([.G$14]=&quot;&quot;;[.$E24]=&quot;&quot;);&quot;&quot;;[.F24])" office:value-type="float" office:value="0" calcext:value-type="float">
            <text:p>0</text:p>
          </table:table-cell>
          <table:table-cell table:style-name="ce173" table:formula="of:=IF(OR([.H$14]=&quot;&quot;;[.$E24]=&quot;&quot;);&quot;&quot;;[.G24])" office:value-type="float" office:value="0" calcext:value-type="float">
            <text:p>0</text:p>
          </table:table-cell>
          <table:table-cell table:style-name="ce173" table:formula="of:=IF(OR([.I$14]=&quot;&quot;;[.$E24]=&quot;&quot;);&quot;&quot;;[.H24])" office:value-type="float" office:value="0" calcext:value-type="float">
            <text:p>0</text:p>
          </table:table-cell>
          <table:table-cell table:style-name="ce173" table:formula="of:=IF(OR([.J$14]=&quot;&quot;;[.$E24]=&quot;&quot;);&quot;&quot;;[.I24])" office:value-type="float" office:value="0" calcext:value-type="float">
            <text:p>0</text:p>
          </table:table-cell>
          <table:table-cell table:style-name="ce173" table:formula="of:=IF(OR([.K$14]=&quot;&quot;;[.$E24]=&quot;&quot;);&quot;&quot;;[.J24])">
            <text:p/>
          </table:table-cell>
          <table:table-cell table:style-name="ce173" table:formula="of:=IF(OR([.L$14]=&quot;&quot;;[.$E24]=&quot;&quot;);&quot;&quot;;[.K24])">
            <text:p/>
          </table:table-cell>
          <table:table-cell table:style-name="ce173" table:formula="of:=IF(OR([.M$14]=&quot;&quot;;[.$E24]=&quot;&quot;);&quot;&quot;;[.L24])">
            <text:p/>
          </table:table-cell>
          <table:table-cell table:style-name="ce173" table:formula="of:=IF(OR([.N$14]=&quot;&quot;;[.$E24]=&quot;&quot;);&quot;&quot;;[.M24])">
            <text:p/>
          </table:table-cell>
          <table:table-cell table:style-name="ce173" table:formula="of:=IF(OR([.O$14]=&quot;&quot;;[.$E24]=&quot;&quot;);&quot;&quot;;[.N24])">
            <text:p/>
          </table:table-cell>
          <table:table-cell table:style-name="ce173" table:formula="of:=IF(OR([.P$14]=&quot;&quot;;[.$E24]=&quot;&quot;);&quot;&quot;;[.O24])">
            <text:p/>
          </table:table-cell>
          <table:table-cell table:style-name="ce173" table:formula="of:=IF(OR([.Q$14]=&quot;&quot;;[.$E24]=&quot;&quot;);&quot;&quot;;[.P24])">
            <text:p/>
          </table:table-cell>
          <table:table-cell table:style-name="ce173" table:formula="of:=IF(OR([.R$14]=&quot;&quot;;[.$E24]=&quot;&quot;);&quot;&quot;;[.Q24])">
            <text:p/>
          </table:table-cell>
          <table:table-cell table:style-name="ce173" table:formula="of:=IF(OR([.S$14]=&quot;&quot;;[.$E24]=&quot;&quot;);&quot;&quot;;[.R24])">
            <text:p/>
          </table:table-cell>
          <table:table-cell table:style-name="ce173" table:formula="of:=IF(OR([.T$14]=&quot;&quot;;[.$E24]=&quot;&quot;);&quot;&quot;;[.S24])">
            <text:p/>
          </table:table-cell>
          <table:table-cell table:style-name="ce173" table:formula="of:=IF(OR([.U$14]=&quot;&quot;;[.$E24]=&quot;&quot;);&quot;&quot;;[.T24])">
            <text:p/>
          </table:table-cell>
          <table:table-cell table:style-name="ce173" table:formula="of:=IF(OR([.V$14]=&quot;&quot;;[.$E24]=&quot;&quot;);&quot;&quot;;[.U24])">
            <text:p/>
          </table:table-cell>
          <table:table-cell table:style-name="ce173" table:formula="of:=IF(OR([.W$14]=&quot;&quot;;[.$E24]=&quot;&quot;);&quot;&quot;;[.V24])">
            <text:p/>
          </table:table-cell>
          <table:table-cell table:style-name="ce173" table:formula="of:=IF(OR([.X$14]=&quot;&quot;;[.$E24]=&quot;&quot;);&quot;&quot;;[.W24])">
            <text:p/>
          </table:table-cell>
          <table:table-cell table:style-name="ce173" table:formula="of:=IF(OR([.Y$14]=&quot;&quot;;[.$E24]=&quot;&quot;);&quot;&quot;;[.X24])">
            <text:p/>
          </table:table-cell>
          <table:table-cell table:style-name="ce178" table:number-columns-repeated="3"/>
          <table:table-cell table:style-name="ce178" table:formula="of:=IF(OR([.AC$14]=&quot;&quot;;[.$E24]=&quot;&quot;);&quot;&quot;;[.AB24])">
            <text:p/>
          </table:table-cell>
          <table:table-cell table:style-name="ce17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taulu suunnittelu – fi.siri.asiakas</text:p>
          </table:table-cell>
          <table:table-cell table:style-name="ce166" office:value-type="string" calcext:value-type="string">
            <text:p>3.1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office:value-type="string" calcext:value-type="string">
            <text:p>Don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G$14]=&quot;&quot;;[.$E25]=&quot;&quot;);&quot;&quot;;[.F25])" office:value-type="float" office:value="0" calcext:value-type="float">
            <text:p>0</text:p>
          </table:table-cell>
          <table:table-cell table:style-name="ce173" table:formula="of:=IF(OR([.H$14]=&quot;&quot;;[.$E25]=&quot;&quot;);&quot;&quot;;[.G25])" office:value-type="float" office:value="0" calcext:value-type="float">
            <text:p>0</text:p>
          </table:table-cell>
          <table:table-cell table:style-name="ce173" table:formula="of:=IF(OR([.I$14]=&quot;&quot;;[.$E25]=&quot;&quot;);&quot;&quot;;[.H25])" office:value-type="float" office:value="0" calcext:value-type="float">
            <text:p>0</text:p>
          </table:table-cell>
          <table:table-cell table:style-name="ce173" table:formula="of:=IF(OR([.J$14]=&quot;&quot;;[.$E25]=&quot;&quot;);&quot;&quot;;[.I25])" office:value-type="float" office:value="0" calcext:value-type="float">
            <text:p>0</text:p>
          </table:table-cell>
          <table:table-cell table:style-name="ce173" table:formula="of:=IF(OR([.K$14]=&quot;&quot;;[.$E25]=&quot;&quot;);&quot;&quot;;[.J25])">
            <text:p/>
          </table:table-cell>
          <table:table-cell table:style-name="ce173" table:formula="of:=IF(OR([.L$14]=&quot;&quot;;[.$E25]=&quot;&quot;);&quot;&quot;;[.K25])">
            <text:p/>
          </table:table-cell>
          <table:table-cell table:style-name="ce173" table:formula="of:=IF(OR([.M$14]=&quot;&quot;;[.$E25]=&quot;&quot;);&quot;&quot;;[.L25])">
            <text:p/>
          </table:table-cell>
          <table:table-cell table:style-name="ce173" table:formula="of:=IF(OR([.N$14]=&quot;&quot;;[.$E25]=&quot;&quot;);&quot;&quot;;[.M25])">
            <text:p/>
          </table:table-cell>
          <table:table-cell table:style-name="ce173" table:formula="of:=IF(OR([.O$14]=&quot;&quot;;[.$E25]=&quot;&quot;);&quot;&quot;;[.N25])">
            <text:p/>
          </table:table-cell>
          <table:table-cell table:style-name="ce173" table:formula="of:=IF(OR([.P$14]=&quot;&quot;;[.$E25]=&quot;&quot;);&quot;&quot;;[.O25])">
            <text:p/>
          </table:table-cell>
          <table:table-cell table:style-name="ce173" table:formula="of:=IF(OR([.Q$14]=&quot;&quot;;[.$E25]=&quot;&quot;);&quot;&quot;;[.P25])">
            <text:p/>
          </table:table-cell>
          <table:table-cell table:style-name="ce173" table:formula="of:=IF(OR([.R$14]=&quot;&quot;;[.$E25]=&quot;&quot;);&quot;&quot;;[.Q25])">
            <text:p/>
          </table:table-cell>
          <table:table-cell table:style-name="ce173" table:formula="of:=IF(OR([.S$14]=&quot;&quot;;[.$E25]=&quot;&quot;);&quot;&quot;;[.R25])">
            <text:p/>
          </table:table-cell>
          <table:table-cell table:style-name="ce173" table:formula="of:=IF(OR([.T$14]=&quot;&quot;;[.$E25]=&quot;&quot;);&quot;&quot;;[.S25])">
            <text:p/>
          </table:table-cell>
          <table:table-cell table:style-name="ce173" table:formula="of:=IF(OR([.U$14]=&quot;&quot;;[.$E25]=&quot;&quot;);&quot;&quot;;[.T25])">
            <text:p/>
          </table:table-cell>
          <table:table-cell table:style-name="ce173" table:formula="of:=IF(OR([.V$14]=&quot;&quot;;[.$E25]=&quot;&quot;);&quot;&quot;;[.U25])">
            <text:p/>
          </table:table-cell>
          <table:table-cell table:style-name="ce173" table:formula="of:=IF(OR([.W$14]=&quot;&quot;;[.$E25]=&quot;&quot;);&quot;&quot;;[.V25])">
            <text:p/>
          </table:table-cell>
          <table:table-cell table:style-name="ce173" table:formula="of:=IF(OR([.X$14]=&quot;&quot;;[.$E25]=&quot;&quot;);&quot;&quot;;[.W25])">
            <text:p/>
          </table:table-cell>
          <table:table-cell table:style-name="ce173" table:formula="of:=IF(OR([.Y$14]=&quot;&quot;;[.$E25]=&quot;&quot;);&quot;&quot;;[.X25])">
            <text:p/>
          </table:table-cell>
          <table:table-cell table:style-name="ce173" table:number-columns-repeated="3"/>
          <table:table-cell table:style-name="ce173" table:formula="of:=IF(OR([.AC$14]=&quot;&quot;;[.$E25]=&quot;&quot;);&quot;&quot;;[.AB25])">
            <text:p/>
          </table:table-cell>
          <table:table-cell table:style-name="ce173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 Entity</text:p>
          </table:table-cell>
          <table:table-cell table:style-name="ce166" office:value-type="string" calcext:value-type="string">
            <text:p>3.2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table:formula="of:=IF([.A26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formula="of:=IF(OR([.G$14]=&quot;&quot;;[.$E26]=&quot;&quot;);&quot;&quot;;[.F26])" office:value-type="float" office:value="1" calcext:value-type="float">
            <text:p>1</text:p>
          </table:table-cell>
          <table:table-cell table:style-name="ce173" table:formula="of:=IF(OR([.H$14]=&quot;&quot;;[.$E26]=&quot;&quot;);&quot;&quot;;[.G26])" office:value-type="float" office:value="1" calcext:value-type="float">
            <text:p>1</text:p>
          </table:table-cell>
          <table:table-cell table:style-name="ce173" table:formula="of:=IF(OR([.I$14]=&quot;&quot;;[.$E26]=&quot;&quot;);&quot;&quot;;[.H26])" office:value-type="float" office:value="1" calcext:value-type="float">
            <text:p>1</text:p>
          </table:table-cell>
          <table:table-cell table:style-name="ce173" table:formula="of:=IF(OR([.J$14]=&quot;&quot;;[.$E26]=&quot;&quot;);&quot;&quot;;[.I26])" office:value-type="float" office:value="1" calcext:value-type="float">
            <text:p>1</text:p>
          </table:table-cell>
          <table:table-cell table:style-name="ce173" table:formula="of:=IF(OR([.K$14]=&quot;&quot;;[.$E26]=&quot;&quot;);&quot;&quot;;[.J26])">
            <text:p/>
          </table:table-cell>
          <table:table-cell table:style-name="ce173" table:formula="of:=IF(OR([.L$14]=&quot;&quot;;[.$E26]=&quot;&quot;);&quot;&quot;;[.K26])">
            <text:p/>
          </table:table-cell>
          <table:table-cell table:style-name="ce173" table:formula="of:=IF(OR([.M$14]=&quot;&quot;;[.$E26]=&quot;&quot;);&quot;&quot;;[.L26])">
            <text:p/>
          </table:table-cell>
          <table:table-cell table:style-name="ce173" table:formula="of:=IF(OR([.N$14]=&quot;&quot;;[.$E26]=&quot;&quot;);&quot;&quot;;[.M26])">
            <text:p/>
          </table:table-cell>
          <table:table-cell table:style-name="ce173" table:formula="of:=IF(OR([.O$14]=&quot;&quot;;[.$E26]=&quot;&quot;);&quot;&quot;;[.N26])">
            <text:p/>
          </table:table-cell>
          <table:table-cell table:style-name="ce173" table:formula="of:=IF(OR([.P$14]=&quot;&quot;;[.$E26]=&quot;&quot;);&quot;&quot;;[.O26])">
            <text:p/>
          </table:table-cell>
          <table:table-cell table:style-name="ce173" table:formula="of:=IF(OR([.Q$14]=&quot;&quot;;[.$E26]=&quot;&quot;);&quot;&quot;;[.P26])">
            <text:p/>
          </table:table-cell>
          <table:table-cell table:style-name="ce173" table:formula="of:=IF(OR([.R$14]=&quot;&quot;;[.$E26]=&quot;&quot;);&quot;&quot;;[.Q26])">
            <text:p/>
          </table:table-cell>
          <table:table-cell table:style-name="ce173" table:formula="of:=IF(OR([.S$14]=&quot;&quot;;[.$E26]=&quot;&quot;);&quot;&quot;;[.R26])">
            <text:p/>
          </table:table-cell>
          <table:table-cell table:style-name="ce173" table:formula="of:=IF(OR([.T$14]=&quot;&quot;;[.$E26]=&quot;&quot;);&quot;&quot;;[.S26])">
            <text:p/>
          </table:table-cell>
          <table:table-cell table:style-name="ce173" table:formula="of:=IF(OR([.U$14]=&quot;&quot;;[.$E26]=&quot;&quot;);&quot;&quot;;[.T26])">
            <text:p/>
          </table:table-cell>
          <table:table-cell table:style-name="ce173" table:formula="of:=IF(OR([.V$14]=&quot;&quot;;[.$E26]=&quot;&quot;);&quot;&quot;;[.U26])">
            <text:p/>
          </table:table-cell>
          <table:table-cell table:style-name="ce173" table:formula="of:=IF(OR([.W$14]=&quot;&quot;;[.$E26]=&quot;&quot;);&quot;&quot;;[.V26])">
            <text:p/>
          </table:table-cell>
          <table:table-cell table:style-name="ce173" table:formula="of:=IF(OR([.X$14]=&quot;&quot;;[.$E26]=&quot;&quot;);&quot;&quot;;[.W26])">
            <text:p/>
          </table:table-cell>
          <table:table-cell table:style-name="ce173" table:formula="of:=IF(OR([.Y$14]=&quot;&quot;;[.$E26]=&quot;&quot;);&quot;&quot;;[.X26])">
            <text:p/>
          </table:table-cell>
          <table:table-cell table:style-name="ce173" table:number-columns-repeated="3"/>
          <table:table-cell table:style-name="ce173" table:formula="of:=IF(OR([.AC$14]=&quot;&quot;;[.$E26]=&quot;&quot;);&quot;&quot;;[.AB26])">
            <text:p/>
          </table:table-cell>
          <table:table-cell table:style-name="ce173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 DAO</text:p>
          </table:table-cell>
          <table:table-cell table:style-name="ce166" office:value-type="string" calcext:value-type="string">
            <text:p>3.3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table:formula="of:=IF([.A27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formula="of:=IF(OR([.G$14]=&quot;&quot;;[.$E27]=&quot;&quot;);&quot;&quot;;[.F27])" office:value-type="float" office:value="2" calcext:value-type="float">
            <text:p>2</text:p>
          </table:table-cell>
          <table:table-cell table:style-name="ce173" table:formula="of:=IF(OR([.H$14]=&quot;&quot;;[.$E27]=&quot;&quot;);&quot;&quot;;[.G27])" office:value-type="float" office:value="2" calcext:value-type="float">
            <text:p>2</text:p>
          </table:table-cell>
          <table:table-cell table:style-name="ce173" table:formula="of:=IF(OR([.I$14]=&quot;&quot;;[.$E27]=&quot;&quot;);&quot;&quot;;[.H27])" office:value-type="float" office:value="2" calcext:value-type="float">
            <text:p>2</text:p>
          </table:table-cell>
          <table:table-cell table:style-name="ce173" table:formula="of:=IF(OR([.J$14]=&quot;&quot;;[.$E27]=&quot;&quot;);&quot;&quot;;[.I27])" office:value-type="float" office:value="2" calcext:value-type="float">
            <text:p>2</text:p>
          </table:table-cell>
          <table:table-cell table:style-name="ce173" table:formula="of:=IF(OR([.K$14]=&quot;&quot;;[.$E27]=&quot;&quot;);&quot;&quot;;[.J27])">
            <text:p/>
          </table:table-cell>
          <table:table-cell table:style-name="ce173" table:formula="of:=IF(OR([.L$14]=&quot;&quot;;[.$E27]=&quot;&quot;);&quot;&quot;;[.K27])">
            <text:p/>
          </table:table-cell>
          <table:table-cell table:style-name="ce173" table:formula="of:=IF(OR([.M$14]=&quot;&quot;;[.$E27]=&quot;&quot;);&quot;&quot;;[.L27])">
            <text:p/>
          </table:table-cell>
          <table:table-cell table:style-name="ce173" table:formula="of:=IF(OR([.N$14]=&quot;&quot;;[.$E27]=&quot;&quot;);&quot;&quot;;[.M27])">
            <text:p/>
          </table:table-cell>
          <table:table-cell table:style-name="ce173" table:formula="of:=IF(OR([.O$14]=&quot;&quot;;[.$E27]=&quot;&quot;);&quot;&quot;;[.N27])">
            <text:p/>
          </table:table-cell>
          <table:table-cell table:style-name="ce173" table:formula="of:=IF(OR([.P$14]=&quot;&quot;;[.$E27]=&quot;&quot;);&quot;&quot;;[.O27])">
            <text:p/>
          </table:table-cell>
          <table:table-cell table:style-name="ce173" table:formula="of:=IF(OR([.Q$14]=&quot;&quot;;[.$E27]=&quot;&quot;);&quot;&quot;;[.P27])">
            <text:p/>
          </table:table-cell>
          <table:table-cell table:style-name="ce173" table:formula="of:=IF(OR([.R$14]=&quot;&quot;;[.$E27]=&quot;&quot;);&quot;&quot;;[.Q27])">
            <text:p/>
          </table:table-cell>
          <table:table-cell table:style-name="ce173" table:formula="of:=IF(OR([.S$14]=&quot;&quot;;[.$E27]=&quot;&quot;);&quot;&quot;;[.R27])">
            <text:p/>
          </table:table-cell>
          <table:table-cell table:style-name="ce173" table:formula="of:=IF(OR([.T$14]=&quot;&quot;;[.$E27]=&quot;&quot;);&quot;&quot;;[.S27])">
            <text:p/>
          </table:table-cell>
          <table:table-cell table:style-name="ce173" table:formula="of:=IF(OR([.U$14]=&quot;&quot;;[.$E27]=&quot;&quot;);&quot;&quot;;[.T27])">
            <text:p/>
          </table:table-cell>
          <table:table-cell table:style-name="ce173" table:formula="of:=IF(OR([.V$14]=&quot;&quot;;[.$E27]=&quot;&quot;);&quot;&quot;;[.U27])">
            <text:p/>
          </table:table-cell>
          <table:table-cell table:style-name="ce173" table:formula="of:=IF(OR([.W$14]=&quot;&quot;;[.$E27]=&quot;&quot;);&quot;&quot;;[.V27])">
            <text:p/>
          </table:table-cell>
          <table:table-cell table:style-name="ce173" table:formula="of:=IF(OR([.X$14]=&quot;&quot;;[.$E27]=&quot;&quot;);&quot;&quot;;[.W27])">
            <text:p/>
          </table:table-cell>
          <table:table-cell table:style-name="ce173" table:formula="of:=IF(OR([.Y$14]=&quot;&quot;;[.$E27]=&quot;&quot;);&quot;&quot;;[.X27])">
            <text:p/>
          </table:table-cell>
          <table:table-cell table:style-name="ce173" table:number-columns-repeated="3"/>
          <table:table-cell table:style-name="ce173" table:formula="of:=IF(OR([.AC$14]=&quot;&quot;;[.$E27]=&quot;&quot;);&quot;&quot;;[.AB27])">
            <text:p/>
          </table:table-cell>
          <table:table-cell table:style-name="ce173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Asiakas Kontolleri</text:p>
          </table:table-cell>
          <table:table-cell table:style-name="ce166" office:value-type="string" calcext:value-type="string">
            <text:p>3.4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table:formula="of:=IF([.A28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73" table:formula="of:=IF(OR([.G$14]=&quot;&quot;;[.$E28]=&quot;&quot;);&quot;&quot;;[.F28])" office:value-type="float" office:value="5" calcext:value-type="float">
            <text:p>5</text:p>
          </table:table-cell>
          <table:table-cell table:style-name="ce173" table:formula="of:=IF(OR([.H$14]=&quot;&quot;;[.$E28]=&quot;&quot;);&quot;&quot;;[.G28])" office:value-type="float" office:value="5" calcext:value-type="float">
            <text:p>5</text:p>
          </table:table-cell>
          <table:table-cell table:style-name="ce173" table:formula="of:=IF(OR([.I$14]=&quot;&quot;;[.$E28]=&quot;&quot;);&quot;&quot;;[.H28])" office:value-type="float" office:value="5" calcext:value-type="float">
            <text:p>5</text:p>
          </table:table-cell>
          <table:table-cell table:style-name="ce173" table:formula="of:=IF(OR([.J$14]=&quot;&quot;;[.$E28]=&quot;&quot;);&quot;&quot;;[.I28])" office:value-type="float" office:value="5" calcext:value-type="float">
            <text:p>5</text:p>
          </table:table-cell>
          <table:table-cell table:style-name="ce173" table:formula="of:=IF(OR([.K$14]=&quot;&quot;;[.$E28]=&quot;&quot;);&quot;&quot;;[.J28])">
            <text:p/>
          </table:table-cell>
          <table:table-cell table:style-name="ce173" table:formula="of:=IF(OR([.L$14]=&quot;&quot;;[.$E28]=&quot;&quot;);&quot;&quot;;[.K28])">
            <text:p/>
          </table:table-cell>
          <table:table-cell table:style-name="ce173" table:formula="of:=IF(OR([.M$14]=&quot;&quot;;[.$E28]=&quot;&quot;);&quot;&quot;;[.L28])">
            <text:p/>
          </table:table-cell>
          <table:table-cell table:style-name="ce173" table:formula="of:=IF(OR([.N$14]=&quot;&quot;;[.$E28]=&quot;&quot;);&quot;&quot;;[.M28])">
            <text:p/>
          </table:table-cell>
          <table:table-cell table:style-name="ce173" table:formula="of:=IF(OR([.O$14]=&quot;&quot;;[.$E28]=&quot;&quot;);&quot;&quot;;[.N28])">
            <text:p/>
          </table:table-cell>
          <table:table-cell table:style-name="ce173" table:formula="of:=IF(OR([.P$14]=&quot;&quot;;[.$E28]=&quot;&quot;);&quot;&quot;;[.O28])">
            <text:p/>
          </table:table-cell>
          <table:table-cell table:style-name="ce173" table:formula="of:=IF(OR([.Q$14]=&quot;&quot;;[.$E28]=&quot;&quot;);&quot;&quot;;[.P28])">
            <text:p/>
          </table:table-cell>
          <table:table-cell table:style-name="ce173" table:formula="of:=IF(OR([.R$14]=&quot;&quot;;[.$E28]=&quot;&quot;);&quot;&quot;;[.Q28])">
            <text:p/>
          </table:table-cell>
          <table:table-cell table:style-name="ce173" table:formula="of:=IF(OR([.S$14]=&quot;&quot;;[.$E28]=&quot;&quot;);&quot;&quot;;[.R28])">
            <text:p/>
          </table:table-cell>
          <table:table-cell table:style-name="ce173" table:formula="of:=IF(OR([.T$14]=&quot;&quot;;[.$E28]=&quot;&quot;);&quot;&quot;;[.S28])">
            <text:p/>
          </table:table-cell>
          <table:table-cell table:style-name="ce173" table:formula="of:=IF(OR([.U$14]=&quot;&quot;;[.$E28]=&quot;&quot;);&quot;&quot;;[.T28])">
            <text:p/>
          </table:table-cell>
          <table:table-cell table:style-name="ce173" table:formula="of:=IF(OR([.V$14]=&quot;&quot;;[.$E28]=&quot;&quot;);&quot;&quot;;[.U28])">
            <text:p/>
          </table:table-cell>
          <table:table-cell table:style-name="ce173" table:formula="of:=IF(OR([.W$14]=&quot;&quot;;[.$E28]=&quot;&quot;);&quot;&quot;;[.V28])">
            <text:p/>
          </table:table-cell>
          <table:table-cell table:style-name="ce173" table:formula="of:=IF(OR([.X$14]=&quot;&quot;;[.$E28]=&quot;&quot;);&quot;&quot;;[.W28])">
            <text:p/>
          </table:table-cell>
          <table:table-cell table:style-name="ce173" table:formula="of:=IF(OR([.Y$14]=&quot;&quot;;[.$E28]=&quot;&quot;);&quot;&quot;;[.X28])">
            <text:p/>
          </table:table-cell>
          <table:table-cell table:style-name="ce173" table:number-columns-repeated="3"/>
          <table:table-cell table:style-name="ce173" table:formula="of:=IF(OR([.AC$14]=&quot;&quot;;[.$E28]=&quot;&quot;);&quot;&quot;;[.AB28])">
            <text:p/>
          </table:table-cell>
          <table:table-cell table:style-name="ce173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60" office:value-type="string" calcext:value-type="string">
            <text:p>JSP sivut</text:p>
          </table:table-cell>
          <table:table-cell table:style-name="ce166" office:value-type="string" calcext:value-type="string">
            <text:p>3.5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/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8" calcext:value-type="float">
            <text:p>8</text:p>
          </table:table-cell>
          <table:table-cell table:style-name="ce173" table:formula="of:=IF(OR([.G$14]=&quot;&quot;;[.$E29]=&quot;&quot;);&quot;&quot;;[.F29])" office:value-type="float" office:value="8" calcext:value-type="float">
            <text:p>8</text:p>
          </table:table-cell>
          <table:table-cell table:style-name="ce173" table:formula="of:=IF(OR([.H$14]=&quot;&quot;;[.$E29]=&quot;&quot;);&quot;&quot;;[.G29])" office:value-type="float" office:value="8" calcext:value-type="float">
            <text:p>8</text:p>
          </table:table-cell>
          <table:table-cell table:style-name="ce173" table:formula="of:=IF(OR([.I$14]=&quot;&quot;;[.$E29]=&quot;&quot;);&quot;&quot;;[.H29])" office:value-type="float" office:value="8" calcext:value-type="float">
            <text:p>8</text:p>
          </table:table-cell>
          <table:table-cell table:style-name="ce173" table:formula="of:=IF(OR([.J$14]=&quot;&quot;;[.$E29]=&quot;&quot;);&quot;&quot;;[.I29])" office:value-type="float" office:value="8" calcext:value-type="float">
            <text:p>8</text:p>
          </table:table-cell>
          <table:table-cell table:style-name="ce173" table:number-columns-repeated="20"/>
          <table:table-cell table:number-columns-repeated="994"/>
        </table:table-row>
        <table:table-row table:style-name="ro5">
          <table:table-cell table:style-name="ce161" office:value-type="string" calcext:value-type="string">
            <text:p>Testaus</text:p>
          </table:table-cell>
          <table:table-cell table:style-name="ce166" office:value-type="string" calcext:value-type="string">
            <text:p>3.6</text:p>
          </table:table-cell>
          <table:table-cell table:style-name="ce167" office:value-type="string" calcext:value-type="string">
            <text:p>Seija</text:p>
          </table:table-cell>
          <table:table-cell table:style-name="ce169" table:content-validation-name="val3" table:formula="of:=IF([.A30]&lt;&gt;&quot;&quot;;&quot;Planned&quot;;&quot;&quot;)" office:value-type="string" office:string-value="Planned" calcext:value-type="string">
            <text:p>Planned</text:p>
          </table:table-cell>
          <table:table-cell table:number-columns-repeated="2" table:style-name="ce173" office:value-type="float" office:value="10" calcext:value-type="float">
            <text:p>10</text:p>
          </table:table-cell>
          <table:table-cell table:style-name="ce173" table:formula="of:=IF(OR([.G$14]=&quot;&quot;;[.$E30]=&quot;&quot;);&quot;&quot;;[.F30])" office:value-type="float" office:value="10" calcext:value-type="float">
            <text:p>10</text:p>
          </table:table-cell>
          <table:table-cell table:style-name="ce173" table:formula="of:=IF(OR([.H$14]=&quot;&quot;;[.$E30]=&quot;&quot;);&quot;&quot;;[.G30])" office:value-type="float" office:value="10" calcext:value-type="float">
            <text:p>10</text:p>
          </table:table-cell>
          <table:table-cell table:style-name="ce173" table:formula="of:=IF(OR([.I$14]=&quot;&quot;;[.$E30]=&quot;&quot;);&quot;&quot;;[.H30])" office:value-type="float" office:value="10" calcext:value-type="float">
            <text:p>10</text:p>
          </table:table-cell>
          <table:table-cell table:style-name="ce173" table:formula="of:=IF(OR([.J$14]=&quot;&quot;;[.$E30]=&quot;&quot;);&quot;&quot;;[.I30])" office:value-type="float" office:value="10" calcext:value-type="float">
            <text:p>10</text:p>
          </table:table-cell>
          <table:table-cell table:style-name="ce173" table:formula="of:=IF(OR([.K$14]=&quot;&quot;;[.$E30]=&quot;&quot;);&quot;&quot;;[.J30])">
            <text:p/>
          </table:table-cell>
          <table:table-cell table:style-name="ce173" table:formula="of:=IF(OR([.L$14]=&quot;&quot;;[.$E30]=&quot;&quot;);&quot;&quot;;[.K30])">
            <text:p/>
          </table:table-cell>
          <table:table-cell table:style-name="ce173" table:formula="of:=IF(OR([.M$14]=&quot;&quot;;[.$E30]=&quot;&quot;);&quot;&quot;;[.L30])">
            <text:p/>
          </table:table-cell>
          <table:table-cell table:style-name="ce173" table:formula="of:=IF(OR([.N$14]=&quot;&quot;;[.$E30]=&quot;&quot;);&quot;&quot;;[.M30])">
            <text:p/>
          </table:table-cell>
          <table:table-cell table:style-name="ce173" table:formula="of:=IF(OR([.O$14]=&quot;&quot;;[.$E30]=&quot;&quot;);&quot;&quot;;[.N30])">
            <text:p/>
          </table:table-cell>
          <table:table-cell table:style-name="ce173" table:formula="of:=IF(OR([.P$14]=&quot;&quot;;[.$E30]=&quot;&quot;);&quot;&quot;;[.O30])">
            <text:p/>
          </table:table-cell>
          <table:table-cell table:style-name="ce173" table:formula="of:=IF(OR([.Q$14]=&quot;&quot;;[.$E30]=&quot;&quot;);&quot;&quot;;[.P30])">
            <text:p/>
          </table:table-cell>
          <table:table-cell table:style-name="ce173" table:formula="of:=IF(OR([.R$14]=&quot;&quot;;[.$E30]=&quot;&quot;);&quot;&quot;;[.Q30])">
            <text:p/>
          </table:table-cell>
          <table:table-cell table:style-name="ce173" table:formula="of:=IF(OR([.S$14]=&quot;&quot;;[.$E30]=&quot;&quot;);&quot;&quot;;[.R30])">
            <text:p/>
          </table:table-cell>
          <table:table-cell table:style-name="ce173" table:formula="of:=IF(OR([.T$14]=&quot;&quot;;[.$E30]=&quot;&quot;);&quot;&quot;;[.S30])">
            <text:p/>
          </table:table-cell>
          <table:table-cell table:style-name="ce173" table:formula="of:=IF(OR([.U$14]=&quot;&quot;;[.$E30]=&quot;&quot;);&quot;&quot;;[.T30])">
            <text:p/>
          </table:table-cell>
          <table:table-cell table:style-name="ce173" table:formula="of:=IF(OR([.V$14]=&quot;&quot;;[.$E30]=&quot;&quot;);&quot;&quot;;[.U30])">
            <text:p/>
          </table:table-cell>
          <table:table-cell table:style-name="ce173" table:formula="of:=IF(OR([.W$14]=&quot;&quot;;[.$E30]=&quot;&quot;);&quot;&quot;;[.V30])">
            <text:p/>
          </table:table-cell>
          <table:table-cell table:style-name="ce173" table:formula="of:=IF(OR([.X$14]=&quot;&quot;;[.$E30]=&quot;&quot;);&quot;&quot;;[.W30])">
            <text:p/>
          </table:table-cell>
          <table:table-cell table:style-name="ce173" table:formula="of:=IF(OR([.Y$14]=&quot;&quot;;[.$E30]=&quot;&quot;);&quot;&quot;;[.X30])">
            <text:p/>
          </table:table-cell>
          <table:table-cell table:style-name="ce173" table:number-columns-repeated="3"/>
          <table:table-cell table:style-name="ce173" table:formula="of:=IF(OR([.AC$14]=&quot;&quot;;[.$E30]=&quot;&quot;);&quot;&quot;;[.AB30])">
            <text:p/>
          </table:table-cell>
          <table:table-cell table:style-name="ce173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 table:style-name="ce166"/>
          <table:table-cell table:style-name="ce167"/>
          <table:table-cell table:style-name="ce169" table:content-validation-name="val3"/>
          <table:table-cell table:style-name="ce173" table:number-columns-repeated="3"/>
          <table:table-cell table:style-name="ce173" table:formula="of:=IF(OR([.H$14]=&quot;&quot;;[.$E31]=&quot;&quot;);&quot;&quot;;[.G31])">
            <text:p/>
          </table:table-cell>
          <table:table-cell table:style-name="ce173" table:formula="of:=IF(OR([.I$14]=&quot;&quot;;[.$E31]=&quot;&quot;);&quot;&quot;;[.H31])">
            <text:p/>
          </table:table-cell>
          <table:table-cell table:style-name="ce173" table:formula="of:=IF(OR([.J$14]=&quot;&quot;;[.$E31]=&quot;&quot;);&quot;&quot;;[.I31])">
            <text:p/>
          </table:table-cell>
          <table:table-cell table:style-name="ce173" table:number-columns-repeated="20"/>
          <table:table-cell table:number-columns-repeated="994"/>
        </table:table-row>
        <table:table-row table:style-name="ro5">
          <table:table-cell table:style-name="ce158" office:value-type="string" calcext:value-type="string">
            <text:p>Yritystaulu suunnittelu – fi.siri.yritys</text:p>
          </table:table-cell>
          <table:table-cell table:style-name="ce166" office:value-type="string" calcext:value-type="string">
            <text:p>4.1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table:formula="of:=IF([.A32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32]=&quot;&quot;);&quot;&quot;;[.E32])" office:value-type="float" office:value="10" calcext:value-type="float">
            <text:p>10</text:p>
          </table:table-cell>
          <table:table-cell table:style-name="ce173" table:formula="of:=IF(OR([.G$14]=&quot;&quot;;[.$E32]=&quot;&quot;);&quot;&quot;;[.F32])" office:value-type="float" office:value="10" calcext:value-type="float">
            <text:p>10</text:p>
          </table:table-cell>
          <table:table-cell table:style-name="ce173" table:formula="of:=IF(OR([.H$14]=&quot;&quot;;[.$E32]=&quot;&quot;);&quot;&quot;;[.G32])" office:value-type="float" office:value="10" calcext:value-type="float">
            <text:p>10</text:p>
          </table:table-cell>
          <table:table-cell table:style-name="ce173" table:formula="of:=IF(OR([.I$14]=&quot;&quot;;[.$E32]=&quot;&quot;);&quot;&quot;;[.H32])" office:value-type="float" office:value="10" calcext:value-type="float">
            <text:p>10</text:p>
          </table:table-cell>
          <table:table-cell table:style-name="ce173" table:formula="of:=IF(OR([.J$14]=&quot;&quot;;[.$E32]=&quot;&quot;);&quot;&quot;;[.I32])" office:value-type="float" office:value="10" calcext:value-type="float">
            <text:p>10</text:p>
          </table:table-cell>
          <table:table-cell table:style-name="ce173" table:formula="of:=IF(OR([.K$14]=&quot;&quot;;[.$E32]=&quot;&quot;);&quot;&quot;;[.J32])">
            <text:p/>
          </table:table-cell>
          <table:table-cell table:style-name="ce173" table:formula="of:=IF(OR([.L$14]=&quot;&quot;;[.$E32]=&quot;&quot;);&quot;&quot;;[.K32])">
            <text:p/>
          </table:table-cell>
          <table:table-cell table:style-name="ce173" table:formula="of:=IF(OR([.M$14]=&quot;&quot;;[.$E32]=&quot;&quot;);&quot;&quot;;[.L32])">
            <text:p/>
          </table:table-cell>
          <table:table-cell table:style-name="ce173" table:formula="of:=IF(OR([.N$14]=&quot;&quot;;[.$E32]=&quot;&quot;);&quot;&quot;;[.M32])">
            <text:p/>
          </table:table-cell>
          <table:table-cell table:style-name="ce173" table:formula="of:=IF(OR([.O$14]=&quot;&quot;;[.$E32]=&quot;&quot;);&quot;&quot;;[.N32])">
            <text:p/>
          </table:table-cell>
          <table:table-cell table:style-name="ce173" table:formula="of:=IF(OR([.P$14]=&quot;&quot;;[.$E32]=&quot;&quot;);&quot;&quot;;[.O32])">
            <text:p/>
          </table:table-cell>
          <table:table-cell table:style-name="ce173" table:formula="of:=IF(OR([.Q$14]=&quot;&quot;;[.$E32]=&quot;&quot;);&quot;&quot;;[.P32])">
            <text:p/>
          </table:table-cell>
          <table:table-cell table:style-name="ce173" table:formula="of:=IF(OR([.R$14]=&quot;&quot;;[.$E32]=&quot;&quot;);&quot;&quot;;[.Q32])">
            <text:p/>
          </table:table-cell>
          <table:table-cell table:style-name="ce173" table:formula="of:=IF(OR([.S$14]=&quot;&quot;;[.$E32]=&quot;&quot;);&quot;&quot;;[.R32])">
            <text:p/>
          </table:table-cell>
          <table:table-cell table:style-name="ce173" table:formula="of:=IF(OR([.T$14]=&quot;&quot;;[.$E32]=&quot;&quot;);&quot;&quot;;[.S32])">
            <text:p/>
          </table:table-cell>
          <table:table-cell table:style-name="ce173" table:formula="of:=IF(OR([.U$14]=&quot;&quot;;[.$E32]=&quot;&quot;);&quot;&quot;;[.T32])">
            <text:p/>
          </table:table-cell>
          <table:table-cell table:style-name="ce173" table:formula="of:=IF(OR([.V$14]=&quot;&quot;;[.$E32]=&quot;&quot;);&quot;&quot;;[.U32])">
            <text:p/>
          </table:table-cell>
          <table:table-cell table:style-name="ce173" table:formula="of:=IF(OR([.W$14]=&quot;&quot;;[.$E32]=&quot;&quot;);&quot;&quot;;[.V32])">
            <text:p/>
          </table:table-cell>
          <table:table-cell table:style-name="ce173" table:formula="of:=IF(OR([.X$14]=&quot;&quot;;[.$E32]=&quot;&quot;);&quot;&quot;;[.W32])">
            <text:p/>
          </table:table-cell>
          <table:table-cell table:style-name="ce173" table:formula="of:=IF(OR([.Y$14]=&quot;&quot;;[.$E32]=&quot;&quot;);&quot;&quot;;[.X32])">
            <text:p/>
          </table:table-cell>
          <table:table-cell table:style-name="ce173" table:number-columns-repeated="3"/>
          <table:table-cell table:style-name="ce173" table:formula="of:=IF(OR([.AC$14]=&quot;&quot;;[.$E32]=&quot;&quot;);&quot;&quot;;[.AB32])">
            <text:p/>
          </table:table-cell>
          <table:table-cell table:style-name="ce173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Yritys Entity</text:p>
          </table:table-cell>
          <table:table-cell office:value-type="float" office:value="4.2" calcext:value-type="float">
            <text:p>4.2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table:formula="of:=IF([.A33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4" calcext:value-type="float">
            <text:p>4</text:p>
          </table:table-cell>
          <table:table-cell table:style-name="ce173" table:formula="of:=IF(OR([.F$14]=&quot;&quot;;[.$E33]=&quot;&quot;);&quot;&quot;;[.E33])" office:value-type="float" office:value="4" calcext:value-type="float">
            <text:p>4</text:p>
          </table:table-cell>
          <table:table-cell table:style-name="ce176" table:formula="of:=IF(OR([.G$14]=&quot;&quot;;[.$E33]=&quot;&quot;);&quot;&quot;;[.F33])" office:value-type="float" office:value="4" calcext:value-type="float">
            <text:p>4</text:p>
          </table:table-cell>
          <table:table-cell table:style-name="ce173" table:formula="of:=IF(OR([.H$14]=&quot;&quot;;[.$E33]=&quot;&quot;);&quot;&quot;;[.G33])" office:value-type="float" office:value="4" calcext:value-type="float">
            <text:p>4</text:p>
          </table:table-cell>
          <table:table-cell table:style-name="ce173" table:formula="of:=IF(OR([.I$14]=&quot;&quot;;[.$E33]=&quot;&quot;);&quot;&quot;;[.H33])" office:value-type="float" office:value="4" calcext:value-type="float">
            <text:p>4</text:p>
          </table:table-cell>
          <table:table-cell table:style-name="ce173" table:formula="of:=IF(OR([.J$14]=&quot;&quot;;[.$E33]=&quot;&quot;);&quot;&quot;;[.I33])" office:value-type="float" office:value="4" calcext:value-type="float">
            <text:p>4</text:p>
          </table:table-cell>
          <table:table-cell table:style-name="ce173" table:formula="of:=IF(OR([.K$14]=&quot;&quot;;[.$E33]=&quot;&quot;);&quot;&quot;;[.J33])">
            <text:p/>
          </table:table-cell>
          <table:table-cell table:style-name="ce173" table:formula="of:=IF(OR([.L$14]=&quot;&quot;;[.$E33]=&quot;&quot;);&quot;&quot;;[.K33])">
            <text:p/>
          </table:table-cell>
          <table:table-cell table:style-name="ce173" table:formula="of:=IF(OR([.M$14]=&quot;&quot;;[.$E33]=&quot;&quot;);&quot;&quot;;[.L33])">
            <text:p/>
          </table:table-cell>
          <table:table-cell table:style-name="ce173" table:formula="of:=IF(OR([.N$14]=&quot;&quot;;[.$E33]=&quot;&quot;);&quot;&quot;;[.M33])">
            <text:p/>
          </table:table-cell>
          <table:table-cell table:style-name="ce173" table:formula="of:=IF(OR([.O$14]=&quot;&quot;;[.$E33]=&quot;&quot;);&quot;&quot;;[.N33])">
            <text:p/>
          </table:table-cell>
          <table:table-cell table:style-name="ce173" table:formula="of:=IF(OR([.P$14]=&quot;&quot;;[.$E33]=&quot;&quot;);&quot;&quot;;[.O33])">
            <text:p/>
          </table:table-cell>
          <table:table-cell table:style-name="ce173" table:formula="of:=IF(OR([.Q$14]=&quot;&quot;;[.$E33]=&quot;&quot;);&quot;&quot;;[.P33])">
            <text:p/>
          </table:table-cell>
          <table:table-cell table:style-name="ce173" table:formula="of:=IF(OR([.R$14]=&quot;&quot;;[.$E33]=&quot;&quot;);&quot;&quot;;[.Q33])">
            <text:p/>
          </table:table-cell>
          <table:table-cell table:style-name="ce173" table:formula="of:=IF(OR([.S$14]=&quot;&quot;;[.$E33]=&quot;&quot;);&quot;&quot;;[.R33])">
            <text:p/>
          </table:table-cell>
          <table:table-cell table:style-name="ce173" table:formula="of:=IF(OR([.T$14]=&quot;&quot;;[.$E33]=&quot;&quot;);&quot;&quot;;[.S33])">
            <text:p/>
          </table:table-cell>
          <table:table-cell table:style-name="ce173" table:formula="of:=IF(OR([.U$14]=&quot;&quot;;[.$E33]=&quot;&quot;);&quot;&quot;;[.T33])">
            <text:p/>
          </table:table-cell>
          <table:table-cell table:style-name="ce173" table:formula="of:=IF(OR([.V$14]=&quot;&quot;;[.$E33]=&quot;&quot;);&quot;&quot;;[.U33])">
            <text:p/>
          </table:table-cell>
          <table:table-cell table:style-name="ce173" table:formula="of:=IF(OR([.W$14]=&quot;&quot;;[.$E33]=&quot;&quot;);&quot;&quot;;[.V33])">
            <text:p/>
          </table:table-cell>
          <table:table-cell table:style-name="ce173" table:formula="of:=IF(OR([.X$14]=&quot;&quot;;[.$E33]=&quot;&quot;);&quot;&quot;;[.W33])">
            <text:p/>
          </table:table-cell>
          <table:table-cell table:style-name="ce173" table:formula="of:=IF(OR([.Y$14]=&quot;&quot;;[.$E33]=&quot;&quot;);&quot;&quot;;[.X33])">
            <text:p/>
          </table:table-cell>
          <table:table-cell table:style-name="ce173" table:number-columns-repeated="3"/>
          <table:table-cell table:style-name="ce173" table:formula="of:=IF(OR([.AC$14]=&quot;&quot;;[.$E33]=&quot;&quot;);&quot;&quot;;[.AB33])">
            <text:p/>
          </table:table-cell>
          <table:table-cell table:style-name="ce173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Yritys DAO</text:p>
          </table:table-cell>
          <table:table-cell office:value-type="float" office:value="4.3" calcext:value-type="float">
            <text:p>4.3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table:formula="of:=IF([.A34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4" calcext:value-type="float">
            <text:p>4</text:p>
          </table:table-cell>
          <table:table-cell table:style-name="ce173" table:formula="of:=IF(OR([.F$14]=&quot;&quot;;[.$E34]=&quot;&quot;);&quot;&quot;;[.E34])" office:value-type="float" office:value="4" calcext:value-type="float">
            <text:p>4</text:p>
          </table:table-cell>
          <table:table-cell table:style-name="ce173" table:formula="of:=IF(OR([.G$14]=&quot;&quot;;[.$E34]=&quot;&quot;);&quot;&quot;;[.F34])" office:value-type="float" office:value="4" calcext:value-type="float">
            <text:p>4</text:p>
          </table:table-cell>
          <table:table-cell table:style-name="ce173" table:formula="of:=IF(OR([.H$14]=&quot;&quot;;[.$E34]=&quot;&quot;);&quot;&quot;;[.G34])" office:value-type="float" office:value="4" calcext:value-type="float">
            <text:p>4</text:p>
          </table:table-cell>
          <table:table-cell table:style-name="ce173" table:formula="of:=IF(OR([.I$14]=&quot;&quot;;[.$E34]=&quot;&quot;);&quot;&quot;;[.H34])" office:value-type="float" office:value="4" calcext:value-type="float">
            <text:p>4</text:p>
          </table:table-cell>
          <table:table-cell table:style-name="ce173" table:formula="of:=IF(OR([.J$14]=&quot;&quot;;[.$E34]=&quot;&quot;);&quot;&quot;;[.I34])" office:value-type="float" office:value="4" calcext:value-type="float">
            <text:p>4</text:p>
          </table:table-cell>
          <table:table-cell table:style-name="ce173" table:formula="of:=IF(OR([.K$14]=&quot;&quot;;[.$E34]=&quot;&quot;);&quot;&quot;;[.J34])">
            <text:p/>
          </table:table-cell>
          <table:table-cell table:style-name="ce173" table:formula="of:=IF(OR([.L$14]=&quot;&quot;;[.$E34]=&quot;&quot;);&quot;&quot;;[.K34])">
            <text:p/>
          </table:table-cell>
          <table:table-cell table:style-name="ce173" table:formula="of:=IF(OR([.M$14]=&quot;&quot;;[.$E34]=&quot;&quot;);&quot;&quot;;[.L34])">
            <text:p/>
          </table:table-cell>
          <table:table-cell table:style-name="ce173" table:formula="of:=IF(OR([.N$14]=&quot;&quot;;[.$E34]=&quot;&quot;);&quot;&quot;;[.M34])">
            <text:p/>
          </table:table-cell>
          <table:table-cell table:style-name="ce173" table:formula="of:=IF(OR([.O$14]=&quot;&quot;;[.$E34]=&quot;&quot;);&quot;&quot;;[.N34])">
            <text:p/>
          </table:table-cell>
          <table:table-cell table:style-name="ce173" table:formula="of:=IF(OR([.P$14]=&quot;&quot;;[.$E34]=&quot;&quot;);&quot;&quot;;[.O34])">
            <text:p/>
          </table:table-cell>
          <table:table-cell table:style-name="ce173" table:formula="of:=IF(OR([.Q$14]=&quot;&quot;;[.$E34]=&quot;&quot;);&quot;&quot;;[.P34])">
            <text:p/>
          </table:table-cell>
          <table:table-cell table:style-name="ce173" table:formula="of:=IF(OR([.R$14]=&quot;&quot;;[.$E34]=&quot;&quot;);&quot;&quot;;[.Q34])">
            <text:p/>
          </table:table-cell>
          <table:table-cell table:style-name="ce173" table:formula="of:=IF(OR([.S$14]=&quot;&quot;;[.$E34]=&quot;&quot;);&quot;&quot;;[.R34])">
            <text:p/>
          </table:table-cell>
          <table:table-cell table:style-name="ce173" table:formula="of:=IF(OR([.T$14]=&quot;&quot;;[.$E34]=&quot;&quot;);&quot;&quot;;[.S34])">
            <text:p/>
          </table:table-cell>
          <table:table-cell table:style-name="ce173" table:formula="of:=IF(OR([.U$14]=&quot;&quot;;[.$E34]=&quot;&quot;);&quot;&quot;;[.T34])">
            <text:p/>
          </table:table-cell>
          <table:table-cell table:style-name="ce173" table:formula="of:=IF(OR([.V$14]=&quot;&quot;;[.$E34]=&quot;&quot;);&quot;&quot;;[.U34])">
            <text:p/>
          </table:table-cell>
          <table:table-cell table:style-name="ce173" table:formula="of:=IF(OR([.W$14]=&quot;&quot;;[.$E34]=&quot;&quot;);&quot;&quot;;[.V34])">
            <text:p/>
          </table:table-cell>
          <table:table-cell table:style-name="ce173" table:formula="of:=IF(OR([.X$14]=&quot;&quot;;[.$E34]=&quot;&quot;);&quot;&quot;;[.W34])">
            <text:p/>
          </table:table-cell>
          <table:table-cell table:style-name="ce173" table:formula="of:=IF(OR([.Y$14]=&quot;&quot;;[.$E34]=&quot;&quot;);&quot;&quot;;[.X34])">
            <text:p/>
          </table:table-cell>
          <table:table-cell table:style-name="ce173" table:number-columns-repeated="3"/>
          <table:table-cell table:style-name="ce173" table:formula="of:=IF(OR([.AC$14]=&quot;&quot;;[.$E34]=&quot;&quot;);&quot;&quot;;[.AB34])">
            <text:p/>
          </table:table-cell>
          <table:table-cell table:style-name="ce173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158" office:value-type="string" calcext:value-type="string">
            <text:p>Yritys Kontrolleri</text:p>
          </table:table-cell>
          <table:table-cell office:value-type="float" office:value="4.4" calcext:value-type="float">
            <text:p>4.4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table:formula="of:=IF([.A35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4" calcext:value-type="float">
            <text:p>4</text:p>
          </table:table-cell>
          <table:table-cell table:style-name="ce173" table:formula="of:=IF(OR([.F$14]=&quot;&quot;;[.$E35]=&quot;&quot;);&quot;&quot;;[.E35])" office:value-type="float" office:value="4" calcext:value-type="float">
            <text:p>4</text:p>
          </table:table-cell>
          <table:table-cell table:style-name="ce173" table:formula="of:=IF(OR([.G$14]=&quot;&quot;;[.$E35]=&quot;&quot;);&quot;&quot;;[.F35])" office:value-type="float" office:value="4" calcext:value-type="float">
            <text:p>4</text:p>
          </table:table-cell>
          <table:table-cell table:style-name="ce173" table:formula="of:=IF(OR([.H$14]=&quot;&quot;;[.$E35]=&quot;&quot;);&quot;&quot;;[.G35])" office:value-type="float" office:value="4" calcext:value-type="float">
            <text:p>4</text:p>
          </table:table-cell>
          <table:table-cell table:style-name="ce173" table:formula="of:=IF(OR([.I$14]=&quot;&quot;;[.$E35]=&quot;&quot;);&quot;&quot;;[.H35])" office:value-type="float" office:value="4" calcext:value-type="float">
            <text:p>4</text:p>
          </table:table-cell>
          <table:table-cell table:style-name="ce173" table:formula="of:=IF(OR([.J$14]=&quot;&quot;;[.$E35]=&quot;&quot;);&quot;&quot;;[.I35])" office:value-type="float" office:value="4" calcext:value-type="float">
            <text:p>4</text:p>
          </table:table-cell>
          <table:table-cell table:style-name="ce173" table:formula="of:=IF(OR([.K$14]=&quot;&quot;;[.$E35]=&quot;&quot;);&quot;&quot;;[.J35])">
            <text:p/>
          </table:table-cell>
          <table:table-cell table:style-name="ce173" table:formula="of:=IF(OR([.L$14]=&quot;&quot;;[.$E35]=&quot;&quot;);&quot;&quot;;[.K35])">
            <text:p/>
          </table:table-cell>
          <table:table-cell table:style-name="ce173" table:formula="of:=IF(OR([.M$14]=&quot;&quot;;[.$E35]=&quot;&quot;);&quot;&quot;;[.L35])">
            <text:p/>
          </table:table-cell>
          <table:table-cell table:style-name="ce173" table:formula="of:=IF(OR([.N$14]=&quot;&quot;;[.$E35]=&quot;&quot;);&quot;&quot;;[.M35])">
            <text:p/>
          </table:table-cell>
          <table:table-cell table:style-name="ce173" table:formula="of:=IF(OR([.O$14]=&quot;&quot;;[.$E35]=&quot;&quot;);&quot;&quot;;[.N35])">
            <text:p/>
          </table:table-cell>
          <table:table-cell table:style-name="ce173" table:formula="of:=IF(OR([.P$14]=&quot;&quot;;[.$E35]=&quot;&quot;);&quot;&quot;;[.O35])">
            <text:p/>
          </table:table-cell>
          <table:table-cell table:style-name="ce173" table:formula="of:=IF(OR([.Q$14]=&quot;&quot;;[.$E35]=&quot;&quot;);&quot;&quot;;[.P35])">
            <text:p/>
          </table:table-cell>
          <table:table-cell table:style-name="ce173" table:formula="of:=IF(OR([.R$14]=&quot;&quot;;[.$E35]=&quot;&quot;);&quot;&quot;;[.Q35])">
            <text:p/>
          </table:table-cell>
          <table:table-cell table:style-name="ce173" table:formula="of:=IF(OR([.S$14]=&quot;&quot;;[.$E35]=&quot;&quot;);&quot;&quot;;[.R35])">
            <text:p/>
          </table:table-cell>
          <table:table-cell table:style-name="ce173" table:formula="of:=IF(OR([.T$14]=&quot;&quot;;[.$E35]=&quot;&quot;);&quot;&quot;;[.S35])">
            <text:p/>
          </table:table-cell>
          <table:table-cell table:style-name="ce173" table:formula="of:=IF(OR([.U$14]=&quot;&quot;;[.$E35]=&quot;&quot;);&quot;&quot;;[.T35])">
            <text:p/>
          </table:table-cell>
          <table:table-cell table:style-name="ce173" table:formula="of:=IF(OR([.V$14]=&quot;&quot;;[.$E35]=&quot;&quot;);&quot;&quot;;[.U35])">
            <text:p/>
          </table:table-cell>
          <table:table-cell table:style-name="ce173" table:formula="of:=IF(OR([.W$14]=&quot;&quot;;[.$E35]=&quot;&quot;);&quot;&quot;;[.V35])">
            <text:p/>
          </table:table-cell>
          <table:table-cell table:style-name="ce173" table:formula="of:=IF(OR([.X$14]=&quot;&quot;;[.$E35]=&quot;&quot;);&quot;&quot;;[.W35])">
            <text:p/>
          </table:table-cell>
          <table:table-cell table:style-name="ce173" table:formula="of:=IF(OR([.Y$14]=&quot;&quot;;[.$E35]=&quot;&quot;);&quot;&quot;;[.X35])">
            <text:p/>
          </table:table-cell>
          <table:table-cell table:style-name="ce173" table:number-columns-repeated="3"/>
          <table:table-cell table:style-name="ce173" table:formula="of:=IF(OR([.AC$14]=&quot;&quot;;[.$E35]=&quot;&quot;);&quot;&quot;;[.AB35])">
            <text:p/>
          </table:table-cell>
          <table:table-cell table:style-name="ce173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61" office:value-type="string" calcext:value-type="string">
            <text:p>JSP sivut</text:p>
          </table:table-cell>
          <table:table-cell office:value-type="float" office:value="4.5" calcext:value-type="float">
            <text:p>4.5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table:formula="of:=IF([.A36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36]=&quot;&quot;);&quot;&quot;;[.E36])" office:value-type="float" office:value="10" calcext:value-type="float">
            <text:p>10</text:p>
          </table:table-cell>
          <table:table-cell table:style-name="ce173" table:formula="of:=IF(OR([.G$14]=&quot;&quot;;[.$E36]=&quot;&quot;);&quot;&quot;;[.F36])" office:value-type="float" office:value="10" calcext:value-type="float">
            <text:p>10</text:p>
          </table:table-cell>
          <table:table-cell table:style-name="ce173" table:formula="of:=IF(OR([.H$14]=&quot;&quot;;[.$E36]=&quot;&quot;);&quot;&quot;;[.G36])" office:value-type="float" office:value="10" calcext:value-type="float">
            <text:p>10</text:p>
          </table:table-cell>
          <table:table-cell table:style-name="ce173" table:formula="of:=IF(OR([.I$14]=&quot;&quot;;[.$E36]=&quot;&quot;);&quot;&quot;;[.H36])" office:value-type="float" office:value="10" calcext:value-type="float">
            <text:p>10</text:p>
          </table:table-cell>
          <table:table-cell table:style-name="ce173" table:formula="of:=IF(OR([.J$14]=&quot;&quot;;[.$E36]=&quot;&quot;);&quot;&quot;;[.I36])" office:value-type="float" office:value="10" calcext:value-type="float">
            <text:p>10</text:p>
          </table:table-cell>
          <table:table-cell table:style-name="ce173" table:formula="of:=IF(OR([.K$14]=&quot;&quot;;[.$E36]=&quot;&quot;);&quot;&quot;;[.J36])">
            <text:p/>
          </table:table-cell>
          <table:table-cell table:style-name="ce173" table:formula="of:=IF(OR([.L$14]=&quot;&quot;;[.$E36]=&quot;&quot;);&quot;&quot;;[.K36])">
            <text:p/>
          </table:table-cell>
          <table:table-cell table:style-name="ce173" table:formula="of:=IF(OR([.M$14]=&quot;&quot;;[.$E36]=&quot;&quot;);&quot;&quot;;[.L36])">
            <text:p/>
          </table:table-cell>
          <table:table-cell table:style-name="ce173" table:formula="of:=IF(OR([.N$14]=&quot;&quot;;[.$E36]=&quot;&quot;);&quot;&quot;;[.M36])">
            <text:p/>
          </table:table-cell>
          <table:table-cell table:style-name="ce173" table:formula="of:=IF(OR([.O$14]=&quot;&quot;;[.$E36]=&quot;&quot;);&quot;&quot;;[.N36])">
            <text:p/>
          </table:table-cell>
          <table:table-cell table:style-name="ce173" table:formula="of:=IF(OR([.P$14]=&quot;&quot;;[.$E36]=&quot;&quot;);&quot;&quot;;[.O36])">
            <text:p/>
          </table:table-cell>
          <table:table-cell table:style-name="ce173" table:formula="of:=IF(OR([.Q$14]=&quot;&quot;;[.$E36]=&quot;&quot;);&quot;&quot;;[.P36])">
            <text:p/>
          </table:table-cell>
          <table:table-cell table:style-name="ce173" table:formula="of:=IF(OR([.R$14]=&quot;&quot;;[.$E36]=&quot;&quot;);&quot;&quot;;[.Q36])">
            <text:p/>
          </table:table-cell>
          <table:table-cell table:style-name="ce173" table:formula="of:=IF(OR([.S$14]=&quot;&quot;;[.$E36]=&quot;&quot;);&quot;&quot;;[.R36])">
            <text:p/>
          </table:table-cell>
          <table:table-cell table:style-name="ce173" table:formula="of:=IF(OR([.T$14]=&quot;&quot;;[.$E36]=&quot;&quot;);&quot;&quot;;[.S36])">
            <text:p/>
          </table:table-cell>
          <table:table-cell table:style-name="ce173" table:formula="of:=IF(OR([.U$14]=&quot;&quot;;[.$E36]=&quot;&quot;);&quot;&quot;;[.T36])">
            <text:p/>
          </table:table-cell>
          <table:table-cell table:style-name="ce173" table:formula="of:=IF(OR([.V$14]=&quot;&quot;;[.$E36]=&quot;&quot;);&quot;&quot;;[.U36])">
            <text:p/>
          </table:table-cell>
          <table:table-cell table:style-name="ce173" table:formula="of:=IF(OR([.W$14]=&quot;&quot;;[.$E36]=&quot;&quot;);&quot;&quot;;[.V36])">
            <text:p/>
          </table:table-cell>
          <table:table-cell table:style-name="ce173" table:formula="of:=IF(OR([.X$14]=&quot;&quot;;[.$E36]=&quot;&quot;);&quot;&quot;;[.W36])">
            <text:p/>
          </table:table-cell>
          <table:table-cell table:style-name="ce173" table:formula="of:=IF(OR([.Y$14]=&quot;&quot;;[.$E36]=&quot;&quot;);&quot;&quot;;[.X36])">
            <text:p/>
          </table:table-cell>
          <table:table-cell table:style-name="ce173" table:number-columns-repeated="3"/>
          <table:table-cell table:style-name="ce173" table:formula="of:=IF(OR([.AC$14]=&quot;&quot;;[.$E36]=&quot;&quot;);&quot;&quot;;[.AB36])">
            <text:p/>
          </table:table-cell>
          <table:table-cell table:style-name="ce173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61" office:value-type="string" calcext:value-type="string">
            <text:p>testaus</text:p>
          </table:table-cell>
          <table:table-cell office:value-type="float" office:value="4.6" calcext:value-type="float">
            <text:p>4.6</text:p>
          </table:table-cell>
          <table:table-cell table:style-name="ce167" office:value-type="string" calcext:value-type="string">
            <text:p>Kari&amp;Mika</text:p>
          </table:table-cell>
          <table:table-cell table:style-name="ce169" table:content-validation-name="val3" table:formula="of:=IF([.A37]&lt;&gt;&quot;&quot;;&quot;Planned&quot;;&quot;&quot;)" office:value-type="string" office:string-value="Planned" calcext:value-type="string">
            <text:p>Planned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table:formula="of:=IF(OR([.F$14]=&quot;&quot;;[.$E37]=&quot;&quot;);&quot;&quot;;[.E37])" office:value-type="float" office:value="10" calcext:value-type="float">
            <text:p>10</text:p>
          </table:table-cell>
          <table:table-cell table:style-name="ce173" table:formula="of:=IF(OR([.G$14]=&quot;&quot;;[.$E37]=&quot;&quot;);&quot;&quot;;[.F37])" office:value-type="float" office:value="10" calcext:value-type="float">
            <text:p>10</text:p>
          </table:table-cell>
          <table:table-cell table:style-name="ce173" table:formula="of:=IF(OR([.H$14]=&quot;&quot;;[.$E37]=&quot;&quot;);&quot;&quot;;[.G37])" office:value-type="float" office:value="10" calcext:value-type="float">
            <text:p>10</text:p>
          </table:table-cell>
          <table:table-cell table:style-name="ce173" table:formula="of:=IF(OR([.I$14]=&quot;&quot;;[.$E37]=&quot;&quot;);&quot;&quot;;[.H37])" office:value-type="float" office:value="10" calcext:value-type="float">
            <text:p>10</text:p>
          </table:table-cell>
          <table:table-cell table:style-name="ce173" table:formula="of:=IF(OR([.J$14]=&quot;&quot;;[.$E37]=&quot;&quot;);&quot;&quot;;[.I37])" office:value-type="float" office:value="10" calcext:value-type="float">
            <text:p>10</text:p>
          </table:table-cell>
          <table:table-cell table:style-name="ce173" table:formula="of:=IF(OR([.K$14]=&quot;&quot;;[.$E37]=&quot;&quot;);&quot;&quot;;[.J37])">
            <text:p/>
          </table:table-cell>
          <table:table-cell table:style-name="ce173" table:formula="of:=IF(OR([.L$14]=&quot;&quot;;[.$E37]=&quot;&quot;);&quot;&quot;;[.K37])">
            <text:p/>
          </table:table-cell>
          <table:table-cell table:style-name="ce173" table:formula="of:=IF(OR([.M$14]=&quot;&quot;;[.$E37]=&quot;&quot;);&quot;&quot;;[.L37])">
            <text:p/>
          </table:table-cell>
          <table:table-cell table:style-name="ce173" table:formula="of:=IF(OR([.N$14]=&quot;&quot;;[.$E37]=&quot;&quot;);&quot;&quot;;[.M37])">
            <text:p/>
          </table:table-cell>
          <table:table-cell table:style-name="ce173" table:formula="of:=IF(OR([.O$14]=&quot;&quot;;[.$E37]=&quot;&quot;);&quot;&quot;;[.N37])">
            <text:p/>
          </table:table-cell>
          <table:table-cell table:style-name="ce173" table:formula="of:=IF(OR([.P$14]=&quot;&quot;;[.$E37]=&quot;&quot;);&quot;&quot;;[.O37])">
            <text:p/>
          </table:table-cell>
          <table:table-cell table:style-name="ce173" table:formula="of:=IF(OR([.Q$14]=&quot;&quot;;[.$E37]=&quot;&quot;);&quot;&quot;;[.P37])">
            <text:p/>
          </table:table-cell>
          <table:table-cell table:style-name="ce173" table:formula="of:=IF(OR([.R$14]=&quot;&quot;;[.$E37]=&quot;&quot;);&quot;&quot;;[.Q37])">
            <text:p/>
          </table:table-cell>
          <table:table-cell table:style-name="ce173" table:formula="of:=IF(OR([.S$14]=&quot;&quot;;[.$E37]=&quot;&quot;);&quot;&quot;;[.R37])">
            <text:p/>
          </table:table-cell>
          <table:table-cell table:style-name="ce173" table:formula="of:=IF(OR([.T$14]=&quot;&quot;;[.$E37]=&quot;&quot;);&quot;&quot;;[.S37])">
            <text:p/>
          </table:table-cell>
          <table:table-cell table:style-name="ce173" table:formula="of:=IF(OR([.U$14]=&quot;&quot;;[.$E37]=&quot;&quot;);&quot;&quot;;[.T37])">
            <text:p/>
          </table:table-cell>
          <table:table-cell table:style-name="ce173" table:formula="of:=IF(OR([.V$14]=&quot;&quot;;[.$E37]=&quot;&quot;);&quot;&quot;;[.U37])">
            <text:p/>
          </table:table-cell>
          <table:table-cell table:style-name="ce173" table:formula="of:=IF(OR([.W$14]=&quot;&quot;;[.$E37]=&quot;&quot;);&quot;&quot;;[.V37])">
            <text:p/>
          </table:table-cell>
          <table:table-cell table:style-name="ce173" table:formula="of:=IF(OR([.X$14]=&quot;&quot;;[.$E37]=&quot;&quot;);&quot;&quot;;[.W37])">
            <text:p/>
          </table:table-cell>
          <table:table-cell table:style-name="ce173" table:formula="of:=IF(OR([.Y$14]=&quot;&quot;;[.$E37]=&quot;&quot;);&quot;&quot;;[.X37])">
            <text:p/>
          </table:table-cell>
          <table:table-cell table:style-name="ce173" table:number-columns-repeated="3"/>
          <table:table-cell table:style-name="ce173" table:formula="of:=IF(OR([.AC$14]=&quot;&quot;;[.$E37]=&quot;&quot;);&quot;&quot;;[.AB37])">
            <text:p/>
          </table:table-cell>
          <table:table-cell table:style-name="ce173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38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38]=&quot;&quot;);&quot;&quot;;[.E38])" office:value-type="float" office:value="0" calcext:value-type="float">
            <text:p>0</text:p>
          </table:table-cell>
          <table:table-cell table:style-name="ce173" table:formula="of:=IF(OR([.G$14]=&quot;&quot;;[.$E38]=&quot;&quot;);&quot;&quot;;[.F38])" office:value-type="float" office:value="0" calcext:value-type="float">
            <text:p>0</text:p>
          </table:table-cell>
          <table:table-cell table:style-name="ce173" table:formula="of:=IF(OR([.H$14]=&quot;&quot;;[.$E38]=&quot;&quot;);&quot;&quot;;[.G38])" office:value-type="float" office:value="0" calcext:value-type="float">
            <text:p>0</text:p>
          </table:table-cell>
          <table:table-cell table:style-name="ce173" table:formula="of:=IF(OR([.I$14]=&quot;&quot;;[.$E38]=&quot;&quot;);&quot;&quot;;[.H38])" office:value-type="float" office:value="0" calcext:value-type="float">
            <text:p>0</text:p>
          </table:table-cell>
          <table:table-cell table:style-name="ce173" table:formula="of:=IF(OR([.J$14]=&quot;&quot;;[.$E38]=&quot;&quot;);&quot;&quot;;[.I38])" office:value-type="float" office:value="0" calcext:value-type="float">
            <text:p>0</text:p>
          </table:table-cell>
          <table:table-cell table:style-name="ce173" table:formula="of:=IF(OR([.K$14]=&quot;&quot;;[.$E38]=&quot;&quot;);&quot;&quot;;[.J38])">
            <text:p/>
          </table:table-cell>
          <table:table-cell table:style-name="ce173" table:formula="of:=IF(OR([.L$14]=&quot;&quot;;[.$E38]=&quot;&quot;);&quot;&quot;;[.K38])">
            <text:p/>
          </table:table-cell>
          <table:table-cell table:style-name="ce173" table:formula="of:=IF(OR([.M$14]=&quot;&quot;;[.$E38]=&quot;&quot;);&quot;&quot;;[.L38])">
            <text:p/>
          </table:table-cell>
          <table:table-cell table:style-name="ce173" table:formula="of:=IF(OR([.N$14]=&quot;&quot;;[.$E38]=&quot;&quot;);&quot;&quot;;[.M38])">
            <text:p/>
          </table:table-cell>
          <table:table-cell table:style-name="ce173" table:formula="of:=IF(OR([.O$14]=&quot;&quot;;[.$E38]=&quot;&quot;);&quot;&quot;;[.N38])">
            <text:p/>
          </table:table-cell>
          <table:table-cell table:style-name="ce173" table:formula="of:=IF(OR([.P$14]=&quot;&quot;;[.$E38]=&quot;&quot;);&quot;&quot;;[.O38])">
            <text:p/>
          </table:table-cell>
          <table:table-cell table:style-name="ce173" table:formula="of:=IF(OR([.Q$14]=&quot;&quot;;[.$E38]=&quot;&quot;);&quot;&quot;;[.P38])">
            <text:p/>
          </table:table-cell>
          <table:table-cell table:style-name="ce173" table:formula="of:=IF(OR([.R$14]=&quot;&quot;;[.$E38]=&quot;&quot;);&quot;&quot;;[.Q38])">
            <text:p/>
          </table:table-cell>
          <table:table-cell table:style-name="ce173" table:formula="of:=IF(OR([.S$14]=&quot;&quot;;[.$E38]=&quot;&quot;);&quot;&quot;;[.R38])">
            <text:p/>
          </table:table-cell>
          <table:table-cell table:style-name="ce173" table:formula="of:=IF(OR([.T$14]=&quot;&quot;;[.$E38]=&quot;&quot;);&quot;&quot;;[.S38])">
            <text:p/>
          </table:table-cell>
          <table:table-cell table:style-name="ce173" table:formula="of:=IF(OR([.U$14]=&quot;&quot;;[.$E38]=&quot;&quot;);&quot;&quot;;[.T38])">
            <text:p/>
          </table:table-cell>
          <table:table-cell table:style-name="ce173" table:formula="of:=IF(OR([.V$14]=&quot;&quot;;[.$E38]=&quot;&quot;);&quot;&quot;;[.U38])">
            <text:p/>
          </table:table-cell>
          <table:table-cell table:style-name="ce173" table:formula="of:=IF(OR([.W$14]=&quot;&quot;;[.$E38]=&quot;&quot;);&quot;&quot;;[.V38])">
            <text:p/>
          </table:table-cell>
          <table:table-cell table:style-name="ce173" table:formula="of:=IF(OR([.X$14]=&quot;&quot;;[.$E38]=&quot;&quot;);&quot;&quot;;[.W38])">
            <text:p/>
          </table:table-cell>
          <table:table-cell table:style-name="ce173" table:formula="of:=IF(OR([.Y$14]=&quot;&quot;;[.$E38]=&quot;&quot;);&quot;&quot;;[.X38])">
            <text:p/>
          </table:table-cell>
          <table:table-cell table:style-name="ce173" table:number-columns-repeated="3"/>
          <table:table-cell table:style-name="ce173" table:formula="of:=IF(OR([.AC$14]=&quot;&quot;;[.$E38]=&quot;&quot;);&quot;&quot;;[.AB38])">
            <text:p/>
          </table:table-cell>
          <table:table-cell table:style-name="ce173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39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39]=&quot;&quot;);&quot;&quot;;[.E39])" office:value-type="float" office:value="0" calcext:value-type="float">
            <text:p>0</text:p>
          </table:table-cell>
          <table:table-cell table:style-name="ce173" table:formula="of:=IF(OR([.G$14]=&quot;&quot;;[.$E39]=&quot;&quot;);&quot;&quot;;[.F39])" office:value-type="float" office:value="0" calcext:value-type="float">
            <text:p>0</text:p>
          </table:table-cell>
          <table:table-cell table:style-name="ce173" table:formula="of:=IF(OR([.H$14]=&quot;&quot;;[.$E39]=&quot;&quot;);&quot;&quot;;[.G39])" office:value-type="float" office:value="0" calcext:value-type="float">
            <text:p>0</text:p>
          </table:table-cell>
          <table:table-cell table:style-name="ce173" table:formula="of:=IF(OR([.I$14]=&quot;&quot;;[.$E39]=&quot;&quot;);&quot;&quot;;[.H39])" office:value-type="float" office:value="0" calcext:value-type="float">
            <text:p>0</text:p>
          </table:table-cell>
          <table:table-cell table:style-name="ce173" table:formula="of:=IF(OR([.J$14]=&quot;&quot;;[.$E39]=&quot;&quot;);&quot;&quot;;[.I39])" office:value-type="float" office:value="0" calcext:value-type="float">
            <text:p>0</text:p>
          </table:table-cell>
          <table:table-cell table:style-name="ce173" table:formula="of:=IF(OR([.K$14]=&quot;&quot;;[.$E39]=&quot;&quot;);&quot;&quot;;[.J39])">
            <text:p/>
          </table:table-cell>
          <table:table-cell table:style-name="ce173" table:formula="of:=IF(OR([.L$14]=&quot;&quot;;[.$E39]=&quot;&quot;);&quot;&quot;;[.K39])">
            <text:p/>
          </table:table-cell>
          <table:table-cell table:style-name="ce173" table:formula="of:=IF(OR([.M$14]=&quot;&quot;;[.$E39]=&quot;&quot;);&quot;&quot;;[.L39])">
            <text:p/>
          </table:table-cell>
          <table:table-cell table:style-name="ce173" table:formula="of:=IF(OR([.N$14]=&quot;&quot;;[.$E39]=&quot;&quot;);&quot;&quot;;[.M39])">
            <text:p/>
          </table:table-cell>
          <table:table-cell table:style-name="ce173" table:formula="of:=IF(OR([.O$14]=&quot;&quot;;[.$E39]=&quot;&quot;);&quot;&quot;;[.N39])">
            <text:p/>
          </table:table-cell>
          <table:table-cell table:style-name="ce173" table:formula="of:=IF(OR([.P$14]=&quot;&quot;;[.$E39]=&quot;&quot;);&quot;&quot;;[.O39])">
            <text:p/>
          </table:table-cell>
          <table:table-cell table:style-name="ce173" table:formula="of:=IF(OR([.Q$14]=&quot;&quot;;[.$E39]=&quot;&quot;);&quot;&quot;;[.P39])">
            <text:p/>
          </table:table-cell>
          <table:table-cell table:style-name="ce173" table:formula="of:=IF(OR([.R$14]=&quot;&quot;;[.$E39]=&quot;&quot;);&quot;&quot;;[.Q39])">
            <text:p/>
          </table:table-cell>
          <table:table-cell table:style-name="ce173" table:formula="of:=IF(OR([.S$14]=&quot;&quot;;[.$E39]=&quot;&quot;);&quot;&quot;;[.R39])">
            <text:p/>
          </table:table-cell>
          <table:table-cell table:style-name="ce173" table:formula="of:=IF(OR([.T$14]=&quot;&quot;;[.$E39]=&quot;&quot;);&quot;&quot;;[.S39])">
            <text:p/>
          </table:table-cell>
          <table:table-cell table:style-name="ce173" table:formula="of:=IF(OR([.U$14]=&quot;&quot;;[.$E39]=&quot;&quot;);&quot;&quot;;[.T39])">
            <text:p/>
          </table:table-cell>
          <table:table-cell table:style-name="ce173" table:formula="of:=IF(OR([.V$14]=&quot;&quot;;[.$E39]=&quot;&quot;);&quot;&quot;;[.U39])">
            <text:p/>
          </table:table-cell>
          <table:table-cell table:style-name="ce173" table:formula="of:=IF(OR([.W$14]=&quot;&quot;;[.$E39]=&quot;&quot;);&quot;&quot;;[.V39])">
            <text:p/>
          </table:table-cell>
          <table:table-cell table:style-name="ce173" table:formula="of:=IF(OR([.X$14]=&quot;&quot;;[.$E39]=&quot;&quot;);&quot;&quot;;[.W39])">
            <text:p/>
          </table:table-cell>
          <table:table-cell table:style-name="ce173" table:formula="of:=IF(OR([.Y$14]=&quot;&quot;;[.$E39]=&quot;&quot;);&quot;&quot;;[.X39])">
            <text:p/>
          </table:table-cell>
          <table:table-cell table:style-name="ce173" table:number-columns-repeated="3"/>
          <table:table-cell table:style-name="ce173" table:formula="of:=IF(OR([.AC$14]=&quot;&quot;;[.$E39]=&quot;&quot;);&quot;&quot;;[.AB39])">
            <text:p/>
          </table:table-cell>
          <table:table-cell table:style-name="ce173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40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0]=&quot;&quot;);&quot;&quot;;[.E40])" office:value-type="float" office:value="0" calcext:value-type="float">
            <text:p>0</text:p>
          </table:table-cell>
          <table:table-cell table:style-name="ce173" table:formula="of:=IF(OR([.G$14]=&quot;&quot;;[.$E40]=&quot;&quot;);&quot;&quot;;[.F40])" office:value-type="float" office:value="0" calcext:value-type="float">
            <text:p>0</text:p>
          </table:table-cell>
          <table:table-cell table:style-name="ce173" table:formula="of:=IF(OR([.H$14]=&quot;&quot;;[.$E40]=&quot;&quot;);&quot;&quot;;[.G40])" office:value-type="float" office:value="0" calcext:value-type="float">
            <text:p>0</text:p>
          </table:table-cell>
          <table:table-cell table:style-name="ce173" table:formula="of:=IF(OR([.I$14]=&quot;&quot;;[.$E40]=&quot;&quot;);&quot;&quot;;[.H40])" office:value-type="float" office:value="0" calcext:value-type="float">
            <text:p>0</text:p>
          </table:table-cell>
          <table:table-cell table:style-name="ce173" table:formula="of:=IF(OR([.J$14]=&quot;&quot;;[.$E40]=&quot;&quot;);&quot;&quot;;[.I40])" office:value-type="float" office:value="0" calcext:value-type="float">
            <text:p>0</text:p>
          </table:table-cell>
          <table:table-cell table:style-name="ce173" table:formula="of:=IF(OR([.K$14]=&quot;&quot;;[.$E40]=&quot;&quot;);&quot;&quot;;[.J40])">
            <text:p/>
          </table:table-cell>
          <table:table-cell table:style-name="ce173" table:formula="of:=IF(OR([.L$14]=&quot;&quot;;[.$E40]=&quot;&quot;);&quot;&quot;;[.K40])">
            <text:p/>
          </table:table-cell>
          <table:table-cell table:style-name="ce173" table:formula="of:=IF(OR([.M$14]=&quot;&quot;;[.$E40]=&quot;&quot;);&quot;&quot;;[.L40])">
            <text:p/>
          </table:table-cell>
          <table:table-cell table:style-name="ce173" table:formula="of:=IF(OR([.N$14]=&quot;&quot;;[.$E40]=&quot;&quot;);&quot;&quot;;[.M40])">
            <text:p/>
          </table:table-cell>
          <table:table-cell table:style-name="ce173" table:formula="of:=IF(OR([.O$14]=&quot;&quot;;[.$E40]=&quot;&quot;);&quot;&quot;;[.N40])">
            <text:p/>
          </table:table-cell>
          <table:table-cell table:style-name="ce173" table:formula="of:=IF(OR([.P$14]=&quot;&quot;;[.$E40]=&quot;&quot;);&quot;&quot;;[.O40])">
            <text:p/>
          </table:table-cell>
          <table:table-cell table:style-name="ce173" table:formula="of:=IF(OR([.Q$14]=&quot;&quot;;[.$E40]=&quot;&quot;);&quot;&quot;;[.P40])">
            <text:p/>
          </table:table-cell>
          <table:table-cell table:style-name="ce173" table:formula="of:=IF(OR([.R$14]=&quot;&quot;;[.$E40]=&quot;&quot;);&quot;&quot;;[.Q40])">
            <text:p/>
          </table:table-cell>
          <table:table-cell table:style-name="ce173" table:formula="of:=IF(OR([.S$14]=&quot;&quot;;[.$E40]=&quot;&quot;);&quot;&quot;;[.R40])">
            <text:p/>
          </table:table-cell>
          <table:table-cell table:style-name="ce173" table:formula="of:=IF(OR([.T$14]=&quot;&quot;;[.$E40]=&quot;&quot;);&quot;&quot;;[.S40])">
            <text:p/>
          </table:table-cell>
          <table:table-cell table:style-name="ce173" table:formula="of:=IF(OR([.U$14]=&quot;&quot;;[.$E40]=&quot;&quot;);&quot;&quot;;[.T40])">
            <text:p/>
          </table:table-cell>
          <table:table-cell table:style-name="ce173" table:formula="of:=IF(OR([.V$14]=&quot;&quot;;[.$E40]=&quot;&quot;);&quot;&quot;;[.U40])">
            <text:p/>
          </table:table-cell>
          <table:table-cell table:style-name="ce173" table:formula="of:=IF(OR([.W$14]=&quot;&quot;;[.$E40]=&quot;&quot;);&quot;&quot;;[.V40])">
            <text:p/>
          </table:table-cell>
          <table:table-cell table:style-name="ce173" table:formula="of:=IF(OR([.X$14]=&quot;&quot;;[.$E40]=&quot;&quot;);&quot;&quot;;[.W40])">
            <text:p/>
          </table:table-cell>
          <table:table-cell table:style-name="ce173" table:formula="of:=IF(OR([.Y$14]=&quot;&quot;;[.$E40]=&quot;&quot;);&quot;&quot;;[.X40])">
            <text:p/>
          </table:table-cell>
          <table:table-cell table:style-name="ce173" table:number-columns-repeated="3"/>
          <table:table-cell table:style-name="ce173" table:formula="of:=IF(OR([.AC$14]=&quot;&quot;;[.$E40]=&quot;&quot;);&quot;&quot;;[.AB40])">
            <text:p/>
          </table:table-cell>
          <table:table-cell table:style-name="ce173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1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1]=&quot;&quot;);&quot;&quot;;[.E41])" office:value-type="float" office:value="0" calcext:value-type="float">
            <text:p>0</text:p>
          </table:table-cell>
          <table:table-cell table:style-name="ce173" table:formula="of:=IF(OR([.G$14]=&quot;&quot;;[.$E41]=&quot;&quot;);&quot;&quot;;[.F41])" office:value-type="float" office:value="0" calcext:value-type="float">
            <text:p>0</text:p>
          </table:table-cell>
          <table:table-cell table:style-name="ce173" table:formula="of:=IF(OR([.H$14]=&quot;&quot;;[.$E41]=&quot;&quot;);&quot;&quot;;[.G41])" office:value-type="float" office:value="0" calcext:value-type="float">
            <text:p>0</text:p>
          </table:table-cell>
          <table:table-cell table:style-name="ce173" table:formula="of:=IF(OR([.I$14]=&quot;&quot;;[.$E41]=&quot;&quot;);&quot;&quot;;[.H41])" office:value-type="float" office:value="0" calcext:value-type="float">
            <text:p>0</text:p>
          </table:table-cell>
          <table:table-cell table:style-name="ce173" table:formula="of:=IF(OR([.J$14]=&quot;&quot;;[.$E41]=&quot;&quot;);&quot;&quot;;[.I41])" office:value-type="float" office:value="0" calcext:value-type="float">
            <text:p>0</text:p>
          </table:table-cell>
          <table:table-cell table:style-name="ce173" table:formula="of:=IF(OR([.K$14]=&quot;&quot;;[.$E41]=&quot;&quot;);&quot;&quot;;[.J41])">
            <text:p/>
          </table:table-cell>
          <table:table-cell table:style-name="ce173" table:formula="of:=IF(OR([.L$14]=&quot;&quot;;[.$E41]=&quot;&quot;);&quot;&quot;;[.K41])">
            <text:p/>
          </table:table-cell>
          <table:table-cell table:style-name="ce173" table:formula="of:=IF(OR([.M$14]=&quot;&quot;;[.$E41]=&quot;&quot;);&quot;&quot;;[.L41])">
            <text:p/>
          </table:table-cell>
          <table:table-cell table:style-name="ce173" table:formula="of:=IF(OR([.N$14]=&quot;&quot;;[.$E41]=&quot;&quot;);&quot;&quot;;[.M41])">
            <text:p/>
          </table:table-cell>
          <table:table-cell table:style-name="ce173" table:formula="of:=IF(OR([.O$14]=&quot;&quot;;[.$E41]=&quot;&quot;);&quot;&quot;;[.N41])">
            <text:p/>
          </table:table-cell>
          <table:table-cell table:style-name="ce173" table:formula="of:=IF(OR([.P$14]=&quot;&quot;;[.$E41]=&quot;&quot;);&quot;&quot;;[.O41])">
            <text:p/>
          </table:table-cell>
          <table:table-cell table:style-name="ce173" table:formula="of:=IF(OR([.Q$14]=&quot;&quot;;[.$E41]=&quot;&quot;);&quot;&quot;;[.P41])">
            <text:p/>
          </table:table-cell>
          <table:table-cell table:style-name="ce173" table:formula="of:=IF(OR([.R$14]=&quot;&quot;;[.$E41]=&quot;&quot;);&quot;&quot;;[.Q41])">
            <text:p/>
          </table:table-cell>
          <table:table-cell table:style-name="ce173" table:formula="of:=IF(OR([.S$14]=&quot;&quot;;[.$E41]=&quot;&quot;);&quot;&quot;;[.R41])">
            <text:p/>
          </table:table-cell>
          <table:table-cell table:style-name="ce173" table:formula="of:=IF(OR([.T$14]=&quot;&quot;;[.$E41]=&quot;&quot;);&quot;&quot;;[.S41])">
            <text:p/>
          </table:table-cell>
          <table:table-cell table:style-name="ce173" table:formula="of:=IF(OR([.U$14]=&quot;&quot;;[.$E41]=&quot;&quot;);&quot;&quot;;[.T41])">
            <text:p/>
          </table:table-cell>
          <table:table-cell table:style-name="ce173" table:formula="of:=IF(OR([.V$14]=&quot;&quot;;[.$E41]=&quot;&quot;);&quot;&quot;;[.U41])">
            <text:p/>
          </table:table-cell>
          <table:table-cell table:style-name="ce173" table:formula="of:=IF(OR([.W$14]=&quot;&quot;;[.$E41]=&quot;&quot;);&quot;&quot;;[.V41])">
            <text:p/>
          </table:table-cell>
          <table:table-cell table:style-name="ce173" table:formula="of:=IF(OR([.X$14]=&quot;&quot;;[.$E41]=&quot;&quot;);&quot;&quot;;[.W41])">
            <text:p/>
          </table:table-cell>
          <table:table-cell table:style-name="ce173" table:formula="of:=IF(OR([.Y$14]=&quot;&quot;;[.$E41]=&quot;&quot;);&quot;&quot;;[.X41])">
            <text:p/>
          </table:table-cell>
          <table:table-cell table:style-name="ce173" table:number-columns-repeated="3"/>
          <table:table-cell table:style-name="ce173" table:formula="of:=IF(OR([.AC$14]=&quot;&quot;;[.$E41]=&quot;&quot;);&quot;&quot;;[.AB41])">
            <text:p/>
          </table:table-cell>
          <table:table-cell table:style-name="ce173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2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2]=&quot;&quot;);&quot;&quot;;[.E42])" office:value-type="float" office:value="0" calcext:value-type="float">
            <text:p>0</text:p>
          </table:table-cell>
          <table:table-cell table:style-name="ce173" table:formula="of:=IF(OR([.G$14]=&quot;&quot;;[.$E42]=&quot;&quot;);&quot;&quot;;[.F42])" office:value-type="float" office:value="0" calcext:value-type="float">
            <text:p>0</text:p>
          </table:table-cell>
          <table:table-cell table:style-name="ce173" table:formula="of:=IF(OR([.H$14]=&quot;&quot;;[.$E42]=&quot;&quot;);&quot;&quot;;[.G42])" office:value-type="float" office:value="0" calcext:value-type="float">
            <text:p>0</text:p>
          </table:table-cell>
          <table:table-cell table:style-name="ce173" table:formula="of:=IF(OR([.I$14]=&quot;&quot;;[.$E42]=&quot;&quot;);&quot;&quot;;[.H42])" office:value-type="float" office:value="0" calcext:value-type="float">
            <text:p>0</text:p>
          </table:table-cell>
          <table:table-cell table:style-name="ce173" table:formula="of:=IF(OR([.J$14]=&quot;&quot;;[.$E42]=&quot;&quot;);&quot;&quot;;[.I42])" office:value-type="float" office:value="0" calcext:value-type="float">
            <text:p>0</text:p>
          </table:table-cell>
          <table:table-cell table:style-name="ce173" table:formula="of:=IF(OR([.K$14]=&quot;&quot;;[.$E42]=&quot;&quot;);&quot;&quot;;[.J42])">
            <text:p/>
          </table:table-cell>
          <table:table-cell table:style-name="ce173" table:formula="of:=IF(OR([.L$14]=&quot;&quot;;[.$E42]=&quot;&quot;);&quot;&quot;;[.K42])">
            <text:p/>
          </table:table-cell>
          <table:table-cell table:style-name="ce173" table:formula="of:=IF(OR([.M$14]=&quot;&quot;;[.$E42]=&quot;&quot;);&quot;&quot;;[.L42])">
            <text:p/>
          </table:table-cell>
          <table:table-cell table:style-name="ce173" table:formula="of:=IF(OR([.N$14]=&quot;&quot;;[.$E42]=&quot;&quot;);&quot;&quot;;[.M42])">
            <text:p/>
          </table:table-cell>
          <table:table-cell table:style-name="ce173" table:formula="of:=IF(OR([.O$14]=&quot;&quot;;[.$E42]=&quot;&quot;);&quot;&quot;;[.N42])">
            <text:p/>
          </table:table-cell>
          <table:table-cell table:style-name="ce173" table:formula="of:=IF(OR([.P$14]=&quot;&quot;;[.$E42]=&quot;&quot;);&quot;&quot;;[.O42])">
            <text:p/>
          </table:table-cell>
          <table:table-cell table:style-name="ce173" table:formula="of:=IF(OR([.Q$14]=&quot;&quot;;[.$E42]=&quot;&quot;);&quot;&quot;;[.P42])">
            <text:p/>
          </table:table-cell>
          <table:table-cell table:style-name="ce173" table:formula="of:=IF(OR([.R$14]=&quot;&quot;;[.$E42]=&quot;&quot;);&quot;&quot;;[.Q42])">
            <text:p/>
          </table:table-cell>
          <table:table-cell table:style-name="ce173" table:formula="of:=IF(OR([.S$14]=&quot;&quot;;[.$E42]=&quot;&quot;);&quot;&quot;;[.R42])">
            <text:p/>
          </table:table-cell>
          <table:table-cell table:style-name="ce173" table:formula="of:=IF(OR([.T$14]=&quot;&quot;;[.$E42]=&quot;&quot;);&quot;&quot;;[.S42])">
            <text:p/>
          </table:table-cell>
          <table:table-cell table:style-name="ce173" table:formula="of:=IF(OR([.U$14]=&quot;&quot;;[.$E42]=&quot;&quot;);&quot;&quot;;[.T42])">
            <text:p/>
          </table:table-cell>
          <table:table-cell table:style-name="ce173" table:formula="of:=IF(OR([.V$14]=&quot;&quot;;[.$E42]=&quot;&quot;);&quot;&quot;;[.U42])">
            <text:p/>
          </table:table-cell>
          <table:table-cell table:style-name="ce173" table:formula="of:=IF(OR([.W$14]=&quot;&quot;;[.$E42]=&quot;&quot;);&quot;&quot;;[.V42])">
            <text:p/>
          </table:table-cell>
          <table:table-cell table:style-name="ce173" table:formula="of:=IF(OR([.X$14]=&quot;&quot;;[.$E42]=&quot;&quot;);&quot;&quot;;[.W42])">
            <text:p/>
          </table:table-cell>
          <table:table-cell table:style-name="ce173" table:formula="of:=IF(OR([.Y$14]=&quot;&quot;;[.$E42]=&quot;&quot;);&quot;&quot;;[.X42])">
            <text:p/>
          </table:table-cell>
          <table:table-cell table:style-name="ce173" table:number-columns-repeated="3"/>
          <table:table-cell table:style-name="ce173" table:formula="of:=IF(OR([.AC$14]=&quot;&quot;;[.$E42]=&quot;&quot;);&quot;&quot;;[.AB42])">
            <text:p/>
          </table:table-cell>
          <table:table-cell table:style-name="ce173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3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3]=&quot;&quot;);&quot;&quot;;[.E43])" office:value-type="float" office:value="0" calcext:value-type="float">
            <text:p>0</text:p>
          </table:table-cell>
          <table:table-cell table:style-name="ce173" table:formula="of:=IF(OR([.G$14]=&quot;&quot;;[.$E43]=&quot;&quot;);&quot;&quot;;[.F43])" office:value-type="float" office:value="0" calcext:value-type="float">
            <text:p>0</text:p>
          </table:table-cell>
          <table:table-cell table:style-name="ce173" table:formula="of:=IF(OR([.H$14]=&quot;&quot;;[.$E43]=&quot;&quot;);&quot;&quot;;[.G43])" office:value-type="float" office:value="0" calcext:value-type="float">
            <text:p>0</text:p>
          </table:table-cell>
          <table:table-cell table:style-name="ce173" table:formula="of:=IF(OR([.I$14]=&quot;&quot;;[.$E43]=&quot;&quot;);&quot;&quot;;[.H43])" office:value-type="float" office:value="0" calcext:value-type="float">
            <text:p>0</text:p>
          </table:table-cell>
          <table:table-cell table:style-name="ce173" table:formula="of:=IF(OR([.J$14]=&quot;&quot;;[.$E43]=&quot;&quot;);&quot;&quot;;[.I43])" office:value-type="float" office:value="0" calcext:value-type="float">
            <text:p>0</text:p>
          </table:table-cell>
          <table:table-cell table:style-name="ce173" table:formula="of:=IF(OR([.K$14]=&quot;&quot;;[.$E43]=&quot;&quot;);&quot;&quot;;[.J43])">
            <text:p/>
          </table:table-cell>
          <table:table-cell table:style-name="ce173" table:formula="of:=IF(OR([.L$14]=&quot;&quot;;[.$E43]=&quot;&quot;);&quot;&quot;;[.K43])">
            <text:p/>
          </table:table-cell>
          <table:table-cell table:style-name="ce173" table:formula="of:=IF(OR([.M$14]=&quot;&quot;;[.$E43]=&quot;&quot;);&quot;&quot;;[.L43])">
            <text:p/>
          </table:table-cell>
          <table:table-cell table:style-name="ce173" table:formula="of:=IF(OR([.N$14]=&quot;&quot;;[.$E43]=&quot;&quot;);&quot;&quot;;[.M43])">
            <text:p/>
          </table:table-cell>
          <table:table-cell table:style-name="ce173" table:formula="of:=IF(OR([.O$14]=&quot;&quot;;[.$E43]=&quot;&quot;);&quot;&quot;;[.N43])">
            <text:p/>
          </table:table-cell>
          <table:table-cell table:style-name="ce173" table:formula="of:=IF(OR([.P$14]=&quot;&quot;;[.$E43]=&quot;&quot;);&quot;&quot;;[.O43])">
            <text:p/>
          </table:table-cell>
          <table:table-cell table:style-name="ce173" table:formula="of:=IF(OR([.Q$14]=&quot;&quot;;[.$E43]=&quot;&quot;);&quot;&quot;;[.P43])">
            <text:p/>
          </table:table-cell>
          <table:table-cell table:style-name="ce173" table:formula="of:=IF(OR([.R$14]=&quot;&quot;;[.$E43]=&quot;&quot;);&quot;&quot;;[.Q43])">
            <text:p/>
          </table:table-cell>
          <table:table-cell table:style-name="ce173" table:formula="of:=IF(OR([.S$14]=&quot;&quot;;[.$E43]=&quot;&quot;);&quot;&quot;;[.R43])">
            <text:p/>
          </table:table-cell>
          <table:table-cell table:style-name="ce173" table:formula="of:=IF(OR([.T$14]=&quot;&quot;;[.$E43]=&quot;&quot;);&quot;&quot;;[.S43])">
            <text:p/>
          </table:table-cell>
          <table:table-cell table:style-name="ce173" table:formula="of:=IF(OR([.U$14]=&quot;&quot;;[.$E43]=&quot;&quot;);&quot;&quot;;[.T43])">
            <text:p/>
          </table:table-cell>
          <table:table-cell table:style-name="ce173" table:formula="of:=IF(OR([.V$14]=&quot;&quot;;[.$E43]=&quot;&quot;);&quot;&quot;;[.U43])">
            <text:p/>
          </table:table-cell>
          <table:table-cell table:style-name="ce173" table:formula="of:=IF(OR([.W$14]=&quot;&quot;;[.$E43]=&quot;&quot;);&quot;&quot;;[.V43])">
            <text:p/>
          </table:table-cell>
          <table:table-cell table:style-name="ce173" table:formula="of:=IF(OR([.X$14]=&quot;&quot;;[.$E43]=&quot;&quot;);&quot;&quot;;[.W43])">
            <text:p/>
          </table:table-cell>
          <table:table-cell table:style-name="ce173" table:formula="of:=IF(OR([.Y$14]=&quot;&quot;;[.$E43]=&quot;&quot;);&quot;&quot;;[.X43])">
            <text:p/>
          </table:table-cell>
          <table:table-cell table:style-name="ce173" table:number-columns-repeated="3"/>
          <table:table-cell table:style-name="ce173" table:formula="of:=IF(OR([.AC$14]=&quot;&quot;;[.$E43]=&quot;&quot;);&quot;&quot;;[.AB43])">
            <text:p/>
          </table:table-cell>
          <table:table-cell table:style-name="ce173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4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4]=&quot;&quot;);&quot;&quot;;[.E44])" office:value-type="float" office:value="0" calcext:value-type="float">
            <text:p>0</text:p>
          </table:table-cell>
          <table:table-cell table:style-name="ce173" table:formula="of:=IF(OR([.G$14]=&quot;&quot;;[.$E44]=&quot;&quot;);&quot;&quot;;[.F44])" office:value-type="float" office:value="0" calcext:value-type="float">
            <text:p>0</text:p>
          </table:table-cell>
          <table:table-cell table:style-name="ce173" table:formula="of:=IF(OR([.H$14]=&quot;&quot;;[.$E44]=&quot;&quot;);&quot;&quot;;[.G44])" office:value-type="float" office:value="0" calcext:value-type="float">
            <text:p>0</text:p>
          </table:table-cell>
          <table:table-cell table:style-name="ce173" table:formula="of:=IF(OR([.I$14]=&quot;&quot;;[.$E44]=&quot;&quot;);&quot;&quot;;[.H44])" office:value-type="float" office:value="0" calcext:value-type="float">
            <text:p>0</text:p>
          </table:table-cell>
          <table:table-cell table:style-name="ce173" table:formula="of:=IF(OR([.J$14]=&quot;&quot;;[.$E44]=&quot;&quot;);&quot;&quot;;[.I44])" office:value-type="float" office:value="0" calcext:value-type="float">
            <text:p>0</text:p>
          </table:table-cell>
          <table:table-cell table:style-name="ce173" table:formula="of:=IF(OR([.K$14]=&quot;&quot;;[.$E44]=&quot;&quot;);&quot;&quot;;[.J44])">
            <text:p/>
          </table:table-cell>
          <table:table-cell table:style-name="ce173" table:formula="of:=IF(OR([.L$14]=&quot;&quot;;[.$E44]=&quot;&quot;);&quot;&quot;;[.K44])">
            <text:p/>
          </table:table-cell>
          <table:table-cell table:style-name="ce173" table:formula="of:=IF(OR([.M$14]=&quot;&quot;;[.$E44]=&quot;&quot;);&quot;&quot;;[.L44])">
            <text:p/>
          </table:table-cell>
          <table:table-cell table:style-name="ce173" table:formula="of:=IF(OR([.N$14]=&quot;&quot;;[.$E44]=&quot;&quot;);&quot;&quot;;[.M44])">
            <text:p/>
          </table:table-cell>
          <table:table-cell table:style-name="ce173" table:formula="of:=IF(OR([.O$14]=&quot;&quot;;[.$E44]=&quot;&quot;);&quot;&quot;;[.N44])">
            <text:p/>
          </table:table-cell>
          <table:table-cell table:style-name="ce173" table:formula="of:=IF(OR([.P$14]=&quot;&quot;;[.$E44]=&quot;&quot;);&quot;&quot;;[.O44])">
            <text:p/>
          </table:table-cell>
          <table:table-cell table:style-name="ce173" table:formula="of:=IF(OR([.Q$14]=&quot;&quot;;[.$E44]=&quot;&quot;);&quot;&quot;;[.P44])">
            <text:p/>
          </table:table-cell>
          <table:table-cell table:style-name="ce173" table:formula="of:=IF(OR([.R$14]=&quot;&quot;;[.$E44]=&quot;&quot;);&quot;&quot;;[.Q44])">
            <text:p/>
          </table:table-cell>
          <table:table-cell table:style-name="ce173" table:formula="of:=IF(OR([.S$14]=&quot;&quot;;[.$E44]=&quot;&quot;);&quot;&quot;;[.R44])">
            <text:p/>
          </table:table-cell>
          <table:table-cell table:style-name="ce173" table:formula="of:=IF(OR([.T$14]=&quot;&quot;;[.$E44]=&quot;&quot;);&quot;&quot;;[.S44])">
            <text:p/>
          </table:table-cell>
          <table:table-cell table:style-name="ce173" table:formula="of:=IF(OR([.U$14]=&quot;&quot;;[.$E44]=&quot;&quot;);&quot;&quot;;[.T44])">
            <text:p/>
          </table:table-cell>
          <table:table-cell table:style-name="ce173" table:formula="of:=IF(OR([.V$14]=&quot;&quot;;[.$E44]=&quot;&quot;);&quot;&quot;;[.U44])">
            <text:p/>
          </table:table-cell>
          <table:table-cell table:style-name="ce173" table:formula="of:=IF(OR([.W$14]=&quot;&quot;;[.$E44]=&quot;&quot;);&quot;&quot;;[.V44])">
            <text:p/>
          </table:table-cell>
          <table:table-cell table:style-name="ce173" table:formula="of:=IF(OR([.X$14]=&quot;&quot;;[.$E44]=&quot;&quot;);&quot;&quot;;[.W44])">
            <text:p/>
          </table:table-cell>
          <table:table-cell table:style-name="ce173" table:formula="of:=IF(OR([.Y$14]=&quot;&quot;;[.$E44]=&quot;&quot;);&quot;&quot;;[.X44])">
            <text:p/>
          </table:table-cell>
          <table:table-cell table:style-name="ce173" table:number-columns-repeated="3"/>
          <table:table-cell table:style-name="ce173" table:formula="of:=IF(OR([.AC$14]=&quot;&quot;;[.$E44]=&quot;&quot;);&quot;&quot;;[.AB44])">
            <text:p/>
          </table:table-cell>
          <table:table-cell table:style-name="ce173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5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5]=&quot;&quot;);&quot;&quot;;[.E45])" office:value-type="float" office:value="0" calcext:value-type="float">
            <text:p>0</text:p>
          </table:table-cell>
          <table:table-cell table:style-name="ce173" table:formula="of:=IF(OR([.G$14]=&quot;&quot;;[.$E45]=&quot;&quot;);&quot;&quot;;[.F45])" office:value-type="float" office:value="0" calcext:value-type="float">
            <text:p>0</text:p>
          </table:table-cell>
          <table:table-cell table:style-name="ce173" table:formula="of:=IF(OR([.H$14]=&quot;&quot;;[.$E45]=&quot;&quot;);&quot;&quot;;[.G45])" office:value-type="float" office:value="0" calcext:value-type="float">
            <text:p>0</text:p>
          </table:table-cell>
          <table:table-cell table:style-name="ce173" table:formula="of:=IF(OR([.I$14]=&quot;&quot;;[.$E45]=&quot;&quot;);&quot;&quot;;[.H45])" office:value-type="float" office:value="0" calcext:value-type="float">
            <text:p>0</text:p>
          </table:table-cell>
          <table:table-cell table:style-name="ce173" table:formula="of:=IF(OR([.J$14]=&quot;&quot;;[.$E45]=&quot;&quot;);&quot;&quot;;[.I45])" office:value-type="float" office:value="0" calcext:value-type="float">
            <text:p>0</text:p>
          </table:table-cell>
          <table:table-cell table:style-name="ce173" table:formula="of:=IF(OR([.K$14]=&quot;&quot;;[.$E45]=&quot;&quot;);&quot;&quot;;[.J45])">
            <text:p/>
          </table:table-cell>
          <table:table-cell table:style-name="ce173" table:formula="of:=IF(OR([.L$14]=&quot;&quot;;[.$E45]=&quot;&quot;);&quot;&quot;;[.K45])">
            <text:p/>
          </table:table-cell>
          <table:table-cell table:style-name="ce173" table:formula="of:=IF(OR([.M$14]=&quot;&quot;;[.$E45]=&quot;&quot;);&quot;&quot;;[.L45])">
            <text:p/>
          </table:table-cell>
          <table:table-cell table:style-name="ce173" table:formula="of:=IF(OR([.N$14]=&quot;&quot;;[.$E45]=&quot;&quot;);&quot;&quot;;[.M45])">
            <text:p/>
          </table:table-cell>
          <table:table-cell table:style-name="ce173" table:formula="of:=IF(OR([.O$14]=&quot;&quot;;[.$E45]=&quot;&quot;);&quot;&quot;;[.N45])">
            <text:p/>
          </table:table-cell>
          <table:table-cell table:style-name="ce173" table:formula="of:=IF(OR([.P$14]=&quot;&quot;;[.$E45]=&quot;&quot;);&quot;&quot;;[.O45])">
            <text:p/>
          </table:table-cell>
          <table:table-cell table:style-name="ce173" table:formula="of:=IF(OR([.Q$14]=&quot;&quot;;[.$E45]=&quot;&quot;);&quot;&quot;;[.P45])">
            <text:p/>
          </table:table-cell>
          <table:table-cell table:style-name="ce173" table:formula="of:=IF(OR([.R$14]=&quot;&quot;;[.$E45]=&quot;&quot;);&quot;&quot;;[.Q45])">
            <text:p/>
          </table:table-cell>
          <table:table-cell table:style-name="ce173" table:formula="of:=IF(OR([.S$14]=&quot;&quot;;[.$E45]=&quot;&quot;);&quot;&quot;;[.R45])">
            <text:p/>
          </table:table-cell>
          <table:table-cell table:style-name="ce173" table:formula="of:=IF(OR([.T$14]=&quot;&quot;;[.$E45]=&quot;&quot;);&quot;&quot;;[.S45])">
            <text:p/>
          </table:table-cell>
          <table:table-cell table:style-name="ce173" table:formula="of:=IF(OR([.U$14]=&quot;&quot;;[.$E45]=&quot;&quot;);&quot;&quot;;[.T45])">
            <text:p/>
          </table:table-cell>
          <table:table-cell table:style-name="ce173" table:formula="of:=IF(OR([.V$14]=&quot;&quot;;[.$E45]=&quot;&quot;);&quot;&quot;;[.U45])">
            <text:p/>
          </table:table-cell>
          <table:table-cell table:style-name="ce173" table:formula="of:=IF(OR([.W$14]=&quot;&quot;;[.$E45]=&quot;&quot;);&quot;&quot;;[.V45])">
            <text:p/>
          </table:table-cell>
          <table:table-cell table:style-name="ce173" table:formula="of:=IF(OR([.X$14]=&quot;&quot;;[.$E45]=&quot;&quot;);&quot;&quot;;[.W45])">
            <text:p/>
          </table:table-cell>
          <table:table-cell table:style-name="ce173" table:formula="of:=IF(OR([.Y$14]=&quot;&quot;;[.$E45]=&quot;&quot;);&quot;&quot;;[.X45])">
            <text:p/>
          </table:table-cell>
          <table:table-cell table:style-name="ce173" table:number-columns-repeated="3"/>
          <table:table-cell table:style-name="ce173" table:formula="of:=IF(OR([.AC$14]=&quot;&quot;;[.$E45]=&quot;&quot;);&quot;&quot;;[.AB45])">
            <text:p/>
          </table:table-cell>
          <table:table-cell table:style-name="ce173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6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6]=&quot;&quot;);&quot;&quot;;[.E46])" office:value-type="float" office:value="0" calcext:value-type="float">
            <text:p>0</text:p>
          </table:table-cell>
          <table:table-cell table:style-name="ce173" table:formula="of:=IF(OR([.G$14]=&quot;&quot;;[.$E46]=&quot;&quot;);&quot;&quot;;[.F46])" office:value-type="float" office:value="0" calcext:value-type="float">
            <text:p>0</text:p>
          </table:table-cell>
          <table:table-cell table:style-name="ce173" table:formula="of:=IF(OR([.H$14]=&quot;&quot;;[.$E46]=&quot;&quot;);&quot;&quot;;[.G46])" office:value-type="float" office:value="0" calcext:value-type="float">
            <text:p>0</text:p>
          </table:table-cell>
          <table:table-cell table:style-name="ce173" table:formula="of:=IF(OR([.I$14]=&quot;&quot;;[.$E46]=&quot;&quot;);&quot;&quot;;[.H46])" office:value-type="float" office:value="0" calcext:value-type="float">
            <text:p>0</text:p>
          </table:table-cell>
          <table:table-cell table:style-name="ce173" table:formula="of:=IF(OR([.J$14]=&quot;&quot;;[.$E46]=&quot;&quot;);&quot;&quot;;[.I46])" office:value-type="float" office:value="0" calcext:value-type="float">
            <text:p>0</text:p>
          </table:table-cell>
          <table:table-cell table:style-name="ce173" table:formula="of:=IF(OR([.K$14]=&quot;&quot;;[.$E46]=&quot;&quot;);&quot;&quot;;[.J46])">
            <text:p/>
          </table:table-cell>
          <table:table-cell table:style-name="ce173" table:formula="of:=IF(OR([.L$14]=&quot;&quot;;[.$E46]=&quot;&quot;);&quot;&quot;;[.K46])">
            <text:p/>
          </table:table-cell>
          <table:table-cell table:style-name="ce173" table:formula="of:=IF(OR([.M$14]=&quot;&quot;;[.$E46]=&quot;&quot;);&quot;&quot;;[.L46])">
            <text:p/>
          </table:table-cell>
          <table:table-cell table:style-name="ce173" table:formula="of:=IF(OR([.N$14]=&quot;&quot;;[.$E46]=&quot;&quot;);&quot;&quot;;[.M46])">
            <text:p/>
          </table:table-cell>
          <table:table-cell table:style-name="ce173" table:formula="of:=IF(OR([.O$14]=&quot;&quot;;[.$E46]=&quot;&quot;);&quot;&quot;;[.N46])">
            <text:p/>
          </table:table-cell>
          <table:table-cell table:style-name="ce173" table:formula="of:=IF(OR([.P$14]=&quot;&quot;;[.$E46]=&quot;&quot;);&quot;&quot;;[.O46])">
            <text:p/>
          </table:table-cell>
          <table:table-cell table:style-name="ce173" table:formula="of:=IF(OR([.Q$14]=&quot;&quot;;[.$E46]=&quot;&quot;);&quot;&quot;;[.P46])">
            <text:p/>
          </table:table-cell>
          <table:table-cell table:style-name="ce173" table:formula="of:=IF(OR([.R$14]=&quot;&quot;;[.$E46]=&quot;&quot;);&quot;&quot;;[.Q46])">
            <text:p/>
          </table:table-cell>
          <table:table-cell table:style-name="ce173" table:formula="of:=IF(OR([.S$14]=&quot;&quot;;[.$E46]=&quot;&quot;);&quot;&quot;;[.R46])">
            <text:p/>
          </table:table-cell>
          <table:table-cell table:style-name="ce173" table:formula="of:=IF(OR([.T$14]=&quot;&quot;;[.$E46]=&quot;&quot;);&quot;&quot;;[.S46])">
            <text:p/>
          </table:table-cell>
          <table:table-cell table:style-name="ce173" table:formula="of:=IF(OR([.U$14]=&quot;&quot;;[.$E46]=&quot;&quot;);&quot;&quot;;[.T46])">
            <text:p/>
          </table:table-cell>
          <table:table-cell table:style-name="ce173" table:formula="of:=IF(OR([.V$14]=&quot;&quot;;[.$E46]=&quot;&quot;);&quot;&quot;;[.U46])">
            <text:p/>
          </table:table-cell>
          <table:table-cell table:style-name="ce173" table:formula="of:=IF(OR([.W$14]=&quot;&quot;;[.$E46]=&quot;&quot;);&quot;&quot;;[.V46])">
            <text:p/>
          </table:table-cell>
          <table:table-cell table:style-name="ce173" table:formula="of:=IF(OR([.X$14]=&quot;&quot;;[.$E46]=&quot;&quot;);&quot;&quot;;[.W46])">
            <text:p/>
          </table:table-cell>
          <table:table-cell table:style-name="ce173" table:formula="of:=IF(OR([.Y$14]=&quot;&quot;;[.$E46]=&quot;&quot;);&quot;&quot;;[.X46])">
            <text:p/>
          </table:table-cell>
          <table:table-cell table:style-name="ce173" table:number-columns-repeated="3"/>
          <table:table-cell table:style-name="ce173" table:formula="of:=IF(OR([.AC$14]=&quot;&quot;;[.$E46]=&quot;&quot;);&quot;&quot;;[.AB46])">
            <text:p/>
          </table:table-cell>
          <table:table-cell table:style-name="ce173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7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7]=&quot;&quot;);&quot;&quot;;[.E47])" office:value-type="float" office:value="0" calcext:value-type="float">
            <text:p>0</text:p>
          </table:table-cell>
          <table:table-cell table:style-name="ce173" table:formula="of:=IF(OR([.G$14]=&quot;&quot;;[.$E47]=&quot;&quot;);&quot;&quot;;[.F47])" office:value-type="float" office:value="0" calcext:value-type="float">
            <text:p>0</text:p>
          </table:table-cell>
          <table:table-cell table:style-name="ce173" table:formula="of:=IF(OR([.H$14]=&quot;&quot;;[.$E47]=&quot;&quot;);&quot;&quot;;[.G47])" office:value-type="float" office:value="0" calcext:value-type="float">
            <text:p>0</text:p>
          </table:table-cell>
          <table:table-cell table:style-name="ce173" table:formula="of:=IF(OR([.I$14]=&quot;&quot;;[.$E47]=&quot;&quot;);&quot;&quot;;[.H47])" office:value-type="float" office:value="0" calcext:value-type="float">
            <text:p>0</text:p>
          </table:table-cell>
          <table:table-cell table:style-name="ce173" table:formula="of:=IF(OR([.J$14]=&quot;&quot;;[.$E47]=&quot;&quot;);&quot;&quot;;[.I47])" office:value-type="float" office:value="0" calcext:value-type="float">
            <text:p>0</text:p>
          </table:table-cell>
          <table:table-cell table:style-name="ce173" table:formula="of:=IF(OR([.K$14]=&quot;&quot;;[.$E47]=&quot;&quot;);&quot;&quot;;[.J47])">
            <text:p/>
          </table:table-cell>
          <table:table-cell table:style-name="ce173" table:formula="of:=IF(OR([.L$14]=&quot;&quot;;[.$E47]=&quot;&quot;);&quot;&quot;;[.K47])">
            <text:p/>
          </table:table-cell>
          <table:table-cell table:style-name="ce173" table:formula="of:=IF(OR([.M$14]=&quot;&quot;;[.$E47]=&quot;&quot;);&quot;&quot;;[.L47])">
            <text:p/>
          </table:table-cell>
          <table:table-cell table:style-name="ce173" table:formula="of:=IF(OR([.N$14]=&quot;&quot;;[.$E47]=&quot;&quot;);&quot;&quot;;[.M47])">
            <text:p/>
          </table:table-cell>
          <table:table-cell table:style-name="ce173" table:formula="of:=IF(OR([.O$14]=&quot;&quot;;[.$E47]=&quot;&quot;);&quot;&quot;;[.N47])">
            <text:p/>
          </table:table-cell>
          <table:table-cell table:style-name="ce173" table:formula="of:=IF(OR([.P$14]=&quot;&quot;;[.$E47]=&quot;&quot;);&quot;&quot;;[.O47])">
            <text:p/>
          </table:table-cell>
          <table:table-cell table:style-name="ce173" table:formula="of:=IF(OR([.Q$14]=&quot;&quot;;[.$E47]=&quot;&quot;);&quot;&quot;;[.P47])">
            <text:p/>
          </table:table-cell>
          <table:table-cell table:style-name="ce173" table:formula="of:=IF(OR([.R$14]=&quot;&quot;;[.$E47]=&quot;&quot;);&quot;&quot;;[.Q47])">
            <text:p/>
          </table:table-cell>
          <table:table-cell table:style-name="ce173" table:formula="of:=IF(OR([.S$14]=&quot;&quot;;[.$E47]=&quot;&quot;);&quot;&quot;;[.R47])">
            <text:p/>
          </table:table-cell>
          <table:table-cell table:style-name="ce173" table:formula="of:=IF(OR([.T$14]=&quot;&quot;;[.$E47]=&quot;&quot;);&quot;&quot;;[.S47])">
            <text:p/>
          </table:table-cell>
          <table:table-cell table:style-name="ce173" table:formula="of:=IF(OR([.U$14]=&quot;&quot;;[.$E47]=&quot;&quot;);&quot;&quot;;[.T47])">
            <text:p/>
          </table:table-cell>
          <table:table-cell table:style-name="ce173" table:formula="of:=IF(OR([.V$14]=&quot;&quot;;[.$E47]=&quot;&quot;);&quot;&quot;;[.U47])">
            <text:p/>
          </table:table-cell>
          <table:table-cell table:style-name="ce173" table:formula="of:=IF(OR([.W$14]=&quot;&quot;;[.$E47]=&quot;&quot;);&quot;&quot;;[.V47])">
            <text:p/>
          </table:table-cell>
          <table:table-cell table:style-name="ce173" table:formula="of:=IF(OR([.X$14]=&quot;&quot;;[.$E47]=&quot;&quot;);&quot;&quot;;[.W47])">
            <text:p/>
          </table:table-cell>
          <table:table-cell table:style-name="ce173" table:formula="of:=IF(OR([.Y$14]=&quot;&quot;;[.$E47]=&quot;&quot;);&quot;&quot;;[.X47])">
            <text:p/>
          </table:table-cell>
          <table:table-cell table:style-name="ce173" table:number-columns-repeated="3"/>
          <table:table-cell table:style-name="ce173" table:formula="of:=IF(OR([.AC$14]=&quot;&quot;;[.$E47]=&quot;&quot;);&quot;&quot;;[.AB47])">
            <text:p/>
          </table:table-cell>
          <table:table-cell table:style-name="ce173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8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8]=&quot;&quot;);&quot;&quot;;[.E48])" office:value-type="float" office:value="0" calcext:value-type="float">
            <text:p>0</text:p>
          </table:table-cell>
          <table:table-cell table:style-name="ce173" table:formula="of:=IF(OR([.G$14]=&quot;&quot;;[.$E48]=&quot;&quot;);&quot;&quot;;[.F48])" office:value-type="float" office:value="0" calcext:value-type="float">
            <text:p>0</text:p>
          </table:table-cell>
          <table:table-cell table:style-name="ce173" table:formula="of:=IF(OR([.H$14]=&quot;&quot;;[.$E48]=&quot;&quot;);&quot;&quot;;[.G48])" office:value-type="float" office:value="0" calcext:value-type="float">
            <text:p>0</text:p>
          </table:table-cell>
          <table:table-cell table:style-name="ce173" table:formula="of:=IF(OR([.I$14]=&quot;&quot;;[.$E48]=&quot;&quot;);&quot;&quot;;[.H48])" office:value-type="float" office:value="0" calcext:value-type="float">
            <text:p>0</text:p>
          </table:table-cell>
          <table:table-cell table:style-name="ce173" table:formula="of:=IF(OR([.J$14]=&quot;&quot;;[.$E48]=&quot;&quot;);&quot;&quot;;[.I48])" office:value-type="float" office:value="0" calcext:value-type="float">
            <text:p>0</text:p>
          </table:table-cell>
          <table:table-cell table:style-name="ce173" table:formula="of:=IF(OR([.K$14]=&quot;&quot;;[.$E48]=&quot;&quot;);&quot;&quot;;[.J48])">
            <text:p/>
          </table:table-cell>
          <table:table-cell table:style-name="ce173" table:formula="of:=IF(OR([.L$14]=&quot;&quot;;[.$E48]=&quot;&quot;);&quot;&quot;;[.K48])">
            <text:p/>
          </table:table-cell>
          <table:table-cell table:style-name="ce173" table:formula="of:=IF(OR([.M$14]=&quot;&quot;;[.$E48]=&quot;&quot;);&quot;&quot;;[.L48])">
            <text:p/>
          </table:table-cell>
          <table:table-cell table:style-name="ce173" table:formula="of:=IF(OR([.N$14]=&quot;&quot;;[.$E48]=&quot;&quot;);&quot;&quot;;[.M48])">
            <text:p/>
          </table:table-cell>
          <table:table-cell table:style-name="ce173" table:formula="of:=IF(OR([.O$14]=&quot;&quot;;[.$E48]=&quot;&quot;);&quot;&quot;;[.N48])">
            <text:p/>
          </table:table-cell>
          <table:table-cell table:style-name="ce173" table:formula="of:=IF(OR([.P$14]=&quot;&quot;;[.$E48]=&quot;&quot;);&quot;&quot;;[.O48])">
            <text:p/>
          </table:table-cell>
          <table:table-cell table:style-name="ce173" table:formula="of:=IF(OR([.Q$14]=&quot;&quot;;[.$E48]=&quot;&quot;);&quot;&quot;;[.P48])">
            <text:p/>
          </table:table-cell>
          <table:table-cell table:style-name="ce173" table:formula="of:=IF(OR([.R$14]=&quot;&quot;;[.$E48]=&quot;&quot;);&quot;&quot;;[.Q48])">
            <text:p/>
          </table:table-cell>
          <table:table-cell table:style-name="ce173" table:formula="of:=IF(OR([.S$14]=&quot;&quot;;[.$E48]=&quot;&quot;);&quot;&quot;;[.R48])">
            <text:p/>
          </table:table-cell>
          <table:table-cell table:style-name="ce173" table:formula="of:=IF(OR([.T$14]=&quot;&quot;;[.$E48]=&quot;&quot;);&quot;&quot;;[.S48])">
            <text:p/>
          </table:table-cell>
          <table:table-cell table:style-name="ce173" table:formula="of:=IF(OR([.U$14]=&quot;&quot;;[.$E48]=&quot;&quot;);&quot;&quot;;[.T48])">
            <text:p/>
          </table:table-cell>
          <table:table-cell table:style-name="ce173" table:formula="of:=IF(OR([.V$14]=&quot;&quot;;[.$E48]=&quot;&quot;);&quot;&quot;;[.U48])">
            <text:p/>
          </table:table-cell>
          <table:table-cell table:style-name="ce173" table:formula="of:=IF(OR([.W$14]=&quot;&quot;;[.$E48]=&quot;&quot;);&quot;&quot;;[.V48])">
            <text:p/>
          </table:table-cell>
          <table:table-cell table:style-name="ce173" table:formula="of:=IF(OR([.X$14]=&quot;&quot;;[.$E48]=&quot;&quot;);&quot;&quot;;[.W48])">
            <text:p/>
          </table:table-cell>
          <table:table-cell table:style-name="ce173" table:formula="of:=IF(OR([.Y$14]=&quot;&quot;;[.$E48]=&quot;&quot;);&quot;&quot;;[.X48])">
            <text:p/>
          </table:table-cell>
          <table:table-cell table:style-name="ce173" table:number-columns-repeated="3"/>
          <table:table-cell table:style-name="ce173" table:formula="of:=IF(OR([.AC$14]=&quot;&quot;;[.$E48]=&quot;&quot;);&quot;&quot;;[.AB48])">
            <text:p/>
          </table:table-cell>
          <table:table-cell table:style-name="ce173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49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49]=&quot;&quot;);&quot;&quot;;[.E49])" office:value-type="float" office:value="0" calcext:value-type="float">
            <text:p>0</text:p>
          </table:table-cell>
          <table:table-cell table:style-name="ce173" table:formula="of:=IF(OR([.G$14]=&quot;&quot;;[.$E49]=&quot;&quot;);&quot;&quot;;[.F49])" office:value-type="float" office:value="0" calcext:value-type="float">
            <text:p>0</text:p>
          </table:table-cell>
          <table:table-cell table:style-name="ce173" table:formula="of:=IF(OR([.H$14]=&quot;&quot;;[.$E49]=&quot;&quot;);&quot;&quot;;[.G49])" office:value-type="float" office:value="0" calcext:value-type="float">
            <text:p>0</text:p>
          </table:table-cell>
          <table:table-cell table:style-name="ce173" table:formula="of:=IF(OR([.I$14]=&quot;&quot;;[.$E49]=&quot;&quot;);&quot;&quot;;[.H49])" office:value-type="float" office:value="0" calcext:value-type="float">
            <text:p>0</text:p>
          </table:table-cell>
          <table:table-cell table:style-name="ce173" table:formula="of:=IF(OR([.J$14]=&quot;&quot;;[.$E49]=&quot;&quot;);&quot;&quot;;[.I49])" office:value-type="float" office:value="0" calcext:value-type="float">
            <text:p>0</text:p>
          </table:table-cell>
          <table:table-cell table:style-name="ce173" table:formula="of:=IF(OR([.K$14]=&quot;&quot;;[.$E49]=&quot;&quot;);&quot;&quot;;[.J49])">
            <text:p/>
          </table:table-cell>
          <table:table-cell table:style-name="ce173" table:formula="of:=IF(OR([.L$14]=&quot;&quot;;[.$E49]=&quot;&quot;);&quot;&quot;;[.K49])">
            <text:p/>
          </table:table-cell>
          <table:table-cell table:style-name="ce173" table:formula="of:=IF(OR([.M$14]=&quot;&quot;;[.$E49]=&quot;&quot;);&quot;&quot;;[.L49])">
            <text:p/>
          </table:table-cell>
          <table:table-cell table:style-name="ce173" table:formula="of:=IF(OR([.N$14]=&quot;&quot;;[.$E49]=&quot;&quot;);&quot;&quot;;[.M49])">
            <text:p/>
          </table:table-cell>
          <table:table-cell table:style-name="ce173" table:formula="of:=IF(OR([.O$14]=&quot;&quot;;[.$E49]=&quot;&quot;);&quot;&quot;;[.N49])">
            <text:p/>
          </table:table-cell>
          <table:table-cell table:style-name="ce173" table:formula="of:=IF(OR([.P$14]=&quot;&quot;;[.$E49]=&quot;&quot;);&quot;&quot;;[.O49])">
            <text:p/>
          </table:table-cell>
          <table:table-cell table:style-name="ce173" table:formula="of:=IF(OR([.Q$14]=&quot;&quot;;[.$E49]=&quot;&quot;);&quot;&quot;;[.P49])">
            <text:p/>
          </table:table-cell>
          <table:table-cell table:style-name="ce173" table:formula="of:=IF(OR([.R$14]=&quot;&quot;;[.$E49]=&quot;&quot;);&quot;&quot;;[.Q49])">
            <text:p/>
          </table:table-cell>
          <table:table-cell table:style-name="ce173" table:formula="of:=IF(OR([.S$14]=&quot;&quot;;[.$E49]=&quot;&quot;);&quot;&quot;;[.R49])">
            <text:p/>
          </table:table-cell>
          <table:table-cell table:style-name="ce173" table:formula="of:=IF(OR([.T$14]=&quot;&quot;;[.$E49]=&quot;&quot;);&quot;&quot;;[.S49])">
            <text:p/>
          </table:table-cell>
          <table:table-cell table:style-name="ce173" table:formula="of:=IF(OR([.U$14]=&quot;&quot;;[.$E49]=&quot;&quot;);&quot;&quot;;[.T49])">
            <text:p/>
          </table:table-cell>
          <table:table-cell table:style-name="ce173" table:formula="of:=IF(OR([.V$14]=&quot;&quot;;[.$E49]=&quot;&quot;);&quot;&quot;;[.U49])">
            <text:p/>
          </table:table-cell>
          <table:table-cell table:style-name="ce173" table:formula="of:=IF(OR([.W$14]=&quot;&quot;;[.$E49]=&quot;&quot;);&quot;&quot;;[.V49])">
            <text:p/>
          </table:table-cell>
          <table:table-cell table:style-name="ce173" table:formula="of:=IF(OR([.X$14]=&quot;&quot;;[.$E49]=&quot;&quot;);&quot;&quot;;[.W49])">
            <text:p/>
          </table:table-cell>
          <table:table-cell table:style-name="ce173" table:formula="of:=IF(OR([.Y$14]=&quot;&quot;;[.$E49]=&quot;&quot;);&quot;&quot;;[.X49])">
            <text:p/>
          </table:table-cell>
          <table:table-cell table:style-name="ce173" table:number-columns-repeated="3"/>
          <table:table-cell table:style-name="ce173" table:formula="of:=IF(OR([.AC$14]=&quot;&quot;;[.$E49]=&quot;&quot;);&quot;&quot;;[.AB49])">
            <text:p/>
          </table:table-cell>
          <table:table-cell table:style-name="ce173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0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0]=&quot;&quot;);&quot;&quot;;[.E50])" office:value-type="float" office:value="0" calcext:value-type="float">
            <text:p>0</text:p>
          </table:table-cell>
          <table:table-cell table:style-name="ce173" table:formula="of:=IF(OR([.G$14]=&quot;&quot;;[.$E50]=&quot;&quot;);&quot;&quot;;[.F50])" office:value-type="float" office:value="0" calcext:value-type="float">
            <text:p>0</text:p>
          </table:table-cell>
          <table:table-cell table:style-name="ce173" table:formula="of:=IF(OR([.H$14]=&quot;&quot;;[.$E50]=&quot;&quot;);&quot;&quot;;[.G50])" office:value-type="float" office:value="0" calcext:value-type="float">
            <text:p>0</text:p>
          </table:table-cell>
          <table:table-cell table:style-name="ce173" table:formula="of:=IF(OR([.I$14]=&quot;&quot;;[.$E50]=&quot;&quot;);&quot;&quot;;[.H50])" office:value-type="float" office:value="0" calcext:value-type="float">
            <text:p>0</text:p>
          </table:table-cell>
          <table:table-cell table:style-name="ce173" table:formula="of:=IF(OR([.J$14]=&quot;&quot;;[.$E50]=&quot;&quot;);&quot;&quot;;[.I50])" office:value-type="float" office:value="0" calcext:value-type="float">
            <text:p>0</text:p>
          </table:table-cell>
          <table:table-cell table:style-name="ce173" table:formula="of:=IF(OR([.K$14]=&quot;&quot;;[.$E50]=&quot;&quot;);&quot;&quot;;[.J50])">
            <text:p/>
          </table:table-cell>
          <table:table-cell table:style-name="ce173" table:formula="of:=IF(OR([.L$14]=&quot;&quot;;[.$E50]=&quot;&quot;);&quot;&quot;;[.K50])">
            <text:p/>
          </table:table-cell>
          <table:table-cell table:style-name="ce173" table:formula="of:=IF(OR([.M$14]=&quot;&quot;;[.$E50]=&quot;&quot;);&quot;&quot;;[.L50])">
            <text:p/>
          </table:table-cell>
          <table:table-cell table:style-name="ce173" table:formula="of:=IF(OR([.N$14]=&quot;&quot;;[.$E50]=&quot;&quot;);&quot;&quot;;[.M50])">
            <text:p/>
          </table:table-cell>
          <table:table-cell table:style-name="ce173" table:formula="of:=IF(OR([.O$14]=&quot;&quot;;[.$E50]=&quot;&quot;);&quot;&quot;;[.N50])">
            <text:p/>
          </table:table-cell>
          <table:table-cell table:style-name="ce173" table:formula="of:=IF(OR([.P$14]=&quot;&quot;;[.$E50]=&quot;&quot;);&quot;&quot;;[.O50])">
            <text:p/>
          </table:table-cell>
          <table:table-cell table:style-name="ce173" table:formula="of:=IF(OR([.Q$14]=&quot;&quot;;[.$E50]=&quot;&quot;);&quot;&quot;;[.P50])">
            <text:p/>
          </table:table-cell>
          <table:table-cell table:style-name="ce173" table:formula="of:=IF(OR([.R$14]=&quot;&quot;;[.$E50]=&quot;&quot;);&quot;&quot;;[.Q50])">
            <text:p/>
          </table:table-cell>
          <table:table-cell table:style-name="ce173" table:formula="of:=IF(OR([.S$14]=&quot;&quot;;[.$E50]=&quot;&quot;);&quot;&quot;;[.R50])">
            <text:p/>
          </table:table-cell>
          <table:table-cell table:style-name="ce173" table:formula="of:=IF(OR([.T$14]=&quot;&quot;;[.$E50]=&quot;&quot;);&quot;&quot;;[.S50])">
            <text:p/>
          </table:table-cell>
          <table:table-cell table:style-name="ce173" table:formula="of:=IF(OR([.U$14]=&quot;&quot;;[.$E50]=&quot;&quot;);&quot;&quot;;[.T50])">
            <text:p/>
          </table:table-cell>
          <table:table-cell table:style-name="ce173" table:formula="of:=IF(OR([.V$14]=&quot;&quot;;[.$E50]=&quot;&quot;);&quot;&quot;;[.U50])">
            <text:p/>
          </table:table-cell>
          <table:table-cell table:style-name="ce173" table:formula="of:=IF(OR([.W$14]=&quot;&quot;;[.$E50]=&quot;&quot;);&quot;&quot;;[.V50])">
            <text:p/>
          </table:table-cell>
          <table:table-cell table:style-name="ce173" table:formula="of:=IF(OR([.X$14]=&quot;&quot;;[.$E50]=&quot;&quot;);&quot;&quot;;[.W50])">
            <office:annotation draw:style-name="gr8" draw:text-style-name="P6" svg:width="82.18pt" svg:height="45.58pt" svg:x="947.74pt" svg:y="613.36pt" draw:caption-point-x="-17.29pt" draw:caption-point-y="47.31pt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73" table:formula="of:=IF(OR([.Y$14]=&quot;&quot;;[.$E50]=&quot;&quot;);&quot;&quot;;[.X50])">
            <text:p/>
          </table:table-cell>
          <table:table-cell table:style-name="ce173" table:number-columns-repeated="3"/>
          <table:table-cell table:style-name="ce173" table:formula="of:=IF(OR([.AC$14]=&quot;&quot;;[.$E50]=&quot;&quot;);&quot;&quot;;[.AB50])">
            <text:p/>
          </table:table-cell>
          <table:table-cell table:style-name="ce173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1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1]=&quot;&quot;);&quot;&quot;;[.E51])" office:value-type="float" office:value="0" calcext:value-type="float">
            <text:p>0</text:p>
          </table:table-cell>
          <table:table-cell table:style-name="ce173" table:formula="of:=IF(OR([.G$14]=&quot;&quot;;[.$E51]=&quot;&quot;);&quot;&quot;;[.F51])" office:value-type="float" office:value="0" calcext:value-type="float">
            <text:p>0</text:p>
          </table:table-cell>
          <table:table-cell table:style-name="ce173" table:formula="of:=IF(OR([.H$14]=&quot;&quot;;[.$E51]=&quot;&quot;);&quot;&quot;;[.G51])" office:value-type="float" office:value="0" calcext:value-type="float">
            <text:p>0</text:p>
          </table:table-cell>
          <table:table-cell table:style-name="ce173" table:formula="of:=IF(OR([.I$14]=&quot;&quot;;[.$E51]=&quot;&quot;);&quot;&quot;;[.H51])" office:value-type="float" office:value="0" calcext:value-type="float">
            <text:p>0</text:p>
          </table:table-cell>
          <table:table-cell table:style-name="ce173" table:formula="of:=IF(OR([.J$14]=&quot;&quot;;[.$E51]=&quot;&quot;);&quot;&quot;;[.I51])" office:value-type="float" office:value="0" calcext:value-type="float">
            <text:p>0</text:p>
          </table:table-cell>
          <table:table-cell table:style-name="ce173" table:formula="of:=IF(OR([.K$14]=&quot;&quot;;[.$E51]=&quot;&quot;);&quot;&quot;;[.J51])">
            <text:p/>
          </table:table-cell>
          <table:table-cell table:style-name="ce173" table:formula="of:=IF(OR([.L$14]=&quot;&quot;;[.$E51]=&quot;&quot;);&quot;&quot;;[.K51])">
            <text:p/>
          </table:table-cell>
          <table:table-cell table:style-name="ce173" table:formula="of:=IF(OR([.M$14]=&quot;&quot;;[.$E51]=&quot;&quot;);&quot;&quot;;[.L51])">
            <text:p/>
          </table:table-cell>
          <table:table-cell table:style-name="ce173" table:formula="of:=IF(OR([.N$14]=&quot;&quot;;[.$E51]=&quot;&quot;);&quot;&quot;;[.M51])">
            <text:p/>
          </table:table-cell>
          <table:table-cell table:style-name="ce173" table:formula="of:=IF(OR([.O$14]=&quot;&quot;;[.$E51]=&quot;&quot;);&quot;&quot;;[.N51])">
            <text:p/>
          </table:table-cell>
          <table:table-cell table:style-name="ce173" table:formula="of:=IF(OR([.P$14]=&quot;&quot;;[.$E51]=&quot;&quot;);&quot;&quot;;[.O51])">
            <text:p/>
          </table:table-cell>
          <table:table-cell table:style-name="ce173" table:formula="of:=IF(OR([.Q$14]=&quot;&quot;;[.$E51]=&quot;&quot;);&quot;&quot;;[.P51])">
            <text:p/>
          </table:table-cell>
          <table:table-cell table:style-name="ce173" table:formula="of:=IF(OR([.R$14]=&quot;&quot;;[.$E51]=&quot;&quot;);&quot;&quot;;[.Q51])">
            <text:p/>
          </table:table-cell>
          <table:table-cell table:style-name="ce173" table:formula="of:=IF(OR([.S$14]=&quot;&quot;;[.$E51]=&quot;&quot;);&quot;&quot;;[.R51])">
            <text:p/>
          </table:table-cell>
          <table:table-cell table:style-name="ce173" table:formula="of:=IF(OR([.T$14]=&quot;&quot;;[.$E51]=&quot;&quot;);&quot;&quot;;[.S51])">
            <text:p/>
          </table:table-cell>
          <table:table-cell table:style-name="ce173" table:formula="of:=IF(OR([.U$14]=&quot;&quot;;[.$E51]=&quot;&quot;);&quot;&quot;;[.T51])">
            <text:p/>
          </table:table-cell>
          <table:table-cell table:style-name="ce173" table:formula="of:=IF(OR([.V$14]=&quot;&quot;;[.$E51]=&quot;&quot;);&quot;&quot;;[.U51])">
            <text:p/>
          </table:table-cell>
          <table:table-cell table:style-name="ce173" table:formula="of:=IF(OR([.W$14]=&quot;&quot;;[.$E51]=&quot;&quot;);&quot;&quot;;[.V51])">
            <text:p/>
          </table:table-cell>
          <table:table-cell table:style-name="ce173" table:formula="of:=IF(OR([.X$14]=&quot;&quot;;[.$E51]=&quot;&quot;);&quot;&quot;;[.W51])">
            <text:p/>
          </table:table-cell>
          <table:table-cell table:style-name="ce173" table:formula="of:=IF(OR([.Y$14]=&quot;&quot;;[.$E51]=&quot;&quot;);&quot;&quot;;[.X51])">
            <text:p/>
          </table:table-cell>
          <table:table-cell table:style-name="ce173" table:number-columns-repeated="3"/>
          <table:table-cell table:style-name="ce173" table:formula="of:=IF(OR([.AC$14]=&quot;&quot;;[.$E51]=&quot;&quot;);&quot;&quot;;[.AB51])">
            <text:p/>
          </table:table-cell>
          <table:table-cell table:style-name="ce173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2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2]=&quot;&quot;);&quot;&quot;;[.E52])" office:value-type="float" office:value="0" calcext:value-type="float">
            <text:p>0</text:p>
          </table:table-cell>
          <table:table-cell table:style-name="ce173" table:formula="of:=IF(OR([.G$14]=&quot;&quot;;[.$E52]=&quot;&quot;);&quot;&quot;;[.F52])" office:value-type="float" office:value="0" calcext:value-type="float">
            <text:p>0</text:p>
          </table:table-cell>
          <table:table-cell table:style-name="ce173" table:formula="of:=IF(OR([.H$14]=&quot;&quot;;[.$E52]=&quot;&quot;);&quot;&quot;;[.G52])" office:value-type="float" office:value="0" calcext:value-type="float">
            <text:p>0</text:p>
          </table:table-cell>
          <table:table-cell table:style-name="ce173" table:formula="of:=IF(OR([.I$14]=&quot;&quot;;[.$E52]=&quot;&quot;);&quot;&quot;;[.H52])" office:value-type="float" office:value="0" calcext:value-type="float">
            <text:p>0</text:p>
          </table:table-cell>
          <table:table-cell table:style-name="ce173" table:formula="of:=IF(OR([.J$14]=&quot;&quot;;[.$E52]=&quot;&quot;);&quot;&quot;;[.I52])" office:value-type="float" office:value="0" calcext:value-type="float">
            <text:p>0</text:p>
          </table:table-cell>
          <table:table-cell table:style-name="ce173" table:formula="of:=IF(OR([.K$14]=&quot;&quot;;[.$E52]=&quot;&quot;);&quot;&quot;;[.J52])">
            <text:p/>
          </table:table-cell>
          <table:table-cell table:style-name="ce173" table:formula="of:=IF(OR([.L$14]=&quot;&quot;;[.$E52]=&quot;&quot;);&quot;&quot;;[.K52])">
            <text:p/>
          </table:table-cell>
          <table:table-cell table:style-name="ce173" table:formula="of:=IF(OR([.M$14]=&quot;&quot;;[.$E52]=&quot;&quot;);&quot;&quot;;[.L52])">
            <text:p/>
          </table:table-cell>
          <table:table-cell table:style-name="ce173" table:formula="of:=IF(OR([.N$14]=&quot;&quot;;[.$E52]=&quot;&quot;);&quot;&quot;;[.M52])">
            <text:p/>
          </table:table-cell>
          <table:table-cell table:style-name="ce173" table:formula="of:=IF(OR([.O$14]=&quot;&quot;;[.$E52]=&quot;&quot;);&quot;&quot;;[.N52])">
            <text:p/>
          </table:table-cell>
          <table:table-cell table:style-name="ce173" table:formula="of:=IF(OR([.P$14]=&quot;&quot;;[.$E52]=&quot;&quot;);&quot;&quot;;[.O52])">
            <text:p/>
          </table:table-cell>
          <table:table-cell table:style-name="ce173" table:formula="of:=IF(OR([.Q$14]=&quot;&quot;;[.$E52]=&quot;&quot;);&quot;&quot;;[.P52])">
            <text:p/>
          </table:table-cell>
          <table:table-cell table:style-name="ce173" table:formula="of:=IF(OR([.R$14]=&quot;&quot;;[.$E52]=&quot;&quot;);&quot;&quot;;[.Q52])">
            <text:p/>
          </table:table-cell>
          <table:table-cell table:style-name="ce173" table:formula="of:=IF(OR([.S$14]=&quot;&quot;;[.$E52]=&quot;&quot;);&quot;&quot;;[.R52])">
            <text:p/>
          </table:table-cell>
          <table:table-cell table:style-name="ce173" table:formula="of:=IF(OR([.T$14]=&quot;&quot;;[.$E52]=&quot;&quot;);&quot;&quot;;[.S52])">
            <text:p/>
          </table:table-cell>
          <table:table-cell table:style-name="ce173" table:formula="of:=IF(OR([.U$14]=&quot;&quot;;[.$E52]=&quot;&quot;);&quot;&quot;;[.T52])">
            <text:p/>
          </table:table-cell>
          <table:table-cell table:style-name="ce173" table:formula="of:=IF(OR([.V$14]=&quot;&quot;;[.$E52]=&quot;&quot;);&quot;&quot;;[.U52])">
            <text:p/>
          </table:table-cell>
          <table:table-cell table:style-name="ce173" table:formula="of:=IF(OR([.W$14]=&quot;&quot;;[.$E52]=&quot;&quot;);&quot;&quot;;[.V52])">
            <text:p/>
          </table:table-cell>
          <table:table-cell table:style-name="ce173" table:formula="of:=IF(OR([.X$14]=&quot;&quot;;[.$E52]=&quot;&quot;);&quot;&quot;;[.W52])">
            <text:p/>
          </table:table-cell>
          <table:table-cell table:style-name="ce173" table:formula="of:=IF(OR([.Y$14]=&quot;&quot;;[.$E52]=&quot;&quot;);&quot;&quot;;[.X52])">
            <text:p/>
          </table:table-cell>
          <table:table-cell table:style-name="ce173" table:number-columns-repeated="3"/>
          <table:table-cell table:style-name="ce173" table:formula="of:=IF(OR([.AC$14]=&quot;&quot;;[.$E52]=&quot;&quot;);&quot;&quot;;[.AB52])">
            <text:p/>
          </table:table-cell>
          <table:table-cell table:style-name="ce173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62"/>
          <table:table-cell/>
          <table:table-cell table:style-name="ce167"/>
          <table:table-cell table:style-name="ce169" table:content-validation-name="val3" table:formula="of:=IF([.A53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3]=&quot;&quot;);&quot;&quot;;[.E53])" office:value-type="float" office:value="0" calcext:value-type="float">
            <text:p>0</text:p>
          </table:table-cell>
          <table:table-cell table:style-name="ce173" table:formula="of:=IF(OR([.G$14]=&quot;&quot;;[.$E53]=&quot;&quot;);&quot;&quot;;[.F53])" office:value-type="float" office:value="0" calcext:value-type="float">
            <text:p>0</text:p>
          </table:table-cell>
          <table:table-cell table:style-name="ce173" table:formula="of:=IF(OR([.H$14]=&quot;&quot;;[.$E53]=&quot;&quot;);&quot;&quot;;[.G53])" office:value-type="float" office:value="0" calcext:value-type="float">
            <text:p>0</text:p>
          </table:table-cell>
          <table:table-cell table:style-name="ce173" table:formula="of:=IF(OR([.I$14]=&quot;&quot;;[.$E53]=&quot;&quot;);&quot;&quot;;[.H53])" office:value-type="float" office:value="0" calcext:value-type="float">
            <text:p>0</text:p>
          </table:table-cell>
          <table:table-cell table:style-name="ce173" table:formula="of:=IF(OR([.J$14]=&quot;&quot;;[.$E53]=&quot;&quot;);&quot;&quot;;[.I53])" office:value-type="float" office:value="0" calcext:value-type="float">
            <text:p>0</text:p>
          </table:table-cell>
          <table:table-cell table:style-name="ce173" table:formula="of:=IF(OR([.K$14]=&quot;&quot;;[.$E53]=&quot;&quot;);&quot;&quot;;[.J53])">
            <text:p/>
          </table:table-cell>
          <table:table-cell table:style-name="ce173" table:formula="of:=IF(OR([.L$14]=&quot;&quot;;[.$E53]=&quot;&quot;);&quot;&quot;;[.K53])">
            <text:p/>
          </table:table-cell>
          <table:table-cell table:style-name="ce173" table:formula="of:=IF(OR([.M$14]=&quot;&quot;;[.$E53]=&quot;&quot;);&quot;&quot;;[.L53])">
            <text:p/>
          </table:table-cell>
          <table:table-cell table:style-name="ce173" table:formula="of:=IF(OR([.N$14]=&quot;&quot;;[.$E53]=&quot;&quot;);&quot;&quot;;[.M53])">
            <text:p/>
          </table:table-cell>
          <table:table-cell table:style-name="ce173" table:formula="of:=IF(OR([.O$14]=&quot;&quot;;[.$E53]=&quot;&quot;);&quot;&quot;;[.N53])">
            <text:p/>
          </table:table-cell>
          <table:table-cell table:style-name="ce173" table:formula="of:=IF(OR([.P$14]=&quot;&quot;;[.$E53]=&quot;&quot;);&quot;&quot;;[.O53])">
            <text:p/>
          </table:table-cell>
          <table:table-cell table:style-name="ce173" table:formula="of:=IF(OR([.Q$14]=&quot;&quot;;[.$E53]=&quot;&quot;);&quot;&quot;;[.P53])">
            <text:p/>
          </table:table-cell>
          <table:table-cell table:style-name="ce173" table:formula="of:=IF(OR([.R$14]=&quot;&quot;;[.$E53]=&quot;&quot;);&quot;&quot;;[.Q53])">
            <text:p/>
          </table:table-cell>
          <table:table-cell table:style-name="ce173" table:formula="of:=IF(OR([.S$14]=&quot;&quot;;[.$E53]=&quot;&quot;);&quot;&quot;;[.R53])">
            <text:p/>
          </table:table-cell>
          <table:table-cell table:style-name="ce173" table:formula="of:=IF(OR([.T$14]=&quot;&quot;;[.$E53]=&quot;&quot;);&quot;&quot;;[.S53])">
            <text:p/>
          </table:table-cell>
          <table:table-cell table:style-name="ce173" table:formula="of:=IF(OR([.U$14]=&quot;&quot;;[.$E53]=&quot;&quot;);&quot;&quot;;[.T53])">
            <text:p/>
          </table:table-cell>
          <table:table-cell table:style-name="ce173" table:formula="of:=IF(OR([.V$14]=&quot;&quot;;[.$E53]=&quot;&quot;);&quot;&quot;;[.U53])">
            <text:p/>
          </table:table-cell>
          <table:table-cell table:style-name="ce173" table:formula="of:=IF(OR([.W$14]=&quot;&quot;;[.$E53]=&quot;&quot;);&quot;&quot;;[.V53])">
            <text:p/>
          </table:table-cell>
          <table:table-cell table:style-name="ce173" table:formula="of:=IF(OR([.X$14]=&quot;&quot;;[.$E53]=&quot;&quot;);&quot;&quot;;[.W53])">
            <text:p/>
          </table:table-cell>
          <table:table-cell table:style-name="ce173" table:formula="of:=IF(OR([.Y$14]=&quot;&quot;;[.$E53]=&quot;&quot;);&quot;&quot;;[.X53])">
            <text:p/>
          </table:table-cell>
          <table:table-cell table:style-name="ce173" table:number-columns-repeated="3"/>
          <table:table-cell table:style-name="ce173" table:formula="of:=IF(OR([.AC$14]=&quot;&quot;;[.$E53]=&quot;&quot;);&quot;&quot;;[.AB53])">
            <text:p/>
          </table:table-cell>
          <table:table-cell table:style-name="ce173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4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4]=&quot;&quot;);&quot;&quot;;[.E54])" office:value-type="float" office:value="0" calcext:value-type="float">
            <text:p>0</text:p>
          </table:table-cell>
          <table:table-cell table:style-name="ce173" table:formula="of:=IF(OR([.G$14]=&quot;&quot;;[.$E54]=&quot;&quot;);&quot;&quot;;[.F54])" office:value-type="float" office:value="0" calcext:value-type="float">
            <text:p>0</text:p>
          </table:table-cell>
          <table:table-cell table:style-name="ce173" table:formula="of:=IF(OR([.H$14]=&quot;&quot;;[.$E54]=&quot;&quot;);&quot;&quot;;[.G54])" office:value-type="float" office:value="0" calcext:value-type="float">
            <text:p>0</text:p>
          </table:table-cell>
          <table:table-cell table:style-name="ce173" table:formula="of:=IF(OR([.I$14]=&quot;&quot;;[.$E54]=&quot;&quot;);&quot;&quot;;[.H54])" office:value-type="float" office:value="0" calcext:value-type="float">
            <text:p>0</text:p>
          </table:table-cell>
          <table:table-cell table:style-name="ce173" table:formula="of:=IF(OR([.J$14]=&quot;&quot;;[.$E54]=&quot;&quot;);&quot;&quot;;[.I54])" office:value-type="float" office:value="0" calcext:value-type="float">
            <text:p>0</text:p>
          </table:table-cell>
          <table:table-cell table:style-name="ce173" table:formula="of:=IF(OR([.K$14]=&quot;&quot;;[.$E54]=&quot;&quot;);&quot;&quot;;[.J54])">
            <text:p/>
          </table:table-cell>
          <table:table-cell table:style-name="ce173" table:formula="of:=IF(OR([.L$14]=&quot;&quot;;[.$E54]=&quot;&quot;);&quot;&quot;;[.K54])">
            <text:p/>
          </table:table-cell>
          <table:table-cell table:style-name="ce173" table:formula="of:=IF(OR([.M$14]=&quot;&quot;;[.$E54]=&quot;&quot;);&quot;&quot;;[.L54])">
            <text:p/>
          </table:table-cell>
          <table:table-cell table:style-name="ce173" table:formula="of:=IF(OR([.N$14]=&quot;&quot;;[.$E54]=&quot;&quot;);&quot;&quot;;[.M54])">
            <text:p/>
          </table:table-cell>
          <table:table-cell table:style-name="ce173" table:formula="of:=IF(OR([.O$14]=&quot;&quot;;[.$E54]=&quot;&quot;);&quot;&quot;;[.N54])">
            <text:p/>
          </table:table-cell>
          <table:table-cell table:style-name="ce173" table:formula="of:=IF(OR([.P$14]=&quot;&quot;;[.$E54]=&quot;&quot;);&quot;&quot;;[.O54])">
            <text:p/>
          </table:table-cell>
          <table:table-cell table:style-name="ce173" table:formula="of:=IF(OR([.Q$14]=&quot;&quot;;[.$E54]=&quot;&quot;);&quot;&quot;;[.P54])">
            <text:p/>
          </table:table-cell>
          <table:table-cell table:style-name="ce173" table:formula="of:=IF(OR([.R$14]=&quot;&quot;;[.$E54]=&quot;&quot;);&quot;&quot;;[.Q54])">
            <text:p/>
          </table:table-cell>
          <table:table-cell table:style-name="ce173" table:formula="of:=IF(OR([.S$14]=&quot;&quot;;[.$E54]=&quot;&quot;);&quot;&quot;;[.R54])">
            <text:p/>
          </table:table-cell>
          <table:table-cell table:style-name="ce173" table:formula="of:=IF(OR([.T$14]=&quot;&quot;;[.$E54]=&quot;&quot;);&quot;&quot;;[.S54])">
            <text:p/>
          </table:table-cell>
          <table:table-cell table:style-name="ce173" table:formula="of:=IF(OR([.U$14]=&quot;&quot;;[.$E54]=&quot;&quot;);&quot;&quot;;[.T54])">
            <text:p/>
          </table:table-cell>
          <table:table-cell table:style-name="ce173" table:formula="of:=IF(OR([.V$14]=&quot;&quot;;[.$E54]=&quot;&quot;);&quot;&quot;;[.U54])">
            <text:p/>
          </table:table-cell>
          <table:table-cell table:style-name="ce173" table:formula="of:=IF(OR([.W$14]=&quot;&quot;;[.$E54]=&quot;&quot;);&quot;&quot;;[.V54])">
            <text:p/>
          </table:table-cell>
          <table:table-cell table:style-name="ce173" table:formula="of:=IF(OR([.X$14]=&quot;&quot;;[.$E54]=&quot;&quot;);&quot;&quot;;[.W54])">
            <text:p/>
          </table:table-cell>
          <table:table-cell table:style-name="ce173" table:formula="of:=IF(OR([.Y$14]=&quot;&quot;;[.$E54]=&quot;&quot;);&quot;&quot;;[.X54])">
            <text:p/>
          </table:table-cell>
          <table:table-cell table:style-name="ce173" table:number-columns-repeated="3"/>
          <table:table-cell table:style-name="ce173" table:formula="of:=IF(OR([.AC$14]=&quot;&quot;;[.$E54]=&quot;&quot;);&quot;&quot;;[.AB54])">
            <text:p/>
          </table:table-cell>
          <table:table-cell table:style-name="ce173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5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5]=&quot;&quot;);&quot;&quot;;[.E55])" office:value-type="float" office:value="0" calcext:value-type="float">
            <text:p>0</text:p>
          </table:table-cell>
          <table:table-cell table:style-name="ce173" table:formula="of:=IF(OR([.G$14]=&quot;&quot;;[.$E55]=&quot;&quot;);&quot;&quot;;[.F55])" office:value-type="float" office:value="0" calcext:value-type="float">
            <text:p>0</text:p>
          </table:table-cell>
          <table:table-cell table:style-name="ce173" table:formula="of:=IF(OR([.H$14]=&quot;&quot;;[.$E55]=&quot;&quot;);&quot;&quot;;[.G55])" office:value-type="float" office:value="0" calcext:value-type="float">
            <text:p>0</text:p>
          </table:table-cell>
          <table:table-cell table:style-name="ce173" table:formula="of:=IF(OR([.I$14]=&quot;&quot;;[.$E55]=&quot;&quot;);&quot;&quot;;[.H55])" office:value-type="float" office:value="0" calcext:value-type="float">
            <text:p>0</text:p>
          </table:table-cell>
          <table:table-cell table:style-name="ce173" table:formula="of:=IF(OR([.J$14]=&quot;&quot;;[.$E55]=&quot;&quot;);&quot;&quot;;[.I55])" office:value-type="float" office:value="0" calcext:value-type="float">
            <text:p>0</text:p>
          </table:table-cell>
          <table:table-cell table:style-name="ce173" table:formula="of:=IF(OR([.K$14]=&quot;&quot;;[.$E55]=&quot;&quot;);&quot;&quot;;[.J55])">
            <text:p/>
          </table:table-cell>
          <table:table-cell table:style-name="ce173" table:formula="of:=IF(OR([.L$14]=&quot;&quot;;[.$E55]=&quot;&quot;);&quot;&quot;;[.K55])">
            <text:p/>
          </table:table-cell>
          <table:table-cell table:style-name="ce173" table:formula="of:=IF(OR([.M$14]=&quot;&quot;;[.$E55]=&quot;&quot;);&quot;&quot;;[.L55])">
            <text:p/>
          </table:table-cell>
          <table:table-cell table:style-name="ce173" table:formula="of:=IF(OR([.N$14]=&quot;&quot;;[.$E55]=&quot;&quot;);&quot;&quot;;[.M55])">
            <text:p/>
          </table:table-cell>
          <table:table-cell table:style-name="ce173" table:formula="of:=IF(OR([.O$14]=&quot;&quot;;[.$E55]=&quot;&quot;);&quot;&quot;;[.N55])">
            <text:p/>
          </table:table-cell>
          <table:table-cell table:style-name="ce173" table:formula="of:=IF(OR([.P$14]=&quot;&quot;;[.$E55]=&quot;&quot;);&quot;&quot;;[.O55])">
            <text:p/>
          </table:table-cell>
          <table:table-cell table:style-name="ce173" table:formula="of:=IF(OR([.Q$14]=&quot;&quot;;[.$E55]=&quot;&quot;);&quot;&quot;;[.P55])">
            <text:p/>
          </table:table-cell>
          <table:table-cell table:style-name="ce173" table:formula="of:=IF(OR([.R$14]=&quot;&quot;;[.$E55]=&quot;&quot;);&quot;&quot;;[.Q55])">
            <text:p/>
          </table:table-cell>
          <table:table-cell table:style-name="ce173" table:formula="of:=IF(OR([.S$14]=&quot;&quot;;[.$E55]=&quot;&quot;);&quot;&quot;;[.R55])">
            <text:p/>
          </table:table-cell>
          <table:table-cell table:style-name="ce173" table:formula="of:=IF(OR([.T$14]=&quot;&quot;;[.$E55]=&quot;&quot;);&quot;&quot;;[.S55])">
            <text:p/>
          </table:table-cell>
          <table:table-cell table:style-name="ce173" table:formula="of:=IF(OR([.U$14]=&quot;&quot;;[.$E55]=&quot;&quot;);&quot;&quot;;[.T55])">
            <text:p/>
          </table:table-cell>
          <table:table-cell table:style-name="ce173" table:formula="of:=IF(OR([.V$14]=&quot;&quot;;[.$E55]=&quot;&quot;);&quot;&quot;;[.U55])">
            <text:p/>
          </table:table-cell>
          <table:table-cell table:style-name="ce173" table:formula="of:=IF(OR([.W$14]=&quot;&quot;;[.$E55]=&quot;&quot;);&quot;&quot;;[.V55])">
            <text:p/>
          </table:table-cell>
          <table:table-cell table:style-name="ce173" table:formula="of:=IF(OR([.X$14]=&quot;&quot;;[.$E55]=&quot;&quot;);&quot;&quot;;[.W55])">
            <text:p/>
          </table:table-cell>
          <table:table-cell table:style-name="ce173" table:formula="of:=IF(OR([.Y$14]=&quot;&quot;;[.$E55]=&quot;&quot;);&quot;&quot;;[.X55])">
            <text:p/>
          </table:table-cell>
          <table:table-cell table:style-name="ce173" table:number-columns-repeated="3"/>
          <table:table-cell table:style-name="ce173" table:formula="of:=IF(OR([.AC$14]=&quot;&quot;;[.$E55]=&quot;&quot;);&quot;&quot;;[.AB55])">
            <text:p/>
          </table:table-cell>
          <table:table-cell table:style-name="ce173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6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6]=&quot;&quot;);&quot;&quot;;[.E56])" office:value-type="float" office:value="0" calcext:value-type="float">
            <text:p>0</text:p>
          </table:table-cell>
          <table:table-cell table:style-name="ce173" table:formula="of:=IF(OR([.G$14]=&quot;&quot;;[.$E56]=&quot;&quot;);&quot;&quot;;[.F56])" office:value-type="float" office:value="0" calcext:value-type="float">
            <text:p>0</text:p>
          </table:table-cell>
          <table:table-cell table:style-name="ce173" table:formula="of:=IF(OR([.H$14]=&quot;&quot;;[.$E56]=&quot;&quot;);&quot;&quot;;[.G56])" office:value-type="float" office:value="0" calcext:value-type="float">
            <text:p>0</text:p>
          </table:table-cell>
          <table:table-cell table:style-name="ce173" table:formula="of:=IF(OR([.I$14]=&quot;&quot;;[.$E56]=&quot;&quot;);&quot;&quot;;[.H56])" office:value-type="float" office:value="0" calcext:value-type="float">
            <text:p>0</text:p>
          </table:table-cell>
          <table:table-cell table:style-name="ce173" table:formula="of:=IF(OR([.J$14]=&quot;&quot;;[.$E56]=&quot;&quot;);&quot;&quot;;[.I56])" office:value-type="float" office:value="0" calcext:value-type="float">
            <text:p>0</text:p>
          </table:table-cell>
          <table:table-cell table:style-name="ce173" table:formula="of:=IF(OR([.K$14]=&quot;&quot;;[.$E56]=&quot;&quot;);&quot;&quot;;[.J56])">
            <text:p/>
          </table:table-cell>
          <table:table-cell table:style-name="ce173" table:formula="of:=IF(OR([.L$14]=&quot;&quot;;[.$E56]=&quot;&quot;);&quot;&quot;;[.K56])">
            <text:p/>
          </table:table-cell>
          <table:table-cell table:style-name="ce173" table:formula="of:=IF(OR([.M$14]=&quot;&quot;;[.$E56]=&quot;&quot;);&quot;&quot;;[.L56])">
            <text:p/>
          </table:table-cell>
          <table:table-cell table:style-name="ce173" table:formula="of:=IF(OR([.N$14]=&quot;&quot;;[.$E56]=&quot;&quot;);&quot;&quot;;[.M56])">
            <text:p/>
          </table:table-cell>
          <table:table-cell table:style-name="ce173" table:formula="of:=IF(OR([.O$14]=&quot;&quot;;[.$E56]=&quot;&quot;);&quot;&quot;;[.N56])">
            <text:p/>
          </table:table-cell>
          <table:table-cell table:style-name="ce173" table:formula="of:=IF(OR([.P$14]=&quot;&quot;;[.$E56]=&quot;&quot;);&quot;&quot;;[.O56])">
            <text:p/>
          </table:table-cell>
          <table:table-cell table:style-name="ce173" table:formula="of:=IF(OR([.Q$14]=&quot;&quot;;[.$E56]=&quot;&quot;);&quot;&quot;;[.P56])">
            <text:p/>
          </table:table-cell>
          <table:table-cell table:style-name="ce173" table:formula="of:=IF(OR([.R$14]=&quot;&quot;;[.$E56]=&quot;&quot;);&quot;&quot;;[.Q56])">
            <text:p/>
          </table:table-cell>
          <table:table-cell table:style-name="ce173" table:formula="of:=IF(OR([.S$14]=&quot;&quot;;[.$E56]=&quot;&quot;);&quot;&quot;;[.R56])">
            <text:p/>
          </table:table-cell>
          <table:table-cell table:style-name="ce173" table:formula="of:=IF(OR([.T$14]=&quot;&quot;;[.$E56]=&quot;&quot;);&quot;&quot;;[.S56])">
            <text:p/>
          </table:table-cell>
          <table:table-cell table:style-name="ce173" table:formula="of:=IF(OR([.U$14]=&quot;&quot;;[.$E56]=&quot;&quot;);&quot;&quot;;[.T56])">
            <text:p/>
          </table:table-cell>
          <table:table-cell table:style-name="ce173" table:formula="of:=IF(OR([.V$14]=&quot;&quot;;[.$E56]=&quot;&quot;);&quot;&quot;;[.U56])">
            <text:p/>
          </table:table-cell>
          <table:table-cell table:style-name="ce173" table:formula="of:=IF(OR([.W$14]=&quot;&quot;;[.$E56]=&quot;&quot;);&quot;&quot;;[.V56])">
            <text:p/>
          </table:table-cell>
          <table:table-cell table:style-name="ce173" table:formula="of:=IF(OR([.X$14]=&quot;&quot;;[.$E56]=&quot;&quot;);&quot;&quot;;[.W56])">
            <text:p/>
          </table:table-cell>
          <table:table-cell table:style-name="ce173" table:formula="of:=IF(OR([.Y$14]=&quot;&quot;;[.$E56]=&quot;&quot;);&quot;&quot;;[.X56])">
            <text:p/>
          </table:table-cell>
          <table:table-cell table:style-name="ce173" table:number-columns-repeated="3"/>
          <table:table-cell table:style-name="ce173" table:formula="of:=IF(OR([.AC$14]=&quot;&quot;;[.$E56]=&quot;&quot;);&quot;&quot;;[.AB56])">
            <text:p/>
          </table:table-cell>
          <table:table-cell table:style-name="ce173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7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7]=&quot;&quot;);&quot;&quot;;[.E57])" office:value-type="float" office:value="0" calcext:value-type="float">
            <text:p>0</text:p>
          </table:table-cell>
          <table:table-cell table:style-name="ce173" table:formula="of:=IF(OR([.G$14]=&quot;&quot;;[.$E57]=&quot;&quot;);&quot;&quot;;[.F57])" office:value-type="float" office:value="0" calcext:value-type="float">
            <text:p>0</text:p>
          </table:table-cell>
          <table:table-cell table:style-name="ce173" table:formula="of:=IF(OR([.H$14]=&quot;&quot;;[.$E57]=&quot;&quot;);&quot;&quot;;[.G57])" office:value-type="float" office:value="0" calcext:value-type="float">
            <text:p>0</text:p>
          </table:table-cell>
          <table:table-cell table:style-name="ce173" table:formula="of:=IF(OR([.I$14]=&quot;&quot;;[.$E57]=&quot;&quot;);&quot;&quot;;[.H57])" office:value-type="float" office:value="0" calcext:value-type="float">
            <text:p>0</text:p>
          </table:table-cell>
          <table:table-cell table:style-name="ce173" table:formula="of:=IF(OR([.J$14]=&quot;&quot;;[.$E57]=&quot;&quot;);&quot;&quot;;[.I57])" office:value-type="float" office:value="0" calcext:value-type="float">
            <text:p>0</text:p>
          </table:table-cell>
          <table:table-cell table:style-name="ce173" table:formula="of:=IF(OR([.K$14]=&quot;&quot;;[.$E57]=&quot;&quot;);&quot;&quot;;[.J57])">
            <text:p/>
          </table:table-cell>
          <table:table-cell table:style-name="ce173" table:formula="of:=IF(OR([.L$14]=&quot;&quot;;[.$E57]=&quot;&quot;);&quot;&quot;;[.K57])">
            <text:p/>
          </table:table-cell>
          <table:table-cell table:style-name="ce173" table:formula="of:=IF(OR([.M$14]=&quot;&quot;;[.$E57]=&quot;&quot;);&quot;&quot;;[.L57])">
            <text:p/>
          </table:table-cell>
          <table:table-cell table:style-name="ce173" table:formula="of:=IF(OR([.N$14]=&quot;&quot;;[.$E57]=&quot;&quot;);&quot;&quot;;[.M57])">
            <text:p/>
          </table:table-cell>
          <table:table-cell table:style-name="ce173" table:formula="of:=IF(OR([.O$14]=&quot;&quot;;[.$E57]=&quot;&quot;);&quot;&quot;;[.N57])">
            <text:p/>
          </table:table-cell>
          <table:table-cell table:style-name="ce173" table:formula="of:=IF(OR([.P$14]=&quot;&quot;;[.$E57]=&quot;&quot;);&quot;&quot;;[.O57])">
            <text:p/>
          </table:table-cell>
          <table:table-cell table:style-name="ce173" table:formula="of:=IF(OR([.Q$14]=&quot;&quot;;[.$E57]=&quot;&quot;);&quot;&quot;;[.P57])">
            <text:p/>
          </table:table-cell>
          <table:table-cell table:style-name="ce173" table:formula="of:=IF(OR([.R$14]=&quot;&quot;;[.$E57]=&quot;&quot;);&quot;&quot;;[.Q57])">
            <text:p/>
          </table:table-cell>
          <table:table-cell table:style-name="ce173" table:formula="of:=IF(OR([.S$14]=&quot;&quot;;[.$E57]=&quot;&quot;);&quot;&quot;;[.R57])">
            <text:p/>
          </table:table-cell>
          <table:table-cell table:style-name="ce173" table:formula="of:=IF(OR([.T$14]=&quot;&quot;;[.$E57]=&quot;&quot;);&quot;&quot;;[.S57])">
            <text:p/>
          </table:table-cell>
          <table:table-cell table:style-name="ce173" table:formula="of:=IF(OR([.U$14]=&quot;&quot;;[.$E57]=&quot;&quot;);&quot;&quot;;[.T57])">
            <text:p/>
          </table:table-cell>
          <table:table-cell table:style-name="ce173" table:formula="of:=IF(OR([.V$14]=&quot;&quot;;[.$E57]=&quot;&quot;);&quot;&quot;;[.U57])">
            <text:p/>
          </table:table-cell>
          <table:table-cell table:style-name="ce173" table:formula="of:=IF(OR([.W$14]=&quot;&quot;;[.$E57]=&quot;&quot;);&quot;&quot;;[.V57])">
            <text:p/>
          </table:table-cell>
          <table:table-cell table:style-name="ce173" table:formula="of:=IF(OR([.X$14]=&quot;&quot;;[.$E57]=&quot;&quot;);&quot;&quot;;[.W57])">
            <text:p/>
          </table:table-cell>
          <table:table-cell table:style-name="ce173" table:formula="of:=IF(OR([.Y$14]=&quot;&quot;;[.$E57]=&quot;&quot;);&quot;&quot;;[.X57])">
            <text:p/>
          </table:table-cell>
          <table:table-cell table:style-name="ce173" table:number-columns-repeated="3"/>
          <table:table-cell table:style-name="ce173" table:formula="of:=IF(OR([.AC$14]=&quot;&quot;;[.$E57]=&quot;&quot;);&quot;&quot;;[.AB57])">
            <text:p/>
          </table:table-cell>
          <table:table-cell table:style-name="ce173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8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8]=&quot;&quot;);&quot;&quot;;[.E58])" office:value-type="float" office:value="0" calcext:value-type="float">
            <text:p>0</text:p>
          </table:table-cell>
          <table:table-cell table:style-name="ce173" table:formula="of:=IF(OR([.G$14]=&quot;&quot;;[.$E58]=&quot;&quot;);&quot;&quot;;[.F58])" office:value-type="float" office:value="0" calcext:value-type="float">
            <text:p>0</text:p>
          </table:table-cell>
          <table:table-cell table:style-name="ce173" table:formula="of:=IF(OR([.H$14]=&quot;&quot;;[.$E58]=&quot;&quot;);&quot;&quot;;[.G58])" office:value-type="float" office:value="0" calcext:value-type="float">
            <text:p>0</text:p>
          </table:table-cell>
          <table:table-cell table:style-name="ce173" table:formula="of:=IF(OR([.I$14]=&quot;&quot;;[.$E58]=&quot;&quot;);&quot;&quot;;[.H58])" office:value-type="float" office:value="0" calcext:value-type="float">
            <text:p>0</text:p>
          </table:table-cell>
          <table:table-cell table:style-name="ce173" table:formula="of:=IF(OR([.J$14]=&quot;&quot;;[.$E58]=&quot;&quot;);&quot;&quot;;[.I58])" office:value-type="float" office:value="0" calcext:value-type="float">
            <text:p>0</text:p>
          </table:table-cell>
          <table:table-cell table:style-name="ce173" table:formula="of:=IF(OR([.K$14]=&quot;&quot;;[.$E58]=&quot;&quot;);&quot;&quot;;[.J58])">
            <text:p/>
          </table:table-cell>
          <table:table-cell table:style-name="ce173" table:formula="of:=IF(OR([.L$14]=&quot;&quot;;[.$E58]=&quot;&quot;);&quot;&quot;;[.K58])">
            <text:p/>
          </table:table-cell>
          <table:table-cell table:style-name="ce173" table:formula="of:=IF(OR([.M$14]=&quot;&quot;;[.$E58]=&quot;&quot;);&quot;&quot;;[.L58])">
            <text:p/>
          </table:table-cell>
          <table:table-cell table:style-name="ce173" table:formula="of:=IF(OR([.N$14]=&quot;&quot;;[.$E58]=&quot;&quot;);&quot;&quot;;[.M58])">
            <text:p/>
          </table:table-cell>
          <table:table-cell table:style-name="ce173" table:formula="of:=IF(OR([.O$14]=&quot;&quot;;[.$E58]=&quot;&quot;);&quot;&quot;;[.N58])">
            <text:p/>
          </table:table-cell>
          <table:table-cell table:style-name="ce173" table:formula="of:=IF(OR([.P$14]=&quot;&quot;;[.$E58]=&quot;&quot;);&quot;&quot;;[.O58])">
            <text:p/>
          </table:table-cell>
          <table:table-cell table:style-name="ce173" table:formula="of:=IF(OR([.Q$14]=&quot;&quot;;[.$E58]=&quot;&quot;);&quot;&quot;;[.P58])">
            <text:p/>
          </table:table-cell>
          <table:table-cell table:style-name="ce173" table:formula="of:=IF(OR([.R$14]=&quot;&quot;;[.$E58]=&quot;&quot;);&quot;&quot;;[.Q58])">
            <text:p/>
          </table:table-cell>
          <table:table-cell table:style-name="ce173" table:formula="of:=IF(OR([.S$14]=&quot;&quot;;[.$E58]=&quot;&quot;);&quot;&quot;;[.R58])">
            <text:p/>
          </table:table-cell>
          <table:table-cell table:style-name="ce173" table:formula="of:=IF(OR([.T$14]=&quot;&quot;;[.$E58]=&quot;&quot;);&quot;&quot;;[.S58])">
            <text:p/>
          </table:table-cell>
          <table:table-cell table:style-name="ce173" table:formula="of:=IF(OR([.U$14]=&quot;&quot;;[.$E58]=&quot;&quot;);&quot;&quot;;[.T58])">
            <text:p/>
          </table:table-cell>
          <table:table-cell table:style-name="ce173" table:formula="of:=IF(OR([.V$14]=&quot;&quot;;[.$E58]=&quot;&quot;);&quot;&quot;;[.U58])">
            <text:p/>
          </table:table-cell>
          <table:table-cell table:style-name="ce173" table:formula="of:=IF(OR([.W$14]=&quot;&quot;;[.$E58]=&quot;&quot;);&quot;&quot;;[.V58])">
            <text:p/>
          </table:table-cell>
          <table:table-cell table:style-name="ce173" table:formula="of:=IF(OR([.X$14]=&quot;&quot;;[.$E58]=&quot;&quot;);&quot;&quot;;[.W58])">
            <text:p/>
          </table:table-cell>
          <table:table-cell table:style-name="ce173" table:formula="of:=IF(OR([.Y$14]=&quot;&quot;;[.$E58]=&quot;&quot;);&quot;&quot;;[.X58])">
            <text:p/>
          </table:table-cell>
          <table:table-cell table:style-name="ce173" table:number-columns-repeated="3"/>
          <table:table-cell table:style-name="ce173" table:formula="of:=IF(OR([.AC$14]=&quot;&quot;;[.$E58]=&quot;&quot;);&quot;&quot;;[.AB58])">
            <text:p/>
          </table:table-cell>
          <table:table-cell table:style-name="ce173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59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59]=&quot;&quot;);&quot;&quot;;[.E59])" office:value-type="float" office:value="0" calcext:value-type="float">
            <text:p>0</text:p>
          </table:table-cell>
          <table:table-cell table:style-name="ce173" table:formula="of:=IF(OR([.G$14]=&quot;&quot;;[.$E59]=&quot;&quot;);&quot;&quot;;[.F59])" office:value-type="float" office:value="0" calcext:value-type="float">
            <text:p>0</text:p>
          </table:table-cell>
          <table:table-cell table:style-name="ce173" table:formula="of:=IF(OR([.H$14]=&quot;&quot;;[.$E59]=&quot;&quot;);&quot;&quot;;[.G59])" office:value-type="float" office:value="0" calcext:value-type="float">
            <text:p>0</text:p>
          </table:table-cell>
          <table:table-cell table:style-name="ce173" table:formula="of:=IF(OR([.I$14]=&quot;&quot;;[.$E59]=&quot;&quot;);&quot;&quot;;[.H59])" office:value-type="float" office:value="0" calcext:value-type="float">
            <text:p>0</text:p>
          </table:table-cell>
          <table:table-cell table:style-name="ce173" table:formula="of:=IF(OR([.J$14]=&quot;&quot;;[.$E59]=&quot;&quot;);&quot;&quot;;[.I59])" office:value-type="float" office:value="0" calcext:value-type="float">
            <text:p>0</text:p>
          </table:table-cell>
          <table:table-cell table:style-name="ce173" table:formula="of:=IF(OR([.K$14]=&quot;&quot;;[.$E59]=&quot;&quot;);&quot;&quot;;[.J59])">
            <text:p/>
          </table:table-cell>
          <table:table-cell table:style-name="ce173" table:formula="of:=IF(OR([.L$14]=&quot;&quot;;[.$E59]=&quot;&quot;);&quot;&quot;;[.K59])">
            <text:p/>
          </table:table-cell>
          <table:table-cell table:style-name="ce173" table:formula="of:=IF(OR([.M$14]=&quot;&quot;;[.$E59]=&quot;&quot;);&quot;&quot;;[.L59])">
            <text:p/>
          </table:table-cell>
          <table:table-cell table:style-name="ce173" table:formula="of:=IF(OR([.N$14]=&quot;&quot;;[.$E59]=&quot;&quot;);&quot;&quot;;[.M59])">
            <text:p/>
          </table:table-cell>
          <table:table-cell table:style-name="ce173" table:formula="of:=IF(OR([.O$14]=&quot;&quot;;[.$E59]=&quot;&quot;);&quot;&quot;;[.N59])">
            <text:p/>
          </table:table-cell>
          <table:table-cell table:style-name="ce173" table:formula="of:=IF(OR([.P$14]=&quot;&quot;;[.$E59]=&quot;&quot;);&quot;&quot;;[.O59])">
            <text:p/>
          </table:table-cell>
          <table:table-cell table:style-name="ce173" table:formula="of:=IF(OR([.Q$14]=&quot;&quot;;[.$E59]=&quot;&quot;);&quot;&quot;;[.P59])">
            <text:p/>
          </table:table-cell>
          <table:table-cell table:style-name="ce173" table:formula="of:=IF(OR([.R$14]=&quot;&quot;;[.$E59]=&quot;&quot;);&quot;&quot;;[.Q59])">
            <text:p/>
          </table:table-cell>
          <table:table-cell table:style-name="ce173" table:formula="of:=IF(OR([.S$14]=&quot;&quot;;[.$E59]=&quot;&quot;);&quot;&quot;;[.R59])">
            <text:p/>
          </table:table-cell>
          <table:table-cell table:style-name="ce173" table:formula="of:=IF(OR([.T$14]=&quot;&quot;;[.$E59]=&quot;&quot;);&quot;&quot;;[.S59])">
            <text:p/>
          </table:table-cell>
          <table:table-cell table:style-name="ce173" table:formula="of:=IF(OR([.U$14]=&quot;&quot;;[.$E59]=&quot;&quot;);&quot;&quot;;[.T59])">
            <text:p/>
          </table:table-cell>
          <table:table-cell table:style-name="ce173" table:formula="of:=IF(OR([.V$14]=&quot;&quot;;[.$E59]=&quot;&quot;);&quot;&quot;;[.U59])">
            <text:p/>
          </table:table-cell>
          <table:table-cell table:style-name="ce173" table:formula="of:=IF(OR([.W$14]=&quot;&quot;;[.$E59]=&quot;&quot;);&quot;&quot;;[.V59])">
            <text:p/>
          </table:table-cell>
          <table:table-cell table:style-name="ce173" table:formula="of:=IF(OR([.X$14]=&quot;&quot;;[.$E59]=&quot;&quot;);&quot;&quot;;[.W59])">
            <text:p/>
          </table:table-cell>
          <table:table-cell table:style-name="ce173" table:formula="of:=IF(OR([.Y$14]=&quot;&quot;;[.$E59]=&quot;&quot;);&quot;&quot;;[.X59])">
            <text:p/>
          </table:table-cell>
          <table:table-cell table:style-name="ce173" table:number-columns-repeated="3"/>
          <table:table-cell table:style-name="ce173" table:formula="of:=IF(OR([.AC$14]=&quot;&quot;;[.$E59]=&quot;&quot;);&quot;&quot;;[.AB59])">
            <text:p/>
          </table:table-cell>
          <table:table-cell table:style-name="ce173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0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60]=&quot;&quot;);&quot;&quot;;[.E60])" office:value-type="float" office:value="0" calcext:value-type="float">
            <text:p>0</text:p>
          </table:table-cell>
          <table:table-cell table:style-name="ce173" table:formula="of:=IF(OR([.G$14]=&quot;&quot;;[.$E60]=&quot;&quot;);&quot;&quot;;[.F60])" office:value-type="float" office:value="0" calcext:value-type="float">
            <text:p>0</text:p>
          </table:table-cell>
          <table:table-cell table:style-name="ce173" table:formula="of:=IF(OR([.H$14]=&quot;&quot;;[.$E60]=&quot;&quot;);&quot;&quot;;[.G60])" office:value-type="float" office:value="0" calcext:value-type="float">
            <text:p>0</text:p>
          </table:table-cell>
          <table:table-cell table:style-name="ce173" table:formula="of:=IF(OR([.I$14]=&quot;&quot;;[.$E60]=&quot;&quot;);&quot;&quot;;[.H60])" office:value-type="float" office:value="0" calcext:value-type="float">
            <text:p>0</text:p>
          </table:table-cell>
          <table:table-cell table:style-name="ce173" table:formula="of:=IF(OR([.J$14]=&quot;&quot;;[.$E60]=&quot;&quot;);&quot;&quot;;[.I60])" office:value-type="float" office:value="0" calcext:value-type="float">
            <text:p>0</text:p>
          </table:table-cell>
          <table:table-cell table:style-name="ce173" table:formula="of:=IF(OR([.K$14]=&quot;&quot;;[.$E60]=&quot;&quot;);&quot;&quot;;[.J60])">
            <text:p/>
          </table:table-cell>
          <table:table-cell table:style-name="ce173" table:formula="of:=IF(OR([.L$14]=&quot;&quot;;[.$E60]=&quot;&quot;);&quot;&quot;;[.K60])">
            <text:p/>
          </table:table-cell>
          <table:table-cell table:style-name="ce173" table:formula="of:=IF(OR([.M$14]=&quot;&quot;;[.$E60]=&quot;&quot;);&quot;&quot;;[.L60])">
            <text:p/>
          </table:table-cell>
          <table:table-cell table:style-name="ce173" table:formula="of:=IF(OR([.N$14]=&quot;&quot;;[.$E60]=&quot;&quot;);&quot;&quot;;[.M60])">
            <text:p/>
          </table:table-cell>
          <table:table-cell table:style-name="ce173" table:formula="of:=IF(OR([.O$14]=&quot;&quot;;[.$E60]=&quot;&quot;);&quot;&quot;;[.N60])">
            <text:p/>
          </table:table-cell>
          <table:table-cell table:style-name="ce173" table:formula="of:=IF(OR([.P$14]=&quot;&quot;;[.$E60]=&quot;&quot;);&quot;&quot;;[.O60])">
            <text:p/>
          </table:table-cell>
          <table:table-cell table:style-name="ce173" table:formula="of:=IF(OR([.Q$14]=&quot;&quot;;[.$E60]=&quot;&quot;);&quot;&quot;;[.P60])">
            <text:p/>
          </table:table-cell>
          <table:table-cell table:style-name="ce173" table:formula="of:=IF(OR([.R$14]=&quot;&quot;;[.$E60]=&quot;&quot;);&quot;&quot;;[.Q60])">
            <text:p/>
          </table:table-cell>
          <table:table-cell table:style-name="ce173" table:formula="of:=IF(OR([.S$14]=&quot;&quot;;[.$E60]=&quot;&quot;);&quot;&quot;;[.R60])">
            <text:p/>
          </table:table-cell>
          <table:table-cell table:style-name="ce173" table:formula="of:=IF(OR([.T$14]=&quot;&quot;;[.$E60]=&quot;&quot;);&quot;&quot;;[.S60])">
            <text:p/>
          </table:table-cell>
          <table:table-cell table:style-name="ce173" table:formula="of:=IF(OR([.U$14]=&quot;&quot;;[.$E60]=&quot;&quot;);&quot;&quot;;[.T60])">
            <text:p/>
          </table:table-cell>
          <table:table-cell table:style-name="ce173" table:formula="of:=IF(OR([.V$14]=&quot;&quot;;[.$E60]=&quot;&quot;);&quot;&quot;;[.U60])">
            <text:p/>
          </table:table-cell>
          <table:table-cell table:style-name="ce173" table:formula="of:=IF(OR([.W$14]=&quot;&quot;;[.$E60]=&quot;&quot;);&quot;&quot;;[.V60])">
            <text:p/>
          </table:table-cell>
          <table:table-cell table:style-name="ce173" table:formula="of:=IF(OR([.X$14]=&quot;&quot;;[.$E60]=&quot;&quot;);&quot;&quot;;[.W60])">
            <text:p/>
          </table:table-cell>
          <table:table-cell table:style-name="ce173" table:formula="of:=IF(OR([.Y$14]=&quot;&quot;;[.$E60]=&quot;&quot;);&quot;&quot;;[.X60])">
            <text:p/>
          </table:table-cell>
          <table:table-cell table:style-name="ce173" table:number-columns-repeated="3"/>
          <table:table-cell table:style-name="ce173" table:formula="of:=IF(OR([.AC$14]=&quot;&quot;;[.$E60]=&quot;&quot;);&quot;&quot;;[.AB60])">
            <text:p/>
          </table:table-cell>
          <table:table-cell table:style-name="ce173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1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61]=&quot;&quot;);&quot;&quot;;[.E61])" office:value-type="float" office:value="0" calcext:value-type="float">
            <text:p>0</text:p>
          </table:table-cell>
          <table:table-cell table:style-name="ce173" table:formula="of:=IF(OR([.G$14]=&quot;&quot;;[.$E61]=&quot;&quot;);&quot;&quot;;[.F61])" office:value-type="float" office:value="0" calcext:value-type="float">
            <text:p>0</text:p>
          </table:table-cell>
          <table:table-cell table:style-name="ce173" table:formula="of:=IF(OR([.H$14]=&quot;&quot;;[.$E61]=&quot;&quot;);&quot;&quot;;[.G61])" office:value-type="float" office:value="0" calcext:value-type="float">
            <text:p>0</text:p>
          </table:table-cell>
          <table:table-cell table:style-name="ce173" table:formula="of:=IF(OR([.I$14]=&quot;&quot;;[.$E61]=&quot;&quot;);&quot;&quot;;[.H61])" office:value-type="float" office:value="0" calcext:value-type="float">
            <text:p>0</text:p>
          </table:table-cell>
          <table:table-cell table:style-name="ce173" table:formula="of:=IF(OR([.J$14]=&quot;&quot;;[.$E61]=&quot;&quot;);&quot;&quot;;[.I61])" office:value-type="float" office:value="0" calcext:value-type="float">
            <text:p>0</text:p>
          </table:table-cell>
          <table:table-cell table:style-name="ce173" table:formula="of:=IF(OR([.K$14]=&quot;&quot;;[.$E61]=&quot;&quot;);&quot;&quot;;[.J61])">
            <text:p/>
          </table:table-cell>
          <table:table-cell table:style-name="ce173" table:formula="of:=IF(OR([.L$14]=&quot;&quot;;[.$E61]=&quot;&quot;);&quot;&quot;;[.K61])">
            <text:p/>
          </table:table-cell>
          <table:table-cell table:style-name="ce173" table:formula="of:=IF(OR([.M$14]=&quot;&quot;;[.$E61]=&quot;&quot;);&quot;&quot;;[.L61])">
            <text:p/>
          </table:table-cell>
          <table:table-cell table:style-name="ce173" table:formula="of:=IF(OR([.N$14]=&quot;&quot;;[.$E61]=&quot;&quot;);&quot;&quot;;[.M61])">
            <text:p/>
          </table:table-cell>
          <table:table-cell table:style-name="ce173" table:formula="of:=IF(OR([.O$14]=&quot;&quot;;[.$E61]=&quot;&quot;);&quot;&quot;;[.N61])">
            <text:p/>
          </table:table-cell>
          <table:table-cell table:style-name="ce173" table:formula="of:=IF(OR([.P$14]=&quot;&quot;;[.$E61]=&quot;&quot;);&quot;&quot;;[.O61])">
            <text:p/>
          </table:table-cell>
          <table:table-cell table:style-name="ce173" table:formula="of:=IF(OR([.Q$14]=&quot;&quot;;[.$E61]=&quot;&quot;);&quot;&quot;;[.P61])">
            <text:p/>
          </table:table-cell>
          <table:table-cell table:style-name="ce173" table:formula="of:=IF(OR([.R$14]=&quot;&quot;;[.$E61]=&quot;&quot;);&quot;&quot;;[.Q61])">
            <text:p/>
          </table:table-cell>
          <table:table-cell table:style-name="ce173" table:formula="of:=IF(OR([.S$14]=&quot;&quot;;[.$E61]=&quot;&quot;);&quot;&quot;;[.R61])">
            <text:p/>
          </table:table-cell>
          <table:table-cell table:style-name="ce173" table:formula="of:=IF(OR([.T$14]=&quot;&quot;;[.$E61]=&quot;&quot;);&quot;&quot;;[.S61])">
            <text:p/>
          </table:table-cell>
          <table:table-cell table:style-name="ce173" table:formula="of:=IF(OR([.U$14]=&quot;&quot;;[.$E61]=&quot;&quot;);&quot;&quot;;[.T61])">
            <text:p/>
          </table:table-cell>
          <table:table-cell table:style-name="ce173" table:formula="of:=IF(OR([.V$14]=&quot;&quot;;[.$E61]=&quot;&quot;);&quot;&quot;;[.U61])">
            <text:p/>
          </table:table-cell>
          <table:table-cell table:style-name="ce173" table:formula="of:=IF(OR([.W$14]=&quot;&quot;;[.$E61]=&quot;&quot;);&quot;&quot;;[.V61])">
            <text:p/>
          </table:table-cell>
          <table:table-cell table:style-name="ce173" table:formula="of:=IF(OR([.X$14]=&quot;&quot;;[.$E61]=&quot;&quot;);&quot;&quot;;[.W61])">
            <text:p/>
          </table:table-cell>
          <table:table-cell table:style-name="ce173" table:formula="of:=IF(OR([.Y$14]=&quot;&quot;;[.$E61]=&quot;&quot;);&quot;&quot;;[.X61])">
            <text:p/>
          </table:table-cell>
          <table:table-cell table:style-name="ce173" table:number-columns-repeated="3"/>
          <table:table-cell table:style-name="ce173" table:formula="of:=IF(OR([.AC$14]=&quot;&quot;;[.$E61]=&quot;&quot;);&quot;&quot;;[.AB61])">
            <text:p/>
          </table:table-cell>
          <table:table-cell table:style-name="ce173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2]&lt;&gt;&quot;&quot;;&quot;Planned&quot;;&quot;&quot;)">
            <text:p/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IF(OR([.F$14]=&quot;&quot;;[.$E62]=&quot;&quot;);&quot;&quot;;[.E62])" office:value-type="float" office:value="0" calcext:value-type="float">
            <text:p>0</text:p>
          </table:table-cell>
          <table:table-cell table:style-name="ce173" table:formula="of:=IF(OR([.G$14]=&quot;&quot;;[.$E62]=&quot;&quot;);&quot;&quot;;[.F62])" office:value-type="float" office:value="0" calcext:value-type="float">
            <text:p>0</text:p>
          </table:table-cell>
          <table:table-cell table:style-name="ce173" table:formula="of:=IF(OR([.H$14]=&quot;&quot;;[.$E62]=&quot;&quot;);&quot;&quot;;[.G62])" office:value-type="float" office:value="0" calcext:value-type="float">
            <text:p>0</text:p>
          </table:table-cell>
          <table:table-cell table:style-name="ce173" table:formula="of:=IF(OR([.I$14]=&quot;&quot;;[.$E62]=&quot;&quot;);&quot;&quot;;[.H62])" office:value-type="float" office:value="0" calcext:value-type="float">
            <text:p>0</text:p>
          </table:table-cell>
          <table:table-cell table:style-name="ce173" table:formula="of:=IF(OR([.J$14]=&quot;&quot;;[.$E62]=&quot;&quot;);&quot;&quot;;[.I62])" office:value-type="float" office:value="0" calcext:value-type="float">
            <text:p>0</text:p>
          </table:table-cell>
          <table:table-cell table:style-name="ce173" table:formula="of:=IF(OR([.K$14]=&quot;&quot;;[.$E62]=&quot;&quot;);&quot;&quot;;[.J62])">
            <text:p/>
          </table:table-cell>
          <table:table-cell table:style-name="ce173" table:formula="of:=IF(OR([.L$14]=&quot;&quot;;[.$E62]=&quot;&quot;);&quot;&quot;;[.K62])">
            <text:p/>
          </table:table-cell>
          <table:table-cell table:style-name="ce173" table:formula="of:=IF(OR([.M$14]=&quot;&quot;;[.$E62]=&quot;&quot;);&quot;&quot;;[.L62])">
            <text:p/>
          </table:table-cell>
          <table:table-cell table:style-name="ce173" table:formula="of:=IF(OR([.N$14]=&quot;&quot;;[.$E62]=&quot;&quot;);&quot;&quot;;[.M62])">
            <text:p/>
          </table:table-cell>
          <table:table-cell table:style-name="ce173" table:formula="of:=IF(OR([.O$14]=&quot;&quot;;[.$E62]=&quot;&quot;);&quot;&quot;;[.N62])">
            <text:p/>
          </table:table-cell>
          <table:table-cell table:style-name="ce173" table:formula="of:=IF(OR([.P$14]=&quot;&quot;;[.$E62]=&quot;&quot;);&quot;&quot;;[.O62])">
            <text:p/>
          </table:table-cell>
          <table:table-cell table:style-name="ce173" table:formula="of:=IF(OR([.Q$14]=&quot;&quot;;[.$E62]=&quot;&quot;);&quot;&quot;;[.P62])">
            <text:p/>
          </table:table-cell>
          <table:table-cell table:style-name="ce173" table:formula="of:=IF(OR([.R$14]=&quot;&quot;;[.$E62]=&quot;&quot;);&quot;&quot;;[.Q62])">
            <text:p/>
          </table:table-cell>
          <table:table-cell table:style-name="ce173" table:formula="of:=IF(OR([.S$14]=&quot;&quot;;[.$E62]=&quot;&quot;);&quot;&quot;;[.R62])">
            <text:p/>
          </table:table-cell>
          <table:table-cell table:style-name="ce173" table:formula="of:=IF(OR([.T$14]=&quot;&quot;;[.$E62]=&quot;&quot;);&quot;&quot;;[.S62])">
            <text:p/>
          </table:table-cell>
          <table:table-cell table:style-name="ce173" table:formula="of:=IF(OR([.U$14]=&quot;&quot;;[.$E62]=&quot;&quot;);&quot;&quot;;[.T62])">
            <text:p/>
          </table:table-cell>
          <table:table-cell table:style-name="ce173" table:formula="of:=IF(OR([.V$14]=&quot;&quot;;[.$E62]=&quot;&quot;);&quot;&quot;;[.U62])">
            <text:p/>
          </table:table-cell>
          <table:table-cell table:style-name="ce173" table:formula="of:=IF(OR([.W$14]=&quot;&quot;;[.$E62]=&quot;&quot;);&quot;&quot;;[.V62])">
            <text:p/>
          </table:table-cell>
          <table:table-cell table:style-name="ce173" table:formula="of:=IF(OR([.X$14]=&quot;&quot;;[.$E62]=&quot;&quot;);&quot;&quot;;[.W62])">
            <text:p/>
          </table:table-cell>
          <table:table-cell table:style-name="ce173" table:formula="of:=IF(OR([.Y$14]=&quot;&quot;;[.$E62]=&quot;&quot;);&quot;&quot;;[.X62])">
            <text:p/>
          </table:table-cell>
          <table:table-cell table:style-name="ce173" table:formula="of:=IF(OR([.Z$14]=&quot;&quot;;[.$E62]=&quot;&quot;);&quot;&quot;;[.Y62])">
            <text:p/>
          </table:table-cell>
          <table:table-cell table:style-name="ce173" table:formula="of:=IF(OR([.AA$14]=&quot;&quot;;[.$E62]=&quot;&quot;);&quot;&quot;;[.Z62])">
            <text:p/>
          </table:table-cell>
          <table:table-cell table:style-name="ce173" table:formula="of:=IF(OR([.AB$14]=&quot;&quot;;[.$E62]=&quot;&quot;);&quot;&quot;;[.AA62])">
            <text:p/>
          </table:table-cell>
          <table:table-cell table:style-name="ce173" table:formula="of:=IF(OR([.AC$14]=&quot;&quot;;[.$E62]=&quot;&quot;);&quot;&quot;;[.AB62])">
            <text:p/>
          </table:table-cell>
          <table:table-cell table:style-name="ce173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3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3]=&quot;&quot;);&quot;&quot;;[.E63])" office:value-type="float" office:value="0" calcext:value-type="float">
            <text:p>0</text:p>
          </table:table-cell>
          <table:table-cell table:formula="of:=IF(OR([.G$14]=&quot;&quot;;[.$E63]=&quot;&quot;);&quot;&quot;;[.F63])" office:value-type="float" office:value="0" calcext:value-type="float">
            <text:p>0</text:p>
          </table:table-cell>
          <table:table-cell table:formula="of:=IF(OR([.H$14]=&quot;&quot;;[.$E63]=&quot;&quot;);&quot;&quot;;[.G63])" office:value-type="float" office:value="0" calcext:value-type="float">
            <text:p>0</text:p>
          </table:table-cell>
          <table:table-cell table:formula="of:=IF(OR([.I$14]=&quot;&quot;;[.$E63]=&quot;&quot;);&quot;&quot;;[.H63])" office:value-type="float" office:value="0" calcext:value-type="float">
            <text:p>0</text:p>
          </table:table-cell>
          <table:table-cell table:formula="of:=IF(OR([.J$14]=&quot;&quot;;[.$E63]=&quot;&quot;);&quot;&quot;;[.I63])" office:value-type="float" office:value="0" calcext:value-type="float">
            <text:p>0</text:p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4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4]=&quot;&quot;);&quot;&quot;;[.E64])" office:value-type="float" office:value="0" calcext:value-type="float">
            <text:p>0</text:p>
          </table:table-cell>
          <table:table-cell table:style-name="ce173" table:formula="of:=IF(OR([.G$14]=&quot;&quot;;[.$E64]=&quot;&quot;);&quot;&quot;;[.F64])" office:value-type="float" office:value="0" calcext:value-type="float">
            <text:p>0</text:p>
          </table:table-cell>
          <table:table-cell table:style-name="ce173" table:formula="of:=IF(OR([.H$14]=&quot;&quot;;[.$E64]=&quot;&quot;);&quot;&quot;;[.G64])" office:value-type="float" office:value="0" calcext:value-type="float">
            <text:p>0</text:p>
          </table:table-cell>
          <table:table-cell table:style-name="ce173" table:formula="of:=IF(OR([.I$14]=&quot;&quot;;[.$E64]=&quot;&quot;);&quot;&quot;;[.H64])" office:value-type="float" office:value="0" calcext:value-type="float">
            <text:p>0</text:p>
          </table:table-cell>
          <table:table-cell table:style-name="ce173" table:formula="of:=IF(OR([.J$14]=&quot;&quot;;[.$E64]=&quot;&quot;);&quot;&quot;;[.I64])" office:value-type="float" office:value="0" calcext:value-type="float">
            <text:p>0</text:p>
          </table:table-cell>
          <table:table-cell table:style-name="ce173" table:formula="of:=IF(OR([.K$14]=&quot;&quot;;[.$E64]=&quot;&quot;);&quot;&quot;;[.J64])">
            <text:p/>
          </table:table-cell>
          <table:table-cell table:style-name="ce173" table:formula="of:=IF(OR([.L$14]=&quot;&quot;;[.$E64]=&quot;&quot;);&quot;&quot;;[.K64])">
            <text:p/>
          </table:table-cell>
          <table:table-cell table:style-name="ce173" table:formula="of:=IF(OR([.M$14]=&quot;&quot;;[.$E64]=&quot;&quot;);&quot;&quot;;[.L64])">
            <text:p/>
          </table:table-cell>
          <table:table-cell table:style-name="ce173" table:formula="of:=IF(OR([.N$14]=&quot;&quot;;[.$E64]=&quot;&quot;);&quot;&quot;;[.M64])">
            <text:p/>
          </table:table-cell>
          <table:table-cell table:style-name="ce173" table:formula="of:=IF(OR([.O$14]=&quot;&quot;;[.$E64]=&quot;&quot;);&quot;&quot;;[.N64])">
            <text:p/>
          </table:table-cell>
          <table:table-cell table:style-name="ce173" table:formula="of:=IF(OR([.P$14]=&quot;&quot;;[.$E64]=&quot;&quot;);&quot;&quot;;[.O64])">
            <text:p/>
          </table:table-cell>
          <table:table-cell table:style-name="ce173" table:formula="of:=IF(OR([.Q$14]=&quot;&quot;;[.$E64]=&quot;&quot;);&quot;&quot;;[.P64])">
            <text:p/>
          </table:table-cell>
          <table:table-cell table:style-name="ce173" table:formula="of:=IF(OR([.R$14]=&quot;&quot;;[.$E64]=&quot;&quot;);&quot;&quot;;[.Q64])">
            <text:p/>
          </table:table-cell>
          <table:table-cell table:style-name="ce173" table:formula="of:=IF(OR([.S$14]=&quot;&quot;;[.$E64]=&quot;&quot;);&quot;&quot;;[.R64])">
            <text:p/>
          </table:table-cell>
          <table:table-cell table:style-name="ce173" table:formula="of:=IF(OR([.T$14]=&quot;&quot;;[.$E64]=&quot;&quot;);&quot;&quot;;[.S64])">
            <text:p/>
          </table:table-cell>
          <table:table-cell table:style-name="ce173" table:formula="of:=IF(OR([.U$14]=&quot;&quot;;[.$E64]=&quot;&quot;);&quot;&quot;;[.T64])">
            <text:p/>
          </table:table-cell>
          <table:table-cell table:style-name="ce173" table:formula="of:=IF(OR([.V$14]=&quot;&quot;;[.$E64]=&quot;&quot;);&quot;&quot;;[.U64])">
            <text:p/>
          </table:table-cell>
          <table:table-cell table:style-name="ce173" table:formula="of:=IF(OR([.W$14]=&quot;&quot;;[.$E64]=&quot;&quot;);&quot;&quot;;[.V64])">
            <text:p/>
          </table:table-cell>
          <table:table-cell table:style-name="ce173" table:formula="of:=IF(OR([.X$14]=&quot;&quot;;[.$E64]=&quot;&quot;);&quot;&quot;;[.W64])">
            <text:p/>
          </table:table-cell>
          <table:table-cell table:style-name="ce173" table:formula="of:=IF(OR([.Y$14]=&quot;&quot;;[.$E64]=&quot;&quot;);&quot;&quot;;[.X64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5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5]=&quot;&quot;);&quot;&quot;;[.E65])" office:value-type="float" office:value="0" calcext:value-type="float">
            <text:p>0</text:p>
          </table:table-cell>
          <table:table-cell table:style-name="ce173" table:formula="of:=IF(OR([.G$14]=&quot;&quot;;[.$E65]=&quot;&quot;);&quot;&quot;;[.F65])" office:value-type="float" office:value="0" calcext:value-type="float">
            <text:p>0</text:p>
          </table:table-cell>
          <table:table-cell table:style-name="ce173" table:formula="of:=IF(OR([.H$14]=&quot;&quot;;[.$E65]=&quot;&quot;);&quot;&quot;;[.G65])" office:value-type="float" office:value="0" calcext:value-type="float">
            <text:p>0</text:p>
          </table:table-cell>
          <table:table-cell table:style-name="ce173" table:formula="of:=IF(OR([.I$14]=&quot;&quot;;[.$E65]=&quot;&quot;);&quot;&quot;;[.H65])" office:value-type="float" office:value="0" calcext:value-type="float">
            <text:p>0</text:p>
          </table:table-cell>
          <table:table-cell table:style-name="ce173" table:formula="of:=IF(OR([.J$14]=&quot;&quot;;[.$E65]=&quot;&quot;);&quot;&quot;;[.I65])" office:value-type="float" office:value="0" calcext:value-type="float">
            <text:p>0</text:p>
          </table:table-cell>
          <table:table-cell table:style-name="ce173" table:formula="of:=IF(OR([.K$14]=&quot;&quot;;[.$E65]=&quot;&quot;);&quot;&quot;;[.J65])">
            <text:p/>
          </table:table-cell>
          <table:table-cell table:style-name="ce173" table:formula="of:=IF(OR([.L$14]=&quot;&quot;;[.$E65]=&quot;&quot;);&quot;&quot;;[.K65])">
            <text:p/>
          </table:table-cell>
          <table:table-cell table:style-name="ce173" table:formula="of:=IF(OR([.M$14]=&quot;&quot;;[.$E65]=&quot;&quot;);&quot;&quot;;[.L65])">
            <text:p/>
          </table:table-cell>
          <table:table-cell table:style-name="ce173" table:formula="of:=IF(OR([.N$14]=&quot;&quot;;[.$E65]=&quot;&quot;);&quot;&quot;;[.M65])">
            <text:p/>
          </table:table-cell>
          <table:table-cell table:style-name="ce173" table:formula="of:=IF(OR([.O$14]=&quot;&quot;;[.$E65]=&quot;&quot;);&quot;&quot;;[.N65])">
            <text:p/>
          </table:table-cell>
          <table:table-cell table:style-name="ce173" table:formula="of:=IF(OR([.P$14]=&quot;&quot;;[.$E65]=&quot;&quot;);&quot;&quot;;[.O65])">
            <text:p/>
          </table:table-cell>
          <table:table-cell table:style-name="ce173" table:formula="of:=IF(OR([.Q$14]=&quot;&quot;;[.$E65]=&quot;&quot;);&quot;&quot;;[.P65])">
            <text:p/>
          </table:table-cell>
          <table:table-cell table:style-name="ce173" table:formula="of:=IF(OR([.R$14]=&quot;&quot;;[.$E65]=&quot;&quot;);&quot;&quot;;[.Q65])">
            <text:p/>
          </table:table-cell>
          <table:table-cell table:style-name="ce173" table:formula="of:=IF(OR([.S$14]=&quot;&quot;;[.$E65]=&quot;&quot;);&quot;&quot;;[.R65])">
            <text:p/>
          </table:table-cell>
          <table:table-cell table:style-name="ce173" table:formula="of:=IF(OR([.T$14]=&quot;&quot;;[.$E65]=&quot;&quot;);&quot;&quot;;[.S65])">
            <text:p/>
          </table:table-cell>
          <table:table-cell table:style-name="ce173" table:formula="of:=IF(OR([.U$14]=&quot;&quot;;[.$E65]=&quot;&quot;);&quot;&quot;;[.T65])">
            <text:p/>
          </table:table-cell>
          <table:table-cell table:style-name="ce173" table:formula="of:=IF(OR([.V$14]=&quot;&quot;;[.$E65]=&quot;&quot;);&quot;&quot;;[.U65])">
            <text:p/>
          </table:table-cell>
          <table:table-cell table:style-name="ce173" table:formula="of:=IF(OR([.W$14]=&quot;&quot;;[.$E65]=&quot;&quot;);&quot;&quot;;[.V65])">
            <text:p/>
          </table:table-cell>
          <table:table-cell table:style-name="ce173" table:formula="of:=IF(OR([.X$14]=&quot;&quot;;[.$E65]=&quot;&quot;);&quot;&quot;;[.W65])">
            <text:p/>
          </table:table-cell>
          <table:table-cell table:style-name="ce173" table:formula="of:=IF(OR([.Y$14]=&quot;&quot;;[.$E65]=&quot;&quot;);&quot;&quot;;[.X65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6]=&quot;&quot;);&quot;&quot;;[.E66])" office:value-type="float" office:value="0" calcext:value-type="float">
            <text:p>0</text:p>
          </table:table-cell>
          <table:table-cell table:style-name="ce173" table:formula="of:=IF(OR([.G$14]=&quot;&quot;;[.$E66]=&quot;&quot;);&quot;&quot;;[.F66])" office:value-type="float" office:value="0" calcext:value-type="float">
            <text:p>0</text:p>
          </table:table-cell>
          <table:table-cell table:style-name="ce173" table:formula="of:=IF(OR([.H$14]=&quot;&quot;;[.$E66]=&quot;&quot;);&quot;&quot;;[.G66])" office:value-type="float" office:value="0" calcext:value-type="float">
            <text:p>0</text:p>
          </table:table-cell>
          <table:table-cell table:style-name="ce173" table:formula="of:=IF(OR([.I$14]=&quot;&quot;;[.$E66]=&quot;&quot;);&quot;&quot;;[.H66])" office:value-type="float" office:value="0" calcext:value-type="float">
            <text:p>0</text:p>
          </table:table-cell>
          <table:table-cell table:style-name="ce173" table:formula="of:=IF(OR([.J$14]=&quot;&quot;;[.$E66]=&quot;&quot;);&quot;&quot;;[.I66])" office:value-type="float" office:value="0" calcext:value-type="float">
            <text:p>0</text:p>
          </table:table-cell>
          <table:table-cell table:style-name="ce173" table:formula="of:=IF(OR([.K$14]=&quot;&quot;;[.$E66]=&quot;&quot;);&quot;&quot;;[.J66])">
            <text:p/>
          </table:table-cell>
          <table:table-cell table:style-name="ce173" table:formula="of:=IF(OR([.L$14]=&quot;&quot;;[.$E66]=&quot;&quot;);&quot;&quot;;[.K66])">
            <text:p/>
          </table:table-cell>
          <table:table-cell table:style-name="ce173" table:formula="of:=IF(OR([.M$14]=&quot;&quot;;[.$E66]=&quot;&quot;);&quot;&quot;;[.L66])">
            <text:p/>
          </table:table-cell>
          <table:table-cell table:style-name="ce173" table:formula="of:=IF(OR([.N$14]=&quot;&quot;;[.$E66]=&quot;&quot;);&quot;&quot;;[.M66])">
            <text:p/>
          </table:table-cell>
          <table:table-cell table:style-name="ce173" table:formula="of:=IF(OR([.O$14]=&quot;&quot;;[.$E66]=&quot;&quot;);&quot;&quot;;[.N66])">
            <text:p/>
          </table:table-cell>
          <table:table-cell table:style-name="ce173" table:formula="of:=IF(OR([.P$14]=&quot;&quot;;[.$E66]=&quot;&quot;);&quot;&quot;;[.O66])">
            <text:p/>
          </table:table-cell>
          <table:table-cell table:style-name="ce173" table:formula="of:=IF(OR([.Q$14]=&quot;&quot;;[.$E66]=&quot;&quot;);&quot;&quot;;[.P66])">
            <text:p/>
          </table:table-cell>
          <table:table-cell table:style-name="ce173" table:formula="of:=IF(OR([.R$14]=&quot;&quot;;[.$E66]=&quot;&quot;);&quot;&quot;;[.Q66])">
            <text:p/>
          </table:table-cell>
          <table:table-cell table:style-name="ce173" table:formula="of:=IF(OR([.S$14]=&quot;&quot;;[.$E66]=&quot;&quot;);&quot;&quot;;[.R66])">
            <text:p/>
          </table:table-cell>
          <table:table-cell table:style-name="ce173" table:formula="of:=IF(OR([.T$14]=&quot;&quot;;[.$E66]=&quot;&quot;);&quot;&quot;;[.S66])">
            <text:p/>
          </table:table-cell>
          <table:table-cell table:style-name="ce173" table:formula="of:=IF(OR([.U$14]=&quot;&quot;;[.$E66]=&quot;&quot;);&quot;&quot;;[.T66])">
            <text:p/>
          </table:table-cell>
          <table:table-cell table:style-name="ce173" table:formula="of:=IF(OR([.V$14]=&quot;&quot;;[.$E66]=&quot;&quot;);&quot;&quot;;[.U66])">
            <text:p/>
          </table:table-cell>
          <table:table-cell table:style-name="ce173" table:formula="of:=IF(OR([.W$14]=&quot;&quot;;[.$E66]=&quot;&quot;);&quot;&quot;;[.V66])">
            <text:p/>
          </table:table-cell>
          <table:table-cell table:style-name="ce173" table:formula="of:=IF(OR([.X$14]=&quot;&quot;;[.$E66]=&quot;&quot;);&quot;&quot;;[.W66])">
            <text:p/>
          </table:table-cell>
          <table:table-cell table:style-name="ce173" table:formula="of:=IF(OR([.Y$14]=&quot;&quot;;[.$E66]=&quot;&quot;);&quot;&quot;;[.X66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7]=&quot;&quot;);&quot;&quot;;[.E67])" office:value-type="float" office:value="0" calcext:value-type="float">
            <text:p>0</text:p>
          </table:table-cell>
          <table:table-cell table:style-name="ce173" table:formula="of:=IF(OR([.G$14]=&quot;&quot;;[.$E67]=&quot;&quot;);&quot;&quot;;[.F67])" office:value-type="float" office:value="0" calcext:value-type="float">
            <text:p>0</text:p>
          </table:table-cell>
          <table:table-cell table:style-name="ce173" table:formula="of:=IF(OR([.H$14]=&quot;&quot;;[.$E67]=&quot;&quot;);&quot;&quot;;[.G67])" office:value-type="float" office:value="0" calcext:value-type="float">
            <text:p>0</text:p>
          </table:table-cell>
          <table:table-cell table:style-name="ce173" table:formula="of:=IF(OR([.I$14]=&quot;&quot;;[.$E67]=&quot;&quot;);&quot;&quot;;[.H67])" office:value-type="float" office:value="0" calcext:value-type="float">
            <text:p>0</text:p>
          </table:table-cell>
          <table:table-cell table:style-name="ce173" table:formula="of:=IF(OR([.J$14]=&quot;&quot;;[.$E67]=&quot;&quot;);&quot;&quot;;[.I67])" office:value-type="float" office:value="0" calcext:value-type="float">
            <text:p>0</text:p>
          </table:table-cell>
          <table:table-cell table:style-name="ce173" table:formula="of:=IF(OR([.K$14]=&quot;&quot;;[.$E67]=&quot;&quot;);&quot;&quot;;[.J67])">
            <text:p/>
          </table:table-cell>
          <table:table-cell table:style-name="ce173" table:formula="of:=IF(OR([.L$14]=&quot;&quot;;[.$E67]=&quot;&quot;);&quot;&quot;;[.K67])">
            <text:p/>
          </table:table-cell>
          <table:table-cell table:style-name="ce173" table:formula="of:=IF(OR([.M$14]=&quot;&quot;;[.$E67]=&quot;&quot;);&quot;&quot;;[.L67])">
            <text:p/>
          </table:table-cell>
          <table:table-cell table:style-name="ce173" table:formula="of:=IF(OR([.N$14]=&quot;&quot;;[.$E67]=&quot;&quot;);&quot;&quot;;[.M67])">
            <text:p/>
          </table:table-cell>
          <table:table-cell table:style-name="ce173" table:formula="of:=IF(OR([.O$14]=&quot;&quot;;[.$E67]=&quot;&quot;);&quot;&quot;;[.N67])">
            <text:p/>
          </table:table-cell>
          <table:table-cell table:style-name="ce173" table:formula="of:=IF(OR([.P$14]=&quot;&quot;;[.$E67]=&quot;&quot;);&quot;&quot;;[.O67])">
            <text:p/>
          </table:table-cell>
          <table:table-cell table:style-name="ce173" table:formula="of:=IF(OR([.Q$14]=&quot;&quot;;[.$E67]=&quot;&quot;);&quot;&quot;;[.P67])">
            <text:p/>
          </table:table-cell>
          <table:table-cell table:style-name="ce173" table:formula="of:=IF(OR([.R$14]=&quot;&quot;;[.$E67]=&quot;&quot;);&quot;&quot;;[.Q67])">
            <text:p/>
          </table:table-cell>
          <table:table-cell table:style-name="ce173" table:formula="of:=IF(OR([.S$14]=&quot;&quot;;[.$E67]=&quot;&quot;);&quot;&quot;;[.R67])">
            <text:p/>
          </table:table-cell>
          <table:table-cell table:style-name="ce173" table:formula="of:=IF(OR([.T$14]=&quot;&quot;;[.$E67]=&quot;&quot;);&quot;&quot;;[.S67])">
            <text:p/>
          </table:table-cell>
          <table:table-cell table:style-name="ce173" table:formula="of:=IF(OR([.U$14]=&quot;&quot;;[.$E67]=&quot;&quot;);&quot;&quot;;[.T67])">
            <text:p/>
          </table:table-cell>
          <table:table-cell table:style-name="ce173" table:formula="of:=IF(OR([.V$14]=&quot;&quot;;[.$E67]=&quot;&quot;);&quot;&quot;;[.U67])">
            <text:p/>
          </table:table-cell>
          <table:table-cell table:style-name="ce173" table:formula="of:=IF(OR([.W$14]=&quot;&quot;;[.$E67]=&quot;&quot;);&quot;&quot;;[.V67])">
            <text:p/>
          </table:table-cell>
          <table:table-cell table:style-name="ce173" table:formula="of:=IF(OR([.X$14]=&quot;&quot;;[.$E67]=&quot;&quot;);&quot;&quot;;[.W67])">
            <text:p/>
          </table:table-cell>
          <table:table-cell table:style-name="ce173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8]=&quot;&quot;);&quot;&quot;;[.E68])" office:value-type="float" office:value="0" calcext:value-type="float">
            <text:p>0</text:p>
          </table:table-cell>
          <table:table-cell table:style-name="ce173" table:formula="of:=IF(OR([.G$14]=&quot;&quot;;[.$E68]=&quot;&quot;);&quot;&quot;;[.F68])" office:value-type="float" office:value="0" calcext:value-type="float">
            <text:p>0</text:p>
          </table:table-cell>
          <table:table-cell table:style-name="ce173" table:formula="of:=IF(OR([.H$14]=&quot;&quot;;[.$E68]=&quot;&quot;);&quot;&quot;;[.G68])" office:value-type="float" office:value="0" calcext:value-type="float">
            <text:p>0</text:p>
          </table:table-cell>
          <table:table-cell table:style-name="ce173" table:formula="of:=IF(OR([.I$14]=&quot;&quot;;[.$E68]=&quot;&quot;);&quot;&quot;;[.H68])" office:value-type="float" office:value="0" calcext:value-type="float">
            <text:p>0</text:p>
          </table:table-cell>
          <table:table-cell table:style-name="ce173" table:formula="of:=IF(OR([.J$14]=&quot;&quot;;[.$E68]=&quot;&quot;);&quot;&quot;;[.I68])" office:value-type="float" office:value="0" calcext:value-type="float">
            <text:p>0</text:p>
          </table:table-cell>
          <table:table-cell table:style-name="ce173" table:formula="of:=IF(OR([.K$14]=&quot;&quot;;[.$E68]=&quot;&quot;);&quot;&quot;;[.J68])">
            <text:p/>
          </table:table-cell>
          <table:table-cell table:style-name="ce173" table:formula="of:=IF(OR([.L$14]=&quot;&quot;;[.$E68]=&quot;&quot;);&quot;&quot;;[.K68])">
            <text:p/>
          </table:table-cell>
          <table:table-cell table:style-name="ce173" table:formula="of:=IF(OR([.M$14]=&quot;&quot;;[.$E68]=&quot;&quot;);&quot;&quot;;[.L68])">
            <text:p/>
          </table:table-cell>
          <table:table-cell table:style-name="ce173" table:formula="of:=IF(OR([.N$14]=&quot;&quot;;[.$E68]=&quot;&quot;);&quot;&quot;;[.M68])">
            <text:p/>
          </table:table-cell>
          <table:table-cell table:style-name="ce173" table:formula="of:=IF(OR([.O$14]=&quot;&quot;;[.$E68]=&quot;&quot;);&quot;&quot;;[.N68])">
            <text:p/>
          </table:table-cell>
          <table:table-cell table:style-name="ce173" table:formula="of:=IF(OR([.P$14]=&quot;&quot;;[.$E68]=&quot;&quot;);&quot;&quot;;[.O68])">
            <text:p/>
          </table:table-cell>
          <table:table-cell table:style-name="ce173" table:formula="of:=IF(OR([.Q$14]=&quot;&quot;;[.$E68]=&quot;&quot;);&quot;&quot;;[.P68])">
            <text:p/>
          </table:table-cell>
          <table:table-cell table:style-name="ce173" table:formula="of:=IF(OR([.R$14]=&quot;&quot;;[.$E68]=&quot;&quot;);&quot;&quot;;[.Q68])">
            <text:p/>
          </table:table-cell>
          <table:table-cell table:style-name="ce173" table:formula="of:=IF(OR([.S$14]=&quot;&quot;;[.$E68]=&quot;&quot;);&quot;&quot;;[.R68])">
            <text:p/>
          </table:table-cell>
          <table:table-cell table:style-name="ce173" table:formula="of:=IF(OR([.T$14]=&quot;&quot;;[.$E68]=&quot;&quot;);&quot;&quot;;[.S68])">
            <text:p/>
          </table:table-cell>
          <table:table-cell table:style-name="ce173" table:formula="of:=IF(OR([.U$14]=&quot;&quot;;[.$E68]=&quot;&quot;);&quot;&quot;;[.T68])">
            <text:p/>
          </table:table-cell>
          <table:table-cell table:style-name="ce173" table:formula="of:=IF(OR([.V$14]=&quot;&quot;;[.$E68]=&quot;&quot;);&quot;&quot;;[.U68])">
            <text:p/>
          </table:table-cell>
          <table:table-cell table:style-name="ce173" table:formula="of:=IF(OR([.W$14]=&quot;&quot;;[.$E68]=&quot;&quot;);&quot;&quot;;[.V68])">
            <text:p/>
          </table:table-cell>
          <table:table-cell table:style-name="ce173" table:formula="of:=IF(OR([.X$14]=&quot;&quot;;[.$E68]=&quot;&quot;);&quot;&quot;;[.W68])">
            <text:p/>
          </table:table-cell>
          <table:table-cell table:style-name="ce173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61"/>
          <table:table-cell/>
          <table:table-cell table:style-name="ce167"/>
          <table:table-cell table:style-name="ce169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73" table:formula="of:=IF(OR([.F$14]=&quot;&quot;;[.$E69]=&quot;&quot;);&quot;&quot;;[.E69])" office:value-type="float" office:value="0" calcext:value-type="float">
            <text:p>0</text:p>
          </table:table-cell>
          <table:table-cell table:style-name="ce173" table:formula="of:=IF(OR([.G$14]=&quot;&quot;;[.$E69]=&quot;&quot;);&quot;&quot;;[.F69])" office:value-type="float" office:value="0" calcext:value-type="float">
            <text:p>0</text:p>
          </table:table-cell>
          <table:table-cell table:style-name="ce173" table:formula="of:=IF(OR([.H$14]=&quot;&quot;;[.$E69]=&quot;&quot;);&quot;&quot;;[.G69])" office:value-type="float" office:value="0" calcext:value-type="float">
            <text:p>0</text:p>
          </table:table-cell>
          <table:table-cell table:style-name="ce173" table:formula="of:=IF(OR([.I$14]=&quot;&quot;;[.$E69]=&quot;&quot;);&quot;&quot;;[.H69])" office:value-type="float" office:value="0" calcext:value-type="float">
            <text:p>0</text:p>
          </table:table-cell>
          <table:table-cell table:style-name="ce173" table:formula="of:=IF(OR([.J$14]=&quot;&quot;;[.$E69]=&quot;&quot;);&quot;&quot;;[.I69])" office:value-type="float" office:value="0" calcext:value-type="float">
            <text:p>0</text:p>
          </table:table-cell>
          <table:table-cell table:style-name="ce173" table:formula="of:=IF(OR([.K$14]=&quot;&quot;;[.$E69]=&quot;&quot;);&quot;&quot;;[.J69])">
            <text:p/>
          </table:table-cell>
          <table:table-cell table:style-name="ce173" table:formula="of:=IF(OR([.L$14]=&quot;&quot;;[.$E69]=&quot;&quot;);&quot;&quot;;[.K69])">
            <text:p/>
          </table:table-cell>
          <table:table-cell table:style-name="ce173" table:formula="of:=IF(OR([.M$14]=&quot;&quot;;[.$E69]=&quot;&quot;);&quot;&quot;;[.L69])">
            <text:p/>
          </table:table-cell>
          <table:table-cell table:style-name="ce173" table:formula="of:=IF(OR([.N$14]=&quot;&quot;;[.$E69]=&quot;&quot;);&quot;&quot;;[.M69])">
            <text:p/>
          </table:table-cell>
          <table:table-cell table:style-name="ce173" table:formula="of:=IF(OR([.O$14]=&quot;&quot;;[.$E69]=&quot;&quot;);&quot;&quot;;[.N69])">
            <text:p/>
          </table:table-cell>
          <table:table-cell table:style-name="ce173" table:formula="of:=IF(OR([.P$14]=&quot;&quot;;[.$E69]=&quot;&quot;);&quot;&quot;;[.O69])">
            <text:p/>
          </table:table-cell>
          <table:table-cell table:style-name="ce173" table:formula="of:=IF(OR([.Q$14]=&quot;&quot;;[.$E69]=&quot;&quot;);&quot;&quot;;[.P69])">
            <text:p/>
          </table:table-cell>
          <table:table-cell table:style-name="ce173" table:formula="of:=IF(OR([.R$14]=&quot;&quot;;[.$E69]=&quot;&quot;);&quot;&quot;;[.Q69])">
            <text:p/>
          </table:table-cell>
          <table:table-cell table:style-name="ce173" table:formula="of:=IF(OR([.S$14]=&quot;&quot;;[.$E69]=&quot;&quot;);&quot;&quot;;[.R69])">
            <text:p/>
          </table:table-cell>
          <table:table-cell table:style-name="ce173" table:formula="of:=IF(OR([.T$14]=&quot;&quot;;[.$E69]=&quot;&quot;);&quot;&quot;;[.S69])">
            <text:p/>
          </table:table-cell>
          <table:table-cell table:style-name="ce173" table:formula="of:=IF(OR([.U$14]=&quot;&quot;;[.$E69]=&quot;&quot;);&quot;&quot;;[.T69])">
            <text:p/>
          </table:table-cell>
          <table:table-cell table:style-name="ce173" table:formula="of:=IF(OR([.V$14]=&quot;&quot;;[.$E69]=&quot;&quot;);&quot;&quot;;[.U69])">
            <text:p/>
          </table:table-cell>
          <table:table-cell table:style-name="ce173" table:formula="of:=IF(OR([.W$14]=&quot;&quot;;[.$E69]=&quot;&quot;);&quot;&quot;;[.V69])">
            <text:p/>
          </table:table-cell>
          <table:table-cell table:style-name="ce173" table:formula="of:=IF(OR([.X$14]=&quot;&quot;;[.$E69]=&quot;&quot;);&quot;&quot;;[.W69])">
            <text:p/>
          </table:table-cell>
          <table:table-cell table:style-name="ce173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73" table:formula="of:=IF(OR([.F$14]=&quot;&quot;;[.$E70]=&quot;&quot;);&quot;&quot;;[.E70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73" table:formula="of:=IF(OR([.F$14]=&quot;&quot;;[.$E71]=&quot;&quot;);&quot;&quot;;[.E71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73" table:formula="of:=IF(OR([.F$14]=&quot;&quot;;[.$E72]=&quot;&quot;);&quot;&quot;;[.E72])">
            <text:p/>
          </table:table-cell>
          <table:table-cell table:number-columns-repeated="1018"/>
        </table:table-row>
        <table:table-row table:style-name="ro8" table:number-rows-repeated="104850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67"/>
          <table:named-range table:name="TaskRows" table:base-cell-address="$Sp1.$A$1" table:cell-range-address="$'Sprint 1'.$B$11"/>
          <table:named-range table:name="TaskStatus" table:base-cell-address="$Sp1.$A$1" table:cell-range-address="$'Sprint 1'.$D$14:.$D$62"/>
          <table:named-range table:name="TaskStoryID" table:base-cell-address="$Sp1.$A$1" table:cell-range-address="$'Sprint 1'.$B$14:.$B$57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2:'Sprint 1'.E62 'Sprint 1'.F32:'Sprint 1'.F72 'Sprint 1'.D63:'Sprint 1'.D69 'Sprint 1'.Z25:'Sprint 1'.AD62 'Sprint 1'.G34:'Sprint 1'.Y62 'Sprint 1'.G64:'Sprint 1'.Y69 'Sprint 1'.E15:'Sprint 1'.AD15 'Sprint 1'.E22:'Sprint 1'.R23 'Sprint 1'.E16:'Sprint 1'.AD16 'Sprint 1'.E17:'Sprint 1'.AD20 'Sprint 1'.C15:'Sprint 1'.D23 'Sprint 1'.C24:'Sprint 1'.C69 'Sprint 1'.D24:'Sprint 1'.Y27 'Sprint 1'.G33:'Sprint 1'.H33 'Sprint 1'.I28:'Sprint 1'.Y33 'Sprint 1'.D28:'Sprint 1'.G31 'Sprint 1'.G32:'Sprint 1'.G33 'Sprint 1'.H28:'Sprint 1'.H32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4:'Sprint 1'.B32">
            <calcext:condition calcext:apply-style-name="Excel_CondFormat_5_3_1" calcext:value="formula-is($'sprint 1'.$c#ref!=&quot;Done&quot;)" calcext:base-cell-address="'Sprint 1'.B24"/>
            <calcext:condition calcext:apply-style-name="Excel_CondFormat_5_3_2" calcext:value="formula-is($'sprint 1'.$c#ref!=&quot;Ongoing&quot;)" calcext:base-cell-address="'Sprint 1'.B24"/>
            <calcext:condition calcext:apply-style-name="Excel_CondFormat_5_3_3" calcext:value="formula-is($'sprint 1'.$c#ref!=&quot;Removed&quot;)" calcext:base-cell-address="'Sprint 1'.B24"/>
          </calcext:conditional-format>
          <calcext:conditional-format calcext:target-range-address="'Sprint 1'.A17:'Sprint 1'.A29">
            <calcext:condition calcext:apply-style-name="Excel_CondFormat_3_1_1" calcext:value="formula-is([$'Product Tasks'.$C19]=&quot;Done&quot;)" calcext:base-cell-address="'Sprint 1'.A17"/>
            <calcext:condition calcext:apply-style-name="Excel_CondFormat_3_1_2" calcext:value="formula-is([$'Product Tasks'.$C19]=&quot;Ongoing&quot;)" calcext:base-cell-address="'Sprint 1'.A17"/>
            <calcext:condition calcext:apply-style-name="Excel_CondFormat_3_1_3" calcext:value="formula-is([$'Product Tasks'.$C19]=&quot;Removed&quot;)" calcext:base-cell-address="'Sprint 1'.A17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Z24:'Sprint 1'.AD24 'Sprint 1'.S22:'Sprint 1'.AD23">
            <calcext:condition calcext:apply-style-name="Excel_CondFormat_5_1_1" calcext:value="formula-is([$'Sprint 1'.$D22]=&quot;Done&quot;)" calcext:base-cell-address="'Sprint 1'.S22"/>
            <calcext:condition calcext:apply-style-name="Excel_CondFormat_5_1_2" calcext:value="formula-is([$'Sprint 1'.$D22]=&quot;Ongoing&quot;)" calcext:base-cell-address="'Sprint 1'.S22"/>
          </calcext:conditional-format>
          <calcext:conditional-format calcext:target-range-address="'Sprint 1'.E21:'Sprint 1'.AD21">
            <calcext:condition calcext:apply-style-name="Excel_CondFormat_5_1_1" calcext:value="formula-is([$'Sprint 1'.$D21]=&quot;Done&quot;)" calcext:base-cell-address="'Sprint 1'.E21"/>
            <calcext:condition calcext:apply-style-name="Excel_CondFormat_5_1_2" calcext:value="formula-is([$'Sprint 1'.$D21]=&quot;Ongoing&quot;)" calcext:base-cell-address="'Sprint 1'.E21"/>
          </calcext:conditional-format>
          <calcext:conditional-format calcext:target-range-address="'Sprint 1'.A15:'Sprint 1'.A69">
            <calcext:condition calcext:apply-style-name="Excel_CondFormat_3_1_1" calcext:value="formula-is([$'Product Tasks'.$C17]=&quot;Done&quot;)" calcext:base-cell-address="'Sprint 1'.A15"/>
            <calcext:condition calcext:apply-style-name="Excel_CondFormat_3_1_2" calcext:value="formula-is([$'Product Tasks'.$C17]=&quot;Ongoing&quot;)" calcext:base-cell-address="'Sprint 1'.A15"/>
            <calcext:condition calcext:apply-style-name="Excel_CondFormat_3_1_3" calcext:value="formula-is([$'Product Tasks'.$C17]=&quot;Removed&quot;)" calcext:base-cell-address="'Sprint 1'.A15"/>
          </calcext:conditional-format>
        </calcext:conditional-formats>
      </table:table>
      <table:table table:name="Sprint 2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11" table:number-columns-repeated="994" table:default-cell-style-name="Default"/>
        <table:table-row table:style-name="ro4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2'.AE8" table:end-x="4.14pt" table:end-y="10.52pt" draw:z-index="0" draw:name="Chart 2" draw:style-name="gr6" draw:text-style-name="P4" svg:width="748.49pt" svg:height="102.02pt" svg:x="40.96pt" svg:y="3.03pt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2'.A8" table:end-x="144.28pt" table:end-y="2.27pt" draw:z-index="1" draw:name="Button 1" draw:style-name="gr1" draw:text-style-name="P1" svg:width="124.5pt" svg:height="21.03pt" svg:x="19.79pt" svg:y="6.77pt" draw:control="control6">
              <svg:desc>Sort Sprint Tasks</svg:desc>
            </draw:control>
            <draw:control table:end-cell-address="'Sprint 2'.C8" table:end-x="18.6pt" table:end-y="2.27pt" draw:z-index="2" draw:name="Button 2" draw:style-name="gr1" draw:text-style-name="P1" svg:width="113.02pt" svg:height="21.03pt" svg:x="166.37pt" svg:y="6.77pt" draw:control="control7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5" calcext:value-type="float">
            <text:p>5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5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2" table:formula="of:=SUM(OFFSET([.E14];1;0;TaskRows;1))" office:value-type="string" office:string-value="" calcext:value-type="error">
            <text:p>#REF!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REF!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>
            <text:p/>
          </table:table-cell>
          <table:table-cell table:style-name="ce165" table:formula="of:=IF([.$B$9]&gt;[.K14];[.K14]+1;&quot;&quot;)">
            <text:p/>
          </table:table-cell>
          <table:table-cell table:style-name="ce165" table:formula="of:=IF([.$B$9]&gt;[.L14];[.L14]+1;&quot;&quot;)">
            <text:p/>
          </table:table-cell>
          <table:table-cell table:style-name="ce165" table:formula="of:=IF([.$B$9]&gt;[.M14];[.M14]+1;&quot;&quot;)">
            <text:p/>
          </table:table-cell>
          <table:table-cell table:style-name="ce165" table:formula="of:=IF([.$B$9]&gt;[.N14];[.N14]+1;&quot;&quot;)">
            <text:p/>
          </table:table-cell>
          <table:table-cell table:style-name="ce165" table:formula="of:=IF([.$B$9]&gt;[.O14];[.O14]+1;&quot;&quot;)">
            <text:p/>
          </table:table-cell>
          <table:table-cell table:style-name="ce165" table:formula="of:=IF([.$B$9]&gt;[.P14];[.P14]+1;&quot;&quot;)">
            <text:p/>
          </table:table-cell>
          <table:table-cell table:style-name="ce165" table:formula="of:=IF([.$B$9]&gt;[.Q14];[.Q14]+1;&quot;&quot;)">
            <text:p/>
          </table:table-cell>
          <table:table-cell table:style-name="ce165" table:formula="of:=IF([.$B$9]&gt;[.R14];[.R14]+1;&quot;&quot;)">
            <text:p/>
          </table:table-cell>
          <table:table-cell table:style-name="ce165" table:formula="of:=IF([.$B$9]&gt;[.S14];[.S14]+1;&quot;&quot;)">
            <text:p/>
          </table:table-cell>
          <table:table-cell table:style-name="ce165" table:formula="of:=IF([.$B$9]&gt;[.T14];[.T14]+1;&quot;&quot;)">
            <text:p/>
          </table:table-cell>
          <table:table-cell table:style-name="ce165" table:formula="of:=IF([.$B$9]&gt;[.U14];[.U14]+1;&quot;&quot;)">
            <text:p/>
          </table:table-cell>
          <table:table-cell table:style-name="ce165" table:formula="of:=IF([.$B$9]&gt;[.V14];[.V14]+1;&quot;&quot;)">
            <text:p/>
          </table:table-cell>
          <table:table-cell table:style-name="ce165" table:formula="of:=IF([.$B$9]&gt;[.W14];[.W14]+1;&quot;&quot;)">
            <text:p/>
          </table:table-cell>
          <table:table-cell table:style-name="ce165" table:formula="of:=IF([.$B$9]&gt;[.X14];[.X14]+1;&quot;&quot;)">
            <text:p/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2"/>
          <table:table-cell table:style-name="ce186"/>
          <table:table-cell table:style-name="ce188" table:content-validation-name="val3"/>
          <table:table-cell table:style-name="ce185" table:number-columns-repeated="26"/>
          <table:table-cell table:number-columns-repeated="994"/>
        </table:table-row>
        <table:table-row table:style-name="ro13">
          <table:table-cell table:style-name="ce179"/>
          <table:table-cell table:style-name="ce182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6]=&quot;&quot;);&quot;&quot;;[.AB16])">
            <text:p/>
          </table:table-cell>
          <table:table-cell table:style-name="ce18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2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7]=&quot;&quot;);&quot;&quot;;[.AB17])">
            <text:p/>
          </table:table-cell>
          <table:table-cell table:style-name="ce18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8]=&quot;&quot;);&quot;&quot;;[.AB18])">
            <text:p/>
          </table:table-cell>
          <table:table-cell table:style-name="ce18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19]=&quot;&quot;);&quot;&quot;;[.AB19])">
            <text:p/>
          </table:table-cell>
          <table:table-cell table:style-name="ce18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0]=&quot;&quot;);&quot;&quot;;[.AB20])">
            <text:p/>
          </table:table-cell>
          <table:table-cell table:style-name="ce18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1]=&quot;&quot;);&quot;&quot;;[.AB21])">
            <text:p/>
          </table:table-cell>
          <table:table-cell table:style-name="ce18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179"/>
          <table:table-cell table:style-name="ce183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2]=&quot;&quot;);&quot;&quot;;[.AB22])">
            <text:p/>
          </table:table-cell>
          <table:table-cell table:style-name="ce18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180"/>
          <table:table-cell table:style-name="ce184"/>
          <table:table-cell table:style-name="ce186"/>
          <table:table-cell table:style-name="ce188" table:content-validation-name="val3"/>
          <table:table-cell table:style-name="ce185" table:number-columns-repeated="24"/>
          <table:table-cell table:style-name="ce185" table:formula="of:=IF(OR([.AC$14]=&quot;&quot;;[.$E23]=&quot;&quot;);&quot;&quot;;[.AB23])">
            <text:p/>
          </table:table-cell>
          <table:table-cell table:style-name="ce18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4]&lt;&gt;&quot;&quot;;&quot;Planned&quot;;&quot;&quot;)">
            <text:p/>
          </table:table-cell>
          <table:table-cell table:style-name="ce185"/>
          <table:table-cell table:style-name="ce185" table:formula="of:=IF(OR([.F$14]=&quot;&quot;;[.$E24]=&quot;&quot;);&quot;&quot;;[.E24])">
            <text:p/>
          </table:table-cell>
          <table:table-cell table:style-name="ce185" table:number-columns-repeated="22"/>
          <table:table-cell table:style-name="ce185" table:formula="of:=IF(OR([.AC$14]=&quot;&quot;;[.$E24]=&quot;&quot;);&quot;&quot;;[.AB24])">
            <text:p/>
          </table:table-cell>
          <table:table-cell table:style-name="ce18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5]&lt;&gt;&quot;&quot;;&quot;Planned&quot;;&quot;&quot;)">
            <text:p/>
          </table:table-cell>
          <table:table-cell table:style-name="ce185"/>
          <table:table-cell table:style-name="ce185" table:formula="of:=IF(OR([.F$14]=&quot;&quot;;[.$E25]=&quot;&quot;);&quot;&quot;;[.E25])">
            <text:p/>
          </table:table-cell>
          <table:table-cell table:style-name="ce185" table:number-columns-repeated="22"/>
          <table:table-cell table:style-name="ce185" table:formula="of:=IF(OR([.AC$14]=&quot;&quot;;[.$E25]=&quot;&quot;);&quot;&quot;;[.AB25])">
            <text:p/>
          </table:table-cell>
          <table:table-cell table:style-name="ce18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6]&lt;&gt;&quot;&quot;;&quot;Planned&quot;;&quot;&quot;)">
            <text:p/>
          </table:table-cell>
          <table:table-cell table:style-name="ce185"/>
          <table:table-cell table:style-name="ce185" table:formula="of:=IF(OR([.F$14]=&quot;&quot;;[.$E26]=&quot;&quot;);&quot;&quot;;[.E26])">
            <text:p/>
          </table:table-cell>
          <table:table-cell table:style-name="ce185" table:number-columns-repeated="22"/>
          <table:table-cell table:style-name="ce185" table:formula="of:=IF(OR([.AC$14]=&quot;&quot;;[.$E26]=&quot;&quot;);&quot;&quot;;[.AB26])">
            <text:p/>
          </table:table-cell>
          <table:table-cell table:style-name="ce18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7]&lt;&gt;&quot;&quot;;&quot;Planned&quot;;&quot;&quot;)">
            <text:p/>
          </table:table-cell>
          <table:table-cell table:style-name="ce185"/>
          <table:table-cell table:style-name="ce185" table:formula="of:=IF(OR([.F$14]=&quot;&quot;;[.$E27]=&quot;&quot;);&quot;&quot;;[.E27])">
            <text:p/>
          </table:table-cell>
          <table:table-cell table:style-name="ce185" table:number-columns-repeated="22"/>
          <table:table-cell table:style-name="ce185" table:formula="of:=IF(OR([.AC$14]=&quot;&quot;;[.$E27]=&quot;&quot;);&quot;&quot;;[.AB27])">
            <text:p/>
          </table:table-cell>
          <table:table-cell table:style-name="ce18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8]&lt;&gt;&quot;&quot;;&quot;Planned&quot;;&quot;&quot;)">
            <text:p/>
          </table:table-cell>
          <table:table-cell table:style-name="ce185"/>
          <table:table-cell table:style-name="ce185" table:formula="of:=IF(OR([.F$14]=&quot;&quot;;[.$E28]=&quot;&quot;);&quot;&quot;;[.E28])">
            <text:p/>
          </table:table-cell>
          <table:table-cell table:style-name="ce185" table:number-columns-repeated="22"/>
          <table:table-cell table:style-name="ce185" table:formula="of:=IF(OR([.AC$14]=&quot;&quot;;[.$E28]=&quot;&quot;);&quot;&quot;;[.AB28])">
            <text:p/>
          </table:table-cell>
          <table:table-cell table:style-name="ce18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29]&lt;&gt;&quot;&quot;;&quot;Planned&quot;;&quot;&quot;)">
            <text:p/>
          </table:table-cell>
          <table:table-cell table:style-name="ce185"/>
          <table:table-cell table:style-name="ce185" table:formula="of:=IF(OR([.F$14]=&quot;&quot;;[.$E29]=&quot;&quot;);&quot;&quot;;[.E29])">
            <text:p/>
          </table:table-cell>
          <table:table-cell table:style-name="ce185" table:number-columns-repeated="22"/>
          <table:table-cell table:style-name="ce185" table:formula="of:=IF(OR([.AC$14]=&quot;&quot;;[.$E29]=&quot;&quot;);&quot;&quot;;[.AB29])">
            <text:p/>
          </table:table-cell>
          <table:table-cell table:style-name="ce18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0]&lt;&gt;&quot;&quot;;&quot;Planned&quot;;&quot;&quot;)">
            <text:p/>
          </table:table-cell>
          <table:table-cell table:style-name="ce185"/>
          <table:table-cell table:style-name="ce185" table:formula="of:=IF(OR([.F$14]=&quot;&quot;;[.$E30]=&quot;&quot;);&quot;&quot;;[.E30])">
            <text:p/>
          </table:table-cell>
          <table:table-cell table:style-name="ce185" table:number-columns-repeated="22"/>
          <table:table-cell table:style-name="ce185" table:formula="of:=IF(OR([.AC$14]=&quot;&quot;;[.$E30]=&quot;&quot;);&quot;&quot;;[.AB30])">
            <text:p/>
          </table:table-cell>
          <table:table-cell table:style-name="ce18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1]&lt;&gt;&quot;&quot;;&quot;Planned&quot;;&quot;&quot;)">
            <text:p/>
          </table:table-cell>
          <table:table-cell table:style-name="ce185"/>
          <table:table-cell table:style-name="ce185" table:formula="of:=IF(OR([.F$14]=&quot;&quot;;[.$E31]=&quot;&quot;);&quot;&quot;;[.E31])">
            <text:p/>
          </table:table-cell>
          <table:table-cell table:style-name="ce185" table:number-columns-repeated="22"/>
          <table:table-cell table:style-name="ce185" table:formula="of:=IF(OR([.AC$14]=&quot;&quot;;[.$E31]=&quot;&quot;);&quot;&quot;;[.AB31])">
            <text:p/>
          </table:table-cell>
          <table:table-cell table:style-name="ce18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2]&lt;&gt;&quot;&quot;;&quot;Planned&quot;;&quot;&quot;)">
            <text:p/>
          </table:table-cell>
          <table:table-cell table:style-name="ce185"/>
          <table:table-cell table:style-name="ce185" table:formula="of:=IF(OR([.F$14]=&quot;&quot;;[.$E32]=&quot;&quot;);&quot;&quot;;[.E32])">
            <text:p/>
          </table:table-cell>
          <table:table-cell table:style-name="ce185" table:number-columns-repeated="22"/>
          <table:table-cell table:style-name="ce185" table:formula="of:=IF(OR([.AC$14]=&quot;&quot;;[.$E32]=&quot;&quot;);&quot;&quot;;[.AB32])">
            <text:p/>
          </table:table-cell>
          <table:table-cell table:style-name="ce18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3]&lt;&gt;&quot;&quot;;&quot;Planned&quot;;&quot;&quot;)">
            <text:p/>
          </table:table-cell>
          <table:table-cell table:style-name="ce185"/>
          <table:table-cell table:style-name="ce185" table:formula="of:=IF(OR([.F$14]=&quot;&quot;;[.$E33]=&quot;&quot;);&quot;&quot;;[.E33])">
            <text:p/>
          </table:table-cell>
          <table:table-cell table:style-name="ce185" table:number-columns-repeated="22"/>
          <table:table-cell table:style-name="ce185" table:formula="of:=IF(OR([.AC$14]=&quot;&quot;;[.$E33]=&quot;&quot;);&quot;&quot;;[.AB33])">
            <text:p/>
          </table:table-cell>
          <table:table-cell table:style-name="ce18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4]&lt;&gt;&quot;&quot;;&quot;Planned&quot;;&quot;&quot;)">
            <text:p/>
          </table:table-cell>
          <table:table-cell table:style-name="ce185"/>
          <table:table-cell table:style-name="ce185" table:formula="of:=IF(OR([.F$14]=&quot;&quot;;[.$E34]=&quot;&quot;);&quot;&quot;;[.E34])">
            <text:p/>
          </table:table-cell>
          <table:table-cell table:style-name="ce185" table:number-columns-repeated="22"/>
          <table:table-cell table:style-name="ce185" table:formula="of:=IF(OR([.AC$14]=&quot;&quot;;[.$E34]=&quot;&quot;);&quot;&quot;;[.AB34])">
            <text:p/>
          </table:table-cell>
          <table:table-cell table:style-name="ce18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5]&lt;&gt;&quot;&quot;;&quot;Planned&quot;;&quot;&quot;)">
            <text:p/>
          </table:table-cell>
          <table:table-cell table:style-name="ce185"/>
          <table:table-cell table:style-name="ce185" table:formula="of:=IF(OR([.F$14]=&quot;&quot;;[.$E35]=&quot;&quot;);&quot;&quot;;[.E35])">
            <text:p/>
          </table:table-cell>
          <table:table-cell table:style-name="ce185" table:number-columns-repeated="22"/>
          <table:table-cell table:style-name="ce185" table:formula="of:=IF(OR([.AC$14]=&quot;&quot;;[.$E35]=&quot;&quot;);&quot;&quot;;[.AB35])">
            <text:p/>
          </table:table-cell>
          <table:table-cell table:style-name="ce18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6]&lt;&gt;&quot;&quot;;&quot;Planned&quot;;&quot;&quot;)">
            <text:p/>
          </table:table-cell>
          <table:table-cell table:style-name="ce185"/>
          <table:table-cell table:style-name="ce185" table:formula="of:=IF(OR([.F$14]=&quot;&quot;;[.$E36]=&quot;&quot;);&quot;&quot;;[.E36])">
            <text:p/>
          </table:table-cell>
          <table:table-cell table:style-name="ce185" table:number-columns-repeated="22"/>
          <table:table-cell table:style-name="ce185" table:formula="of:=IF(OR([.AC$14]=&quot;&quot;;[.$E36]=&quot;&quot;);&quot;&quot;;[.AB36])">
            <text:p/>
          </table:table-cell>
          <table:table-cell table:style-name="ce18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7]&lt;&gt;&quot;&quot;;&quot;Planned&quot;;&quot;&quot;)">
            <text:p/>
          </table:table-cell>
          <table:table-cell table:style-name="ce185"/>
          <table:table-cell table:style-name="ce185" table:formula="of:=IF(OR([.F$14]=&quot;&quot;;[.$E37]=&quot;&quot;);&quot;&quot;;[.E37])">
            <text:p/>
          </table:table-cell>
          <table:table-cell table:style-name="ce185" table:number-columns-repeated="22"/>
          <table:table-cell table:style-name="ce185" table:formula="of:=IF(OR([.AC$14]=&quot;&quot;;[.$E37]=&quot;&quot;);&quot;&quot;;[.AB37])">
            <text:p/>
          </table:table-cell>
          <table:table-cell table:style-name="ce18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8]&lt;&gt;&quot;&quot;;&quot;Planned&quot;;&quot;&quot;)">
            <text:p/>
          </table:table-cell>
          <table:table-cell table:style-name="ce185"/>
          <table:table-cell table:style-name="ce185" table:formula="of:=IF(OR([.F$14]=&quot;&quot;;[.$E38]=&quot;&quot;);&quot;&quot;;[.E38])">
            <text:p/>
          </table:table-cell>
          <table:table-cell table:style-name="ce185" table:number-columns-repeated="22"/>
          <table:table-cell table:style-name="ce185" table:formula="of:=IF(OR([.AC$14]=&quot;&quot;;[.$E38]=&quot;&quot;);&quot;&quot;;[.AB38])">
            <text:p/>
          </table:table-cell>
          <table:table-cell table:style-name="ce18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39]&lt;&gt;&quot;&quot;;&quot;Planned&quot;;&quot;&quot;)">
            <text:p/>
          </table:table-cell>
          <table:table-cell table:style-name="ce185"/>
          <table:table-cell table:style-name="ce185" table:formula="of:=IF(OR([.F$14]=&quot;&quot;;[.$E39]=&quot;&quot;);&quot;&quot;;[.E39])">
            <text:p/>
          </table:table-cell>
          <table:table-cell table:style-name="ce185" table:number-columns-repeated="22"/>
          <table:table-cell table:style-name="ce185" table:formula="of:=IF(OR([.AC$14]=&quot;&quot;;[.$E39]=&quot;&quot;);&quot;&quot;;[.AB39])">
            <text:p/>
          </table:table-cell>
          <table:table-cell table:style-name="ce18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0]&lt;&gt;&quot;&quot;;&quot;Planned&quot;;&quot;&quot;)">
            <text:p/>
          </table:table-cell>
          <table:table-cell table:style-name="ce185"/>
          <table:table-cell table:style-name="ce185" table:formula="of:=IF(OR([.F$14]=&quot;&quot;;[.$E40]=&quot;&quot;);&quot;&quot;;[.E40])">
            <text:p/>
          </table:table-cell>
          <table:table-cell table:style-name="ce185" table:number-columns-repeated="22"/>
          <table:table-cell table:style-name="ce185" table:formula="of:=IF(OR([.AC$14]=&quot;&quot;;[.$E40]=&quot;&quot;);&quot;&quot;;[.AB40])">
            <text:p/>
          </table:table-cell>
          <table:table-cell table:style-name="ce18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1]&lt;&gt;&quot;&quot;;&quot;Planned&quot;;&quot;&quot;)">
            <text:p/>
          </table:table-cell>
          <table:table-cell table:style-name="ce185"/>
          <table:table-cell table:style-name="ce185" table:formula="of:=IF(OR([.F$14]=&quot;&quot;;[.$E41]=&quot;&quot;);&quot;&quot;;[.E41])">
            <text:p/>
          </table:table-cell>
          <table:table-cell table:style-name="ce185" table:number-columns-repeated="22"/>
          <table:table-cell table:style-name="ce185" table:formula="of:=IF(OR([.AC$14]=&quot;&quot;;[.$E41]=&quot;&quot;);&quot;&quot;;[.AB41])">
            <text:p/>
          </table:table-cell>
          <table:table-cell table:style-name="ce18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2]&lt;&gt;&quot;&quot;;&quot;Planned&quot;;&quot;&quot;)">
            <text:p/>
          </table:table-cell>
          <table:table-cell table:style-name="ce185"/>
          <table:table-cell table:style-name="ce185" table:formula="of:=IF(OR([.F$14]=&quot;&quot;;[.$E42]=&quot;&quot;);&quot;&quot;;[.E42])">
            <text:p/>
          </table:table-cell>
          <table:table-cell table:style-name="ce185" table:number-columns-repeated="22"/>
          <table:table-cell table:style-name="ce185" table:formula="of:=IF(OR([.AC$14]=&quot;&quot;;[.$E42]=&quot;&quot;);&quot;&quot;;[.AB42])">
            <text:p/>
          </table:table-cell>
          <table:table-cell table:style-name="ce18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3]&lt;&gt;&quot;&quot;;&quot;Planned&quot;;&quot;&quot;)">
            <text:p/>
          </table:table-cell>
          <table:table-cell table:style-name="ce185"/>
          <table:table-cell table:style-name="ce185" table:formula="of:=IF(OR([.F$14]=&quot;&quot;;[.$E43]=&quot;&quot;);&quot;&quot;;[.E43])">
            <text:p/>
          </table:table-cell>
          <table:table-cell table:style-name="ce185" table:number-columns-repeated="22"/>
          <table:table-cell table:style-name="ce185" table:formula="of:=IF(OR([.AC$14]=&quot;&quot;;[.$E43]=&quot;&quot;);&quot;&quot;;[.AB43])">
            <text:p/>
          </table:table-cell>
          <table:table-cell table:style-name="ce18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4]&lt;&gt;&quot;&quot;;&quot;Planned&quot;;&quot;&quot;)">
            <text:p/>
          </table:table-cell>
          <table:table-cell table:style-name="ce185"/>
          <table:table-cell table:style-name="ce185" table:formula="of:=IF(OR([.F$14]=&quot;&quot;;[.$E44]=&quot;&quot;);&quot;&quot;;[.E44])">
            <text:p/>
          </table:table-cell>
          <table:table-cell table:style-name="ce185" table:number-columns-repeated="22"/>
          <table:table-cell table:style-name="ce185" table:formula="of:=IF(OR([.AC$14]=&quot;&quot;;[.$E44]=&quot;&quot;);&quot;&quot;;[.AB44])">
            <text:p/>
          </table:table-cell>
          <table:table-cell table:style-name="ce18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5]&lt;&gt;&quot;&quot;;&quot;Planned&quot;;&quot;&quot;)">
            <text:p/>
          </table:table-cell>
          <table:table-cell table:style-name="ce185"/>
          <table:table-cell table:style-name="ce185" table:formula="of:=IF(OR([.F$14]=&quot;&quot;;[.$E45]=&quot;&quot;);&quot;&quot;;[.E45])">
            <text:p/>
          </table:table-cell>
          <table:table-cell table:style-name="ce185" table:number-columns-repeated="22"/>
          <table:table-cell table:style-name="ce185" table:formula="of:=IF(OR([.AC$14]=&quot;&quot;;[.$E45]=&quot;&quot;);&quot;&quot;;[.AB45])">
            <text:p/>
          </table:table-cell>
          <table:table-cell table:style-name="ce18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6]&lt;&gt;&quot;&quot;;&quot;Planned&quot;;&quot;&quot;)">
            <text:p/>
          </table:table-cell>
          <table:table-cell table:style-name="ce185"/>
          <table:table-cell table:style-name="ce185" table:formula="of:=IF(OR([.F$14]=&quot;&quot;;[.$E46]=&quot;&quot;);&quot;&quot;;[.E46])">
            <text:p/>
          </table:table-cell>
          <table:table-cell table:style-name="ce185" table:number-columns-repeated="22"/>
          <table:table-cell table:style-name="ce185" table:formula="of:=IF(OR([.AC$14]=&quot;&quot;;[.$E46]=&quot;&quot;);&quot;&quot;;[.AB46])">
            <text:p/>
          </table:table-cell>
          <table:table-cell table:style-name="ce18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7]&lt;&gt;&quot;&quot;;&quot;Planned&quot;;&quot;&quot;)">
            <text:p/>
          </table:table-cell>
          <table:table-cell table:style-name="ce185"/>
          <table:table-cell table:style-name="ce185" table:formula="of:=IF(OR([.F$14]=&quot;&quot;;[.$E47]=&quot;&quot;);&quot;&quot;;[.E47])">
            <text:p/>
          </table:table-cell>
          <table:table-cell table:style-name="ce185" table:number-columns-repeated="22"/>
          <table:table-cell table:style-name="ce185" table:formula="of:=IF(OR([.AC$14]=&quot;&quot;;[.$E47]=&quot;&quot;);&quot;&quot;;[.AB47])">
            <text:p/>
          </table:table-cell>
          <table:table-cell table:style-name="ce18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8]&lt;&gt;&quot;&quot;;&quot;Planned&quot;;&quot;&quot;)">
            <text:p/>
          </table:table-cell>
          <table:table-cell table:style-name="ce185"/>
          <table:table-cell table:style-name="ce185" table:formula="of:=IF(OR([.F$14]=&quot;&quot;;[.$E48]=&quot;&quot;);&quot;&quot;;[.E48])">
            <text:p/>
          </table:table-cell>
          <table:table-cell table:style-name="ce185" table:number-columns-repeated="22"/>
          <table:table-cell table:style-name="ce185" table:formula="of:=IF(OR([.AC$14]=&quot;&quot;;[.$E48]=&quot;&quot;);&quot;&quot;;[.AB48])">
            <text:p/>
          </table:table-cell>
          <table:table-cell table:style-name="ce18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49]&lt;&gt;&quot;&quot;;&quot;Planned&quot;;&quot;&quot;)">
            <text:p/>
          </table:table-cell>
          <table:table-cell table:style-name="ce185"/>
          <table:table-cell table:style-name="ce185" table:formula="of:=IF(OR([.F$14]=&quot;&quot;;[.$E49]=&quot;&quot;);&quot;&quot;;[.E49])">
            <text:p/>
          </table:table-cell>
          <table:table-cell table:style-name="ce185" table:number-columns-repeated="22"/>
          <table:table-cell table:style-name="ce185" table:formula="of:=IF(OR([.AC$14]=&quot;&quot;;[.$E49]=&quot;&quot;);&quot;&quot;;[.AB49])">
            <text:p/>
          </table:table-cell>
          <table:table-cell table:style-name="ce18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0]&lt;&gt;&quot;&quot;;&quot;Planned&quot;;&quot;&quot;)">
            <text:p/>
          </table:table-cell>
          <table:table-cell table:style-name="ce185"/>
          <table:table-cell table:style-name="ce185" table:formula="of:=IF(OR([.F$14]=&quot;&quot;;[.$E50]=&quot;&quot;);&quot;&quot;;[.E50])">
            <text:p/>
          </table:table-cell>
          <table:table-cell table:style-name="ce185" table:number-columns-repeated="22"/>
          <table:table-cell table:style-name="ce185" table:formula="of:=IF(OR([.AC$14]=&quot;&quot;;[.$E50]=&quot;&quot;);&quot;&quot;;[.AB50])">
            <text:p/>
          </table:table-cell>
          <table:table-cell table:style-name="ce18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1]&lt;&gt;&quot;&quot;;&quot;Planned&quot;;&quot;&quot;)">
            <text:p/>
          </table:table-cell>
          <table:table-cell table:style-name="ce185"/>
          <table:table-cell table:style-name="ce185" table:formula="of:=IF(OR([.F$14]=&quot;&quot;;[.$E51]=&quot;&quot;);&quot;&quot;;[.E51])">
            <text:p/>
          </table:table-cell>
          <table:table-cell table:style-name="ce185" table:number-columns-repeated="22"/>
          <table:table-cell table:style-name="ce185" table:formula="of:=IF(OR([.AC$14]=&quot;&quot;;[.$E51]=&quot;&quot;);&quot;&quot;;[.AB51])">
            <text:p/>
          </table:table-cell>
          <table:table-cell table:style-name="ce18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2]&lt;&gt;&quot;&quot;;&quot;Planned&quot;;&quot;&quot;)">
            <text:p/>
          </table:table-cell>
          <table:table-cell table:style-name="ce185"/>
          <table:table-cell table:style-name="ce185" table:formula="of:=IF(OR([.F$14]=&quot;&quot;;[.$E52]=&quot;&quot;);&quot;&quot;;[.E52])">
            <text:p/>
          </table:table-cell>
          <table:table-cell table:style-name="ce185" table:number-columns-repeated="22"/>
          <table:table-cell table:style-name="ce185" table:formula="of:=IF(OR([.AC$14]=&quot;&quot;;[.$E52]=&quot;&quot;);&quot;&quot;;[.AB52])">
            <text:p/>
          </table:table-cell>
          <table:table-cell table:style-name="ce18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3]&lt;&gt;&quot;&quot;;&quot;Planned&quot;;&quot;&quot;)">
            <text:p/>
          </table:table-cell>
          <table:table-cell table:style-name="ce185"/>
          <table:table-cell table:style-name="ce185" table:formula="of:=IF(OR([.F$14]=&quot;&quot;;[.$E53]=&quot;&quot;);&quot;&quot;;[.E53])">
            <text:p/>
          </table:table-cell>
          <table:table-cell table:style-name="ce185" table:number-columns-repeated="22"/>
          <table:table-cell table:style-name="ce185" table:formula="of:=IF(OR([.AC$14]=&quot;&quot;;[.$E53]=&quot;&quot;);&quot;&quot;;[.AB53])">
            <text:p/>
          </table:table-cell>
          <table:table-cell table:style-name="ce18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4]&lt;&gt;&quot;&quot;;&quot;Planned&quot;;&quot;&quot;)">
            <text:p/>
          </table:table-cell>
          <table:table-cell table:style-name="ce185"/>
          <table:table-cell table:style-name="ce185" table:formula="of:=IF(OR([.F$14]=&quot;&quot;;[.$E54]=&quot;&quot;);&quot;&quot;;[.E54])">
            <text:p/>
          </table:table-cell>
          <table:table-cell table:style-name="ce185" table:number-columns-repeated="22"/>
          <table:table-cell table:style-name="ce185" table:formula="of:=IF(OR([.AC$14]=&quot;&quot;;[.$E54]=&quot;&quot;);&quot;&quot;;[.AB54])">
            <text:p/>
          </table:table-cell>
          <table:table-cell table:style-name="ce18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181"/>
          <table:table-cell table:style-name="ce185"/>
          <table:table-cell table:style-name="ce187"/>
          <table:table-cell table:style-name="ce188" table:content-validation-name="val3" table:formula="of:=IF([.A55]&lt;&gt;&quot;&quot;;&quot;Planned&quot;;&quot;&quot;)">
            <text:p/>
          </table:table-cell>
          <table:table-cell table:style-name="ce185"/>
          <table:table-cell table:style-name="ce185" table:formula="of:=IF(OR([.F$14]=&quot;&quot;;[.$E55]=&quot;&quot;);&quot;&quot;;[.E55])">
            <text:p/>
          </table:table-cell>
          <table:table-cell table:style-name="ce185" table:formula="of:=IF(OR([.G$14]=&quot;&quot;;[.$E55]=&quot;&quot;);&quot;&quot;;[.F55])">
            <text:p/>
          </table:table-cell>
          <table:table-cell table:style-name="ce185" table:formula="of:=IF(OR([.H$14]=&quot;&quot;;[.$E55]=&quot;&quot;);&quot;&quot;;[.G55])">
            <text:p/>
          </table:table-cell>
          <table:table-cell table:style-name="ce185" table:formula="of:=IF(OR([.I$14]=&quot;&quot;;[.$E55]=&quot;&quot;);&quot;&quot;;[.H55])">
            <text:p/>
          </table:table-cell>
          <table:table-cell table:style-name="ce185" table:formula="of:=IF(OR([.J$14]=&quot;&quot;;[.$E55]=&quot;&quot;);&quot;&quot;;[.I55])">
            <text:p/>
          </table:table-cell>
          <table:table-cell table:style-name="ce185" table:formula="of:=IF(OR([.K$14]=&quot;&quot;;[.$E55]=&quot;&quot;);&quot;&quot;;[.J55])">
            <text:p/>
          </table:table-cell>
          <table:table-cell table:style-name="ce185" table:formula="of:=IF(OR([.L$14]=&quot;&quot;;[.$E55]=&quot;&quot;);&quot;&quot;;[.K55])">
            <text:p/>
          </table:table-cell>
          <table:table-cell table:style-name="ce185" table:formula="of:=IF(OR([.M$14]=&quot;&quot;;[.$E55]=&quot;&quot;);&quot;&quot;;[.L55])">
            <text:p/>
          </table:table-cell>
          <table:table-cell table:style-name="ce185" table:formula="of:=IF(OR([.N$14]=&quot;&quot;;[.$E55]=&quot;&quot;);&quot;&quot;;[.M55])">
            <text:p/>
          </table:table-cell>
          <table:table-cell table:style-name="ce185" table:formula="of:=IF(OR([.O$14]=&quot;&quot;;[.$E55]=&quot;&quot;);&quot;&quot;;[.N55])">
            <text:p/>
          </table:table-cell>
          <table:table-cell table:style-name="ce185" table:formula="of:=IF(OR([.P$14]=&quot;&quot;;[.$E55]=&quot;&quot;);&quot;&quot;;[.O55])">
            <text:p/>
          </table:table-cell>
          <table:table-cell table:style-name="ce185" table:formula="of:=IF(OR([.Q$14]=&quot;&quot;;[.$E55]=&quot;&quot;);&quot;&quot;;[.P55])">
            <text:p/>
          </table:table-cell>
          <table:table-cell table:style-name="ce185" table:formula="of:=IF(OR([.R$14]=&quot;&quot;;[.$E55]=&quot;&quot;);&quot;&quot;;[.Q55])">
            <text:p/>
          </table:table-cell>
          <table:table-cell table:style-name="ce185" table:formula="of:=IF(OR([.S$14]=&quot;&quot;;[.$E55]=&quot;&quot;);&quot;&quot;;[.R55])">
            <text:p/>
          </table:table-cell>
          <table:table-cell table:style-name="ce185" table:formula="of:=IF(OR([.T$14]=&quot;&quot;;[.$E55]=&quot;&quot;);&quot;&quot;;[.S55])">
            <text:p/>
          </table:table-cell>
          <table:table-cell table:style-name="ce185" table:formula="of:=IF(OR([.U$14]=&quot;&quot;;[.$E55]=&quot;&quot;);&quot;&quot;;[.T55])">
            <text:p/>
          </table:table-cell>
          <table:table-cell table:style-name="ce185" table:formula="of:=IF(OR([.V$14]=&quot;&quot;;[.$E55]=&quot;&quot;);&quot;&quot;;[.U55])">
            <text:p/>
          </table:table-cell>
          <table:table-cell table:style-name="ce185" table:formula="of:=IF(OR([.W$14]=&quot;&quot;;[.$E55]=&quot;&quot;);&quot;&quot;;[.V55])">
            <text:p/>
          </table:table-cell>
          <table:table-cell table:style-name="ce185" table:formula="of:=IF(OR([.X$14]=&quot;&quot;;[.$E55]=&quot;&quot;);&quot;&quot;;[.W55])">
            <text:p/>
          </table:table-cell>
          <table:table-cell table:style-name="ce185" table:formula="of:=IF(OR([.Y$14]=&quot;&quot;;[.$E55]=&quot;&quot;);&quot;&quot;;[.X55])">
            <text:p/>
          </table:table-cell>
          <table:table-cell table:style-name="ce185" table:formula="of:=IF(OR([.Z$14]=&quot;&quot;;[.$E55]=&quot;&quot;);&quot;&quot;;[.Y55])">
            <text:p/>
          </table:table-cell>
          <table:table-cell table:style-name="ce185" table:formula="of:=IF(OR([.AA$14]=&quot;&quot;;[.$E55]=&quot;&quot;);&quot;&quot;;[.Z55])">
            <text:p/>
          </table:table-cell>
          <table:table-cell table:style-name="ce185" table:formula="of:=IF(OR([.AB$14]=&quot;&quot;;[.$E55]=&quot;&quot;);&quot;&quot;;[.AA55])">
            <text:p/>
          </table:table-cell>
          <table:table-cell table:style-name="ce185" table:formula="of:=IF(OR([.AC$14]=&quot;&quot;;[.$E55]=&quot;&quot;);&quot;&quot;;[.AB55])">
            <text:p/>
          </table:table-cell>
          <table:table-cell table:style-name="ce18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2'.A24:'Sprint 2'.C55 'Sprint 2'.C15:'Sprint 2'.AD55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A15:'Sprint 2'.A22 'Sprint 2'.B18:'Sprint 2'.B22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15:'Sprint 2'.B17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23:'Sprint 2'.B23">
            <calcext:condition calcext:apply-style-name="Excel_CondFormat_5_4_1" calcext:value="formula-is($#REF!.$C20=&quot;Done&quot;)" calcext:base-cell-address="'Sprint 2'.B23"/>
            <calcext:condition calcext:apply-style-name="Excel_CondFormat_5_4_2" calcext:value="formula-is($#REF!.$C20=&quot;Ongoing&quot;)" calcext:base-cell-address="'Sprint 2'.B23"/>
            <calcext:condition calcext:apply-style-name="Excel_CondFormat_5_4_3" calcext:value="formula-is($#REF!.$C20=&quot;Removed&quot;)" calcext:base-cell-address="'Sprint 2'.B23"/>
          </calcext:conditional-format>
          <calcext:conditional-format calcext:target-range-address="'Sprint 2'.A23:'Sprint 2'.A23">
            <calcext:condition calcext:apply-style-name="Excel_CondFormat_5_5_1" calcext:value="formula-is($#REF!.$C20=&quot;Done&quot;)" calcext:base-cell-address="'Sprint 2'.A23"/>
            <calcext:condition calcext:apply-style-name="Excel_CondFormat_5_5_2" calcext:value="formula-is($#REF!.$C20=&quot;Ongoing&quot;)" calcext:base-cell-address="'Sprint 2'.A23"/>
            <calcext:condition calcext:apply-style-name="Excel_CondFormat_5_5_3" calcext:value="formula-is($#REF!.$C20=&quot;Removed&quot;)" calcext:base-cell-address="'Sprint 2'.A23"/>
          </calcext:conditional-format>
        </calcext:conditional-formats>
      </table:table>
      <table:table table:name="Sprint 3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11" table:number-columns-repeated="994" table:default-cell-style-name="Default"/>
        <table:table-row table:style-name="ro4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3'.AE8" table:end-x="4.14pt" table:end-y="10.52pt" draw:z-index="0" draw:name="Chart 2" draw:style-name="gr6" draw:text-style-name="P4" svg:width="748.49pt" svg:height="102.02pt" svg:x="40.96pt" svg:y="3.03pt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3'.A8" table:end-x="144.28pt" table:end-y="2.27pt" draw:z-index="1" draw:name="Button 1" draw:style-name="gr1" draw:text-style-name="P1" svg:width="124.5pt" svg:height="21.03pt" svg:x="19.79pt" svg:y="6.77pt" draw:control="control8">
              <svg:desc>Sort Sprint Tasks</svg:desc>
            </draw:control>
            <draw:control table:end-cell-address="'Sprint 3'.C8" table:end-x="18.6pt" table:end-y="2.27pt" draw:z-index="2" draw:name="Button 2" draw:style-name="gr1" draw:text-style-name="P1" svg:width="113.02pt" svg:height="21.03pt" svg:x="166.37pt" svg:y="6.77pt" draw:control="control9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20" calcext:value-type="float">
            <text:p>20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8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5" table:formula="of:=SUM(OFFSET([.E14];1;0;#NAME?;1))" office:value-type="string" office:string-value="" calcext:value-type="error">
            <text:p>#NAME?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 office:value-type="float" office:value="6" calcext:value-type="float">
            <text:p>6</text:p>
          </table:table-cell>
          <table:table-cell table:style-name="ce165" table:formula="of:=IF([.$B$9]&gt;[.K14];[.K14]+1;&quot;&quot;)" office:value-type="float" office:value="7" calcext:value-type="float">
            <text:p>7</text:p>
          </table:table-cell>
          <table:table-cell table:style-name="ce165" table:formula="of:=IF([.$B$9]&gt;[.L14];[.L14]+1;&quot;&quot;)" office:value-type="float" office:value="8" calcext:value-type="float">
            <text:p>8</text:p>
          </table:table-cell>
          <table:table-cell table:style-name="ce165" table:formula="of:=IF([.$B$9]&gt;[.M14];[.M14]+1;&quot;&quot;)" office:value-type="float" office:value="9" calcext:value-type="float">
            <text:p>9</text:p>
          </table:table-cell>
          <table:table-cell table:style-name="ce165" table:formula="of:=IF([.$B$9]&gt;[.N14];[.N14]+1;&quot;&quot;)" office:value-type="float" office:value="10" calcext:value-type="float">
            <text:p>10</text:p>
          </table:table-cell>
          <table:table-cell table:style-name="ce165" table:formula="of:=IF([.$B$9]&gt;[.O14];[.O14]+1;&quot;&quot;)" office:value-type="float" office:value="11" calcext:value-type="float">
            <text:p>11</text:p>
          </table:table-cell>
          <table:table-cell table:style-name="ce165" table:formula="of:=IF([.$B$9]&gt;[.P14];[.P14]+1;&quot;&quot;)" office:value-type="float" office:value="12" calcext:value-type="float">
            <text:p>12</text:p>
          </table:table-cell>
          <table:table-cell table:style-name="ce165" table:formula="of:=IF([.$B$9]&gt;[.Q14];[.Q14]+1;&quot;&quot;)" office:value-type="float" office:value="13" calcext:value-type="float">
            <text:p>13</text:p>
          </table:table-cell>
          <table:table-cell table:style-name="ce165" table:formula="of:=IF([.$B$9]&gt;[.R14];[.R14]+1;&quot;&quot;)" office:value-type="float" office:value="14" calcext:value-type="float">
            <text:p>14</text:p>
          </table:table-cell>
          <table:table-cell table:style-name="ce165" table:formula="of:=IF([.$B$9]&gt;[.S14];[.S14]+1;&quot;&quot;)" office:value-type="float" office:value="15" calcext:value-type="float">
            <text:p>15</text:p>
          </table:table-cell>
          <table:table-cell table:style-name="ce165" table:formula="of:=IF([.$B$9]&gt;[.T14];[.T14]+1;&quot;&quot;)" office:value-type="float" office:value="16" calcext:value-type="float">
            <text:p>16</text:p>
          </table:table-cell>
          <table:table-cell table:style-name="ce165" table:formula="of:=IF([.$B$9]&gt;[.U14];[.U14]+1;&quot;&quot;)" office:value-type="float" office:value="17" calcext:value-type="float">
            <text:p>17</text:p>
          </table:table-cell>
          <table:table-cell table:style-name="ce165" table:formula="of:=IF([.$B$9]&gt;[.V14];[.V14]+1;&quot;&quot;)" office:value-type="float" office:value="18" calcext:value-type="float">
            <text:p>18</text:p>
          </table:table-cell>
          <table:table-cell table:style-name="ce165" table:formula="of:=IF([.$B$9]&gt;[.W14];[.W14]+1;&quot;&quot;)" office:value-type="float" office:value="19" calcext:value-type="float">
            <text:p>19</text:p>
          </table:table-cell>
          <table:table-cell table:style-name="ce165" table:formula="of:=IF([.$B$9]&gt;[.X14];[.X14]+1;&quot;&quot;)" office:value-type="float" office:value="20" calcext:value-type="float">
            <text:p>20</text:p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2"/>
          <table:table-cell table:style-name="ce196"/>
          <table:table-cell table:style-name="ce198" table:content-validation-name="val3"/>
          <table:table-cell table:style-name="ce195" table:number-columns-repeated="26"/>
          <table:table-cell table:number-columns-repeated="994"/>
        </table:table-row>
        <table:table-row table:style-name="ro13">
          <table:table-cell table:style-name="ce189"/>
          <table:table-cell table:style-name="ce192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6]=&quot;&quot;);&quot;&quot;;[.AB16])">
            <text:p/>
          </table:table-cell>
          <table:table-cell table:style-name="ce19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2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7]=&quot;&quot;);&quot;&quot;;[.AB17])">
            <text:p/>
          </table:table-cell>
          <table:table-cell table:style-name="ce19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8]=&quot;&quot;);&quot;&quot;;[.AB18])">
            <text:p/>
          </table:table-cell>
          <table:table-cell table:style-name="ce19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19]=&quot;&quot;);&quot;&quot;;[.AB19])">
            <text:p/>
          </table:table-cell>
          <table:table-cell table:style-name="ce19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0]=&quot;&quot;);&quot;&quot;;[.AB20])">
            <text:p/>
          </table:table-cell>
          <table:table-cell table:style-name="ce19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1]=&quot;&quot;);&quot;&quot;;[.AB21])">
            <text:p/>
          </table:table-cell>
          <table:table-cell table:style-name="ce19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189"/>
          <table:table-cell table:style-name="ce193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2]=&quot;&quot;);&quot;&quot;;[.AB22])">
            <text:p/>
          </table:table-cell>
          <table:table-cell table:style-name="ce19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190"/>
          <table:table-cell table:style-name="ce194"/>
          <table:table-cell table:style-name="ce196"/>
          <table:table-cell table:style-name="ce198" table:content-validation-name="val3"/>
          <table:table-cell table:style-name="ce195" table:number-columns-repeated="24"/>
          <table:table-cell table:style-name="ce195" table:formula="of:=IF(OR([.AC$14]=&quot;&quot;;[.$E23]=&quot;&quot;);&quot;&quot;;[.AB23])">
            <text:p/>
          </table:table-cell>
          <table:table-cell table:style-name="ce19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4]&lt;&gt;&quot;&quot;;&quot;Planned&quot;;&quot;&quot;)">
            <text:p/>
          </table:table-cell>
          <table:table-cell table:style-name="ce195"/>
          <table:table-cell table:style-name="ce195" table:formula="of:=IF(OR([.F$14]=&quot;&quot;;[.$E24]=&quot;&quot;);&quot;&quot;;[.E24])">
            <text:p/>
          </table:table-cell>
          <table:table-cell table:style-name="ce195" table:number-columns-repeated="22"/>
          <table:table-cell table:style-name="ce195" table:formula="of:=IF(OR([.AC$14]=&quot;&quot;;[.$E24]=&quot;&quot;);&quot;&quot;;[.AB24])">
            <text:p/>
          </table:table-cell>
          <table:table-cell table:style-name="ce19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5]&lt;&gt;&quot;&quot;;&quot;Planned&quot;;&quot;&quot;)">
            <text:p/>
          </table:table-cell>
          <table:table-cell table:style-name="ce195"/>
          <table:table-cell table:style-name="ce195" table:formula="of:=IF(OR([.F$14]=&quot;&quot;;[.$E25]=&quot;&quot;);&quot;&quot;;[.E25])">
            <text:p/>
          </table:table-cell>
          <table:table-cell table:style-name="ce195" table:number-columns-repeated="22"/>
          <table:table-cell table:style-name="ce195" table:formula="of:=IF(OR([.AC$14]=&quot;&quot;;[.$E25]=&quot;&quot;);&quot;&quot;;[.AB25])">
            <text:p/>
          </table:table-cell>
          <table:table-cell table:style-name="ce19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6]&lt;&gt;&quot;&quot;;&quot;Planned&quot;;&quot;&quot;)">
            <text:p/>
          </table:table-cell>
          <table:table-cell table:style-name="ce195"/>
          <table:table-cell table:style-name="ce195" table:formula="of:=IF(OR([.F$14]=&quot;&quot;;[.$E26]=&quot;&quot;);&quot;&quot;;[.E26])">
            <text:p/>
          </table:table-cell>
          <table:table-cell table:style-name="ce195" table:number-columns-repeated="22"/>
          <table:table-cell table:style-name="ce195" table:formula="of:=IF(OR([.AC$14]=&quot;&quot;;[.$E26]=&quot;&quot;);&quot;&quot;;[.AB26])">
            <text:p/>
          </table:table-cell>
          <table:table-cell table:style-name="ce19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7]&lt;&gt;&quot;&quot;;&quot;Planned&quot;;&quot;&quot;)">
            <text:p/>
          </table:table-cell>
          <table:table-cell table:style-name="ce195"/>
          <table:table-cell table:style-name="ce195" table:formula="of:=IF(OR([.F$14]=&quot;&quot;;[.$E27]=&quot;&quot;);&quot;&quot;;[.E27])">
            <text:p/>
          </table:table-cell>
          <table:table-cell table:style-name="ce195" table:number-columns-repeated="22"/>
          <table:table-cell table:style-name="ce195" table:formula="of:=IF(OR([.AC$14]=&quot;&quot;;[.$E27]=&quot;&quot;);&quot;&quot;;[.AB27])">
            <text:p/>
          </table:table-cell>
          <table:table-cell table:style-name="ce19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8]&lt;&gt;&quot;&quot;;&quot;Planned&quot;;&quot;&quot;)">
            <text:p/>
          </table:table-cell>
          <table:table-cell table:style-name="ce195"/>
          <table:table-cell table:style-name="ce195" table:formula="of:=IF(OR([.F$14]=&quot;&quot;;[.$E28]=&quot;&quot;);&quot;&quot;;[.E28])">
            <text:p/>
          </table:table-cell>
          <table:table-cell table:style-name="ce195" table:number-columns-repeated="22"/>
          <table:table-cell table:style-name="ce195" table:formula="of:=IF(OR([.AC$14]=&quot;&quot;;[.$E28]=&quot;&quot;);&quot;&quot;;[.AB28])">
            <text:p/>
          </table:table-cell>
          <table:table-cell table:style-name="ce19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29]&lt;&gt;&quot;&quot;;&quot;Planned&quot;;&quot;&quot;)">
            <text:p/>
          </table:table-cell>
          <table:table-cell table:style-name="ce195"/>
          <table:table-cell table:style-name="ce195" table:formula="of:=IF(OR([.F$14]=&quot;&quot;;[.$E29]=&quot;&quot;);&quot;&quot;;[.E29])">
            <text:p/>
          </table:table-cell>
          <table:table-cell table:style-name="ce195" table:number-columns-repeated="22"/>
          <table:table-cell table:style-name="ce195" table:formula="of:=IF(OR([.AC$14]=&quot;&quot;;[.$E29]=&quot;&quot;);&quot;&quot;;[.AB29])">
            <text:p/>
          </table:table-cell>
          <table:table-cell table:style-name="ce19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0]&lt;&gt;&quot;&quot;;&quot;Planned&quot;;&quot;&quot;)">
            <text:p/>
          </table:table-cell>
          <table:table-cell table:style-name="ce195"/>
          <table:table-cell table:style-name="ce195" table:formula="of:=IF(OR([.F$14]=&quot;&quot;;[.$E30]=&quot;&quot;);&quot;&quot;;[.E30])">
            <text:p/>
          </table:table-cell>
          <table:table-cell table:style-name="ce195" table:number-columns-repeated="22"/>
          <table:table-cell table:style-name="ce195" table:formula="of:=IF(OR([.AC$14]=&quot;&quot;;[.$E30]=&quot;&quot;);&quot;&quot;;[.AB30])">
            <text:p/>
          </table:table-cell>
          <table:table-cell table:style-name="ce19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1]&lt;&gt;&quot;&quot;;&quot;Planned&quot;;&quot;&quot;)">
            <text:p/>
          </table:table-cell>
          <table:table-cell table:style-name="ce195"/>
          <table:table-cell table:style-name="ce195" table:formula="of:=IF(OR([.F$14]=&quot;&quot;;[.$E31]=&quot;&quot;);&quot;&quot;;[.E31])">
            <text:p/>
          </table:table-cell>
          <table:table-cell table:style-name="ce195" table:number-columns-repeated="22"/>
          <table:table-cell table:style-name="ce195" table:formula="of:=IF(OR([.AC$14]=&quot;&quot;;[.$E31]=&quot;&quot;);&quot;&quot;;[.AB31])">
            <text:p/>
          </table:table-cell>
          <table:table-cell table:style-name="ce19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2]&lt;&gt;&quot;&quot;;&quot;Planned&quot;;&quot;&quot;)">
            <text:p/>
          </table:table-cell>
          <table:table-cell table:style-name="ce195"/>
          <table:table-cell table:style-name="ce195" table:formula="of:=IF(OR([.F$14]=&quot;&quot;;[.$E32]=&quot;&quot;);&quot;&quot;;[.E32])">
            <text:p/>
          </table:table-cell>
          <table:table-cell table:style-name="ce195" table:number-columns-repeated="22"/>
          <table:table-cell table:style-name="ce195" table:formula="of:=IF(OR([.AC$14]=&quot;&quot;;[.$E32]=&quot;&quot;);&quot;&quot;;[.AB32])">
            <text:p/>
          </table:table-cell>
          <table:table-cell table:style-name="ce19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3]&lt;&gt;&quot;&quot;;&quot;Planned&quot;;&quot;&quot;)">
            <text:p/>
          </table:table-cell>
          <table:table-cell table:style-name="ce195"/>
          <table:table-cell table:style-name="ce195" table:formula="of:=IF(OR([.F$14]=&quot;&quot;;[.$E33]=&quot;&quot;);&quot;&quot;;[.E33])">
            <text:p/>
          </table:table-cell>
          <table:table-cell table:style-name="ce195" table:number-columns-repeated="22"/>
          <table:table-cell table:style-name="ce195" table:formula="of:=IF(OR([.AC$14]=&quot;&quot;;[.$E33]=&quot;&quot;);&quot;&quot;;[.AB33])">
            <text:p/>
          </table:table-cell>
          <table:table-cell table:style-name="ce19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4]&lt;&gt;&quot;&quot;;&quot;Planned&quot;;&quot;&quot;)">
            <text:p/>
          </table:table-cell>
          <table:table-cell table:style-name="ce195"/>
          <table:table-cell table:style-name="ce195" table:formula="of:=IF(OR([.F$14]=&quot;&quot;;[.$E34]=&quot;&quot;);&quot;&quot;;[.E34])">
            <text:p/>
          </table:table-cell>
          <table:table-cell table:style-name="ce195" table:number-columns-repeated="22"/>
          <table:table-cell table:style-name="ce195" table:formula="of:=IF(OR([.AC$14]=&quot;&quot;;[.$E34]=&quot;&quot;);&quot;&quot;;[.AB34])">
            <text:p/>
          </table:table-cell>
          <table:table-cell table:style-name="ce19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5]&lt;&gt;&quot;&quot;;&quot;Planned&quot;;&quot;&quot;)">
            <text:p/>
          </table:table-cell>
          <table:table-cell table:style-name="ce195"/>
          <table:table-cell table:style-name="ce195" table:formula="of:=IF(OR([.F$14]=&quot;&quot;;[.$E35]=&quot;&quot;);&quot;&quot;;[.E35])">
            <text:p/>
          </table:table-cell>
          <table:table-cell table:style-name="ce195" table:number-columns-repeated="22"/>
          <table:table-cell table:style-name="ce195" table:formula="of:=IF(OR([.AC$14]=&quot;&quot;;[.$E35]=&quot;&quot;);&quot;&quot;;[.AB35])">
            <text:p/>
          </table:table-cell>
          <table:table-cell table:style-name="ce19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6]&lt;&gt;&quot;&quot;;&quot;Planned&quot;;&quot;&quot;)">
            <text:p/>
          </table:table-cell>
          <table:table-cell table:style-name="ce195"/>
          <table:table-cell table:style-name="ce195" table:formula="of:=IF(OR([.F$14]=&quot;&quot;;[.$E36]=&quot;&quot;);&quot;&quot;;[.E36])">
            <text:p/>
          </table:table-cell>
          <table:table-cell table:style-name="ce195" table:number-columns-repeated="22"/>
          <table:table-cell table:style-name="ce195" table:formula="of:=IF(OR([.AC$14]=&quot;&quot;;[.$E36]=&quot;&quot;);&quot;&quot;;[.AB36])">
            <text:p/>
          </table:table-cell>
          <table:table-cell table:style-name="ce19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7]&lt;&gt;&quot;&quot;;&quot;Planned&quot;;&quot;&quot;)">
            <text:p/>
          </table:table-cell>
          <table:table-cell table:style-name="ce195"/>
          <table:table-cell table:style-name="ce195" table:formula="of:=IF(OR([.F$14]=&quot;&quot;;[.$E37]=&quot;&quot;);&quot;&quot;;[.E37])">
            <text:p/>
          </table:table-cell>
          <table:table-cell table:style-name="ce195" table:number-columns-repeated="22"/>
          <table:table-cell table:style-name="ce195" table:formula="of:=IF(OR([.AC$14]=&quot;&quot;;[.$E37]=&quot;&quot;);&quot;&quot;;[.AB37])">
            <text:p/>
          </table:table-cell>
          <table:table-cell table:style-name="ce19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8]&lt;&gt;&quot;&quot;;&quot;Planned&quot;;&quot;&quot;)">
            <text:p/>
          </table:table-cell>
          <table:table-cell table:style-name="ce195"/>
          <table:table-cell table:style-name="ce195" table:formula="of:=IF(OR([.F$14]=&quot;&quot;;[.$E38]=&quot;&quot;);&quot;&quot;;[.E38])">
            <text:p/>
          </table:table-cell>
          <table:table-cell table:style-name="ce195" table:number-columns-repeated="22"/>
          <table:table-cell table:style-name="ce195" table:formula="of:=IF(OR([.AC$14]=&quot;&quot;;[.$E38]=&quot;&quot;);&quot;&quot;;[.AB38])">
            <text:p/>
          </table:table-cell>
          <table:table-cell table:style-name="ce19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39]&lt;&gt;&quot;&quot;;&quot;Planned&quot;;&quot;&quot;)">
            <text:p/>
          </table:table-cell>
          <table:table-cell table:style-name="ce195"/>
          <table:table-cell table:style-name="ce195" table:formula="of:=IF(OR([.F$14]=&quot;&quot;;[.$E39]=&quot;&quot;);&quot;&quot;;[.E39])">
            <text:p/>
          </table:table-cell>
          <table:table-cell table:style-name="ce195" table:number-columns-repeated="22"/>
          <table:table-cell table:style-name="ce195" table:formula="of:=IF(OR([.AC$14]=&quot;&quot;;[.$E39]=&quot;&quot;);&quot;&quot;;[.AB39])">
            <text:p/>
          </table:table-cell>
          <table:table-cell table:style-name="ce19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0]&lt;&gt;&quot;&quot;;&quot;Planned&quot;;&quot;&quot;)">
            <text:p/>
          </table:table-cell>
          <table:table-cell table:style-name="ce195"/>
          <table:table-cell table:style-name="ce195" table:formula="of:=IF(OR([.F$14]=&quot;&quot;;[.$E40]=&quot;&quot;);&quot;&quot;;[.E40])">
            <text:p/>
          </table:table-cell>
          <table:table-cell table:style-name="ce195" table:number-columns-repeated="22"/>
          <table:table-cell table:style-name="ce195" table:formula="of:=IF(OR([.AC$14]=&quot;&quot;;[.$E40]=&quot;&quot;);&quot;&quot;;[.AB40])">
            <text:p/>
          </table:table-cell>
          <table:table-cell table:style-name="ce19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1]&lt;&gt;&quot;&quot;;&quot;Planned&quot;;&quot;&quot;)">
            <text:p/>
          </table:table-cell>
          <table:table-cell table:style-name="ce195"/>
          <table:table-cell table:style-name="ce195" table:formula="of:=IF(OR([.F$14]=&quot;&quot;;[.$E41]=&quot;&quot;);&quot;&quot;;[.E41])">
            <text:p/>
          </table:table-cell>
          <table:table-cell table:style-name="ce195" table:number-columns-repeated="22"/>
          <table:table-cell table:style-name="ce195" table:formula="of:=IF(OR([.AC$14]=&quot;&quot;;[.$E41]=&quot;&quot;);&quot;&quot;;[.AB41])">
            <text:p/>
          </table:table-cell>
          <table:table-cell table:style-name="ce19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2]&lt;&gt;&quot;&quot;;&quot;Planned&quot;;&quot;&quot;)">
            <text:p/>
          </table:table-cell>
          <table:table-cell table:style-name="ce195"/>
          <table:table-cell table:style-name="ce195" table:formula="of:=IF(OR([.F$14]=&quot;&quot;;[.$E42]=&quot;&quot;);&quot;&quot;;[.E42])">
            <text:p/>
          </table:table-cell>
          <table:table-cell table:style-name="ce195" table:number-columns-repeated="22"/>
          <table:table-cell table:style-name="ce195" table:formula="of:=IF(OR([.AC$14]=&quot;&quot;;[.$E42]=&quot;&quot;);&quot;&quot;;[.AB42])">
            <text:p/>
          </table:table-cell>
          <table:table-cell table:style-name="ce19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3]&lt;&gt;&quot;&quot;;&quot;Planned&quot;;&quot;&quot;)">
            <text:p/>
          </table:table-cell>
          <table:table-cell table:style-name="ce195"/>
          <table:table-cell table:style-name="ce195" table:formula="of:=IF(OR([.F$14]=&quot;&quot;;[.$E43]=&quot;&quot;);&quot;&quot;;[.E43])">
            <text:p/>
          </table:table-cell>
          <table:table-cell table:style-name="ce195" table:number-columns-repeated="22"/>
          <table:table-cell table:style-name="ce195" table:formula="of:=IF(OR([.AC$14]=&quot;&quot;;[.$E43]=&quot;&quot;);&quot;&quot;;[.AB43])">
            <text:p/>
          </table:table-cell>
          <table:table-cell table:style-name="ce19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4]&lt;&gt;&quot;&quot;;&quot;Planned&quot;;&quot;&quot;)">
            <text:p/>
          </table:table-cell>
          <table:table-cell table:style-name="ce195"/>
          <table:table-cell table:style-name="ce195" table:formula="of:=IF(OR([.F$14]=&quot;&quot;;[.$E44]=&quot;&quot;);&quot;&quot;;[.E44])">
            <text:p/>
          </table:table-cell>
          <table:table-cell table:style-name="ce195" table:number-columns-repeated="22"/>
          <table:table-cell table:style-name="ce195" table:formula="of:=IF(OR([.AC$14]=&quot;&quot;;[.$E44]=&quot;&quot;);&quot;&quot;;[.AB44])">
            <text:p/>
          </table:table-cell>
          <table:table-cell table:style-name="ce19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5]&lt;&gt;&quot;&quot;;&quot;Planned&quot;;&quot;&quot;)">
            <text:p/>
          </table:table-cell>
          <table:table-cell table:style-name="ce195"/>
          <table:table-cell table:style-name="ce195" table:formula="of:=IF(OR([.F$14]=&quot;&quot;;[.$E45]=&quot;&quot;);&quot;&quot;;[.E45])">
            <text:p/>
          </table:table-cell>
          <table:table-cell table:style-name="ce195" table:number-columns-repeated="22"/>
          <table:table-cell table:style-name="ce195" table:formula="of:=IF(OR([.AC$14]=&quot;&quot;;[.$E45]=&quot;&quot;);&quot;&quot;;[.AB45])">
            <text:p/>
          </table:table-cell>
          <table:table-cell table:style-name="ce19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6]&lt;&gt;&quot;&quot;;&quot;Planned&quot;;&quot;&quot;)">
            <text:p/>
          </table:table-cell>
          <table:table-cell table:style-name="ce195"/>
          <table:table-cell table:style-name="ce195" table:formula="of:=IF(OR([.F$14]=&quot;&quot;;[.$E46]=&quot;&quot;);&quot;&quot;;[.E46])">
            <text:p/>
          </table:table-cell>
          <table:table-cell table:style-name="ce195" table:number-columns-repeated="22"/>
          <table:table-cell table:style-name="ce195" table:formula="of:=IF(OR([.AC$14]=&quot;&quot;;[.$E46]=&quot;&quot;);&quot;&quot;;[.AB46])">
            <text:p/>
          </table:table-cell>
          <table:table-cell table:style-name="ce19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7]&lt;&gt;&quot;&quot;;&quot;Planned&quot;;&quot;&quot;)">
            <text:p/>
          </table:table-cell>
          <table:table-cell table:style-name="ce195"/>
          <table:table-cell table:style-name="ce195" table:formula="of:=IF(OR([.F$14]=&quot;&quot;;[.$E47]=&quot;&quot;);&quot;&quot;;[.E47])">
            <text:p/>
          </table:table-cell>
          <table:table-cell table:style-name="ce195" table:number-columns-repeated="22"/>
          <table:table-cell table:style-name="ce195" table:formula="of:=IF(OR([.AC$14]=&quot;&quot;;[.$E47]=&quot;&quot;);&quot;&quot;;[.AB47])">
            <text:p/>
          </table:table-cell>
          <table:table-cell table:style-name="ce19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8]&lt;&gt;&quot;&quot;;&quot;Planned&quot;;&quot;&quot;)">
            <text:p/>
          </table:table-cell>
          <table:table-cell table:style-name="ce195"/>
          <table:table-cell table:style-name="ce195" table:formula="of:=IF(OR([.F$14]=&quot;&quot;;[.$E48]=&quot;&quot;);&quot;&quot;;[.E48])">
            <text:p/>
          </table:table-cell>
          <table:table-cell table:style-name="ce195" table:number-columns-repeated="22"/>
          <table:table-cell table:style-name="ce195" table:formula="of:=IF(OR([.AC$14]=&quot;&quot;;[.$E48]=&quot;&quot;);&quot;&quot;;[.AB48])">
            <text:p/>
          </table:table-cell>
          <table:table-cell table:style-name="ce19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49]&lt;&gt;&quot;&quot;;&quot;Planned&quot;;&quot;&quot;)">
            <text:p/>
          </table:table-cell>
          <table:table-cell table:style-name="ce195"/>
          <table:table-cell table:style-name="ce195" table:formula="of:=IF(OR([.F$14]=&quot;&quot;;[.$E49]=&quot;&quot;);&quot;&quot;;[.E49])">
            <text:p/>
          </table:table-cell>
          <table:table-cell table:style-name="ce195" table:number-columns-repeated="22"/>
          <table:table-cell table:style-name="ce195" table:formula="of:=IF(OR([.AC$14]=&quot;&quot;;[.$E49]=&quot;&quot;);&quot;&quot;;[.AB49])">
            <text:p/>
          </table:table-cell>
          <table:table-cell table:style-name="ce19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0]&lt;&gt;&quot;&quot;;&quot;Planned&quot;;&quot;&quot;)">
            <text:p/>
          </table:table-cell>
          <table:table-cell table:style-name="ce195"/>
          <table:table-cell table:style-name="ce195" table:formula="of:=IF(OR([.F$14]=&quot;&quot;;[.$E50]=&quot;&quot;);&quot;&quot;;[.E50])">
            <text:p/>
          </table:table-cell>
          <table:table-cell table:style-name="ce195" table:number-columns-repeated="22"/>
          <table:table-cell table:style-name="ce195" table:formula="of:=IF(OR([.AC$14]=&quot;&quot;;[.$E50]=&quot;&quot;);&quot;&quot;;[.AB50])">
            <text:p/>
          </table:table-cell>
          <table:table-cell table:style-name="ce19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1]&lt;&gt;&quot;&quot;;&quot;Planned&quot;;&quot;&quot;)">
            <text:p/>
          </table:table-cell>
          <table:table-cell table:style-name="ce195"/>
          <table:table-cell table:style-name="ce195" table:formula="of:=IF(OR([.F$14]=&quot;&quot;;[.$E51]=&quot;&quot;);&quot;&quot;;[.E51])">
            <text:p/>
          </table:table-cell>
          <table:table-cell table:style-name="ce195" table:number-columns-repeated="22"/>
          <table:table-cell table:style-name="ce195" table:formula="of:=IF(OR([.AC$14]=&quot;&quot;;[.$E51]=&quot;&quot;);&quot;&quot;;[.AB51])">
            <text:p/>
          </table:table-cell>
          <table:table-cell table:style-name="ce19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2]&lt;&gt;&quot;&quot;;&quot;Planned&quot;;&quot;&quot;)">
            <text:p/>
          </table:table-cell>
          <table:table-cell table:style-name="ce195"/>
          <table:table-cell table:style-name="ce195" table:formula="of:=IF(OR([.F$14]=&quot;&quot;;[.$E52]=&quot;&quot;);&quot;&quot;;[.E52])">
            <text:p/>
          </table:table-cell>
          <table:table-cell table:style-name="ce195" table:number-columns-repeated="22"/>
          <table:table-cell table:style-name="ce195" table:formula="of:=IF(OR([.AC$14]=&quot;&quot;;[.$E52]=&quot;&quot;);&quot;&quot;;[.AB52])">
            <text:p/>
          </table:table-cell>
          <table:table-cell table:style-name="ce19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3]&lt;&gt;&quot;&quot;;&quot;Planned&quot;;&quot;&quot;)">
            <text:p/>
          </table:table-cell>
          <table:table-cell table:style-name="ce195"/>
          <table:table-cell table:style-name="ce195" table:formula="of:=IF(OR([.F$14]=&quot;&quot;;[.$E53]=&quot;&quot;);&quot;&quot;;[.E53])">
            <text:p/>
          </table:table-cell>
          <table:table-cell table:style-name="ce195" table:number-columns-repeated="22"/>
          <table:table-cell table:style-name="ce195" table:formula="of:=IF(OR([.AC$14]=&quot;&quot;;[.$E53]=&quot;&quot;);&quot;&quot;;[.AB53])">
            <text:p/>
          </table:table-cell>
          <table:table-cell table:style-name="ce19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4]&lt;&gt;&quot;&quot;;&quot;Planned&quot;;&quot;&quot;)">
            <text:p/>
          </table:table-cell>
          <table:table-cell table:style-name="ce195"/>
          <table:table-cell table:style-name="ce195" table:formula="of:=IF(OR([.F$14]=&quot;&quot;;[.$E54]=&quot;&quot;);&quot;&quot;;[.E54])">
            <text:p/>
          </table:table-cell>
          <table:table-cell table:style-name="ce195" table:number-columns-repeated="22"/>
          <table:table-cell table:style-name="ce195" table:formula="of:=IF(OR([.AC$14]=&quot;&quot;;[.$E54]=&quot;&quot;);&quot;&quot;;[.AB54])">
            <text:p/>
          </table:table-cell>
          <table:table-cell table:style-name="ce19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191"/>
          <table:table-cell table:style-name="ce195"/>
          <table:table-cell table:style-name="ce197"/>
          <table:table-cell table:style-name="ce198" table:content-validation-name="val3" table:formula="of:=IF([.A55]&lt;&gt;&quot;&quot;;&quot;Planned&quot;;&quot;&quot;)">
            <text:p/>
          </table:table-cell>
          <table:table-cell table:style-name="ce195"/>
          <table:table-cell table:style-name="ce195" table:formula="of:=IF(OR([.F$14]=&quot;&quot;;[.$E55]=&quot;&quot;);&quot;&quot;;[.E55])">
            <text:p/>
          </table:table-cell>
          <table:table-cell table:style-name="ce195" table:formula="of:=IF(OR([.G$14]=&quot;&quot;;[.$E55]=&quot;&quot;);&quot;&quot;;[.F55])">
            <text:p/>
          </table:table-cell>
          <table:table-cell table:style-name="ce195" table:formula="of:=IF(OR([.H$14]=&quot;&quot;;[.$E55]=&quot;&quot;);&quot;&quot;;[.G55])">
            <text:p/>
          </table:table-cell>
          <table:table-cell table:style-name="ce195" table:formula="of:=IF(OR([.I$14]=&quot;&quot;;[.$E55]=&quot;&quot;);&quot;&quot;;[.H55])">
            <text:p/>
          </table:table-cell>
          <table:table-cell table:style-name="ce195" table:formula="of:=IF(OR([.J$14]=&quot;&quot;;[.$E55]=&quot;&quot;);&quot;&quot;;[.I55])">
            <text:p/>
          </table:table-cell>
          <table:table-cell table:style-name="ce195" table:formula="of:=IF(OR([.K$14]=&quot;&quot;;[.$E55]=&quot;&quot;);&quot;&quot;;[.J55])">
            <text:p/>
          </table:table-cell>
          <table:table-cell table:style-name="ce195" table:formula="of:=IF(OR([.L$14]=&quot;&quot;;[.$E55]=&quot;&quot;);&quot;&quot;;[.K55])">
            <text:p/>
          </table:table-cell>
          <table:table-cell table:style-name="ce195" table:formula="of:=IF(OR([.M$14]=&quot;&quot;;[.$E55]=&quot;&quot;);&quot;&quot;;[.L55])">
            <text:p/>
          </table:table-cell>
          <table:table-cell table:style-name="ce195" table:formula="of:=IF(OR([.N$14]=&quot;&quot;;[.$E55]=&quot;&quot;);&quot;&quot;;[.M55])">
            <text:p/>
          </table:table-cell>
          <table:table-cell table:style-name="ce195" table:formula="of:=IF(OR([.O$14]=&quot;&quot;;[.$E55]=&quot;&quot;);&quot;&quot;;[.N55])">
            <text:p/>
          </table:table-cell>
          <table:table-cell table:style-name="ce195" table:formula="of:=IF(OR([.P$14]=&quot;&quot;;[.$E55]=&quot;&quot;);&quot;&quot;;[.O55])">
            <text:p/>
          </table:table-cell>
          <table:table-cell table:style-name="ce195" table:formula="of:=IF(OR([.Q$14]=&quot;&quot;;[.$E55]=&quot;&quot;);&quot;&quot;;[.P55])">
            <text:p/>
          </table:table-cell>
          <table:table-cell table:style-name="ce195" table:formula="of:=IF(OR([.R$14]=&quot;&quot;;[.$E55]=&quot;&quot;);&quot;&quot;;[.Q55])">
            <text:p/>
          </table:table-cell>
          <table:table-cell table:style-name="ce195" table:formula="of:=IF(OR([.S$14]=&quot;&quot;;[.$E55]=&quot;&quot;);&quot;&quot;;[.R55])">
            <text:p/>
          </table:table-cell>
          <table:table-cell table:style-name="ce195" table:formula="of:=IF(OR([.T$14]=&quot;&quot;;[.$E55]=&quot;&quot;);&quot;&quot;;[.S55])">
            <text:p/>
          </table:table-cell>
          <table:table-cell table:style-name="ce195" table:formula="of:=IF(OR([.U$14]=&quot;&quot;;[.$E55]=&quot;&quot;);&quot;&quot;;[.T55])">
            <text:p/>
          </table:table-cell>
          <table:table-cell table:style-name="ce195" table:formula="of:=IF(OR([.V$14]=&quot;&quot;;[.$E55]=&quot;&quot;);&quot;&quot;;[.U55])">
            <text:p/>
          </table:table-cell>
          <table:table-cell table:style-name="ce195" table:formula="of:=IF(OR([.W$14]=&quot;&quot;;[.$E55]=&quot;&quot;);&quot;&quot;;[.V55])">
            <text:p/>
          </table:table-cell>
          <table:table-cell table:style-name="ce195" table:formula="of:=IF(OR([.X$14]=&quot;&quot;;[.$E55]=&quot;&quot;);&quot;&quot;;[.W55])">
            <text:p/>
          </table:table-cell>
          <table:table-cell table:style-name="ce195" table:formula="of:=IF(OR([.Y$14]=&quot;&quot;;[.$E55]=&quot;&quot;);&quot;&quot;;[.X55])">
            <text:p/>
          </table:table-cell>
          <table:table-cell table:style-name="ce195" table:formula="of:=IF(OR([.Z$14]=&quot;&quot;;[.$E55]=&quot;&quot;);&quot;&quot;;[.Y55])">
            <text:p/>
          </table:table-cell>
          <table:table-cell table:style-name="ce195" table:formula="of:=IF(OR([.AA$14]=&quot;&quot;;[.$E55]=&quot;&quot;);&quot;&quot;;[.Z55])">
            <text:p/>
          </table:table-cell>
          <table:table-cell table:style-name="ce195" table:formula="of:=IF(OR([.AB$14]=&quot;&quot;;[.$E55]=&quot;&quot;);&quot;&quot;;[.AA55])">
            <text:p/>
          </table:table-cell>
          <table:table-cell table:style-name="ce195" table:formula="of:=IF(OR([.AC$14]=&quot;&quot;;[.$E55]=&quot;&quot;);&quot;&quot;;[.AB55])">
            <text:p/>
          </table:table-cell>
          <table:table-cell table:style-name="ce19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68]=&quot;Done&quot;)" calcext:base-cell-address="'Sprint 3'.A15"/>
            <calcext:condition calcext:apply-style-name="Excel_CondFormat_5_1_2" calcext:value="formula-is([$'Product Tasks'.$D68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68]=&quot;Done&quot;)" calcext:base-cell-address="'Sprint 3'.A15"/>
            <calcext:condition calcext:apply-style-name="Excel_CondFormat_5_2_2" calcext:value="formula-is([$'Product Tasks'.$C68]=&quot;Ongoing&quot;)" calcext:base-cell-address="'Sprint 3'.A15"/>
            <calcext:condition calcext:apply-style-name="Excel_CondFormat_5_2_3" calcext:value="formula-is([$'Product Tasks'.$C68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68]=&quot;Done&quot;)" calcext:base-cell-address="'Sprint 3'.B15"/>
            <calcext:condition calcext:apply-style-name="Excel_CondFormat_5_3_2" calcext:value="formula-is([$'Product Tasks'.$C68]=&quot;Ongoing&quot;)" calcext:base-cell-address="'Sprint 3'.B15"/>
            <calcext:condition calcext:apply-style-name="Excel_CondFormat_5_3_3" calcext:value="formula-is([$'Product Tasks'.$C68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78]=&quot;Done&quot;)" calcext:base-cell-address="'Sprint 3'.B23"/>
            <calcext:condition calcext:apply-style-name="Excel_CondFormat_5_4_2" calcext:value="formula-is([$'Product Tasks'.$C78]=&quot;Ongoing&quot;)" calcext:base-cell-address="'Sprint 3'.B23"/>
            <calcext:condition calcext:apply-style-name="Excel_CondFormat_5_4_3" calcext:value="formula-is([$'Product Tasks'.$C78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78]=&quot;Done&quot;)" calcext:base-cell-address="'Sprint 3'.A23"/>
            <calcext:condition calcext:apply-style-name="Excel_CondFormat_5_5_2" calcext:value="formula-is([$'Product Tasks'.$C78]=&quot;Ongoing&quot;)" calcext:base-cell-address="'Sprint 3'.A23"/>
            <calcext:condition calcext:apply-style-name="Excel_CondFormat_5_5_3" calcext:value="formula-is([$'Product Tasks'.$C78]=&quot;Removed&quot;)" calcext:base-cell-address="'Sprint 3'.A23"/>
          </calcext:conditional-format>
        </calcext:conditional-formats>
      </table:table>
      <table:table table:name="Sprint 4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11" table:number-columns-repeated="994" table:default-cell-style-name="Default"/>
        <table:table-row table:style-name="ro4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4'.AE8" table:end-x="4.14pt" table:end-y="10.52pt" draw:z-index="0" draw:name="Chart 2" draw:style-name="gr6" draw:text-style-name="P4" svg:width="748.49pt" svg:height="102.02pt" svg:x="40.96pt" svg:y="3.03pt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4'.A8" table:end-x="144.28pt" table:end-y="2.27pt" draw:z-index="1" draw:name="Button 1" draw:style-name="gr1" draw:text-style-name="P1" svg:width="124.5pt" svg:height="21.03pt" svg:x="19.79pt" svg:y="6.77pt" draw:control="control10">
              <svg:desc>Sort Sprint Tasks</svg:desc>
            </draw:control>
            <draw:control table:end-cell-address="'Sprint 4'.C8" table:end-x="18.6pt" table:end-y="2.27pt" draw:z-index="2" draw:name="Button 2" draw:style-name="gr1" draw:text-style-name="P1" svg:width="113.02pt" svg:height="21.03pt" svg:x="166.37pt" svg:y="6.77pt" draw:control="control11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20" calcext:value-type="float">
            <text:p>20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8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5" table:formula="of:=SUM(OFFSET([.E14];1;0;#NAME?;1))" office:value-type="string" office:string-value="" calcext:value-type="error">
            <text:p>#NAME?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 office:value-type="float" office:value="6" calcext:value-type="float">
            <text:p>6</text:p>
          </table:table-cell>
          <table:table-cell table:style-name="ce165" table:formula="of:=IF([.$B$9]&gt;[.K14];[.K14]+1;&quot;&quot;)" office:value-type="float" office:value="7" calcext:value-type="float">
            <text:p>7</text:p>
          </table:table-cell>
          <table:table-cell table:style-name="ce165" table:formula="of:=IF([.$B$9]&gt;[.L14];[.L14]+1;&quot;&quot;)" office:value-type="float" office:value="8" calcext:value-type="float">
            <text:p>8</text:p>
          </table:table-cell>
          <table:table-cell table:style-name="ce165" table:formula="of:=IF([.$B$9]&gt;[.M14];[.M14]+1;&quot;&quot;)" office:value-type="float" office:value="9" calcext:value-type="float">
            <text:p>9</text:p>
          </table:table-cell>
          <table:table-cell table:style-name="ce165" table:formula="of:=IF([.$B$9]&gt;[.N14];[.N14]+1;&quot;&quot;)" office:value-type="float" office:value="10" calcext:value-type="float">
            <text:p>10</text:p>
          </table:table-cell>
          <table:table-cell table:style-name="ce165" table:formula="of:=IF([.$B$9]&gt;[.O14];[.O14]+1;&quot;&quot;)" office:value-type="float" office:value="11" calcext:value-type="float">
            <text:p>11</text:p>
          </table:table-cell>
          <table:table-cell table:style-name="ce165" table:formula="of:=IF([.$B$9]&gt;[.P14];[.P14]+1;&quot;&quot;)" office:value-type="float" office:value="12" calcext:value-type="float">
            <text:p>12</text:p>
          </table:table-cell>
          <table:table-cell table:style-name="ce165" table:formula="of:=IF([.$B$9]&gt;[.Q14];[.Q14]+1;&quot;&quot;)" office:value-type="float" office:value="13" calcext:value-type="float">
            <text:p>13</text:p>
          </table:table-cell>
          <table:table-cell table:style-name="ce165" table:formula="of:=IF([.$B$9]&gt;[.R14];[.R14]+1;&quot;&quot;)" office:value-type="float" office:value="14" calcext:value-type="float">
            <text:p>14</text:p>
          </table:table-cell>
          <table:table-cell table:style-name="ce165" table:formula="of:=IF([.$B$9]&gt;[.S14];[.S14]+1;&quot;&quot;)" office:value-type="float" office:value="15" calcext:value-type="float">
            <text:p>15</text:p>
          </table:table-cell>
          <table:table-cell table:style-name="ce165" table:formula="of:=IF([.$B$9]&gt;[.T14];[.T14]+1;&quot;&quot;)" office:value-type="float" office:value="16" calcext:value-type="float">
            <text:p>16</text:p>
          </table:table-cell>
          <table:table-cell table:style-name="ce165" table:formula="of:=IF([.$B$9]&gt;[.U14];[.U14]+1;&quot;&quot;)" office:value-type="float" office:value="17" calcext:value-type="float">
            <text:p>17</text:p>
          </table:table-cell>
          <table:table-cell table:style-name="ce165" table:formula="of:=IF([.$B$9]&gt;[.V14];[.V14]+1;&quot;&quot;)" office:value-type="float" office:value="18" calcext:value-type="float">
            <text:p>18</text:p>
          </table:table-cell>
          <table:table-cell table:style-name="ce165" table:formula="of:=IF([.$B$9]&gt;[.W14];[.W14]+1;&quot;&quot;)" office:value-type="float" office:value="19" calcext:value-type="float">
            <text:p>19</text:p>
          </table:table-cell>
          <table:table-cell table:style-name="ce165" table:formula="of:=IF([.$B$9]&gt;[.X14];[.X14]+1;&quot;&quot;)" office:value-type="float" office:value="20" calcext:value-type="float">
            <text:p>20</text:p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2"/>
          <table:table-cell table:style-name="ce206"/>
          <table:table-cell table:style-name="ce208" table:content-validation-name="val3"/>
          <table:table-cell table:style-name="ce205" table:number-columns-repeated="26"/>
          <table:table-cell table:number-columns-repeated="994"/>
        </table:table-row>
        <table:table-row table:style-name="ro13">
          <table:table-cell table:style-name="ce199"/>
          <table:table-cell table:style-name="ce202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6]=&quot;&quot;);&quot;&quot;;[.AB16])">
            <text:p/>
          </table:table-cell>
          <table:table-cell table:style-name="ce20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2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7]=&quot;&quot;);&quot;&quot;;[.AB17])">
            <text:p/>
          </table:table-cell>
          <table:table-cell table:style-name="ce20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8]=&quot;&quot;);&quot;&quot;;[.AB18])">
            <text:p/>
          </table:table-cell>
          <table:table-cell table:style-name="ce20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19]=&quot;&quot;);&quot;&quot;;[.AB19])">
            <text:p/>
          </table:table-cell>
          <table:table-cell table:style-name="ce20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0]=&quot;&quot;);&quot;&quot;;[.AB20])">
            <text:p/>
          </table:table-cell>
          <table:table-cell table:style-name="ce20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1]=&quot;&quot;);&quot;&quot;;[.AB21])">
            <text:p/>
          </table:table-cell>
          <table:table-cell table:style-name="ce20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199"/>
          <table:table-cell table:style-name="ce203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2]=&quot;&quot;);&quot;&quot;;[.AB22])">
            <text:p/>
          </table:table-cell>
          <table:table-cell table:style-name="ce20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200"/>
          <table:table-cell table:style-name="ce204"/>
          <table:table-cell table:style-name="ce206"/>
          <table:table-cell table:style-name="ce208" table:content-validation-name="val3"/>
          <table:table-cell table:style-name="ce205" table:number-columns-repeated="24"/>
          <table:table-cell table:style-name="ce205" table:formula="of:=IF(OR([.AC$14]=&quot;&quot;;[.$E23]=&quot;&quot;);&quot;&quot;;[.AB23])">
            <text:p/>
          </table:table-cell>
          <table:table-cell table:style-name="ce20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4]&lt;&gt;&quot;&quot;;&quot;Planned&quot;;&quot;&quot;)">
            <text:p/>
          </table:table-cell>
          <table:table-cell table:style-name="ce205"/>
          <table:table-cell table:style-name="ce205" table:formula="of:=IF(OR([.F$14]=&quot;&quot;;[.$E24]=&quot;&quot;);&quot;&quot;;[.E24])">
            <text:p/>
          </table:table-cell>
          <table:table-cell table:style-name="ce205" table:number-columns-repeated="22"/>
          <table:table-cell table:style-name="ce205" table:formula="of:=IF(OR([.AC$14]=&quot;&quot;;[.$E24]=&quot;&quot;);&quot;&quot;;[.AB24])">
            <text:p/>
          </table:table-cell>
          <table:table-cell table:style-name="ce20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5]&lt;&gt;&quot;&quot;;&quot;Planned&quot;;&quot;&quot;)">
            <text:p/>
          </table:table-cell>
          <table:table-cell table:style-name="ce205"/>
          <table:table-cell table:style-name="ce205" table:formula="of:=IF(OR([.F$14]=&quot;&quot;;[.$E25]=&quot;&quot;);&quot;&quot;;[.E25])">
            <text:p/>
          </table:table-cell>
          <table:table-cell table:style-name="ce205" table:number-columns-repeated="22"/>
          <table:table-cell table:style-name="ce205" table:formula="of:=IF(OR([.AC$14]=&quot;&quot;;[.$E25]=&quot;&quot;);&quot;&quot;;[.AB25])">
            <text:p/>
          </table:table-cell>
          <table:table-cell table:style-name="ce20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6]&lt;&gt;&quot;&quot;;&quot;Planned&quot;;&quot;&quot;)">
            <text:p/>
          </table:table-cell>
          <table:table-cell table:style-name="ce205"/>
          <table:table-cell table:style-name="ce205" table:formula="of:=IF(OR([.F$14]=&quot;&quot;;[.$E26]=&quot;&quot;);&quot;&quot;;[.E26])">
            <text:p/>
          </table:table-cell>
          <table:table-cell table:style-name="ce205" table:number-columns-repeated="22"/>
          <table:table-cell table:style-name="ce205" table:formula="of:=IF(OR([.AC$14]=&quot;&quot;;[.$E26]=&quot;&quot;);&quot;&quot;;[.AB26])">
            <text:p/>
          </table:table-cell>
          <table:table-cell table:style-name="ce20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7]&lt;&gt;&quot;&quot;;&quot;Planned&quot;;&quot;&quot;)">
            <text:p/>
          </table:table-cell>
          <table:table-cell table:style-name="ce205"/>
          <table:table-cell table:style-name="ce205" table:formula="of:=IF(OR([.F$14]=&quot;&quot;;[.$E27]=&quot;&quot;);&quot;&quot;;[.E27])">
            <text:p/>
          </table:table-cell>
          <table:table-cell table:style-name="ce205" table:number-columns-repeated="22"/>
          <table:table-cell table:style-name="ce205" table:formula="of:=IF(OR([.AC$14]=&quot;&quot;;[.$E27]=&quot;&quot;);&quot;&quot;;[.AB27])">
            <text:p/>
          </table:table-cell>
          <table:table-cell table:style-name="ce20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8]&lt;&gt;&quot;&quot;;&quot;Planned&quot;;&quot;&quot;)">
            <text:p/>
          </table:table-cell>
          <table:table-cell table:style-name="ce205"/>
          <table:table-cell table:style-name="ce205" table:formula="of:=IF(OR([.F$14]=&quot;&quot;;[.$E28]=&quot;&quot;);&quot;&quot;;[.E28])">
            <text:p/>
          </table:table-cell>
          <table:table-cell table:style-name="ce205" table:number-columns-repeated="22"/>
          <table:table-cell table:style-name="ce205" table:formula="of:=IF(OR([.AC$14]=&quot;&quot;;[.$E28]=&quot;&quot;);&quot;&quot;;[.AB28])">
            <text:p/>
          </table:table-cell>
          <table:table-cell table:style-name="ce20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29]&lt;&gt;&quot;&quot;;&quot;Planned&quot;;&quot;&quot;)">
            <text:p/>
          </table:table-cell>
          <table:table-cell table:style-name="ce205"/>
          <table:table-cell table:style-name="ce205" table:formula="of:=IF(OR([.F$14]=&quot;&quot;;[.$E29]=&quot;&quot;);&quot;&quot;;[.E29])">
            <text:p/>
          </table:table-cell>
          <table:table-cell table:style-name="ce205" table:number-columns-repeated="22"/>
          <table:table-cell table:style-name="ce205" table:formula="of:=IF(OR([.AC$14]=&quot;&quot;;[.$E29]=&quot;&quot;);&quot;&quot;;[.AB29])">
            <text:p/>
          </table:table-cell>
          <table:table-cell table:style-name="ce20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0]&lt;&gt;&quot;&quot;;&quot;Planned&quot;;&quot;&quot;)">
            <text:p/>
          </table:table-cell>
          <table:table-cell table:style-name="ce205"/>
          <table:table-cell table:style-name="ce205" table:formula="of:=IF(OR([.F$14]=&quot;&quot;;[.$E30]=&quot;&quot;);&quot;&quot;;[.E30])">
            <text:p/>
          </table:table-cell>
          <table:table-cell table:style-name="ce205" table:number-columns-repeated="22"/>
          <table:table-cell table:style-name="ce205" table:formula="of:=IF(OR([.AC$14]=&quot;&quot;;[.$E30]=&quot;&quot;);&quot;&quot;;[.AB30])">
            <text:p/>
          </table:table-cell>
          <table:table-cell table:style-name="ce20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1]&lt;&gt;&quot;&quot;;&quot;Planned&quot;;&quot;&quot;)">
            <text:p/>
          </table:table-cell>
          <table:table-cell table:style-name="ce205"/>
          <table:table-cell table:style-name="ce205" table:formula="of:=IF(OR([.F$14]=&quot;&quot;;[.$E31]=&quot;&quot;);&quot;&quot;;[.E31])">
            <text:p/>
          </table:table-cell>
          <table:table-cell table:style-name="ce205" table:number-columns-repeated="22"/>
          <table:table-cell table:style-name="ce205" table:formula="of:=IF(OR([.AC$14]=&quot;&quot;;[.$E31]=&quot;&quot;);&quot;&quot;;[.AB31])">
            <text:p/>
          </table:table-cell>
          <table:table-cell table:style-name="ce20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2]&lt;&gt;&quot;&quot;;&quot;Planned&quot;;&quot;&quot;)">
            <text:p/>
          </table:table-cell>
          <table:table-cell table:style-name="ce205"/>
          <table:table-cell table:style-name="ce205" table:formula="of:=IF(OR([.F$14]=&quot;&quot;;[.$E32]=&quot;&quot;);&quot;&quot;;[.E32])">
            <text:p/>
          </table:table-cell>
          <table:table-cell table:style-name="ce205" table:number-columns-repeated="22"/>
          <table:table-cell table:style-name="ce205" table:formula="of:=IF(OR([.AC$14]=&quot;&quot;;[.$E32]=&quot;&quot;);&quot;&quot;;[.AB32])">
            <text:p/>
          </table:table-cell>
          <table:table-cell table:style-name="ce20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3]&lt;&gt;&quot;&quot;;&quot;Planned&quot;;&quot;&quot;)">
            <text:p/>
          </table:table-cell>
          <table:table-cell table:style-name="ce205"/>
          <table:table-cell table:style-name="ce205" table:formula="of:=IF(OR([.F$14]=&quot;&quot;;[.$E33]=&quot;&quot;);&quot;&quot;;[.E33])">
            <text:p/>
          </table:table-cell>
          <table:table-cell table:style-name="ce205" table:number-columns-repeated="22"/>
          <table:table-cell table:style-name="ce205" table:formula="of:=IF(OR([.AC$14]=&quot;&quot;;[.$E33]=&quot;&quot;);&quot;&quot;;[.AB33])">
            <text:p/>
          </table:table-cell>
          <table:table-cell table:style-name="ce20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4]&lt;&gt;&quot;&quot;;&quot;Planned&quot;;&quot;&quot;)">
            <text:p/>
          </table:table-cell>
          <table:table-cell table:style-name="ce205"/>
          <table:table-cell table:style-name="ce205" table:formula="of:=IF(OR([.F$14]=&quot;&quot;;[.$E34]=&quot;&quot;);&quot;&quot;;[.E34])">
            <text:p/>
          </table:table-cell>
          <table:table-cell table:style-name="ce205" table:number-columns-repeated="22"/>
          <table:table-cell table:style-name="ce205" table:formula="of:=IF(OR([.AC$14]=&quot;&quot;;[.$E34]=&quot;&quot;);&quot;&quot;;[.AB34])">
            <text:p/>
          </table:table-cell>
          <table:table-cell table:style-name="ce20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5]&lt;&gt;&quot;&quot;;&quot;Planned&quot;;&quot;&quot;)">
            <text:p/>
          </table:table-cell>
          <table:table-cell table:style-name="ce205"/>
          <table:table-cell table:style-name="ce205" table:formula="of:=IF(OR([.F$14]=&quot;&quot;;[.$E35]=&quot;&quot;);&quot;&quot;;[.E35])">
            <text:p/>
          </table:table-cell>
          <table:table-cell table:style-name="ce205" table:number-columns-repeated="22"/>
          <table:table-cell table:style-name="ce205" table:formula="of:=IF(OR([.AC$14]=&quot;&quot;;[.$E35]=&quot;&quot;);&quot;&quot;;[.AB35])">
            <text:p/>
          </table:table-cell>
          <table:table-cell table:style-name="ce20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6]&lt;&gt;&quot;&quot;;&quot;Planned&quot;;&quot;&quot;)">
            <text:p/>
          </table:table-cell>
          <table:table-cell table:style-name="ce205"/>
          <table:table-cell table:style-name="ce205" table:formula="of:=IF(OR([.F$14]=&quot;&quot;;[.$E36]=&quot;&quot;);&quot;&quot;;[.E36])">
            <text:p/>
          </table:table-cell>
          <table:table-cell table:style-name="ce205" table:number-columns-repeated="22"/>
          <table:table-cell table:style-name="ce205" table:formula="of:=IF(OR([.AC$14]=&quot;&quot;;[.$E36]=&quot;&quot;);&quot;&quot;;[.AB36])">
            <text:p/>
          </table:table-cell>
          <table:table-cell table:style-name="ce20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7]&lt;&gt;&quot;&quot;;&quot;Planned&quot;;&quot;&quot;)">
            <text:p/>
          </table:table-cell>
          <table:table-cell table:style-name="ce205"/>
          <table:table-cell table:style-name="ce205" table:formula="of:=IF(OR([.F$14]=&quot;&quot;;[.$E37]=&quot;&quot;);&quot;&quot;;[.E37])">
            <text:p/>
          </table:table-cell>
          <table:table-cell table:style-name="ce205" table:number-columns-repeated="22"/>
          <table:table-cell table:style-name="ce205" table:formula="of:=IF(OR([.AC$14]=&quot;&quot;;[.$E37]=&quot;&quot;);&quot;&quot;;[.AB37])">
            <text:p/>
          </table:table-cell>
          <table:table-cell table:style-name="ce20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8]&lt;&gt;&quot;&quot;;&quot;Planned&quot;;&quot;&quot;)">
            <text:p/>
          </table:table-cell>
          <table:table-cell table:style-name="ce205"/>
          <table:table-cell table:style-name="ce205" table:formula="of:=IF(OR([.F$14]=&quot;&quot;;[.$E38]=&quot;&quot;);&quot;&quot;;[.E38])">
            <text:p/>
          </table:table-cell>
          <table:table-cell table:style-name="ce205" table:number-columns-repeated="22"/>
          <table:table-cell table:style-name="ce205" table:formula="of:=IF(OR([.AC$14]=&quot;&quot;;[.$E38]=&quot;&quot;);&quot;&quot;;[.AB38])">
            <text:p/>
          </table:table-cell>
          <table:table-cell table:style-name="ce20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39]&lt;&gt;&quot;&quot;;&quot;Planned&quot;;&quot;&quot;)">
            <text:p/>
          </table:table-cell>
          <table:table-cell table:style-name="ce205"/>
          <table:table-cell table:style-name="ce205" table:formula="of:=IF(OR([.F$14]=&quot;&quot;;[.$E39]=&quot;&quot;);&quot;&quot;;[.E39])">
            <text:p/>
          </table:table-cell>
          <table:table-cell table:style-name="ce205" table:number-columns-repeated="22"/>
          <table:table-cell table:style-name="ce205" table:formula="of:=IF(OR([.AC$14]=&quot;&quot;;[.$E39]=&quot;&quot;);&quot;&quot;;[.AB39])">
            <text:p/>
          </table:table-cell>
          <table:table-cell table:style-name="ce20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0]&lt;&gt;&quot;&quot;;&quot;Planned&quot;;&quot;&quot;)">
            <text:p/>
          </table:table-cell>
          <table:table-cell table:style-name="ce205"/>
          <table:table-cell table:style-name="ce205" table:formula="of:=IF(OR([.F$14]=&quot;&quot;;[.$E40]=&quot;&quot;);&quot;&quot;;[.E40])">
            <text:p/>
          </table:table-cell>
          <table:table-cell table:style-name="ce205" table:number-columns-repeated="22"/>
          <table:table-cell table:style-name="ce205" table:formula="of:=IF(OR([.AC$14]=&quot;&quot;;[.$E40]=&quot;&quot;);&quot;&quot;;[.AB40])">
            <text:p/>
          </table:table-cell>
          <table:table-cell table:style-name="ce20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1]&lt;&gt;&quot;&quot;;&quot;Planned&quot;;&quot;&quot;)">
            <text:p/>
          </table:table-cell>
          <table:table-cell table:style-name="ce205"/>
          <table:table-cell table:style-name="ce205" table:formula="of:=IF(OR([.F$14]=&quot;&quot;;[.$E41]=&quot;&quot;);&quot;&quot;;[.E41])">
            <text:p/>
          </table:table-cell>
          <table:table-cell table:style-name="ce205" table:number-columns-repeated="22"/>
          <table:table-cell table:style-name="ce205" table:formula="of:=IF(OR([.AC$14]=&quot;&quot;;[.$E41]=&quot;&quot;);&quot;&quot;;[.AB41])">
            <text:p/>
          </table:table-cell>
          <table:table-cell table:style-name="ce20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2]&lt;&gt;&quot;&quot;;&quot;Planned&quot;;&quot;&quot;)">
            <text:p/>
          </table:table-cell>
          <table:table-cell table:style-name="ce205"/>
          <table:table-cell table:style-name="ce205" table:formula="of:=IF(OR([.F$14]=&quot;&quot;;[.$E42]=&quot;&quot;);&quot;&quot;;[.E42])">
            <text:p/>
          </table:table-cell>
          <table:table-cell table:style-name="ce205" table:number-columns-repeated="22"/>
          <table:table-cell table:style-name="ce205" table:formula="of:=IF(OR([.AC$14]=&quot;&quot;;[.$E42]=&quot;&quot;);&quot;&quot;;[.AB42])">
            <text:p/>
          </table:table-cell>
          <table:table-cell table:style-name="ce20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3]&lt;&gt;&quot;&quot;;&quot;Planned&quot;;&quot;&quot;)">
            <text:p/>
          </table:table-cell>
          <table:table-cell table:style-name="ce205"/>
          <table:table-cell table:style-name="ce205" table:formula="of:=IF(OR([.F$14]=&quot;&quot;;[.$E43]=&quot;&quot;);&quot;&quot;;[.E43])">
            <text:p/>
          </table:table-cell>
          <table:table-cell table:style-name="ce205" table:number-columns-repeated="22"/>
          <table:table-cell table:style-name="ce205" table:formula="of:=IF(OR([.AC$14]=&quot;&quot;;[.$E43]=&quot;&quot;);&quot;&quot;;[.AB43])">
            <text:p/>
          </table:table-cell>
          <table:table-cell table:style-name="ce20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4]&lt;&gt;&quot;&quot;;&quot;Planned&quot;;&quot;&quot;)">
            <text:p/>
          </table:table-cell>
          <table:table-cell table:style-name="ce205"/>
          <table:table-cell table:style-name="ce205" table:formula="of:=IF(OR([.F$14]=&quot;&quot;;[.$E44]=&quot;&quot;);&quot;&quot;;[.E44])">
            <text:p/>
          </table:table-cell>
          <table:table-cell table:style-name="ce205" table:number-columns-repeated="22"/>
          <table:table-cell table:style-name="ce205" table:formula="of:=IF(OR([.AC$14]=&quot;&quot;;[.$E44]=&quot;&quot;);&quot;&quot;;[.AB44])">
            <text:p/>
          </table:table-cell>
          <table:table-cell table:style-name="ce20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5]&lt;&gt;&quot;&quot;;&quot;Planned&quot;;&quot;&quot;)">
            <text:p/>
          </table:table-cell>
          <table:table-cell table:style-name="ce205"/>
          <table:table-cell table:style-name="ce205" table:formula="of:=IF(OR([.F$14]=&quot;&quot;;[.$E45]=&quot;&quot;);&quot;&quot;;[.E45])">
            <text:p/>
          </table:table-cell>
          <table:table-cell table:style-name="ce205" table:number-columns-repeated="22"/>
          <table:table-cell table:style-name="ce205" table:formula="of:=IF(OR([.AC$14]=&quot;&quot;;[.$E45]=&quot;&quot;);&quot;&quot;;[.AB45])">
            <text:p/>
          </table:table-cell>
          <table:table-cell table:style-name="ce20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6]&lt;&gt;&quot;&quot;;&quot;Planned&quot;;&quot;&quot;)">
            <text:p/>
          </table:table-cell>
          <table:table-cell table:style-name="ce205"/>
          <table:table-cell table:style-name="ce205" table:formula="of:=IF(OR([.F$14]=&quot;&quot;;[.$E46]=&quot;&quot;);&quot;&quot;;[.E46])">
            <text:p/>
          </table:table-cell>
          <table:table-cell table:style-name="ce205" table:number-columns-repeated="22"/>
          <table:table-cell table:style-name="ce205" table:formula="of:=IF(OR([.AC$14]=&quot;&quot;;[.$E46]=&quot;&quot;);&quot;&quot;;[.AB46])">
            <text:p/>
          </table:table-cell>
          <table:table-cell table:style-name="ce20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7]&lt;&gt;&quot;&quot;;&quot;Planned&quot;;&quot;&quot;)">
            <text:p/>
          </table:table-cell>
          <table:table-cell table:style-name="ce205"/>
          <table:table-cell table:style-name="ce205" table:formula="of:=IF(OR([.F$14]=&quot;&quot;;[.$E47]=&quot;&quot;);&quot;&quot;;[.E47])">
            <text:p/>
          </table:table-cell>
          <table:table-cell table:style-name="ce205" table:number-columns-repeated="22"/>
          <table:table-cell table:style-name="ce205" table:formula="of:=IF(OR([.AC$14]=&quot;&quot;;[.$E47]=&quot;&quot;);&quot;&quot;;[.AB47])">
            <text:p/>
          </table:table-cell>
          <table:table-cell table:style-name="ce20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8]&lt;&gt;&quot;&quot;;&quot;Planned&quot;;&quot;&quot;)">
            <text:p/>
          </table:table-cell>
          <table:table-cell table:style-name="ce205"/>
          <table:table-cell table:style-name="ce205" table:formula="of:=IF(OR([.F$14]=&quot;&quot;;[.$E48]=&quot;&quot;);&quot;&quot;;[.E48])">
            <text:p/>
          </table:table-cell>
          <table:table-cell table:style-name="ce205" table:number-columns-repeated="22"/>
          <table:table-cell table:style-name="ce205" table:formula="of:=IF(OR([.AC$14]=&quot;&quot;;[.$E48]=&quot;&quot;);&quot;&quot;;[.AB48])">
            <text:p/>
          </table:table-cell>
          <table:table-cell table:style-name="ce20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49]&lt;&gt;&quot;&quot;;&quot;Planned&quot;;&quot;&quot;)">
            <text:p/>
          </table:table-cell>
          <table:table-cell table:style-name="ce205"/>
          <table:table-cell table:style-name="ce205" table:formula="of:=IF(OR([.F$14]=&quot;&quot;;[.$E49]=&quot;&quot;);&quot;&quot;;[.E49])">
            <text:p/>
          </table:table-cell>
          <table:table-cell table:style-name="ce205" table:number-columns-repeated="22"/>
          <table:table-cell table:style-name="ce205" table:formula="of:=IF(OR([.AC$14]=&quot;&quot;;[.$E49]=&quot;&quot;);&quot;&quot;;[.AB49])">
            <text:p/>
          </table:table-cell>
          <table:table-cell table:style-name="ce20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0]&lt;&gt;&quot;&quot;;&quot;Planned&quot;;&quot;&quot;)">
            <text:p/>
          </table:table-cell>
          <table:table-cell table:style-name="ce205"/>
          <table:table-cell table:style-name="ce205" table:formula="of:=IF(OR([.F$14]=&quot;&quot;;[.$E50]=&quot;&quot;);&quot;&quot;;[.E50])">
            <text:p/>
          </table:table-cell>
          <table:table-cell table:style-name="ce205" table:number-columns-repeated="22"/>
          <table:table-cell table:style-name="ce205" table:formula="of:=IF(OR([.AC$14]=&quot;&quot;;[.$E50]=&quot;&quot;);&quot;&quot;;[.AB50])">
            <text:p/>
          </table:table-cell>
          <table:table-cell table:style-name="ce20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1]&lt;&gt;&quot;&quot;;&quot;Planned&quot;;&quot;&quot;)">
            <text:p/>
          </table:table-cell>
          <table:table-cell table:style-name="ce205"/>
          <table:table-cell table:style-name="ce205" table:formula="of:=IF(OR([.F$14]=&quot;&quot;;[.$E51]=&quot;&quot;);&quot;&quot;;[.E51])">
            <text:p/>
          </table:table-cell>
          <table:table-cell table:style-name="ce205" table:number-columns-repeated="22"/>
          <table:table-cell table:style-name="ce205" table:formula="of:=IF(OR([.AC$14]=&quot;&quot;;[.$E51]=&quot;&quot;);&quot;&quot;;[.AB51])">
            <text:p/>
          </table:table-cell>
          <table:table-cell table:style-name="ce20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2]&lt;&gt;&quot;&quot;;&quot;Planned&quot;;&quot;&quot;)">
            <text:p/>
          </table:table-cell>
          <table:table-cell table:style-name="ce205"/>
          <table:table-cell table:style-name="ce205" table:formula="of:=IF(OR([.F$14]=&quot;&quot;;[.$E52]=&quot;&quot;);&quot;&quot;;[.E52])">
            <text:p/>
          </table:table-cell>
          <table:table-cell table:style-name="ce205" table:number-columns-repeated="22"/>
          <table:table-cell table:style-name="ce205" table:formula="of:=IF(OR([.AC$14]=&quot;&quot;;[.$E52]=&quot;&quot;);&quot;&quot;;[.AB52])">
            <text:p/>
          </table:table-cell>
          <table:table-cell table:style-name="ce20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3]&lt;&gt;&quot;&quot;;&quot;Planned&quot;;&quot;&quot;)">
            <text:p/>
          </table:table-cell>
          <table:table-cell table:style-name="ce205"/>
          <table:table-cell table:style-name="ce205" table:formula="of:=IF(OR([.F$14]=&quot;&quot;;[.$E53]=&quot;&quot;);&quot;&quot;;[.E53])">
            <text:p/>
          </table:table-cell>
          <table:table-cell table:style-name="ce205" table:number-columns-repeated="22"/>
          <table:table-cell table:style-name="ce205" table:formula="of:=IF(OR([.AC$14]=&quot;&quot;;[.$E53]=&quot;&quot;);&quot;&quot;;[.AB53])">
            <text:p/>
          </table:table-cell>
          <table:table-cell table:style-name="ce20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4]&lt;&gt;&quot;&quot;;&quot;Planned&quot;;&quot;&quot;)">
            <text:p/>
          </table:table-cell>
          <table:table-cell table:style-name="ce205"/>
          <table:table-cell table:style-name="ce205" table:formula="of:=IF(OR([.F$14]=&quot;&quot;;[.$E54]=&quot;&quot;);&quot;&quot;;[.E54])">
            <text:p/>
          </table:table-cell>
          <table:table-cell table:style-name="ce205" table:number-columns-repeated="22"/>
          <table:table-cell table:style-name="ce205" table:formula="of:=IF(OR([.AC$14]=&quot;&quot;;[.$E54]=&quot;&quot;);&quot;&quot;;[.AB54])">
            <text:p/>
          </table:table-cell>
          <table:table-cell table:style-name="ce20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201"/>
          <table:table-cell table:style-name="ce205"/>
          <table:table-cell table:style-name="ce207"/>
          <table:table-cell table:style-name="ce208" table:content-validation-name="val3" table:formula="of:=IF([.A55]&lt;&gt;&quot;&quot;;&quot;Planned&quot;;&quot;&quot;)">
            <text:p/>
          </table:table-cell>
          <table:table-cell table:style-name="ce205"/>
          <table:table-cell table:style-name="ce205" table:formula="of:=IF(OR([.F$14]=&quot;&quot;;[.$E55]=&quot;&quot;);&quot;&quot;;[.E55])">
            <text:p/>
          </table:table-cell>
          <table:table-cell table:style-name="ce205" table:formula="of:=IF(OR([.G$14]=&quot;&quot;;[.$E55]=&quot;&quot;);&quot;&quot;;[.F55])">
            <text:p/>
          </table:table-cell>
          <table:table-cell table:style-name="ce205" table:formula="of:=IF(OR([.H$14]=&quot;&quot;;[.$E55]=&quot;&quot;);&quot;&quot;;[.G55])">
            <text:p/>
          </table:table-cell>
          <table:table-cell table:style-name="ce205" table:formula="of:=IF(OR([.I$14]=&quot;&quot;;[.$E55]=&quot;&quot;);&quot;&quot;;[.H55])">
            <text:p/>
          </table:table-cell>
          <table:table-cell table:style-name="ce205" table:formula="of:=IF(OR([.J$14]=&quot;&quot;;[.$E55]=&quot;&quot;);&quot;&quot;;[.I55])">
            <text:p/>
          </table:table-cell>
          <table:table-cell table:style-name="ce205" table:formula="of:=IF(OR([.K$14]=&quot;&quot;;[.$E55]=&quot;&quot;);&quot;&quot;;[.J55])">
            <text:p/>
          </table:table-cell>
          <table:table-cell table:style-name="ce205" table:formula="of:=IF(OR([.L$14]=&quot;&quot;;[.$E55]=&quot;&quot;);&quot;&quot;;[.K55])">
            <text:p/>
          </table:table-cell>
          <table:table-cell table:style-name="ce205" table:formula="of:=IF(OR([.M$14]=&quot;&quot;;[.$E55]=&quot;&quot;);&quot;&quot;;[.L55])">
            <text:p/>
          </table:table-cell>
          <table:table-cell table:style-name="ce205" table:formula="of:=IF(OR([.N$14]=&quot;&quot;;[.$E55]=&quot;&quot;);&quot;&quot;;[.M55])">
            <text:p/>
          </table:table-cell>
          <table:table-cell table:style-name="ce205" table:formula="of:=IF(OR([.O$14]=&quot;&quot;;[.$E55]=&quot;&quot;);&quot;&quot;;[.N55])">
            <text:p/>
          </table:table-cell>
          <table:table-cell table:style-name="ce205" table:formula="of:=IF(OR([.P$14]=&quot;&quot;;[.$E55]=&quot;&quot;);&quot;&quot;;[.O55])">
            <text:p/>
          </table:table-cell>
          <table:table-cell table:style-name="ce205" table:formula="of:=IF(OR([.Q$14]=&quot;&quot;;[.$E55]=&quot;&quot;);&quot;&quot;;[.P55])">
            <text:p/>
          </table:table-cell>
          <table:table-cell table:style-name="ce205" table:formula="of:=IF(OR([.R$14]=&quot;&quot;;[.$E55]=&quot;&quot;);&quot;&quot;;[.Q55])">
            <text:p/>
          </table:table-cell>
          <table:table-cell table:style-name="ce205" table:formula="of:=IF(OR([.S$14]=&quot;&quot;;[.$E55]=&quot;&quot;);&quot;&quot;;[.R55])">
            <text:p/>
          </table:table-cell>
          <table:table-cell table:style-name="ce205" table:formula="of:=IF(OR([.T$14]=&quot;&quot;;[.$E55]=&quot;&quot;);&quot;&quot;;[.S55])">
            <text:p/>
          </table:table-cell>
          <table:table-cell table:style-name="ce205" table:formula="of:=IF(OR([.U$14]=&quot;&quot;;[.$E55]=&quot;&quot;);&quot;&quot;;[.T55])">
            <text:p/>
          </table:table-cell>
          <table:table-cell table:style-name="ce205" table:formula="of:=IF(OR([.V$14]=&quot;&quot;;[.$E55]=&quot;&quot;);&quot;&quot;;[.U55])">
            <text:p/>
          </table:table-cell>
          <table:table-cell table:style-name="ce205" table:formula="of:=IF(OR([.W$14]=&quot;&quot;;[.$E55]=&quot;&quot;);&quot;&quot;;[.V55])">
            <text:p/>
          </table:table-cell>
          <table:table-cell table:style-name="ce205" table:formula="of:=IF(OR([.X$14]=&quot;&quot;;[.$E55]=&quot;&quot;);&quot;&quot;;[.W55])">
            <text:p/>
          </table:table-cell>
          <table:table-cell table:style-name="ce205" table:formula="of:=IF(OR([.Y$14]=&quot;&quot;;[.$E55]=&quot;&quot;);&quot;&quot;;[.X55])">
            <text:p/>
          </table:table-cell>
          <table:table-cell table:style-name="ce205" table:formula="of:=IF(OR([.Z$14]=&quot;&quot;;[.$E55]=&quot;&quot;);&quot;&quot;;[.Y55])">
            <text:p/>
          </table:table-cell>
          <table:table-cell table:style-name="ce205" table:formula="of:=IF(OR([.AA$14]=&quot;&quot;;[.$E55]=&quot;&quot;);&quot;&quot;;[.Z55])">
            <text:p/>
          </table:table-cell>
          <table:table-cell table:style-name="ce205" table:formula="of:=IF(OR([.AB$14]=&quot;&quot;;[.$E55]=&quot;&quot;);&quot;&quot;;[.AA55])">
            <text:p/>
          </table:table-cell>
          <table:table-cell table:style-name="ce205" table:formula="of:=IF(OR([.AC$14]=&quot;&quot;;[.$E55]=&quot;&quot;);&quot;&quot;;[.AB55])">
            <text:p/>
          </table:table-cell>
          <table:table-cell table:style-name="ce20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8" table:default-cell-style-name="ce59"/>
        <table:table-column table:style-name="co16" table:default-cell-style-name="ce70"/>
        <table:table-column table:style-name="co27" table:default-cell-style-name="ce59"/>
        <table:table-column table:style-name="co18" table:default-cell-style-name="ce59"/>
        <table:table-column table:style-name="co21" table:default-cell-style-name="ce70"/>
        <table:table-column table:style-name="co22" table:number-columns-repeated="25" table:default-cell-style-name="ce70"/>
        <table:table-column table:style-name="co11" table:number-columns-repeated="994" table:default-cell-style-name="Default"/>
        <table:table-row table:style-name="ro4">
          <table:table-cell table:style-name="ce156" office:value-type="float" office:value="1" calcext:value-type="float">
            <text:p>Sprint 1 Backlog</text:p>
          </table:table-cell>
          <table:table-cell table:style-name="ce163"/>
          <table:table-cell>
            <draw:frame table:end-cell-address="'Sprint 5'.AE8" table:end-x="4.14pt" table:end-y="10.52pt" draw:z-index="0" draw:name="Chart 2" draw:style-name="gr6" draw:text-style-name="P4" svg:width="748.49pt" svg:height="102.02pt" svg:x="40.96pt" svg:y="3.03pt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70" table:number-columns-repeated="26"/>
          <table:table-cell table:number-columns-repeated="994"/>
        </table:table-row>
        <table:table-row table:style-name="ro8">
          <table:table-cell table:number-columns-repeated="4"/>
          <table:table-cell table:style-name="ce170" table:number-columns-repeated="26"/>
          <table:table-cell table:number-columns-repeated="994"/>
        </table:table-row>
        <table:table-row table:style-name="ro8" table:number-rows-repeated="3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>
            <draw:control table:end-cell-address="'Sprint 5'.A8" table:end-x="144.28pt" table:end-y="2.27pt" draw:z-index="1" draw:name="Button 1" draw:style-name="gr1" draw:text-style-name="P1" svg:width="124.5pt" svg:height="21.03pt" svg:x="19.79pt" svg:y="6.77pt" draw:control="control12">
              <svg:desc>Sort Sprint Tasks</svg:desc>
            </draw:control>
            <draw:control table:end-cell-address="'Sprint 5'.C8" table:end-x="18.6pt" table:end-y="2.27pt" draw:z-index="2" draw:name="Button 2" draw:style-name="gr1" draw:text-style-name="P1" svg:width="113.02pt" svg:height="21.03pt" svg:x="166.37pt" svg:y="6.77pt" draw:control="control13">
              <svg:desc>Update Task Slips</svg:desc>
            </draw:control>
          </table:table-cell>
          <table:table-cell table:number-columns-repeated="2"/>
          <table:table-cell table:style-name="ce97" table:content-validation-name="val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style-name="ce157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64" office:value-type="float" office:value="20" calcext:value-type="float">
            <text:p>20</text:p>
          </table:table-cell>
          <table:table-cell table:style-name="ce157"/>
          <table:table-cell table:style-name="ce168"/>
          <table:table-cell table:style-name="ce171" office:value-type="string" calcext:value-type="string">
            <text:p>Effort</text:p>
          </table:table-cell>
          <table:table-cell table:style-name="ce171" office:value-type="string" calcext:value-type="string">
            <text:p>Remaining on implementation day…</text:p>
          </table:table-cell>
          <table:table-cell table:style-name="ce171" table:number-columns-repeated="6"/>
          <table:table-cell table:style-name="ce177" table:number-columns-repeated="18"/>
          <table:table-cell table:number-columns-repeated="994"/>
        </table:table-row>
        <table:table-row table:style-name="ro8">
          <table:table-cell table:style-name="ce157" office:value-type="string" calcext:value-type="string">
            <text:p>Trend calculated based on last</text:p>
          </table:table-cell>
          <table:table-cell table:style-name="ce164" office:value-type="float" office:value="5" calcext:value-type="float">
            <text:p>5</text:p>
          </table:table-cell>
          <table:table-cell table:style-name="ce157" office:value-type="string" calcext:value-type="string">
            <text:p>Days</text:p>
          </table:table-cell>
          <table:table-cell table:style-name="ce157" office:value-type="string" calcext:value-type="string">
            <text:p>Totals</text:p>
          </table:table-cell>
          <table:table-cell table:style-name="ce175" table:formula="of:=SUM(OFFSET([.E14];1;0;#NAME?;1))" office:value-type="string" office:string-value="" calcext:value-type="error">
            <text:p>#NAME?</text:p>
          </table:table-cell>
          <table:table-cell table:style-name="ce17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style-name="ce17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70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Warning! These are necessary</text:p>
          </table:table-cell>
          <table:table-cell table:style-name="ce59"/>
          <table:table-cell office:value-type="string" calcext:value-type="string">
            <text:p>Trend</text:p>
          </table:table-cell>
          <table:table-cell table:style-name="ce70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8" table:visibility="collapse">
          <table:table-cell table:style-name="ce60" office:value-type="string" calcext:value-type="string">
            <text:p>template rows</text:p>
          </table:table-cell>
          <table:table-cell table:style-name="ce59"/>
          <table:table-cell office:value-type="string" calcext:value-type="string">
            <text:p>Trend Days</text:p>
          </table:table-cell>
          <table:table-cell table:style-name="ce70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8">
          <table:table-cell table:style-name="ce157" office:value-type="string" calcext:value-type="string">
            <text:p>Task name</text:p>
          </table:table-cell>
          <table:table-cell table:style-name="ce165" office:value-type="string" calcext:value-type="string">
            <text:p>Story ID</text:p>
          </table:table-cell>
          <table:table-cell table:style-name="ce157" office:value-type="string" calcext:value-type="string">
            <text:p>Responsible</text:p>
          </table:table-cell>
          <table:table-cell table:style-name="ce157" office:value-type="string" calcext:value-type="string">
            <text:p>Status</text:p>
          </table:table-cell>
          <table:table-cell table:style-name="ce165" office:value-type="string" calcext:value-type="string">
            <text:p>Est.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formula="of:=IF([.$B$9]&gt;[.F14];[.F14]+1;&quot;&quot;)" office:value-type="float" office:value="2" calcext:value-type="float">
            <text:p>2</text:p>
          </table:table-cell>
          <table:table-cell table:style-name="ce165" table:formula="of:=IF([.$B$9]&gt;[.G14];[.G14]+1;&quot;&quot;)" office:value-type="float" office:value="3" calcext:value-type="float">
            <text:p>3</text:p>
          </table:table-cell>
          <table:table-cell table:style-name="ce165" table:formula="of:=IF([.$B$9]&gt;[.H14];[.H14]+1;&quot;&quot;)" office:value-type="float" office:value="4" calcext:value-type="float">
            <text:p>4</text:p>
          </table:table-cell>
          <table:table-cell table:style-name="ce165" table:formula="of:=IF([.$B$9]&gt;[.I14];[.I14]+1;&quot;&quot;)" office:value-type="float" office:value="5" calcext:value-type="float">
            <text:p>5</text:p>
          </table:table-cell>
          <table:table-cell table:style-name="ce165" table:formula="of:=IF([.$B$9]&gt;[.J14];[.J14]+1;&quot;&quot;)" office:value-type="float" office:value="6" calcext:value-type="float">
            <text:p>6</text:p>
          </table:table-cell>
          <table:table-cell table:style-name="ce165" table:formula="of:=IF([.$B$9]&gt;[.K14];[.K14]+1;&quot;&quot;)" office:value-type="float" office:value="7" calcext:value-type="float">
            <text:p>7</text:p>
          </table:table-cell>
          <table:table-cell table:style-name="ce165" table:formula="of:=IF([.$B$9]&gt;[.L14];[.L14]+1;&quot;&quot;)" office:value-type="float" office:value="8" calcext:value-type="float">
            <text:p>8</text:p>
          </table:table-cell>
          <table:table-cell table:style-name="ce165" table:formula="of:=IF([.$B$9]&gt;[.M14];[.M14]+1;&quot;&quot;)" office:value-type="float" office:value="9" calcext:value-type="float">
            <text:p>9</text:p>
          </table:table-cell>
          <table:table-cell table:style-name="ce165" table:formula="of:=IF([.$B$9]&gt;[.N14];[.N14]+1;&quot;&quot;)" office:value-type="float" office:value="10" calcext:value-type="float">
            <text:p>10</text:p>
          </table:table-cell>
          <table:table-cell table:style-name="ce165" table:formula="of:=IF([.$B$9]&gt;[.O14];[.O14]+1;&quot;&quot;)" office:value-type="float" office:value="11" calcext:value-type="float">
            <text:p>11</text:p>
          </table:table-cell>
          <table:table-cell table:style-name="ce165" table:formula="of:=IF([.$B$9]&gt;[.P14];[.P14]+1;&quot;&quot;)" office:value-type="float" office:value="12" calcext:value-type="float">
            <text:p>12</text:p>
          </table:table-cell>
          <table:table-cell table:style-name="ce165" table:formula="of:=IF([.$B$9]&gt;[.Q14];[.Q14]+1;&quot;&quot;)" office:value-type="float" office:value="13" calcext:value-type="float">
            <text:p>13</text:p>
          </table:table-cell>
          <table:table-cell table:style-name="ce165" table:formula="of:=IF([.$B$9]&gt;[.R14];[.R14]+1;&quot;&quot;)" office:value-type="float" office:value="14" calcext:value-type="float">
            <text:p>14</text:p>
          </table:table-cell>
          <table:table-cell table:style-name="ce165" table:formula="of:=IF([.$B$9]&gt;[.S14];[.S14]+1;&quot;&quot;)" office:value-type="float" office:value="15" calcext:value-type="float">
            <text:p>15</text:p>
          </table:table-cell>
          <table:table-cell table:style-name="ce165" table:formula="of:=IF([.$B$9]&gt;[.T14];[.T14]+1;&quot;&quot;)" office:value-type="float" office:value="16" calcext:value-type="float">
            <text:p>16</text:p>
          </table:table-cell>
          <table:table-cell table:style-name="ce165" table:formula="of:=IF([.$B$9]&gt;[.U14];[.U14]+1;&quot;&quot;)" office:value-type="float" office:value="17" calcext:value-type="float">
            <text:p>17</text:p>
          </table:table-cell>
          <table:table-cell table:style-name="ce165" table:formula="of:=IF([.$B$9]&gt;[.V14];[.V14]+1;&quot;&quot;)" office:value-type="float" office:value="18" calcext:value-type="float">
            <text:p>18</text:p>
          </table:table-cell>
          <table:table-cell table:style-name="ce165" table:formula="of:=IF([.$B$9]&gt;[.W14];[.W14]+1;&quot;&quot;)" office:value-type="float" office:value="19" calcext:value-type="float">
            <text:p>19</text:p>
          </table:table-cell>
          <table:table-cell table:style-name="ce165" table:formula="of:=IF([.$B$9]&gt;[.X14];[.X14]+1;&quot;&quot;)" office:value-type="float" office:value="20" calcext:value-type="float">
            <text:p>20</text:p>
          </table:table-cell>
          <table:table-cell table:style-name="ce165" table:formula="of:=IF([.$B$9]&gt;[.Y14];[.Y14]+1;&quot;&quot;)">
            <text:p/>
          </table:table-cell>
          <table:table-cell table:style-name="ce165" table:formula="of:=IF([.$B$9]&gt;[.Z14];[.Z14]+1;&quot;&quot;)">
            <text:p/>
          </table:table-cell>
          <table:table-cell table:style-name="ce165" table:formula="of:=IF([.$B$9]&gt;[.AA14];[.AA14]+1;&quot;&quot;)">
            <text:p/>
          </table:table-cell>
          <table:table-cell table:style-name="ce165" table:formula="of:=IF([.$B$9]&gt;[.AB14];[.AB14]+1;&quot;&quot;)">
            <text:p/>
          </table:table-cell>
          <table:table-cell table:style-name="ce165" table:formula="of:=IF([.$B$9]&gt;[.AC14];[.AC14]+1;&quot;&quot;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2"/>
          <table:table-cell table:style-name="ce216"/>
          <table:table-cell table:style-name="ce218" table:content-validation-name="val3"/>
          <table:table-cell table:style-name="ce215" table:number-columns-repeated="26"/>
          <table:table-cell table:number-columns-repeated="994"/>
        </table:table-row>
        <table:table-row table:style-name="ro13">
          <table:table-cell table:style-name="ce209"/>
          <table:table-cell table:style-name="ce212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6]=&quot;&quot;);&quot;&quot;;[.AB16])">
            <text:p/>
          </table:table-cell>
          <table:table-cell table:style-name="ce215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2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7]=&quot;&quot;);&quot;&quot;;[.AB17])">
            <text:p/>
          </table:table-cell>
          <table:table-cell table:style-name="ce215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8]=&quot;&quot;);&quot;&quot;;[.AB18])">
            <text:p/>
          </table:table-cell>
          <table:table-cell table:style-name="ce215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19]=&quot;&quot;);&quot;&quot;;[.AB19])">
            <text:p/>
          </table:table-cell>
          <table:table-cell table:style-name="ce215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0]=&quot;&quot;);&quot;&quot;;[.AB20])">
            <text:p/>
          </table:table-cell>
          <table:table-cell table:style-name="ce215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1]=&quot;&quot;);&quot;&quot;;[.AB21])">
            <text:p/>
          </table:table-cell>
          <table:table-cell table:style-name="ce215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3">
          <table:table-cell table:style-name="ce209"/>
          <table:table-cell table:style-name="ce213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2]=&quot;&quot;);&quot;&quot;;[.AB22])">
            <text:p/>
          </table:table-cell>
          <table:table-cell table:style-name="ce215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3">
          <table:table-cell table:style-name="ce210"/>
          <table:table-cell table:style-name="ce214"/>
          <table:table-cell table:style-name="ce216"/>
          <table:table-cell table:style-name="ce218" table:content-validation-name="val3"/>
          <table:table-cell table:style-name="ce215" table:number-columns-repeated="24"/>
          <table:table-cell table:style-name="ce215" table:formula="of:=IF(OR([.AC$14]=&quot;&quot;;[.$E23]=&quot;&quot;);&quot;&quot;;[.AB23])">
            <text:p/>
          </table:table-cell>
          <table:table-cell table:style-name="ce215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4]&lt;&gt;&quot;&quot;;&quot;Planned&quot;;&quot;&quot;)">
            <text:p/>
          </table:table-cell>
          <table:table-cell table:style-name="ce215"/>
          <table:table-cell table:style-name="ce215" table:formula="of:=IF(OR([.F$14]=&quot;&quot;;[.$E24]=&quot;&quot;);&quot;&quot;;[.E24])">
            <text:p/>
          </table:table-cell>
          <table:table-cell table:style-name="ce215" table:number-columns-repeated="22"/>
          <table:table-cell table:style-name="ce215" table:formula="of:=IF(OR([.AC$14]=&quot;&quot;;[.$E24]=&quot;&quot;);&quot;&quot;;[.AB24])">
            <text:p/>
          </table:table-cell>
          <table:table-cell table:style-name="ce215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5]&lt;&gt;&quot;&quot;;&quot;Planned&quot;;&quot;&quot;)">
            <text:p/>
          </table:table-cell>
          <table:table-cell table:style-name="ce215"/>
          <table:table-cell table:style-name="ce215" table:formula="of:=IF(OR([.F$14]=&quot;&quot;;[.$E25]=&quot;&quot;);&quot;&quot;;[.E25])">
            <text:p/>
          </table:table-cell>
          <table:table-cell table:style-name="ce215" table:number-columns-repeated="22"/>
          <table:table-cell table:style-name="ce215" table:formula="of:=IF(OR([.AC$14]=&quot;&quot;;[.$E25]=&quot;&quot;);&quot;&quot;;[.AB25])">
            <text:p/>
          </table:table-cell>
          <table:table-cell table:style-name="ce215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6]&lt;&gt;&quot;&quot;;&quot;Planned&quot;;&quot;&quot;)">
            <text:p/>
          </table:table-cell>
          <table:table-cell table:style-name="ce215"/>
          <table:table-cell table:style-name="ce215" table:formula="of:=IF(OR([.F$14]=&quot;&quot;;[.$E26]=&quot;&quot;);&quot;&quot;;[.E26])">
            <text:p/>
          </table:table-cell>
          <table:table-cell table:style-name="ce215" table:number-columns-repeated="22"/>
          <table:table-cell table:style-name="ce215" table:formula="of:=IF(OR([.AC$14]=&quot;&quot;;[.$E26]=&quot;&quot;);&quot;&quot;;[.AB26])">
            <text:p/>
          </table:table-cell>
          <table:table-cell table:style-name="ce215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7]&lt;&gt;&quot;&quot;;&quot;Planned&quot;;&quot;&quot;)">
            <text:p/>
          </table:table-cell>
          <table:table-cell table:style-name="ce215"/>
          <table:table-cell table:style-name="ce215" table:formula="of:=IF(OR([.F$14]=&quot;&quot;;[.$E27]=&quot;&quot;);&quot;&quot;;[.E27])">
            <text:p/>
          </table:table-cell>
          <table:table-cell table:style-name="ce215" table:number-columns-repeated="22"/>
          <table:table-cell table:style-name="ce215" table:formula="of:=IF(OR([.AC$14]=&quot;&quot;;[.$E27]=&quot;&quot;);&quot;&quot;;[.AB27])">
            <text:p/>
          </table:table-cell>
          <table:table-cell table:style-name="ce215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8]&lt;&gt;&quot;&quot;;&quot;Planned&quot;;&quot;&quot;)">
            <text:p/>
          </table:table-cell>
          <table:table-cell table:style-name="ce215"/>
          <table:table-cell table:style-name="ce215" table:formula="of:=IF(OR([.F$14]=&quot;&quot;;[.$E28]=&quot;&quot;);&quot;&quot;;[.E28])">
            <text:p/>
          </table:table-cell>
          <table:table-cell table:style-name="ce215" table:number-columns-repeated="22"/>
          <table:table-cell table:style-name="ce215" table:formula="of:=IF(OR([.AC$14]=&quot;&quot;;[.$E28]=&quot;&quot;);&quot;&quot;;[.AB28])">
            <text:p/>
          </table:table-cell>
          <table:table-cell table:style-name="ce215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29]&lt;&gt;&quot;&quot;;&quot;Planned&quot;;&quot;&quot;)">
            <text:p/>
          </table:table-cell>
          <table:table-cell table:style-name="ce215"/>
          <table:table-cell table:style-name="ce215" table:formula="of:=IF(OR([.F$14]=&quot;&quot;;[.$E29]=&quot;&quot;);&quot;&quot;;[.E29])">
            <text:p/>
          </table:table-cell>
          <table:table-cell table:style-name="ce215" table:number-columns-repeated="22"/>
          <table:table-cell table:style-name="ce215" table:formula="of:=IF(OR([.AC$14]=&quot;&quot;;[.$E29]=&quot;&quot;);&quot;&quot;;[.AB29])">
            <text:p/>
          </table:table-cell>
          <table:table-cell table:style-name="ce215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0]&lt;&gt;&quot;&quot;;&quot;Planned&quot;;&quot;&quot;)">
            <text:p/>
          </table:table-cell>
          <table:table-cell table:style-name="ce215"/>
          <table:table-cell table:style-name="ce215" table:formula="of:=IF(OR([.F$14]=&quot;&quot;;[.$E30]=&quot;&quot;);&quot;&quot;;[.E30])">
            <text:p/>
          </table:table-cell>
          <table:table-cell table:style-name="ce215" table:number-columns-repeated="22"/>
          <table:table-cell table:style-name="ce215" table:formula="of:=IF(OR([.AC$14]=&quot;&quot;;[.$E30]=&quot;&quot;);&quot;&quot;;[.AB30])">
            <text:p/>
          </table:table-cell>
          <table:table-cell table:style-name="ce215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1]&lt;&gt;&quot;&quot;;&quot;Planned&quot;;&quot;&quot;)">
            <text:p/>
          </table:table-cell>
          <table:table-cell table:style-name="ce215"/>
          <table:table-cell table:style-name="ce215" table:formula="of:=IF(OR([.F$14]=&quot;&quot;;[.$E31]=&quot;&quot;);&quot;&quot;;[.E31])">
            <text:p/>
          </table:table-cell>
          <table:table-cell table:style-name="ce215" table:number-columns-repeated="22"/>
          <table:table-cell table:style-name="ce215" table:formula="of:=IF(OR([.AC$14]=&quot;&quot;;[.$E31]=&quot;&quot;);&quot;&quot;;[.AB31])">
            <text:p/>
          </table:table-cell>
          <table:table-cell table:style-name="ce215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2]&lt;&gt;&quot;&quot;;&quot;Planned&quot;;&quot;&quot;)">
            <text:p/>
          </table:table-cell>
          <table:table-cell table:style-name="ce215"/>
          <table:table-cell table:style-name="ce215" table:formula="of:=IF(OR([.F$14]=&quot;&quot;;[.$E32]=&quot;&quot;);&quot;&quot;;[.E32])">
            <text:p/>
          </table:table-cell>
          <table:table-cell table:style-name="ce215" table:number-columns-repeated="22"/>
          <table:table-cell table:style-name="ce215" table:formula="of:=IF(OR([.AC$14]=&quot;&quot;;[.$E32]=&quot;&quot;);&quot;&quot;;[.AB32])">
            <text:p/>
          </table:table-cell>
          <table:table-cell table:style-name="ce215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3]&lt;&gt;&quot;&quot;;&quot;Planned&quot;;&quot;&quot;)">
            <text:p/>
          </table:table-cell>
          <table:table-cell table:style-name="ce215"/>
          <table:table-cell table:style-name="ce215" table:formula="of:=IF(OR([.F$14]=&quot;&quot;;[.$E33]=&quot;&quot;);&quot;&quot;;[.E33])">
            <text:p/>
          </table:table-cell>
          <table:table-cell table:style-name="ce215" table:number-columns-repeated="22"/>
          <table:table-cell table:style-name="ce215" table:formula="of:=IF(OR([.AC$14]=&quot;&quot;;[.$E33]=&quot;&quot;);&quot;&quot;;[.AB33])">
            <text:p/>
          </table:table-cell>
          <table:table-cell table:style-name="ce215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4]&lt;&gt;&quot;&quot;;&quot;Planned&quot;;&quot;&quot;)">
            <text:p/>
          </table:table-cell>
          <table:table-cell table:style-name="ce215"/>
          <table:table-cell table:style-name="ce215" table:formula="of:=IF(OR([.F$14]=&quot;&quot;;[.$E34]=&quot;&quot;);&quot;&quot;;[.E34])">
            <text:p/>
          </table:table-cell>
          <table:table-cell table:style-name="ce215" table:number-columns-repeated="22"/>
          <table:table-cell table:style-name="ce215" table:formula="of:=IF(OR([.AC$14]=&quot;&quot;;[.$E34]=&quot;&quot;);&quot;&quot;;[.AB34])">
            <text:p/>
          </table:table-cell>
          <table:table-cell table:style-name="ce215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5]&lt;&gt;&quot;&quot;;&quot;Planned&quot;;&quot;&quot;)">
            <text:p/>
          </table:table-cell>
          <table:table-cell table:style-name="ce215"/>
          <table:table-cell table:style-name="ce215" table:formula="of:=IF(OR([.F$14]=&quot;&quot;;[.$E35]=&quot;&quot;);&quot;&quot;;[.E35])">
            <text:p/>
          </table:table-cell>
          <table:table-cell table:style-name="ce215" table:number-columns-repeated="22"/>
          <table:table-cell table:style-name="ce215" table:formula="of:=IF(OR([.AC$14]=&quot;&quot;;[.$E35]=&quot;&quot;);&quot;&quot;;[.AB35])">
            <text:p/>
          </table:table-cell>
          <table:table-cell table:style-name="ce215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6]&lt;&gt;&quot;&quot;;&quot;Planned&quot;;&quot;&quot;)">
            <text:p/>
          </table:table-cell>
          <table:table-cell table:style-name="ce215"/>
          <table:table-cell table:style-name="ce215" table:formula="of:=IF(OR([.F$14]=&quot;&quot;;[.$E36]=&quot;&quot;);&quot;&quot;;[.E36])">
            <text:p/>
          </table:table-cell>
          <table:table-cell table:style-name="ce215" table:number-columns-repeated="22"/>
          <table:table-cell table:style-name="ce215" table:formula="of:=IF(OR([.AC$14]=&quot;&quot;;[.$E36]=&quot;&quot;);&quot;&quot;;[.AB36])">
            <text:p/>
          </table:table-cell>
          <table:table-cell table:style-name="ce215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7]&lt;&gt;&quot;&quot;;&quot;Planned&quot;;&quot;&quot;)">
            <text:p/>
          </table:table-cell>
          <table:table-cell table:style-name="ce215"/>
          <table:table-cell table:style-name="ce215" table:formula="of:=IF(OR([.F$14]=&quot;&quot;;[.$E37]=&quot;&quot;);&quot;&quot;;[.E37])">
            <text:p/>
          </table:table-cell>
          <table:table-cell table:style-name="ce215" table:number-columns-repeated="22"/>
          <table:table-cell table:style-name="ce215" table:formula="of:=IF(OR([.AC$14]=&quot;&quot;;[.$E37]=&quot;&quot;);&quot;&quot;;[.AB37])">
            <text:p/>
          </table:table-cell>
          <table:table-cell table:style-name="ce215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8]&lt;&gt;&quot;&quot;;&quot;Planned&quot;;&quot;&quot;)">
            <text:p/>
          </table:table-cell>
          <table:table-cell table:style-name="ce215"/>
          <table:table-cell table:style-name="ce215" table:formula="of:=IF(OR([.F$14]=&quot;&quot;;[.$E38]=&quot;&quot;);&quot;&quot;;[.E38])">
            <text:p/>
          </table:table-cell>
          <table:table-cell table:style-name="ce215" table:number-columns-repeated="22"/>
          <table:table-cell table:style-name="ce215" table:formula="of:=IF(OR([.AC$14]=&quot;&quot;;[.$E38]=&quot;&quot;);&quot;&quot;;[.AB38])">
            <text:p/>
          </table:table-cell>
          <table:table-cell table:style-name="ce215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39]&lt;&gt;&quot;&quot;;&quot;Planned&quot;;&quot;&quot;)">
            <text:p/>
          </table:table-cell>
          <table:table-cell table:style-name="ce215"/>
          <table:table-cell table:style-name="ce215" table:formula="of:=IF(OR([.F$14]=&quot;&quot;;[.$E39]=&quot;&quot;);&quot;&quot;;[.E39])">
            <text:p/>
          </table:table-cell>
          <table:table-cell table:style-name="ce215" table:number-columns-repeated="22"/>
          <table:table-cell table:style-name="ce215" table:formula="of:=IF(OR([.AC$14]=&quot;&quot;;[.$E39]=&quot;&quot;);&quot;&quot;;[.AB39])">
            <text:p/>
          </table:table-cell>
          <table:table-cell table:style-name="ce215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0]&lt;&gt;&quot;&quot;;&quot;Planned&quot;;&quot;&quot;)">
            <text:p/>
          </table:table-cell>
          <table:table-cell table:style-name="ce215"/>
          <table:table-cell table:style-name="ce215" table:formula="of:=IF(OR([.F$14]=&quot;&quot;;[.$E40]=&quot;&quot;);&quot;&quot;;[.E40])">
            <text:p/>
          </table:table-cell>
          <table:table-cell table:style-name="ce215" table:number-columns-repeated="22"/>
          <table:table-cell table:style-name="ce215" table:formula="of:=IF(OR([.AC$14]=&quot;&quot;;[.$E40]=&quot;&quot;);&quot;&quot;;[.AB40])">
            <text:p/>
          </table:table-cell>
          <table:table-cell table:style-name="ce215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1]&lt;&gt;&quot;&quot;;&quot;Planned&quot;;&quot;&quot;)">
            <text:p/>
          </table:table-cell>
          <table:table-cell table:style-name="ce215"/>
          <table:table-cell table:style-name="ce215" table:formula="of:=IF(OR([.F$14]=&quot;&quot;;[.$E41]=&quot;&quot;);&quot;&quot;;[.E41])">
            <text:p/>
          </table:table-cell>
          <table:table-cell table:style-name="ce215" table:number-columns-repeated="22"/>
          <table:table-cell table:style-name="ce215" table:formula="of:=IF(OR([.AC$14]=&quot;&quot;;[.$E41]=&quot;&quot;);&quot;&quot;;[.AB41])">
            <text:p/>
          </table:table-cell>
          <table:table-cell table:style-name="ce215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2]&lt;&gt;&quot;&quot;;&quot;Planned&quot;;&quot;&quot;)">
            <text:p/>
          </table:table-cell>
          <table:table-cell table:style-name="ce215"/>
          <table:table-cell table:style-name="ce215" table:formula="of:=IF(OR([.F$14]=&quot;&quot;;[.$E42]=&quot;&quot;);&quot;&quot;;[.E42])">
            <text:p/>
          </table:table-cell>
          <table:table-cell table:style-name="ce215" table:number-columns-repeated="22"/>
          <table:table-cell table:style-name="ce215" table:formula="of:=IF(OR([.AC$14]=&quot;&quot;;[.$E42]=&quot;&quot;);&quot;&quot;;[.AB42])">
            <text:p/>
          </table:table-cell>
          <table:table-cell table:style-name="ce215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3]&lt;&gt;&quot;&quot;;&quot;Planned&quot;;&quot;&quot;)">
            <text:p/>
          </table:table-cell>
          <table:table-cell table:style-name="ce215"/>
          <table:table-cell table:style-name="ce215" table:formula="of:=IF(OR([.F$14]=&quot;&quot;;[.$E43]=&quot;&quot;);&quot;&quot;;[.E43])">
            <text:p/>
          </table:table-cell>
          <table:table-cell table:style-name="ce215" table:number-columns-repeated="22"/>
          <table:table-cell table:style-name="ce215" table:formula="of:=IF(OR([.AC$14]=&quot;&quot;;[.$E43]=&quot;&quot;);&quot;&quot;;[.AB43])">
            <text:p/>
          </table:table-cell>
          <table:table-cell table:style-name="ce215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4]&lt;&gt;&quot;&quot;;&quot;Planned&quot;;&quot;&quot;)">
            <text:p/>
          </table:table-cell>
          <table:table-cell table:style-name="ce215"/>
          <table:table-cell table:style-name="ce215" table:formula="of:=IF(OR([.F$14]=&quot;&quot;;[.$E44]=&quot;&quot;);&quot;&quot;;[.E44])">
            <text:p/>
          </table:table-cell>
          <table:table-cell table:style-name="ce215" table:number-columns-repeated="22"/>
          <table:table-cell table:style-name="ce215" table:formula="of:=IF(OR([.AC$14]=&quot;&quot;;[.$E44]=&quot;&quot;);&quot;&quot;;[.AB44])">
            <text:p/>
          </table:table-cell>
          <table:table-cell table:style-name="ce215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5]&lt;&gt;&quot;&quot;;&quot;Planned&quot;;&quot;&quot;)">
            <text:p/>
          </table:table-cell>
          <table:table-cell table:style-name="ce215"/>
          <table:table-cell table:style-name="ce215" table:formula="of:=IF(OR([.F$14]=&quot;&quot;;[.$E45]=&quot;&quot;);&quot;&quot;;[.E45])">
            <text:p/>
          </table:table-cell>
          <table:table-cell table:style-name="ce215" table:number-columns-repeated="22"/>
          <table:table-cell table:style-name="ce215" table:formula="of:=IF(OR([.AC$14]=&quot;&quot;;[.$E45]=&quot;&quot;);&quot;&quot;;[.AB45])">
            <text:p/>
          </table:table-cell>
          <table:table-cell table:style-name="ce215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6]&lt;&gt;&quot;&quot;;&quot;Planned&quot;;&quot;&quot;)">
            <text:p/>
          </table:table-cell>
          <table:table-cell table:style-name="ce215"/>
          <table:table-cell table:style-name="ce215" table:formula="of:=IF(OR([.F$14]=&quot;&quot;;[.$E46]=&quot;&quot;);&quot;&quot;;[.E46])">
            <text:p/>
          </table:table-cell>
          <table:table-cell table:style-name="ce215" table:number-columns-repeated="22"/>
          <table:table-cell table:style-name="ce215" table:formula="of:=IF(OR([.AC$14]=&quot;&quot;;[.$E46]=&quot;&quot;);&quot;&quot;;[.AB46])">
            <text:p/>
          </table:table-cell>
          <table:table-cell table:style-name="ce215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7]&lt;&gt;&quot;&quot;;&quot;Planned&quot;;&quot;&quot;)">
            <text:p/>
          </table:table-cell>
          <table:table-cell table:style-name="ce215"/>
          <table:table-cell table:style-name="ce215" table:formula="of:=IF(OR([.F$14]=&quot;&quot;;[.$E47]=&quot;&quot;);&quot;&quot;;[.E47])">
            <text:p/>
          </table:table-cell>
          <table:table-cell table:style-name="ce215" table:number-columns-repeated="22"/>
          <table:table-cell table:style-name="ce215" table:formula="of:=IF(OR([.AC$14]=&quot;&quot;;[.$E47]=&quot;&quot;);&quot;&quot;;[.AB47])">
            <text:p/>
          </table:table-cell>
          <table:table-cell table:style-name="ce215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8]&lt;&gt;&quot;&quot;;&quot;Planned&quot;;&quot;&quot;)">
            <text:p/>
          </table:table-cell>
          <table:table-cell table:style-name="ce215"/>
          <table:table-cell table:style-name="ce215" table:formula="of:=IF(OR([.F$14]=&quot;&quot;;[.$E48]=&quot;&quot;);&quot;&quot;;[.E48])">
            <text:p/>
          </table:table-cell>
          <table:table-cell table:style-name="ce215" table:number-columns-repeated="22"/>
          <table:table-cell table:style-name="ce215" table:formula="of:=IF(OR([.AC$14]=&quot;&quot;;[.$E48]=&quot;&quot;);&quot;&quot;;[.AB48])">
            <text:p/>
          </table:table-cell>
          <table:table-cell table:style-name="ce215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49]&lt;&gt;&quot;&quot;;&quot;Planned&quot;;&quot;&quot;)">
            <text:p/>
          </table:table-cell>
          <table:table-cell table:style-name="ce215"/>
          <table:table-cell table:style-name="ce215" table:formula="of:=IF(OR([.F$14]=&quot;&quot;;[.$E49]=&quot;&quot;);&quot;&quot;;[.E49])">
            <text:p/>
          </table:table-cell>
          <table:table-cell table:style-name="ce215" table:number-columns-repeated="22"/>
          <table:table-cell table:style-name="ce215" table:formula="of:=IF(OR([.AC$14]=&quot;&quot;;[.$E49]=&quot;&quot;);&quot;&quot;;[.AB49])">
            <text:p/>
          </table:table-cell>
          <table:table-cell table:style-name="ce215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0]&lt;&gt;&quot;&quot;;&quot;Planned&quot;;&quot;&quot;)">
            <text:p/>
          </table:table-cell>
          <table:table-cell table:style-name="ce215"/>
          <table:table-cell table:style-name="ce215" table:formula="of:=IF(OR([.F$14]=&quot;&quot;;[.$E50]=&quot;&quot;);&quot;&quot;;[.E50])">
            <text:p/>
          </table:table-cell>
          <table:table-cell table:style-name="ce215" table:number-columns-repeated="22"/>
          <table:table-cell table:style-name="ce215" table:formula="of:=IF(OR([.AC$14]=&quot;&quot;;[.$E50]=&quot;&quot;);&quot;&quot;;[.AB50])">
            <text:p/>
          </table:table-cell>
          <table:table-cell table:style-name="ce215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1]&lt;&gt;&quot;&quot;;&quot;Planned&quot;;&quot;&quot;)">
            <text:p/>
          </table:table-cell>
          <table:table-cell table:style-name="ce215"/>
          <table:table-cell table:style-name="ce215" table:formula="of:=IF(OR([.F$14]=&quot;&quot;;[.$E51]=&quot;&quot;);&quot;&quot;;[.E51])">
            <text:p/>
          </table:table-cell>
          <table:table-cell table:style-name="ce215" table:number-columns-repeated="22"/>
          <table:table-cell table:style-name="ce215" table:formula="of:=IF(OR([.AC$14]=&quot;&quot;;[.$E51]=&quot;&quot;);&quot;&quot;;[.AB51])">
            <text:p/>
          </table:table-cell>
          <table:table-cell table:style-name="ce215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2]&lt;&gt;&quot;&quot;;&quot;Planned&quot;;&quot;&quot;)">
            <text:p/>
          </table:table-cell>
          <table:table-cell table:style-name="ce215"/>
          <table:table-cell table:style-name="ce215" table:formula="of:=IF(OR([.F$14]=&quot;&quot;;[.$E52]=&quot;&quot;);&quot;&quot;;[.E52])">
            <text:p/>
          </table:table-cell>
          <table:table-cell table:style-name="ce215" table:number-columns-repeated="22"/>
          <table:table-cell table:style-name="ce215" table:formula="of:=IF(OR([.AC$14]=&quot;&quot;;[.$E52]=&quot;&quot;);&quot;&quot;;[.AB52])">
            <text:p/>
          </table:table-cell>
          <table:table-cell table:style-name="ce215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3]&lt;&gt;&quot;&quot;;&quot;Planned&quot;;&quot;&quot;)">
            <text:p/>
          </table:table-cell>
          <table:table-cell table:style-name="ce215"/>
          <table:table-cell table:style-name="ce215" table:formula="of:=IF(OR([.F$14]=&quot;&quot;;[.$E53]=&quot;&quot;);&quot;&quot;;[.E53])">
            <text:p/>
          </table:table-cell>
          <table:table-cell table:style-name="ce215" table:number-columns-repeated="22"/>
          <table:table-cell table:style-name="ce215" table:formula="of:=IF(OR([.AC$14]=&quot;&quot;;[.$E53]=&quot;&quot;);&quot;&quot;;[.AB53])">
            <text:p/>
          </table:table-cell>
          <table:table-cell table:style-name="ce215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4]&lt;&gt;&quot;&quot;;&quot;Planned&quot;;&quot;&quot;)">
            <text:p/>
          </table:table-cell>
          <table:table-cell table:style-name="ce215"/>
          <table:table-cell table:style-name="ce215" table:formula="of:=IF(OR([.F$14]=&quot;&quot;;[.$E54]=&quot;&quot;);&quot;&quot;;[.E54])">
            <text:p/>
          </table:table-cell>
          <table:table-cell table:style-name="ce215" table:number-columns-repeated="22"/>
          <table:table-cell table:style-name="ce215" table:formula="of:=IF(OR([.AC$14]=&quot;&quot;;[.$E54]=&quot;&quot;);&quot;&quot;;[.AB54])">
            <text:p/>
          </table:table-cell>
          <table:table-cell table:style-name="ce215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8">
          <table:table-cell table:style-name="ce211"/>
          <table:table-cell table:style-name="ce215"/>
          <table:table-cell table:style-name="ce217"/>
          <table:table-cell table:style-name="ce218" table:content-validation-name="val3" table:formula="of:=IF([.A55]&lt;&gt;&quot;&quot;;&quot;Planned&quot;;&quot;&quot;)">
            <text:p/>
          </table:table-cell>
          <table:table-cell table:style-name="ce215"/>
          <table:table-cell table:style-name="ce215" table:formula="of:=IF(OR([.F$14]=&quot;&quot;;[.$E55]=&quot;&quot;);&quot;&quot;;[.E55])">
            <text:p/>
          </table:table-cell>
          <table:table-cell table:style-name="ce215" table:formula="of:=IF(OR([.G$14]=&quot;&quot;;[.$E55]=&quot;&quot;);&quot;&quot;;[.F55])">
            <text:p/>
          </table:table-cell>
          <table:table-cell table:style-name="ce215" table:formula="of:=IF(OR([.H$14]=&quot;&quot;;[.$E55]=&quot;&quot;);&quot;&quot;;[.G55])">
            <text:p/>
          </table:table-cell>
          <table:table-cell table:style-name="ce215" table:formula="of:=IF(OR([.I$14]=&quot;&quot;;[.$E55]=&quot;&quot;);&quot;&quot;;[.H55])">
            <text:p/>
          </table:table-cell>
          <table:table-cell table:style-name="ce215" table:formula="of:=IF(OR([.J$14]=&quot;&quot;;[.$E55]=&quot;&quot;);&quot;&quot;;[.I55])">
            <text:p/>
          </table:table-cell>
          <table:table-cell table:style-name="ce215" table:formula="of:=IF(OR([.K$14]=&quot;&quot;;[.$E55]=&quot;&quot;);&quot;&quot;;[.J55])">
            <text:p/>
          </table:table-cell>
          <table:table-cell table:style-name="ce215" table:formula="of:=IF(OR([.L$14]=&quot;&quot;;[.$E55]=&quot;&quot;);&quot;&quot;;[.K55])">
            <text:p/>
          </table:table-cell>
          <table:table-cell table:style-name="ce215" table:formula="of:=IF(OR([.M$14]=&quot;&quot;;[.$E55]=&quot;&quot;);&quot;&quot;;[.L55])">
            <text:p/>
          </table:table-cell>
          <table:table-cell table:style-name="ce215" table:formula="of:=IF(OR([.N$14]=&quot;&quot;;[.$E55]=&quot;&quot;);&quot;&quot;;[.M55])">
            <text:p/>
          </table:table-cell>
          <table:table-cell table:style-name="ce215" table:formula="of:=IF(OR([.O$14]=&quot;&quot;;[.$E55]=&quot;&quot;);&quot;&quot;;[.N55])">
            <text:p/>
          </table:table-cell>
          <table:table-cell table:style-name="ce215" table:formula="of:=IF(OR([.P$14]=&quot;&quot;;[.$E55]=&quot;&quot;);&quot;&quot;;[.O55])">
            <text:p/>
          </table:table-cell>
          <table:table-cell table:style-name="ce215" table:formula="of:=IF(OR([.Q$14]=&quot;&quot;;[.$E55]=&quot;&quot;);&quot;&quot;;[.P55])">
            <text:p/>
          </table:table-cell>
          <table:table-cell table:style-name="ce215" table:formula="of:=IF(OR([.R$14]=&quot;&quot;;[.$E55]=&quot;&quot;);&quot;&quot;;[.Q55])">
            <text:p/>
          </table:table-cell>
          <table:table-cell table:style-name="ce215" table:formula="of:=IF(OR([.S$14]=&quot;&quot;;[.$E55]=&quot;&quot;);&quot;&quot;;[.R55])">
            <text:p/>
          </table:table-cell>
          <table:table-cell table:style-name="ce215" table:formula="of:=IF(OR([.T$14]=&quot;&quot;;[.$E55]=&quot;&quot;);&quot;&quot;;[.S55])">
            <text:p/>
          </table:table-cell>
          <table:table-cell table:style-name="ce215" table:formula="of:=IF(OR([.U$14]=&quot;&quot;;[.$E55]=&quot;&quot;);&quot;&quot;;[.T55])">
            <text:p/>
          </table:table-cell>
          <table:table-cell table:style-name="ce215" table:formula="of:=IF(OR([.V$14]=&quot;&quot;;[.$E55]=&quot;&quot;);&quot;&quot;;[.U55])">
            <text:p/>
          </table:table-cell>
          <table:table-cell table:style-name="ce215" table:formula="of:=IF(OR([.W$14]=&quot;&quot;;[.$E55]=&quot;&quot;);&quot;&quot;;[.V55])">
            <text:p/>
          </table:table-cell>
          <table:table-cell table:style-name="ce215" table:formula="of:=IF(OR([.X$14]=&quot;&quot;;[.$E55]=&quot;&quot;);&quot;&quot;;[.W55])">
            <text:p/>
          </table:table-cell>
          <table:table-cell table:style-name="ce215" table:formula="of:=IF(OR([.Y$14]=&quot;&quot;;[.$E55]=&quot;&quot;);&quot;&quot;;[.X55])">
            <text:p/>
          </table:table-cell>
          <table:table-cell table:style-name="ce215" table:formula="of:=IF(OR([.Z$14]=&quot;&quot;;[.$E55]=&quot;&quot;);&quot;&quot;;[.Y55])">
            <text:p/>
          </table:table-cell>
          <table:table-cell table:style-name="ce215" table:formula="of:=IF(OR([.AA$14]=&quot;&quot;;[.$E55]=&quot;&quot;);&quot;&quot;;[.Z55])">
            <text:p/>
          </table:table-cell>
          <table:table-cell table:style-name="ce215" table:formula="of:=IF(OR([.AB$14]=&quot;&quot;;[.$E55]=&quot;&quot;);&quot;&quot;;[.AA55])">
            <text:p/>
          </table:table-cell>
          <table:table-cell table:style-name="ce215" table:formula="of:=IF(OR([.AC$14]=&quot;&quot;;[.$E55]=&quot;&quot;);&quot;&quot;;[.AB55])">
            <text:p/>
          </table:table-cell>
          <table:table-cell table:style-name="ce215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8">
          <table:table-cell table:number-columns-repeated="3"/>
          <table:table-cell table:style-name="ce97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8" table:number-rows-repeated="4">
          <table:table-cell table:number-columns-repeated="3"/>
          <table:table-cell table:style-name="ce97" table:content-validation-name="val3"/>
          <table:table-cell table:number-columns-repeated="1020"/>
        </table:table-row>
        <table:table-row table:style-name="ro8">
          <table:table-cell table:number-columns-repeated="3"/>
          <table:table-cell table:style-name="ce97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19" table:number-columns-repeated="3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2"/>
        <table:named-expression table:name="RealizedSpeed" table:base-cell-address="$Sp1.$A$1" table:expression="OFFSET(#REF!;1;0;#REF!;1)"/>
        <table:named-range table:name="Sprint" table:base-cell-address="$Sp1.$A$1" table:cell-range-address="$'Product Tasks'.$E$135:.$E$292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35:.$C$292"/>
        <table:named-range table:name="StoryName" table:base-cell-address="$Sp1.$A$1" table:cell-range-address="$'Product Tasks'.$B$152:.$B$292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Sprint </number:text>
      <number:number number:decimal-places="0" number:min-integer-digits="0"/>
      <number:text> Backlog</number:text>
    </number:number-style>
    <number:date-style style:name="N126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9:13:19.517861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10T09:17:59.635042446</dc:date>
    <meta:print-date>2006-09-01T17:59:00</meta:print-date>
    <meta:editing-cycles>59</meta:editing-cycles>
    <meta:editing-duration>PT10H8M17S</meta:editing-duration>
    <dc:creator>oppi3 </dc:creator>
    <meta:generator>LibreOffice/4.4.3.2$Linux_X86_64 LibreOffice_project/40m0$Build-2</meta:generator>
    <meta:document-statistic meta:table-count="9" meta:cell-count="3338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311cm" svg:y="0.348cm" svg:width="22.072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269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98">
                <text:p>98</text:p>
                <draw:g>
                  <svg:desc>'Sprint 1'.F10:'Sprint 1'.AD10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5">
                <text:p>105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2'.F10:'Sprint 2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0:'Sprint 2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